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open-0.8" table:style-name="ta1">
        <table:shapes>
          <draw:frame draw:z-index="0" draw:style-name="gr1" draw:text-style-name="P1" svg:width="453.51pt" svg:height="255.09pt" svg:x="74.1pt" svg:y="2.83pt">
            <draw:object draw:notify-on-update-of-ranges="'data-open-0.8'.B1:'data-open-0.8'.B1000 'data-open-0.8'.C1:'data-open-0.8'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6392767" calcext:value-type="float">
            <text:p>1.6392767</text:p>
          </table:table-cell>
          <table:table-cell office:value-type="float" office:value="0.15250628" calcext:value-type="float">
            <text:p>0.15250628</text:p>
          </table:table-cell>
          <table:table-cell table:formula="of:=[.A1]" office:value-type="float" office:value="1.6392767" calcext:value-type="float">
            <text:p>1.6392767</text:p>
          </table:table-cell>
        </table:table-row>
        <table:table-row table:style-name="ro1">
          <table:table-cell office:value-type="float" office:value="0.57842374" calcext:value-type="float">
            <text:p>0.57842374</text:p>
          </table:table-cell>
          <table:table-cell office:value-type="float" office:value="0.4322091" calcext:value-type="float">
            <text:p>0.4322091</text:p>
          </table:table-cell>
          <table:table-cell table:formula="of:=[.C1]+[.A2]" office:value-type="float" office:value="2.21770044" calcext:value-type="float">
            <text:p>2.21770044</text:p>
          </table:table-cell>
        </table:table-row>
        <table:table-row table:style-name="ro1">
          <table:table-cell office:value-type="float" office:value="0.67115283" calcext:value-type="float">
            <text:p>0.67115283</text:p>
          </table:table-cell>
          <table:table-cell office:value-type="float" office:value="0.3724934" calcext:value-type="float">
            <text:p>0.3724934</text:p>
          </table:table-cell>
          <table:table-cell table:formula="of:=[.C2]+[.A3]" office:value-type="float" office:value="2.88885327" calcext:value-type="float">
            <text:p>2.88885327</text:p>
          </table:table-cell>
        </table:table-row>
        <table:table-row table:style-name="ro1">
          <table:table-cell office:value-type="float" office:value="0.27396047" calcext:value-type="float">
            <text:p>0.27396047</text:p>
          </table:table-cell>
          <table:table-cell office:value-type="float" office:value="0.91254044" calcext:value-type="float">
            <text:p>0.91254044</text:p>
          </table:table-cell>
          <table:table-cell table:formula="of:=[.C3]+[.A4]" office:value-type="float" office:value="3.16281374" calcext:value-type="float">
            <text:p>3.16281374</text:p>
          </table:table-cell>
        </table:table-row>
        <table:table-row table:style-name="ro1">
          <table:table-cell office:value-type="float" office:value="0.14044404" calcext:value-type="float">
            <text:p>0.14044404</text:p>
          </table:table-cell>
          <table:table-cell office:value-type="float" office:value="1.7800684" calcext:value-type="float">
            <text:p>1.7800684</text:p>
          </table:table-cell>
          <table:table-cell table:formula="of:=[.C4]+[.A5]" office:value-type="float" office:value="3.30325778" calcext:value-type="float">
            <text:p>3.30325778</text:p>
          </table:table-cell>
        </table:table-row>
        <table:table-row table:style-name="ro1">
          <table:table-cell office:value-type="float" office:value="0.09706264" calcext:value-type="float">
            <text:p>0.09706264</text:p>
          </table:table-cell>
          <table:table-cell office:value-type="float" office:value="2.5756564" calcext:value-type="float">
            <text:p>2.5756564</text:p>
          </table:table-cell>
          <table:table-cell table:formula="of:=[.C5]+[.A6]" office:value-type="float" office:value="3.40032042" calcext:value-type="float">
            <text:p>3.40032042</text:p>
          </table:table-cell>
        </table:table-row>
        <table:table-row table:style-name="ro1">
          <table:table-cell office:value-type="float" office:value="0.07447929" calcext:value-type="float">
            <text:p>0.07447929</text:p>
          </table:table-cell>
          <table:table-cell office:value-type="float" office:value="3.3566377" calcext:value-type="float">
            <text:p>3.3566377</text:p>
          </table:table-cell>
          <table:table-cell table:formula="of:=[.C6]+[.A7]" office:value-type="float" office:value="3.47479971" calcext:value-type="float">
            <text:p>3.47479971</text:p>
          </table:table-cell>
        </table:table-row>
        <table:table-row table:style-name="ro1">
          <table:table-cell office:value-type="float" office:value="0.06224155" calcext:value-type="float">
            <text:p>0.06224155</text:p>
          </table:table-cell>
          <table:table-cell office:value-type="float" office:value="4.0166097" calcext:value-type="float">
            <text:p>4.0166097</text:p>
          </table:table-cell>
          <table:table-cell table:formula="of:=[.C7]+[.A8]" office:value-type="float" office:value="3.53704126" calcext:value-type="float">
            <text:p>3.53704126</text:p>
          </table:table-cell>
        </table:table-row>
        <table:table-row table:style-name="ro1">
          <table:table-cell office:value-type="float" office:value="0.054581523" calcext:value-type="float">
            <text:p>0.054581523</text:p>
          </table:table-cell>
          <table:table-cell office:value-type="float" office:value="4.5803046" calcext:value-type="float">
            <text:p>4.5803046</text:p>
          </table:table-cell>
          <table:table-cell table:formula="of:=[.C8]+[.A9]" office:value-type="float" office:value="3.591622783" calcext:value-type="float">
            <text:p>3.591622783</text:p>
          </table:table-cell>
        </table:table-row>
        <table:table-row table:style-name="ro1">
          <table:table-cell office:value-type="float" office:value="0.047562372" calcext:value-type="float">
            <text:p>0.047562372</text:p>
          </table:table-cell>
          <table:table-cell office:value-type="float" office:value="5.256256" calcext:value-type="float">
            <text:p>5.256256</text:p>
          </table:table-cell>
          <table:table-cell table:formula="of:=[.C9]+[.A10]" office:value-type="float" office:value="3.639185155" calcext:value-type="float">
            <text:p>3.639185155</text:p>
          </table:table-cell>
        </table:table-row>
        <table:table-row table:style-name="ro1">
          <table:table-cell office:value-type="float" office:value="0.044052795" calcext:value-type="float">
            <text:p>0.044052795</text:p>
          </table:table-cell>
          <table:table-cell office:value-type="float" office:value="5.675009" calcext:value-type="float">
            <text:p>5.675009</text:p>
          </table:table-cell>
          <table:table-cell table:formula="of:=[.C10]+[.A11]" office:value-type="float" office:value="3.68323795" calcext:value-type="float">
            <text:p>3.68323795</text:p>
          </table:table-cell>
        </table:table-row>
        <table:table-row table:style-name="ro1">
          <table:table-cell office:value-type="float" office:value="0.04089418" calcext:value-type="float">
            <text:p>0.04089418</text:p>
          </table:table-cell>
          <table:table-cell office:value-type="float" office:value="6.1133394" calcext:value-type="float">
            <text:p>6.1133394</text:p>
          </table:table-cell>
          <table:table-cell table:formula="of:=[.C11]+[.A12]" office:value-type="float" office:value="3.72413213" calcext:value-type="float">
            <text:p>3.72413213</text:p>
          </table:table-cell>
        </table:table-row>
        <table:table-row table:style-name="ro1">
          <table:table-cell office:value-type="float" office:value="0.03837644" calcext:value-type="float">
            <text:p>0.03837644</text:p>
          </table:table-cell>
          <table:table-cell office:value-type="float" office:value="6.5144134" calcext:value-type="float">
            <text:p>6.5144134</text:p>
          </table:table-cell>
          <table:table-cell table:formula="of:=[.C12]+[.A13]" office:value-type="float" office:value="3.76250857" calcext:value-type="float">
            <text:p>3.76250857</text:p>
          </table:table-cell>
        </table:table-row>
        <table:table-row table:style-name="ro1">
          <table:table-cell office:value-type="float" office:value="0.03509575" calcext:value-type="float">
            <text:p>0.03509575</text:p>
          </table:table-cell>
          <table:table-cell office:value-type="float" office:value="7.123369" calcext:value-type="float">
            <text:p>7.123369</text:p>
          </table:table-cell>
          <table:table-cell table:formula="of:=[.C13]+[.A14]" office:value-type="float" office:value="3.79760432" calcext:value-type="float">
            <text:p>3.79760432</text:p>
          </table:table-cell>
        </table:table-row>
        <table:table-row table:style-name="ro1">
          <table:table-cell office:value-type="float" office:value="0.03370718" calcext:value-type="float">
            <text:p>0.03370718</text:p>
          </table:table-cell>
          <table:table-cell office:value-type="float" office:value="7.4168177" calcext:value-type="float">
            <text:p>7.4168177</text:p>
          </table:table-cell>
          <table:table-cell table:formula="of:=[.C14]+[.A15]" office:value-type="float" office:value="3.8313115" calcext:value-type="float">
            <text:p>3.8313115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15]+[.A16]" office:value-type="float" office:value="3.86361485" calcext:value-type="float">
            <text:p>3.86361485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16]+[.A17]" office:value-type="float" office:value="3.89481955" calcext:value-type="float">
            <text:p>3.89481955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17]+[.A18]" office:value-type="float" office:value="3.924010059" calcext:value-type="float">
            <text:p>3.924010059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18]+[.A19]" office:value-type="float" office:value="3.952758057" calcext:value-type="float">
            <text:p>3.952758057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19]+[.A20]" office:value-type="float" office:value="3.980743103" calcext:value-type="float">
            <text:p>3.980743103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20]+[.A21]" office:value-type="float" office:value="4.008209343" calcext:value-type="float">
            <text:p>4.008209343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21]+[.A22]" office:value-type="float" office:value="4.03431753" calcext:value-type="float">
            <text:p>4.03431753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22]+[.A23]" office:value-type="float" office:value="4.06021209" calcext:value-type="float">
            <text:p>4.06021209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23]+[.A24]" office:value-type="float" office:value="4.085709916" calcext:value-type="float">
            <text:p>4.085709916</text:p>
          </table:table-cell>
        </table:table-row>
        <table:table-row table:style-name="ro1">
          <table:table-cell office:value-type="float" office:value="0.025238423" calcext:value-type="float">
            <text:p>0.025238423</text:p>
          </table:table-cell>
          <table:table-cell office:value-type="float" office:value="9.905532" calcext:value-type="float">
            <text:p>9.905532</text:p>
          </table:table-cell>
          <table:table-cell table:formula="of:=[.C24]+[.A25]" office:value-type="float" office:value="4.110948339" calcext:value-type="float">
            <text:p>4.110948339</text:p>
          </table:table-cell>
        </table:table-row>
        <table:table-row table:style-name="ro1">
          <table:table-cell office:value-type="float" office:value="0.024109256" calcext:value-type="float">
            <text:p>0.024109256</text:p>
          </table:table-cell>
          <table:table-cell office:value-type="float" office:value="10.369462" calcext:value-type="float">
            <text:p>10.369462</text:p>
          </table:table-cell>
          <table:table-cell table:formula="of:=[.C25]+[.A26]" office:value-type="float" office:value="4.135057595" calcext:value-type="float">
            <text:p>4.135057595</text:p>
          </table:table-cell>
        </table:table-row>
        <table:table-row table:style-name="ro1">
          <table:table-cell office:value-type="float" office:value="0.024124514" calcext:value-type="float">
            <text:p>0.024124514</text:p>
          </table:table-cell>
          <table:table-cell office:value-type="float" office:value="10.362904" calcext:value-type="float">
            <text:p>10.362904</text:p>
          </table:table-cell>
          <table:table-cell table:formula="of:=[.C26]+[.A27]" office:value-type="float" office:value="4.159182109" calcext:value-type="float">
            <text:p>4.159182109</text:p>
          </table:table-cell>
        </table:table-row>
        <table:table-row table:style-name="ro1">
          <table:table-cell office:value-type="float" office:value="0.023910888" calcext:value-type="float">
            <text:p>0.023910888</text:p>
          </table:table-cell>
          <table:table-cell office:value-type="float" office:value="10.455488" calcext:value-type="float">
            <text:p>10.455488</text:p>
          </table:table-cell>
          <table:table-cell table:formula="of:=[.C27]+[.A28]" office:value-type="float" office:value="4.183092997" calcext:value-type="float">
            <text:p>4.183092997</text:p>
          </table:table-cell>
        </table:table-row>
        <table:table-row table:style-name="ro1">
          <table:table-cell office:value-type="float" office:value="0.023804074" calcext:value-type="float">
            <text:p>0.023804074</text:p>
          </table:table-cell>
          <table:table-cell office:value-type="float" office:value="10.502404" calcext:value-type="float">
            <text:p>10.502404</text:p>
          </table:table-cell>
          <table:table-cell table:formula="of:=[.C28]+[.A29]" office:value-type="float" office:value="4.206897071" calcext:value-type="float">
            <text:p>4.206897071</text:p>
          </table:table-cell>
        </table:table-row>
        <table:table-row table:style-name="ro1">
          <table:table-cell office:value-type="float" office:value="0.022858014" calcext:value-type="float">
            <text:p>0.022858014</text:p>
          </table:table-cell>
          <table:table-cell office:value-type="float" office:value="10.937083" calcext:value-type="float">
            <text:p>10.937083</text:p>
          </table:table-cell>
          <table:table-cell table:formula="of:=[.C29]+[.A30]" office:value-type="float" office:value="4.229755085" calcext:value-type="float">
            <text:p>4.229755085</text:p>
          </table:table-cell>
        </table:table-row>
        <table:table-row table:style-name="ro1">
          <table:table-cell office:value-type="float" office:value="0.022964828" calcext:value-type="float">
            <text:p>0.022964828</text:p>
          </table:table-cell>
          <table:table-cell office:value-type="float" office:value="10.886212" calcext:value-type="float">
            <text:p>10.886212</text:p>
          </table:table-cell>
          <table:table-cell table:formula="of:=[.C30]+[.A31]" office:value-type="float" office:value="4.252719913" calcext:value-type="float">
            <text:p>4.252719913</text:p>
          </table:table-cell>
        </table:table-row>
        <table:table-row table:style-name="ro1">
          <table:table-cell office:value-type="float" office:value="0.022827497" calcext:value-type="float">
            <text:p>0.022827497</text:p>
          </table:table-cell>
          <table:table-cell office:value-type="float" office:value="10.951705" calcext:value-type="float">
            <text:p>10.951705</text:p>
          </table:table-cell>
          <table:table-cell table:formula="of:=[.C31]+[.A32]" office:value-type="float" office:value="4.27554741" calcext:value-type="float">
            <text:p>4.27554741</text:p>
          </table:table-cell>
        </table:table-row>
        <table:table-row table:style-name="ro1">
          <table:table-cell office:value-type="float" office:value="0.022735942" calcext:value-type="float">
            <text:p>0.022735942</text:p>
          </table:table-cell>
          <table:table-cell office:value-type="float" office:value="10.995805" calcext:value-type="float">
            <text:p>10.995805</text:p>
          </table:table-cell>
          <table:table-cell table:formula="of:=[.C32]+[.A33]" office:value-type="float" office:value="4.298283352" calcext:value-type="float">
            <text:p>4.298283352</text:p>
          </table:table-cell>
        </table:table-row>
        <table:table-row table:style-name="ro1">
          <table:table-cell office:value-type="float" office:value="0.021911956" calcext:value-type="float">
            <text:p>0.021911956</text:p>
          </table:table-cell>
          <table:table-cell office:value-type="float" office:value="11.409296" calcext:value-type="float">
            <text:p>11.409296</text:p>
          </table:table-cell>
          <table:table-cell table:formula="of:=[.C33]+[.A34]" office:value-type="float" office:value="4.320195308" calcext:value-type="float">
            <text:p>4.320195308</text:p>
          </table:table-cell>
        </table:table-row>
        <table:table-row table:style-name="ro1">
          <table:table-cell office:value-type="float" office:value="0.022034029" calcext:value-type="float">
            <text:p>0.022034029</text:p>
          </table:table-cell>
          <table:table-cell office:value-type="float" office:value="11.3460865" calcext:value-type="float">
            <text:p>11.3460865</text:p>
          </table:table-cell>
          <table:table-cell table:formula="of:=[.C34]+[.A35]" office:value-type="float" office:value="4.342229337" calcext:value-type="float">
            <text:p>4.342229337</text:p>
          </table:table-cell>
        </table:table-row>
        <table:table-row table:style-name="ro1">
          <table:table-cell office:value-type="float" office:value="0.021972992" calcext:value-type="float">
            <text:p>0.021972992</text:p>
          </table:table-cell>
          <table:table-cell office:value-type="float" office:value="11.3776045" calcext:value-type="float">
            <text:p>11.3776045</text:p>
          </table:table-cell>
          <table:table-cell table:formula="of:=[.C35]+[.A36]" office:value-type="float" office:value="4.364202329" calcext:value-type="float">
            <text:p>4.364202329</text:p>
          </table:table-cell>
        </table:table-row>
        <table:table-row table:style-name="ro1">
          <table:table-cell office:value-type="float" office:value="0.02198825" calcext:value-type="float">
            <text:p>0.02198825</text:p>
          </table:table-cell>
          <table:table-cell office:value-type="float" office:value="11.369709" calcext:value-type="float">
            <text:p>11.369709</text:p>
          </table:table-cell>
          <table:table-cell table:formula="of:=[.C36]+[.A37]" office:value-type="float" office:value="4.386190579" calcext:value-type="float">
            <text:p>4.386190579</text:p>
          </table:table-cell>
        </table:table-row>
        <table:table-row table:style-name="ro1">
          <table:table-cell office:value-type="float" office:value="0.02121004" calcext:value-type="float">
            <text:p>0.02121004</text:p>
          </table:table-cell>
          <table:table-cell office:value-type="float" office:value="11.786871" calcext:value-type="float">
            <text:p>11.786871</text:p>
          </table:table-cell>
          <table:table-cell table:formula="of:=[.C37]+[.A38]" office:value-type="float" office:value="4.407400619" calcext:value-type="float">
            <text:p>4.407400619</text:p>
          </table:table-cell>
        </table:table-row>
        <table:table-row table:style-name="ro1">
          <table:table-cell office:value-type="float" office:value="0.021347372" calcext:value-type="float">
            <text:p>0.021347372</text:p>
          </table:table-cell>
          <table:table-cell office:value-type="float" office:value="11.711043" calcext:value-type="float">
            <text:p>11.711043</text:p>
          </table:table-cell>
          <table:table-cell table:formula="of:=[.C38]+[.A39]" office:value-type="float" office:value="4.428747991" calcext:value-type="float">
            <text:p>4.428747991</text:p>
          </table:table-cell>
        </table:table-row>
        <table:table-row table:style-name="ro1">
          <table:table-cell office:value-type="float" office:value="0.021286335" calcext:value-type="float">
            <text:p>0.021286335</text:p>
          </table:table-cell>
          <table:table-cell office:value-type="float" office:value="11.744625" calcext:value-type="float">
            <text:p>11.744625</text:p>
          </table:table-cell>
          <table:table-cell table:formula="of:=[.C39]+[.A40]" office:value-type="float" office:value="4.450034326" calcext:value-type="float">
            <text:p>4.450034326</text:p>
          </table:table-cell>
        </table:table-row>
        <table:table-row table:style-name="ro1">
          <table:table-cell office:value-type="float" office:value="0.0212253" calcext:value-type="float">
            <text:p>0.0212253</text:p>
          </table:table-cell>
          <table:table-cell office:value-type="float" office:value="11.778398" calcext:value-type="float">
            <text:p>11.778398</text:p>
          </table:table-cell>
          <table:table-cell table:formula="of:=[.C40]+[.A41]" office:value-type="float" office:value="4.471259626" calcext:value-type="float">
            <text:p>4.471259626</text:p>
          </table:table-cell>
        </table:table-row>
        <table:table-row table:style-name="ro1">
          <table:table-cell office:value-type="float" office:value="0.02044709" calcext:value-type="float">
            <text:p>0.02044709</text:p>
          </table:table-cell>
          <table:table-cell office:value-type="float" office:value="12.226679" calcext:value-type="float">
            <text:p>12.226679</text:p>
          </table:table-cell>
          <table:table-cell table:formula="of:=[.C41]+[.A42]" office:value-type="float" office:value="4.491706716" calcext:value-type="float">
            <text:p>4.491706716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42]+[.A43]" office:value-type="float" office:value="4.512291137" calcext:value-type="float">
            <text:p>4.512291137</text:p>
          </table:table-cell>
        </table:table-row>
        <table:table-row table:style-name="ro1">
          <table:table-cell office:value-type="float" office:value="0.020477608" calcext:value-type="float">
            <text:p>0.020477608</text:p>
          </table:table-cell>
          <table:table-cell office:value-type="float" office:value="12.208457" calcext:value-type="float">
            <text:p>12.208457</text:p>
          </table:table-cell>
          <table:table-cell table:formula="of:=[.C43]+[.A44]" office:value-type="float" office:value="4.532768745" calcext:value-type="float">
            <text:p>4.532768745</text:p>
          </table:table-cell>
        </table:table-row>
        <table:table-row table:style-name="ro1">
          <table:table-cell office:value-type="float" office:value="0.02043183" calcext:value-type="float">
            <text:p>0.02043183</text:p>
          </table:table-cell>
          <table:table-cell office:value-type="float" office:value="12.235811" calcext:value-type="float">
            <text:p>12.235811</text:p>
          </table:table-cell>
          <table:table-cell table:formula="of:=[.C44]+[.A45]" office:value-type="float" office:value="4.553200575" calcext:value-type="float">
            <text:p>4.553200575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45]+[.A46]" office:value-type="float" office:value="4.572884713" calcext:value-type="float">
            <text:p>4.572884713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46]+[.A47]" office:value-type="float" office:value="4.592690923" calcext:value-type="float">
            <text:p>4.592690923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47]+[.A48]" office:value-type="float" office:value="4.612359802" calcext:value-type="float">
            <text:p>4.612359802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48]+[.A49]" office:value-type="float" office:value="4.631982905" calcext:value-type="float">
            <text:p>4.631982905</text:p>
          </table:table-cell>
        </table:table-row>
        <table:table-row table:style-name="ro1">
          <table:table-cell office:value-type="float" office:value="0.018921187" calcext:value-type="float">
            <text:p>0.018921187</text:p>
          </table:table-cell>
          <table:table-cell office:value-type="float" office:value="13.212702" calcext:value-type="float">
            <text:p>13.212702</text:p>
          </table:table-cell>
          <table:table-cell table:formula="of:=[.C49]+[.A50]" office:value-type="float" office:value="4.650904092" calcext:value-type="float">
            <text:p>4.650904092</text:p>
          </table:table-cell>
        </table:table-row>
        <table:table-row table:style-name="ro1">
          <table:table-cell office:value-type="float" office:value="0.019028" calcext:value-type="float">
            <text:p>0.019028</text:p>
          </table:table-cell>
          <table:table-cell office:value-type="float" office:value="13.138533" calcext:value-type="float">
            <text:p>13.138533</text:p>
          </table:table-cell>
          <table:table-cell table:formula="of:=[.C50]+[.A51]" office:value-type="float" office:value="4.669932092" calcext:value-type="float">
            <text:p>4.669932092</text:p>
          </table:table-cell>
        </table:table-row>
        <table:table-row table:style-name="ro1">
          <table:table-cell office:value-type="float" office:value="0.01889067" calcext:value-type="float">
            <text:p>0.01889067</text:p>
          </table:table-cell>
          <table:table-cell office:value-type="float" office:value="13.234047" calcext:value-type="float">
            <text:p>13.234047</text:p>
          </table:table-cell>
          <table:table-cell table:formula="of:=[.C51]+[.A52]" office:value-type="float" office:value="4.688822762" calcext:value-type="float">
            <text:p>4.688822762</text:p>
          </table:table-cell>
        </table:table-row>
        <table:table-row table:style-name="ro1">
          <table:table-cell office:value-type="float" office:value="0.01887541" calcext:value-type="float">
            <text:p>0.01887541</text:p>
          </table:table-cell>
          <table:table-cell office:value-type="float" office:value="13.244745" calcext:value-type="float">
            <text:p>13.244745</text:p>
          </table:table-cell>
          <table:table-cell table:formula="of:=[.C52]+[.A53]" office:value-type="float" office:value="4.707698172" calcext:value-type="float">
            <text:p>4.707698172</text:p>
          </table:table-cell>
        </table:table-row>
        <table:table-row table:style-name="ro1">
          <table:table-cell office:value-type="float" office:value="0.018173495" calcext:value-type="float">
            <text:p>0.018173495</text:p>
          </table:table-cell>
          <table:table-cell office:value-type="float" office:value="13.756296" calcext:value-type="float">
            <text:p>13.756296</text:p>
          </table:table-cell>
          <table:table-cell table:formula="of:=[.C53]+[.A54]" office:value-type="float" office:value="4.725871667" calcext:value-type="float">
            <text:p>4.725871667</text:p>
          </table:table-cell>
        </table:table-row>
        <table:table-row table:style-name="ro1">
          <table:table-cell office:value-type="float" office:value="0.018310826" calcext:value-type="float">
            <text:p>0.018310826</text:p>
          </table:table-cell>
          <table:table-cell office:value-type="float" office:value="13.653125" calcext:value-type="float">
            <text:p>13.653125</text:p>
          </table:table-cell>
          <table:table-cell table:formula="of:=[.C54]+[.A55]" office:value-type="float" office:value="4.744182493" calcext:value-type="float">
            <text:p>4.744182493</text:p>
          </table:table-cell>
        </table:table-row>
        <table:table-row table:style-name="ro1">
          <table:table-cell office:value-type="float" office:value="0.018204013" calcext:value-type="float">
            <text:p>0.018204013</text:p>
          </table:table-cell>
          <table:table-cell office:value-type="float" office:value="13.733235" calcext:value-type="float">
            <text:p>13.733235</text:p>
          </table:table-cell>
          <table:table-cell table:formula="of:=[.C55]+[.A56]" office:value-type="float" office:value="4.762386506" calcext:value-type="float">
            <text:p>4.762386506</text:p>
          </table:table-cell>
        </table:table-row>
        <table:table-row table:style-name="ro1">
          <table:table-cell office:value-type="float" office:value="0.018219272" calcext:value-type="float">
            <text:p>0.018219272</text:p>
          </table:table-cell>
          <table:table-cell office:value-type="float" office:value="13.721733" calcext:value-type="float">
            <text:p>13.721733</text:p>
          </table:table-cell>
          <table:table-cell table:formula="of:=[.C56]+[.A57]" office:value-type="float" office:value="4.780605778" calcext:value-type="float">
            <text:p>4.780605778</text:p>
          </table:table-cell>
        </table:table-row>
        <table:table-row table:style-name="ro1">
          <table:table-cell office:value-type="float" office:value="0.01760891" calcext:value-type="float">
            <text:p>0.01760891</text:p>
          </table:table-cell>
          <table:table-cell office:value-type="float" office:value="14.197357" calcext:value-type="float">
            <text:p>14.197357</text:p>
          </table:table-cell>
          <table:table-cell table:formula="of:=[.C57]+[.A58]" office:value-type="float" office:value="4.798214688" calcext:value-type="float">
            <text:p>4.798214688</text:p>
          </table:table-cell>
        </table:table-row>
        <table:table-row table:style-name="ro1">
          <table:table-cell office:value-type="float" office:value="0.017654689" calcext:value-type="float">
            <text:p>0.017654689</text:p>
          </table:table-cell>
          <table:table-cell office:value-type="float" office:value="14.160543" calcext:value-type="float">
            <text:p>14.160543</text:p>
          </table:table-cell>
          <table:table-cell table:formula="of:=[.C58]+[.A59]" office:value-type="float" office:value="4.815869377" calcext:value-type="float">
            <text:p>4.815869377</text:p>
          </table:table-cell>
        </table:table-row>
        <table:table-row table:style-name="ro1">
          <table:table-cell office:value-type="float" office:value="0.017563134" calcext:value-type="float">
            <text:p>0.017563134</text:p>
          </table:table-cell>
          <table:table-cell office:value-type="float" office:value="14.234362" calcext:value-type="float">
            <text:p>14.234362</text:p>
          </table:table-cell>
          <table:table-cell table:formula="of:=[.C59]+[.A60]" office:value-type="float" office:value="4.833432511" calcext:value-type="float">
            <text:p>4.833432511</text:p>
          </table:table-cell>
        </table:table-row>
        <table:table-row table:style-name="ro1">
          <table:table-cell office:value-type="float" office:value="0.017547876" calcext:value-type="float">
            <text:p>0.017547876</text:p>
          </table:table-cell>
          <table:table-cell office:value-type="float" office:value="14.246738" calcext:value-type="float">
            <text:p>14.246738</text:p>
          </table:table-cell>
          <table:table-cell table:formula="of:=[.C60]+[.A61]" office:value-type="float" office:value="4.850980387" calcext:value-type="float">
            <text:p>4.850980387</text:p>
          </table:table-cell>
        </table:table-row>
        <table:table-row table:style-name="ro1">
          <table:table-cell office:value-type="float" office:value="0.016891737" calcext:value-type="float">
            <text:p>0.016891737</text:p>
          </table:table-cell>
          <table:table-cell office:value-type="float" office:value="14.800137" calcext:value-type="float">
            <text:p>14.800137</text:p>
          </table:table-cell>
          <table:table-cell table:formula="of:=[.C61]+[.A62]" office:value-type="float" office:value="4.867872124" calcext:value-type="float">
            <text:p>4.867872124</text:p>
          </table:table-cell>
        </table:table-row>
        <table:table-row table:style-name="ro1">
          <table:table-cell office:value-type="float" office:value="0.01699855" calcext:value-type="float">
            <text:p>0.01699855</text:p>
          </table:table-cell>
          <table:table-cell office:value-type="float" office:value="14.707137" calcext:value-type="float">
            <text:p>14.707137</text:p>
          </table:table-cell>
          <table:table-cell table:formula="of:=[.C62]+[.A63]" office:value-type="float" office:value="4.884870674" calcext:value-type="float">
            <text:p>4.884870674</text:p>
          </table:table-cell>
        </table:table-row>
        <table:table-row table:style-name="ro1">
          <table:table-cell office:value-type="float" office:value="0.016891737" calcext:value-type="float">
            <text:p>0.016891737</text:p>
          </table:table-cell>
          <table:table-cell office:value-type="float" office:value="14.800137" calcext:value-type="float">
            <text:p>14.800137</text:p>
          </table:table-cell>
          <table:table-cell table:formula="of:=[.C63]+[.A64]" office:value-type="float" office:value="4.901762411" calcext:value-type="float">
            <text:p>4.901762411</text:p>
          </table:table-cell>
        </table:table-row>
        <table:table-row table:style-name="ro1">
          <table:table-cell office:value-type="float" office:value="0.016876478" calcext:value-type="float">
            <text:p>0.016876478</text:p>
          </table:table-cell>
          <table:table-cell office:value-type="float" office:value="14.813518" calcext:value-type="float">
            <text:p>14.813518</text:p>
          </table:table-cell>
          <table:table-cell table:formula="of:=[.C64]+[.A65]" office:value-type="float" office:value="4.918638889" calcext:value-type="float">
            <text:p>4.918638889</text:p>
          </table:table-cell>
        </table:table-row>
        <table:table-row table:style-name="ro1">
          <table:table-cell office:value-type="float" office:value="0.016266117" calcext:value-type="float">
            <text:p>0.016266117</text:p>
          </table:table-cell>
          <table:table-cell office:value-type="float" office:value="15.369371" calcext:value-type="float">
            <text:p>15.369371</text:p>
          </table:table-cell>
          <table:table-cell table:formula="of:=[.C65]+[.A66]" office:value-type="float" office:value="4.934905006" calcext:value-type="float">
            <text:p>4.934905006</text:p>
          </table:table-cell>
        </table:table-row>
        <table:table-row table:style-name="ro1">
          <table:table-cell office:value-type="float" office:value="0.016388189" calcext:value-type="float">
            <text:p>0.016388189</text:p>
          </table:table-cell>
          <table:table-cell office:value-type="float" office:value="15.254889" calcext:value-type="float">
            <text:p>15.254889</text:p>
          </table:table-cell>
          <table:table-cell table:formula="of:=[.C66]+[.A67]" office:value-type="float" office:value="4.951293195" calcext:value-type="float">
            <text:p>4.951293195</text:p>
          </table:table-cell>
        </table:table-row>
        <table:table-row table:style-name="ro1">
          <table:table-cell office:value-type="float" office:value="0.016311895" calcext:value-type="float">
            <text:p>0.016311895</text:p>
          </table:table-cell>
          <table:table-cell office:value-type="float" office:value="15.326239" calcext:value-type="float">
            <text:p>15.326239</text:p>
          </table:table-cell>
          <table:table-cell table:formula="of:=[.C67]+[.A68]" office:value-type="float" office:value="4.96760509" calcext:value-type="float">
            <text:p>4.96760509</text:p>
          </table:table-cell>
        </table:table-row>
        <table:table-row table:style-name="ro1">
          <table:table-cell office:value-type="float" office:value="0.016388189" calcext:value-type="float">
            <text:p>0.016388189</text:p>
          </table:table-cell>
          <table:table-cell office:value-type="float" office:value="15.254889" calcext:value-type="float">
            <text:p>15.254889</text:p>
          </table:table-cell>
          <table:table-cell table:formula="of:=[.C68]+[.A69]" office:value-type="float" office:value="4.983993279" calcext:value-type="float">
            <text:p>4.983993279</text:p>
          </table:table-cell>
        </table:table-row>
        <table:table-row table:style-name="ro1">
          <table:table-cell office:value-type="float" office:value="0.015884642" calcext:value-type="float">
            <text:p>0.015884642</text:p>
          </table:table-cell>
          <table:table-cell office:value-type="float" office:value="15.738473" calcext:value-type="float">
            <text:p>15.738473</text:p>
          </table:table-cell>
          <table:table-cell table:formula="of:=[.C69]+[.A70]" office:value-type="float" office:value="4.999877921" calcext:value-type="float">
            <text:p>4.999877921</text:p>
          </table:table-cell>
        </table:table-row>
        <table:table-row table:style-name="ro1">
          <table:table-cell office:value-type="float" office:value="0.016052492" calcext:value-type="float">
            <text:p>0.016052492</text:p>
          </table:table-cell>
          <table:table-cell office:value-type="float" office:value="15.573906" calcext:value-type="float">
            <text:p>15.573906</text:p>
          </table:table-cell>
          <table:table-cell table:formula="of:=[.C70]+[.A71]" office:value-type="float" office:value="5.015930413" calcext:value-type="float">
            <text:p>5.015930413</text:p>
          </table:table-cell>
        </table:table-row>
        <table:table-row table:style-name="ro1">
          <table:table-cell office:value-type="float" office:value="0.016021973" calcext:value-type="float">
            <text:p>0.016021973</text:p>
          </table:table-cell>
          <table:table-cell office:value-type="float" office:value="15.603573" calcext:value-type="float">
            <text:p>15.603573</text:p>
          </table:table-cell>
          <table:table-cell table:formula="of:=[.C71]+[.A72]" office:value-type="float" office:value="5.031952386" calcext:value-type="float">
            <text:p>5.031952386</text:p>
          </table:table-cell>
        </table:table-row>
        <table:table-row table:style-name="ro1">
          <table:table-cell office:value-type="float" office:value="0.016113527" calcext:value-type="float">
            <text:p>0.016113527</text:p>
          </table:table-cell>
          <table:table-cell office:value-type="float" office:value="15.5149145" calcext:value-type="float">
            <text:p>15.5149145</text:p>
          </table:table-cell>
          <table:table-cell table:formula="of:=[.C72]+[.A73]" office:value-type="float" office:value="5.048065913" calcext:value-type="float">
            <text:p>5.048065913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73]+[.A74]" office:value-type="float" office:value="5.063691151" calcext:value-type="float">
            <text:p>5.063691151</text:p>
          </table:table-cell>
        </table:table-row>
        <table:table-row table:style-name="ro1">
          <table:table-cell office:value-type="float" office:value="0.015793087" calcext:value-type="float">
            <text:p>0.015793087</text:p>
          </table:table-cell>
          <table:table-cell office:value-type="float" office:value="15.82971" calcext:value-type="float">
            <text:p>15.82971</text:p>
          </table:table-cell>
          <table:table-cell table:formula="of:=[.C74]+[.A75]" office:value-type="float" office:value="5.079484238" calcext:value-type="float">
            <text:p>5.079484238</text:p>
          </table:table-cell>
        </table:table-row>
        <table:table-row table:style-name="ro1">
          <table:table-cell office:value-type="float" office:value="0.015823606" calcext:value-type="float">
            <text:p>0.015823606</text:p>
          </table:table-cell>
          <table:table-cell office:value-type="float" office:value="15.79918" calcext:value-type="float">
            <text:p>15.79918</text:p>
          </table:table-cell>
          <table:table-cell table:formula="of:=[.C75]+[.A76]" office:value-type="float" office:value="5.095307844" calcext:value-type="float">
            <text:p>5.095307844</text:p>
          </table:table-cell>
        </table:table-row>
        <table:table-row table:style-name="ro1">
          <table:table-cell office:value-type="float" office:value="0.015869383" calcext:value-type="float">
            <text:p>0.015869383</text:p>
          </table:table-cell>
          <table:table-cell office:value-type="float" office:value="15.753606" calcext:value-type="float">
            <text:p>15.753606</text:p>
          </table:table-cell>
          <table:table-cell table:formula="of:=[.C76]+[.A77]" office:value-type="float" office:value="5.111177227" calcext:value-type="float">
            <text:p>5.111177227</text:p>
          </table:table-cell>
        </table:table-row>
        <table:table-row table:style-name="ro1">
          <table:table-cell office:value-type="float" office:value="0.015396353" calcext:value-type="float">
            <text:p>0.015396353</text:p>
          </table:table-cell>
          <table:table-cell office:value-type="float" office:value="16.237612" calcext:value-type="float">
            <text:p>16.237612</text:p>
          </table:table-cell>
          <table:table-cell table:formula="of:=[.C77]+[.A78]" office:value-type="float" office:value="5.12657358" calcext:value-type="float">
            <text:p>5.12657358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78]+[.A79]" office:value-type="float" office:value="5.142153041" calcext:value-type="float">
            <text:p>5.142153041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79]+[.A80]" office:value-type="float" office:value="5.157778279" calcext:value-type="float">
            <text:p>5.157778279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80]+[.A81]" office:value-type="float" office:value="5.173464554" calcext:value-type="float">
            <text:p>5.173464554</text:p>
          </table:table-cell>
        </table:table-row>
        <table:table-row table:style-name="ro1">
          <table:table-cell office:value-type="float" office:value="0.015213245" calcext:value-type="float">
            <text:p>0.015213245</text:p>
          </table:table-cell>
          <table:table-cell office:value-type="float" office:value="16.433048" calcext:value-type="float">
            <text:p>16.433048</text:p>
          </table:table-cell>
          <table:table-cell table:formula="of:=[.C81]+[.A82]" office:value-type="float" office:value="5.188677799" calcext:value-type="float">
            <text:p>5.188677799</text:p>
          </table:table-cell>
        </table:table-row>
        <table:table-row table:style-name="ro1">
          <table:table-cell office:value-type="float" office:value="0.015396353" calcext:value-type="float">
            <text:p>0.015396353</text:p>
          </table:table-cell>
          <table:table-cell office:value-type="float" office:value="16.237612" calcext:value-type="float">
            <text:p>16.237612</text:p>
          </table:table-cell>
          <table:table-cell table:formula="of:=[.C82]+[.A83]" office:value-type="float" office:value="5.204074152" calcext:value-type="float">
            <text:p>5.204074152</text:p>
          </table:table-cell>
        </table:table-row>
        <table:table-row table:style-name="ro1">
          <table:table-cell office:value-type="float" office:value="0.015426871" calcext:value-type="float">
            <text:p>0.015426871</text:p>
          </table:table-cell>
          <table:table-cell office:value-type="float" office:value="16.205488" calcext:value-type="float">
            <text:p>16.205488</text:p>
          </table:table-cell>
          <table:table-cell table:formula="of:=[.C83]+[.A84]" office:value-type="float" office:value="5.219501023" calcext:value-type="float">
            <text:p>5.219501023</text:p>
          </table:table-cell>
        </table:table-row>
        <table:table-row table:style-name="ro1">
          <table:table-cell office:value-type="float" office:value="0.015472649" calcext:value-type="float">
            <text:p>0.015472649</text:p>
          </table:table-cell>
          <table:table-cell office:value-type="float" office:value="16.157545" calcext:value-type="float">
            <text:p>16.157545</text:p>
          </table:table-cell>
          <table:table-cell table:formula="of:=[.C84]+[.A85]" office:value-type="float" office:value="5.234973672" calcext:value-type="float">
            <text:p>5.234973672</text:p>
          </table:table-cell>
        </table:table-row>
        <table:table-row table:style-name="ro1">
          <table:table-cell office:value-type="float" office:value="0.015014878" calcext:value-type="float">
            <text:p>0.015014878</text:p>
          </table:table-cell>
          <table:table-cell office:value-type="float" office:value="16.650152" calcext:value-type="float">
            <text:p>16.650152</text:p>
          </table:table-cell>
          <table:table-cell table:formula="of:=[.C85]+[.A86]" office:value-type="float" office:value="5.24998855" calcext:value-type="float">
            <text:p>5.24998855</text:p>
          </table:table-cell>
        </table:table-row>
        <table:table-row table:style-name="ro1">
          <table:table-cell office:value-type="float" office:value="0.015213245" calcext:value-type="float">
            <text:p>0.015213245</text:p>
          </table:table-cell>
          <table:table-cell office:value-type="float" office:value="16.433048" calcext:value-type="float">
            <text:p>16.433048</text:p>
          </table:table-cell>
          <table:table-cell table:formula="of:=[.C86]+[.A87]" office:value-type="float" office:value="5.265201795" calcext:value-type="float">
            <text:p>5.265201795</text:p>
          </table:table-cell>
        </table:table-row>
        <table:table-row table:style-name="ro1">
          <table:table-cell office:value-type="float" office:value="0.015243763" calcext:value-type="float">
            <text:p>0.015243763</text:p>
          </table:table-cell>
          <table:table-cell office:value-type="float" office:value="16.400148" calcext:value-type="float">
            <text:p>16.400148</text:p>
          </table:table-cell>
          <table:table-cell table:formula="of:=[.C87]+[.A88]" office:value-type="float" office:value="5.280445558" calcext:value-type="float">
            <text:p>5.280445558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88]+[.A89]" office:value-type="float" office:value="5.295765616" calcext:value-type="float">
            <text:p>5.295765616</text:p>
          </table:table-cell>
        </table:table-row>
        <table:table-row table:style-name="ro1">
          <table:table-cell office:value-type="float" office:value="0.014877547" calcext:value-type="float">
            <text:p>0.014877547</text:p>
          </table:table-cell>
          <table:table-cell office:value-type="float" office:value="16.803846" calcext:value-type="float">
            <text:p>16.803846</text:p>
          </table:table-cell>
          <table:table-cell table:formula="of:=[.C89]+[.A90]" office:value-type="float" office:value="5.310643163" calcext:value-type="float">
            <text:p>5.310643163</text:p>
          </table:table-cell>
        </table:table-row>
        <table:table-row table:style-name="ro1">
          <table:table-cell office:value-type="float" office:value="0.015075914" calcext:value-type="float">
            <text:p>0.015075914</text:p>
          </table:table-cell>
          <table:table-cell office:value-type="float" office:value="16.582743" calcext:value-type="float">
            <text:p>16.582743</text:p>
          </table:table-cell>
          <table:table-cell table:formula="of:=[.C90]+[.A91]" office:value-type="float" office:value="5.325719077" calcext:value-type="float">
            <text:p>5.325719077</text:p>
          </table:table-cell>
        </table:table-row>
        <table:table-row table:style-name="ro1">
          <table:table-cell office:value-type="float" office:value="0.01513695" calcext:value-type="float">
            <text:p>0.01513695</text:p>
          </table:table-cell>
          <table:table-cell office:value-type="float" office:value="16.515877" calcext:value-type="float">
            <text:p>16.515877</text:p>
          </table:table-cell>
          <table:table-cell table:formula="of:=[.C91]+[.A92]" office:value-type="float" office:value="5.340856027" calcext:value-type="float">
            <text:p>5.340856027</text:p>
          </table:table-cell>
        </table:table-row>
        <table:table-row table:style-name="ro1">
          <table:table-cell office:value-type="float" office:value="0.015213245" calcext:value-type="float">
            <text:p>0.015213245</text:p>
          </table:table-cell>
          <table:table-cell office:value-type="float" office:value="16.433048" calcext:value-type="float">
            <text:p>16.433048</text:p>
          </table:table-cell>
          <table:table-cell table:formula="of:=[.C92]+[.A93]" office:value-type="float" office:value="5.356069272" calcext:value-type="float">
            <text:p>5.356069272</text:p>
          </table:table-cell>
        </table:table-row>
        <table:table-row table:style-name="ro1">
          <table:table-cell office:value-type="float" office:value="0.014770733" calcext:value-type="float">
            <text:p>0.014770733</text:p>
          </table:table-cell>
          <table:table-cell office:value-type="float" office:value="16.925362" calcext:value-type="float">
            <text:p>16.925362</text:p>
          </table:table-cell>
          <table:table-cell table:formula="of:=[.C93]+[.A94]" office:value-type="float" office:value="5.370840005" calcext:value-type="float">
            <text:p>5.370840005</text:p>
          </table:table-cell>
        </table:table-row>
        <table:table-row table:style-name="ro1">
          <table:table-cell office:value-type="float" office:value="0.0149691" calcext:value-type="float">
            <text:p>0.0149691</text:p>
          </table:table-cell>
          <table:table-cell office:value-type="float" office:value="16.70107" calcext:value-type="float">
            <text:p>16.70107</text:p>
          </table:table-cell>
          <table:table-cell table:formula="of:=[.C94]+[.A95]" office:value-type="float" office:value="5.385809105" calcext:value-type="float">
            <text:p>5.385809105</text:p>
          </table:table-cell>
        </table:table-row>
        <table:table-row table:style-name="ro1">
          <table:table-cell office:value-type="float" office:value="0.015014878" calcext:value-type="float">
            <text:p>0.015014878</text:p>
          </table:table-cell>
          <table:table-cell office:value-type="float" office:value="16.650152" calcext:value-type="float">
            <text:p>16.650152</text:p>
          </table:table-cell>
          <table:table-cell table:formula="of:=[.C95]+[.A96]" office:value-type="float" office:value="5.400823983" calcext:value-type="float">
            <text:p>5.400823983</text:p>
          </table:table-cell>
        </table:table-row>
        <table:table-row table:style-name="ro1">
          <table:table-cell office:value-type="float" office:value="0.015091172" calcext:value-type="float">
            <text:p>0.015091172</text:p>
          </table:table-cell>
          <table:table-cell office:value-type="float" office:value="16.565977" calcext:value-type="float">
            <text:p>16.565977</text:p>
          </table:table-cell>
          <table:table-cell table:formula="of:=[.C96]+[.A97]" office:value-type="float" office:value="5.415915155" calcext:value-type="float">
            <text:p>5.415915155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97]+[.A98]" office:value-type="float" office:value="5.430563816" calcext:value-type="float">
            <text:p>5.430563816</text:p>
          </table:table-cell>
        </table:table-row>
        <table:table-row table:style-name="ro1">
          <table:table-cell office:value-type="float" office:value="0.014847028" calcext:value-type="float">
            <text:p>0.014847028</text:p>
          </table:table-cell>
          <table:table-cell office:value-type="float" office:value="16.838387" calcext:value-type="float">
            <text:p>16.838387</text:p>
          </table:table-cell>
          <table:table-cell table:formula="of:=[.C98]+[.A99]" office:value-type="float" office:value="5.445410844" calcext:value-type="float">
            <text:p>5.445410844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99]+[.A100]" office:value-type="float" office:value="5.460303649" calcext:value-type="float">
            <text:p>5.460303649</text:p>
          </table:table-cell>
        </table:table-row>
        <table:table-row table:style-name="ro1">
          <table:table-cell office:value-type="float" office:value="0.014999619" calcext:value-type="float">
            <text:p>0.014999619</text:p>
          </table:table-cell>
          <table:table-cell office:value-type="float" office:value="16.667091" calcext:value-type="float">
            <text:p>16.667091</text:p>
          </table:table-cell>
          <table:table-cell table:formula="of:=[.C100]+[.A101]" office:value-type="float" office:value="5.475303268" calcext:value-type="float">
            <text:p>5.475303268</text:p>
          </table:table-cell>
        </table:table-row>
        <table:table-row table:style-name="ro1">
          <table:table-cell office:value-type="float" office:value="0.014587625" calcext:value-type="float">
            <text:p>0.014587625</text:p>
          </table:table-cell>
          <table:table-cell office:value-type="float" office:value="17.137814" calcext:value-type="float">
            <text:p>17.137814</text:p>
          </table:table-cell>
          <table:table-cell table:formula="of:=[.C101]+[.A102]" office:value-type="float" office:value="5.489890893" calcext:value-type="float">
            <text:p>5.489890893</text:p>
          </table:table-cell>
        </table:table-row>
        <table:table-row table:style-name="ro1">
          <table:table-cell office:value-type="float" office:value="0.014770733" calcext:value-type="float">
            <text:p>0.014770733</text:p>
          </table:table-cell>
          <table:table-cell office:value-type="float" office:value="16.925362" calcext:value-type="float">
            <text:p>16.925362</text:p>
          </table:table-cell>
          <table:table-cell table:formula="of:=[.C102]+[.A103]" office:value-type="float" office:value="5.504661626" calcext:value-type="float">
            <text:p>5.504661626</text:p>
          </table:table-cell>
        </table:table-row>
        <table:table-row table:style-name="ro1">
          <table:table-cell office:value-type="float" office:value="0.0148165105" calcext:value-type="float">
            <text:p>0.0148165105</text:p>
          </table:table-cell>
          <table:table-cell office:value-type="float" office:value="16.87307" calcext:value-type="float">
            <text:p>16.87307</text:p>
          </table:table-cell>
          <table:table-cell table:formula="of:=[.C103]+[.A104]" office:value-type="float" office:value="5.5194781365" calcext:value-type="float">
            <text:p>5.5194781365</text:p>
          </table:table-cell>
        </table:table-row>
        <table:table-row table:style-name="ro1">
          <table:table-cell office:value-type="float" office:value="0.014923324" calcext:value-type="float">
            <text:p>0.014923324</text:p>
          </table:table-cell>
          <table:table-cell office:value-type="float" office:value="16.7523" calcext:value-type="float">
            <text:p>16.7523</text:p>
          </table:table-cell>
          <table:table-cell table:formula="of:=[.C104]+[.A105]" office:value-type="float" office:value="5.5344014605" calcext:value-type="float">
            <text:p>5.5344014605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105]+[.A106]" office:value-type="float" office:value="5.5488822725" calcext:value-type="float">
            <text:p>5.5488822725</text:p>
          </table:table-cell>
        </table:table-row>
        <table:table-row table:style-name="ro1">
          <table:table-cell office:value-type="float" office:value="0.014724956" calcext:value-type="float">
            <text:p>0.014724956</text:p>
          </table:table-cell>
          <table:table-cell office:value-type="float" office:value="16.97798" calcext:value-type="float">
            <text:p>16.97798</text:p>
          </table:table-cell>
          <table:table-cell table:formula="of:=[.C106]+[.A107]" office:value-type="float" office:value="5.5636072285" calcext:value-type="float">
            <text:p>5.5636072285</text:p>
          </table:table-cell>
        </table:table-row>
        <table:table-row table:style-name="ro1">
          <table:table-cell office:value-type="float" office:value="0.014740216" calcext:value-type="float">
            <text:p>0.014740216</text:p>
          </table:table-cell>
          <table:table-cell office:value-type="float" office:value="16.960402" calcext:value-type="float">
            <text:p>16.960402</text:p>
          </table:table-cell>
          <table:table-cell table:formula="of:=[.C107]+[.A108]" office:value-type="float" office:value="5.5783474445" calcext:value-type="float">
            <text:p>5.5783474445</text:p>
          </table:table-cell>
        </table:table-row>
        <table:table-row table:style-name="ro1">
          <table:table-cell office:value-type="float" office:value="0.014847028" calcext:value-type="float">
            <text:p>0.014847028</text:p>
          </table:table-cell>
          <table:table-cell office:value-type="float" office:value="16.838387" calcext:value-type="float">
            <text:p>16.838387</text:p>
          </table:table-cell>
          <table:table-cell table:formula="of:=[.C108]+[.A109]" office:value-type="float" office:value="5.5931944725" calcext:value-type="float">
            <text:p>5.5931944725</text:p>
          </table:table-cell>
        </table:table-row>
        <table:table-row table:style-name="ro1">
          <table:table-cell office:value-type="float" office:value="0.014419775" calcext:value-type="float">
            <text:p>0.014419775</text:p>
          </table:table-cell>
          <table:table-cell office:value-type="float" office:value="17.337301" calcext:value-type="float">
            <text:p>17.337301</text:p>
          </table:table-cell>
          <table:table-cell table:formula="of:=[.C109]+[.A110]" office:value-type="float" office:value="5.6076142475" calcext:value-type="float">
            <text:p>5.6076142475</text:p>
          </table:table-cell>
        </table:table-row>
        <table:table-row table:style-name="ro1">
          <table:table-cell office:value-type="float" office:value="0.014633402" calcext:value-type="float">
            <text:p>0.014633402</text:p>
          </table:table-cell>
          <table:table-cell office:value-type="float" office:value="17.084202" calcext:value-type="float">
            <text:p>17.084202</text:p>
          </table:table-cell>
          <table:table-cell table:formula="of:=[.C110]+[.A111]" office:value-type="float" office:value="5.6222476495" calcext:value-type="float">
            <text:p>5.6222476495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111]+[.A112]" office:value-type="float" office:value="5.6368963105" calcext:value-type="float">
            <text:p>5.636896310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112]+[.A113]" office:value-type="float" office:value="5.6516823025" calcext:value-type="float">
            <text:p>5.6516823025</text:p>
          </table:table-cell>
        </table:table-row>
        <table:table-row table:style-name="ro1">
          <table:table-cell office:value-type="float" office:value="0.014389258" calcext:value-type="float">
            <text:p>0.014389258</text:p>
          </table:table-cell>
          <table:table-cell office:value-type="float" office:value="17.374071" calcext:value-type="float">
            <text:p>17.374071</text:p>
          </table:table-cell>
          <table:table-cell table:formula="of:=[.C113]+[.A114]" office:value-type="float" office:value="5.6660715605" calcext:value-type="float">
            <text:p>5.6660715605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114]+[.A115]" office:value-type="float" office:value="5.6806744445" calcext:value-type="float">
            <text:p>5.6806744445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115]+[.A116]" office:value-type="float" office:value="5.6953231055" calcext:value-type="float">
            <text:p>5.6953231055</text:p>
          </table:table-cell>
        </table:table-row>
        <table:table-row table:style-name="ro1">
          <table:table-cell office:value-type="float" office:value="0.014740216" calcext:value-type="float">
            <text:p>0.014740216</text:p>
          </table:table-cell>
          <table:table-cell office:value-type="float" office:value="16.960402" calcext:value-type="float">
            <text:p>16.960402</text:p>
          </table:table-cell>
          <table:table-cell table:formula="of:=[.C116]+[.A117]" office:value-type="float" office:value="5.7100633215" calcext:value-type="float">
            <text:p>5.7100633215</text:p>
          </table:table-cell>
        </table:table-row>
        <table:table-row table:style-name="ro1">
          <table:table-cell office:value-type="float" office:value="0.014328222" calcext:value-type="float">
            <text:p>0.014328222</text:p>
          </table:table-cell>
          <table:table-cell office:value-type="float" office:value="17.448084" calcext:value-type="float">
            <text:p>17.448084</text:p>
          </table:table-cell>
          <table:table-cell table:formula="of:=[.C117]+[.A118]" office:value-type="float" office:value="5.7243915435" calcext:value-type="float">
            <text:p>5.7243915435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118]+[.A119]" office:value-type="float" office:value="5.7389181325" calcext:value-type="float">
            <text:p>5.7389181325</text:p>
          </table:table-cell>
        </table:table-row>
        <table:table-row table:style-name="ro1">
          <table:table-cell office:value-type="float" office:value="0.014633402" calcext:value-type="float">
            <text:p>0.014633402</text:p>
          </table:table-cell>
          <table:table-cell office:value-type="float" office:value="17.084202" calcext:value-type="float">
            <text:p>17.084202</text:p>
          </table:table-cell>
          <table:table-cell table:formula="of:=[.C119]+[.A120]" office:value-type="float" office:value="5.7535515345" calcext:value-type="float">
            <text:p>5.7535515345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120]+[.A121]" office:value-type="float" office:value="5.7682459725" calcext:value-type="float">
            <text:p>5.7682459725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121]+[.A122]" office:value-type="float" office:value="5.7825589355" calcext:value-type="float">
            <text:p>5.7825589355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122]+[.A123]" office:value-type="float" office:value="5.7970702655" calcext:value-type="float">
            <text:p>5.7970702655</text:p>
          </table:table-cell>
        </table:table-row>
        <table:table-row table:style-name="ro1">
          <table:table-cell office:value-type="float" office:value="0.014587625" calcext:value-type="float">
            <text:p>0.014587625</text:p>
          </table:table-cell>
          <table:table-cell office:value-type="float" office:value="17.137814" calcext:value-type="float">
            <text:p>17.137814</text:p>
          </table:table-cell>
          <table:table-cell table:formula="of:=[.C123]+[.A124]" office:value-type="float" office:value="5.8116578905" calcext:value-type="float">
            <text:p>5.8116578905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124]+[.A125]" office:value-type="float" office:value="5.8263523285" calcext:value-type="float">
            <text:p>5.8263523285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125]+[.A126]" office:value-type="float" office:value="5.8406652915" calcext:value-type="float">
            <text:p>5.8406652915</text:p>
          </table:table-cell>
        </table:table-row>
        <table:table-row table:style-name="ro1">
          <table:table-cell office:value-type="float" office:value="0.014496071" calcext:value-type="float">
            <text:p>0.014496071</text:p>
          </table:table-cell>
          <table:table-cell office:value-type="float" office:value="17.246054" calcext:value-type="float">
            <text:p>17.246054</text:p>
          </table:table-cell>
          <table:table-cell table:formula="of:=[.C126]+[.A127]" office:value-type="float" office:value="5.8551613625" calcext:value-type="float">
            <text:p>5.855161362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127]+[.A128]" office:value-type="float" office:value="5.8697184695" calcext:value-type="float">
            <text:p>5.8697184695</text:p>
          </table:table-cell>
        </table:table-row>
        <table:table-row table:style-name="ro1">
          <table:table-cell office:value-type="float" office:value="0.0146791795" calcext:value-type="float">
            <text:p>0.0146791795</text:p>
          </table:table-cell>
          <table:table-cell office:value-type="float" office:value="17.030924" calcext:value-type="float">
            <text:p>17.030924</text:p>
          </table:table-cell>
          <table:table-cell table:formula="of:=[.C128]+[.A129]" office:value-type="float" office:value="5.884397649" calcext:value-type="float">
            <text:p>5.884397649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129]+[.A130]" office:value-type="float" office:value="5.8986800935" calcext:value-type="float">
            <text:p>5.8986800935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130]+[.A131]" office:value-type="float" office:value="5.9131456465" calcext:value-type="float">
            <text:p>5.9131456465</text:p>
          </table:table-cell>
        </table:table-row>
        <table:table-row table:style-name="ro1">
          <table:table-cell office:value-type="float" office:value="0.014572366" calcext:value-type="float">
            <text:p>0.014572366</text:p>
          </table:table-cell>
          <table:table-cell office:value-type="float" office:value="17.15576" calcext:value-type="float">
            <text:p>17.15576</text:p>
          </table:table-cell>
          <table:table-cell table:formula="of:=[.C131]+[.A132]" office:value-type="float" office:value="5.9277180125" calcext:value-type="float">
            <text:p>5.9277180125</text:p>
          </table:table-cell>
        </table:table-row>
        <table:table-row table:style-name="ro1">
          <table:table-cell office:value-type="float" office:value="0.01466392" calcext:value-type="float">
            <text:p>0.01466392</text:p>
          </table:table-cell>
          <table:table-cell office:value-type="float" office:value="17.048647" calcext:value-type="float">
            <text:p>17.048647</text:p>
          </table:table-cell>
          <table:table-cell table:formula="of:=[.C132]+[.A133]" office:value-type="float" office:value="5.9423819325" calcext:value-type="float">
            <text:p>5.9423819325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133]+[.A134]" office:value-type="float" office:value="5.9566491185" calcext:value-type="float">
            <text:p>5.9566491185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134]+[.A135]" office:value-type="float" office:value="5.9711146715" calcext:value-type="float">
            <text:p>5.9711146715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135]+[.A136]" office:value-type="float" office:value="5.9856412605" calcext:value-type="float">
            <text:p>5.9856412605</text:p>
          </table:table-cell>
        </table:table-row>
        <table:table-row table:style-name="ro1">
          <table:table-cell office:value-type="float" office:value="0.014633402" calcext:value-type="float">
            <text:p>0.014633402</text:p>
          </table:table-cell>
          <table:table-cell office:value-type="float" office:value="17.084202" calcext:value-type="float">
            <text:p>17.084202</text:p>
          </table:table-cell>
          <table:table-cell table:formula="of:=[.C136]+[.A137]" office:value-type="float" office:value="6.0002746625" calcext:value-type="float">
            <text:p>6.0002746625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137]+[.A138]" office:value-type="float" office:value="6.0144655535" calcext:value-type="float">
            <text:p>6.0144655535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138]+[.A139]" office:value-type="float" office:value="6.0289158475" calcext:value-type="float">
            <text:p>6.0289158475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139]+[.A140]" office:value-type="float" office:value="6.0434271775" calcext:value-type="float">
            <text:p>6.0434271775</text:p>
          </table:table-cell>
        </table:table-row>
        <table:table-row table:style-name="ro1">
          <table:table-cell office:value-type="float" office:value="0.014618143" calcext:value-type="float">
            <text:p>0.014618143</text:p>
          </table:table-cell>
          <table:table-cell office:value-type="float" office:value="17.102036" calcext:value-type="float">
            <text:p>17.102036</text:p>
          </table:table-cell>
          <table:table-cell table:formula="of:=[.C140]+[.A141]" office:value-type="float" office:value="6.0580453205" calcext:value-type="float">
            <text:p>6.0580453205</text:p>
          </table:table-cell>
        </table:table-row>
        <table:table-row table:style-name="ro1">
          <table:table-cell office:value-type="float" office:value="0.014221408" calcext:value-type="float">
            <text:p>0.014221408</text:p>
          </table:table-cell>
          <table:table-cell office:value-type="float" office:value="17.57913" calcext:value-type="float">
            <text:p>17.57913</text:p>
          </table:table-cell>
          <table:table-cell table:formula="of:=[.C141]+[.A142]" office:value-type="float" office:value="6.0722667285" calcext:value-type="float">
            <text:p>6.0722667285</text:p>
          </table:table-cell>
        </table:table-row>
        <table:table-row table:style-name="ro1">
          <table:table-cell office:value-type="float" office:value="0.014419775" calcext:value-type="float">
            <text:p>0.014419775</text:p>
          </table:table-cell>
          <table:table-cell office:value-type="float" office:value="17.337301" calcext:value-type="float">
            <text:p>17.337301</text:p>
          </table:table-cell>
          <table:table-cell table:formula="of:=[.C142]+[.A143]" office:value-type="float" office:value="6.0866865035" calcext:value-type="float">
            <text:p>6.0866865035</text:p>
          </table:table-cell>
        </table:table-row>
        <table:table-row table:style-name="ro1">
          <table:table-cell office:value-type="float" office:value="0.014496071" calcext:value-type="float">
            <text:p>0.014496071</text:p>
          </table:table-cell>
          <table:table-cell office:value-type="float" office:value="17.246054" calcext:value-type="float">
            <text:p>17.246054</text:p>
          </table:table-cell>
          <table:table-cell table:formula="of:=[.C143]+[.A144]" office:value-type="float" office:value="6.1011825745" calcext:value-type="float">
            <text:p>6.1011825745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144]+[.A145]" office:value-type="float" office:value="6.1157854585" calcext:value-type="float">
            <text:p>6.1157854585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145]+[.A146]" office:value-type="float" office:value="6.1299763495" calcext:value-type="float">
            <text:p>6.1299763495</text:p>
          </table:table-cell>
        </table:table-row>
        <table:table-row table:style-name="ro1">
          <table:table-cell office:value-type="float" office:value="0.014389258" calcext:value-type="float">
            <text:p>0.014389258</text:p>
          </table:table-cell>
          <table:table-cell office:value-type="float" office:value="17.374071" calcext:value-type="float">
            <text:p>17.374071</text:p>
          </table:table-cell>
          <table:table-cell table:formula="of:=[.C146]+[.A147]" office:value-type="float" office:value="6.1443656075" calcext:value-type="float">
            <text:p>6.1443656075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147]+[.A148]" office:value-type="float" office:value="6.1588311605" calcext:value-type="float">
            <text:p>6.1588311605</text:p>
          </table:table-cell>
        </table:table-row>
        <table:table-row table:style-name="ro1">
          <table:table-cell office:value-type="float" office:value="0.014587625" calcext:value-type="float">
            <text:p>0.014587625</text:p>
          </table:table-cell>
          <table:table-cell office:value-type="float" office:value="17.137814" calcext:value-type="float">
            <text:p>17.137814</text:p>
          </table:table-cell>
          <table:table-cell table:formula="of:=[.C148]+[.A149]" office:value-type="float" office:value="6.1734187855" calcext:value-type="float">
            <text:p>6.1734187855</text:p>
          </table:table-cell>
        </table:table-row>
        <table:table-row table:style-name="ro1">
          <table:table-cell office:value-type="float" office:value="0.014175631" calcext:value-type="float">
            <text:p>0.014175631</text:p>
          </table:table-cell>
          <table:table-cell office:value-type="float" office:value="17.635899" calcext:value-type="float">
            <text:p>17.635899</text:p>
          </table:table-cell>
          <table:table-cell table:formula="of:=[.C149]+[.A150]" office:value-type="float" office:value="6.1875944165" calcext:value-type="float">
            <text:p>6.187594416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150]+[.A151]" office:value-type="float" office:value="6.2019684155" calcext:value-type="float">
            <text:p>6.2019684155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151]+[.A152]" office:value-type="float" office:value="6.2164187095" calcext:value-type="float">
            <text:p>6.216418709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152]+[.A153]" office:value-type="float" office:value="6.2309758165" calcext:value-type="float">
            <text:p>6.2309758165</text:p>
          </table:table-cell>
        </table:table-row>
        <table:table-row table:style-name="ro1">
          <table:table-cell office:value-type="float" office:value="0.014160372" calcext:value-type="float">
            <text:p>0.014160372</text:p>
          </table:table-cell>
          <table:table-cell office:value-type="float" office:value="17.654903" calcext:value-type="float">
            <text:p>17.654903</text:p>
          </table:table-cell>
          <table:table-cell table:formula="of:=[.C153]+[.A154]" office:value-type="float" office:value="6.2451361885" calcext:value-type="float">
            <text:p>6.245136188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154]+[.A155]" office:value-type="float" office:value="6.2595101875" calcext:value-type="float">
            <text:p>6.2595101875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155]+[.A156]" office:value-type="float" office:value="6.2739452225" calcext:value-type="float">
            <text:p>6.2739452225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156]+[.A157]" office:value-type="float" office:value="6.2884718115" calcext:value-type="float">
            <text:p>6.288471811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157]+[.A158]" office:value-type="float" office:value="6.302616925" calcext:value-type="float">
            <text:p>6.302616925</text:p>
          </table:table-cell>
        </table:table-row>
        <table:table-row table:style-name="ro1">
          <table:table-cell office:value-type="float" office:value="0.014358739" calcext:value-type="float">
            <text:p>0.014358739</text:p>
          </table:table-cell>
          <table:table-cell office:value-type="float" office:value="17.411" calcext:value-type="float">
            <text:p>17.411</text:p>
          </table:table-cell>
          <table:table-cell table:formula="of:=[.C158]+[.A159]" office:value-type="float" office:value="6.316975664" calcext:value-type="float">
            <text:p>6.316975664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159]+[.A160]" office:value-type="float" office:value="6.331380181" calcext:value-type="float">
            <text:p>6.331380181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160]+[.A161]" office:value-type="float" office:value="6.345891511" calcext:value-type="float">
            <text:p>6.345891511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161]+[.A162]" office:value-type="float" office:value="6.359975588" calcext:value-type="float">
            <text:p>6.359975588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162]+[.A163]" office:value-type="float" office:value="6.374288551" calcext:value-type="float">
            <text:p>6.374288551</text:p>
          </table:table-cell>
        </table:table-row>
        <table:table-row table:style-name="ro1">
          <table:table-cell office:value-type="float" office:value="0.014389258" calcext:value-type="float">
            <text:p>0.014389258</text:p>
          </table:table-cell>
          <table:table-cell office:value-type="float" office:value="17.374071" calcext:value-type="float">
            <text:p>17.374071</text:p>
          </table:table-cell>
          <table:table-cell table:formula="of:=[.C163]+[.A164]" office:value-type="float" office:value="6.388677809" calcext:value-type="float">
            <text:p>6.388677809</text:p>
          </table:table-cell>
        </table:table-row>
        <table:table-row table:style-name="ro1">
          <table:table-cell office:value-type="float" office:value="0.014496071" calcext:value-type="float">
            <text:p>0.014496071</text:p>
          </table:table-cell>
          <table:table-cell office:value-type="float" office:value="17.246054" calcext:value-type="float">
            <text:p>17.246054</text:p>
          </table:table-cell>
          <table:table-cell table:formula="of:=[.C164]+[.A165]" office:value-type="float" office:value="6.40317388" calcext:value-type="float">
            <text:p>6.40317388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165]+[.A166]" office:value-type="float" office:value="6.417242699" calcext:value-type="float">
            <text:p>6.417242699</text:p>
          </table:table-cell>
        </table:table-row>
        <table:table-row table:style-name="ro1">
          <table:table-cell office:value-type="float" office:value="0.014297703" calcext:value-type="float">
            <text:p>0.014297703</text:p>
          </table:table-cell>
          <table:table-cell office:value-type="float" office:value="17.485325" calcext:value-type="float">
            <text:p>17.485325</text:p>
          </table:table-cell>
          <table:table-cell table:formula="of:=[.C166]+[.A167]" office:value-type="float" office:value="6.431540402" calcext:value-type="float">
            <text:p>6.431540402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167]+[.A168]" office:value-type="float" office:value="6.445914401" calcext:value-type="float">
            <text:p>6.445914401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168]+[.A169]" office:value-type="float" office:value="6.460349436" calcext:value-type="float">
            <text:p>6.460349436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169]+[.A170]" office:value-type="float" office:value="6.474387736" calcext:value-type="float">
            <text:p>6.474387736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170]+[.A171]" office:value-type="float" office:value="6.4886701805" calcext:value-type="float">
            <text:p>6.4886701805</text:p>
          </table:table-cell>
        </table:table-row>
        <table:table-row table:style-name="ro1">
          <table:table-cell office:value-type="float" office:value="0.014328222" calcext:value-type="float">
            <text:p>0.014328222</text:p>
          </table:table-cell>
          <table:table-cell office:value-type="float" office:value="17.448084" calcext:value-type="float">
            <text:p>17.448084</text:p>
          </table:table-cell>
          <table:table-cell table:formula="of:=[.C171]+[.A172]" office:value-type="float" office:value="6.5029984025" calcext:value-type="float">
            <text:p>6.502998402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172]+[.A173]" office:value-type="float" office:value="6.5174029195" calcext:value-type="float">
            <text:p>6.5174029195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173]+[.A174]" office:value-type="float" office:value="6.5314412195" calcext:value-type="float">
            <text:p>6.5314412195</text:p>
          </table:table-cell>
        </table:table-row>
        <table:table-row table:style-name="ro1">
          <table:table-cell office:value-type="float" office:value="0.014221408" calcext:value-type="float">
            <text:p>0.014221408</text:p>
          </table:table-cell>
          <table:table-cell office:value-type="float" office:value="17.57913" calcext:value-type="float">
            <text:p>17.57913</text:p>
          </table:table-cell>
          <table:table-cell table:formula="of:=[.C174]+[.A175]" office:value-type="float" office:value="6.5456626275" calcext:value-type="float">
            <text:p>6.5456626275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175]+[.A176]" office:value-type="float" office:value="6.559945072" calcext:value-type="float">
            <text:p>6.559945072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176]+[.A177]" office:value-type="float" office:value="6.574349589" calcext:value-type="float">
            <text:p>6.574349589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177]+[.A178]" office:value-type="float" office:value="6.588342112" calcext:value-type="float">
            <text:p>6.588342112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178]+[.A179]" office:value-type="float" office:value="6.602533003" calcext:value-type="float">
            <text:p>6.602533003</text:p>
          </table:table-cell>
        </table:table-row>
        <table:table-row table:style-name="ro1">
          <table:table-cell office:value-type="float" office:value="0.014251927" calcext:value-type="float">
            <text:p>0.014251927</text:p>
          </table:table-cell>
          <table:table-cell office:value-type="float" office:value="17.541487" calcext:value-type="float">
            <text:p>17.541487</text:p>
          </table:table-cell>
          <table:table-cell table:formula="of:=[.C179]+[.A180]" office:value-type="float" office:value="6.61678493" calcext:value-type="float">
            <text:p>6.61678493</text:p>
          </table:table-cell>
        </table:table-row>
        <table:table-row table:style-name="ro1">
          <table:table-cell office:value-type="float" office:value="0.014358739" calcext:value-type="float">
            <text:p>0.014358739</text:p>
          </table:table-cell>
          <table:table-cell office:value-type="float" office:value="17.411" calcext:value-type="float">
            <text:p>17.411</text:p>
          </table:table-cell>
          <table:table-cell table:formula="of:=[.C180]+[.A181]" office:value-type="float" office:value="6.631143669" calcext:value-type="float">
            <text:p>6.631143669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181]+[.A182]" office:value-type="float" office:value="6.6450904155" calcext:value-type="float">
            <text:p>6.6450904155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182]+[.A183]" office:value-type="float" office:value="6.6592202705" calcext:value-type="float">
            <text:p>6.659220270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183]+[.A184]" office:value-type="float" office:value="6.6734264205" calcext:value-type="float">
            <text:p>6.6734264205</text:p>
          </table:table-cell>
        </table:table-row>
        <table:table-row table:style-name="ro1">
          <table:table-cell office:value-type="float" office:value="0.014297703" calcext:value-type="float">
            <text:p>0.014297703</text:p>
          </table:table-cell>
          <table:table-cell office:value-type="float" office:value="17.485325" calcext:value-type="float">
            <text:p>17.485325</text:p>
          </table:table-cell>
          <table:table-cell table:formula="of:=[.C184]+[.A185]" office:value-type="float" office:value="6.6877241235" calcext:value-type="float">
            <text:p>6.687724123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185]+[.A186]" office:value-type="float" office:value="6.7016098335" calcext:value-type="float">
            <text:p>6.7016098335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186]+[.A187]" office:value-type="float" office:value="6.7157091695" calcext:value-type="float">
            <text:p>6.7157091695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187]+[.A188]" office:value-type="float" office:value="6.7298390245" calcext:value-type="float">
            <text:p>6.7298390245</text:p>
          </table:table-cell>
        </table:table-row>
        <table:table-row table:style-name="ro1">
          <table:table-cell office:value-type="float" office:value="0.014251927" calcext:value-type="float">
            <text:p>0.014251927</text:p>
          </table:table-cell>
          <table:table-cell office:value-type="float" office:value="17.541487" calcext:value-type="float">
            <text:p>17.541487</text:p>
          </table:table-cell>
          <table:table-cell table:formula="of:=[.C188]+[.A189]" office:value-type="float" office:value="6.7440909515" calcext:value-type="float">
            <text:p>6.744090951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189]+[.A190]" office:value-type="float" office:value="6.7579766615" calcext:value-type="float">
            <text:p>6.7579766615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190]+[.A191]" office:value-type="float" office:value="6.7720302205" calcext:value-type="float">
            <text:p>6.7720302205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191]+[.A192]" office:value-type="float" office:value="6.7861600755" calcext:value-type="float">
            <text:p>6.7861600755</text:p>
          </table:table-cell>
        </table:table-row>
        <table:table-row table:style-name="ro1">
          <table:table-cell office:value-type="float" office:value="0.014221408" calcext:value-type="float">
            <text:p>0.014221408</text:p>
          </table:table-cell>
          <table:table-cell office:value-type="float" office:value="17.57913" calcext:value-type="float">
            <text:p>17.57913</text:p>
          </table:table-cell>
          <table:table-cell table:formula="of:=[.C192]+[.A193]" office:value-type="float" office:value="6.8003814835" calcext:value-type="float">
            <text:p>6.8003814835</text:p>
          </table:table-cell>
        </table:table-row>
        <table:table-row table:style-name="ro1">
          <table:table-cell office:value-type="float" office:value="0.013809415" calcext:value-type="float">
            <text:p>0.013809415</text:p>
          </table:table-cell>
          <table:table-cell office:value-type="float" office:value="18.10359" calcext:value-type="float">
            <text:p>18.10359</text:p>
          </table:table-cell>
          <table:table-cell table:formula="of:=[.C193]+[.A194]" office:value-type="float" office:value="6.8141908985" calcext:value-type="float">
            <text:p>6.8141908985</text:p>
          </table:table-cell>
        </table:table-row>
        <table:table-row table:style-name="ro1">
          <table:table-cell office:value-type="float" office:value="0.014023041" calcext:value-type="float">
            <text:p>0.014023041</text:p>
          </table:table-cell>
          <table:table-cell office:value-type="float" office:value="17.827803" calcext:value-type="float">
            <text:p>17.827803</text:p>
          </table:table-cell>
          <table:table-cell table:formula="of:=[.C194]+[.A195]" office:value-type="float" office:value="6.8282139395" calcext:value-type="float">
            <text:p>6.8282139395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195]+[.A196]" office:value-type="float" office:value="6.8422980165" calcext:value-type="float">
            <text:p>6.8422980165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196]+[.A197]" office:value-type="float" office:value="6.8564889075" calcext:value-type="float">
            <text:p>6.8564889075</text:p>
          </table:table-cell>
        </table:table-row>
        <table:table-row table:style-name="ro1">
          <table:table-cell office:value-type="float" office:value="0.013809415" calcext:value-type="float">
            <text:p>0.013809415</text:p>
          </table:table-cell>
          <table:table-cell office:value-type="float" office:value="18.10359" calcext:value-type="float">
            <text:p>18.10359</text:p>
          </table:table-cell>
          <table:table-cell table:formula="of:=[.C197]+[.A198]" office:value-type="float" office:value="6.8702983225" calcext:value-type="float">
            <text:p>6.8702983225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198]+[.A199]" office:value-type="float" office:value="6.8842908455" calcext:value-type="float">
            <text:p>6.8842908455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199]+[.A200]" office:value-type="float" office:value="6.8983596645" calcext:value-type="float">
            <text:p>6.898359664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200]+[.A201]" office:value-type="float" office:value="6.912504778" calcext:value-type="float">
            <text:p>6.912504778</text:p>
          </table:table-cell>
        </table:table-row>
        <table:table-row table:style-name="ro1">
          <table:table-cell office:value-type="float" office:value="0.013778897" calcext:value-type="float">
            <text:p>0.013778897</text:p>
          </table:table-cell>
          <table:table-cell office:value-type="float" office:value="18.143686" calcext:value-type="float">
            <text:p>18.143686</text:p>
          </table:table-cell>
          <table:table-cell table:formula="of:=[.C201]+[.A202]" office:value-type="float" office:value="6.926283675" calcext:value-type="float">
            <text:p>6.926283675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202]+[.A203]" office:value-type="float" office:value="6.94024568" calcext:value-type="float">
            <text:p>6.94024568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203]+[.A204]" office:value-type="float" office:value="6.95428398" calcext:value-type="float">
            <text:p>6.95428398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204]+[.A205]" office:value-type="float" office:value="6.968398575" calcext:value-type="float">
            <text:p>6.968398575</text:p>
          </table:table-cell>
        </table:table-row>
        <table:table-row table:style-name="ro1">
          <table:table-cell office:value-type="float" office:value="0.0137483785" calcext:value-type="float">
            <text:p>0.0137483785</text:p>
          </table:table-cell>
          <table:table-cell office:value-type="float" office:value="18.183962" calcext:value-type="float">
            <text:p>18.183962</text:p>
          </table:table-cell>
          <table:table-cell table:formula="of:=[.C205]+[.A206]" office:value-type="float" office:value="6.9821469535" calcext:value-type="float">
            <text:p>6.9821469535</text:p>
          </table:table-cell>
        </table:table-row>
        <table:table-row table:style-name="ro1">
          <table:table-cell office:value-type="float" office:value="0.013931487" calcext:value-type="float">
            <text:p>0.013931487</text:p>
          </table:table-cell>
          <table:table-cell office:value-type="float" office:value="17.944962" calcext:value-type="float">
            <text:p>17.944962</text:p>
          </table:table-cell>
          <table:table-cell table:formula="of:=[.C206]+[.A207]" office:value-type="float" office:value="6.9960784405" calcext:value-type="float">
            <text:p>6.9960784405</text:p>
          </table:table-cell>
        </table:table-row>
        <table:table-row table:style-name="ro1">
          <table:table-cell office:value-type="float" office:value="0.014007783" calcext:value-type="float">
            <text:p>0.014007783</text:p>
          </table:table-cell>
          <table:table-cell office:value-type="float" office:value="17.847223" calcext:value-type="float">
            <text:p>17.847223</text:p>
          </table:table-cell>
          <table:table-cell table:formula="of:=[.C207]+[.A208]" office:value-type="float" office:value="7.0100862235" calcext:value-type="float">
            <text:p>7.0100862235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208]+[.A209]" office:value-type="float" office:value="7.0242008185" calcext:value-type="float">
            <text:p>7.0242008185</text:p>
          </table:table-cell>
        </table:table-row>
        <table:table-row table:style-name="ro1">
          <table:table-cell office:value-type="float" office:value="0.013702602" calcext:value-type="float">
            <text:p>0.013702602</text:p>
          </table:table-cell>
          <table:table-cell office:value-type="float" office:value="18.244709" calcext:value-type="float">
            <text:p>18.244709</text:p>
          </table:table-cell>
          <table:table-cell table:formula="of:=[.C209]+[.A210]" office:value-type="float" office:value="7.0379034205" calcext:value-type="float">
            <text:p>7.037903420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210]+[.A211]" office:value-type="float" office:value="7.051850167" calcext:value-type="float">
            <text:p>7.051850167</text:p>
          </table:table-cell>
        </table:table-row>
        <table:table-row table:style-name="ro1">
          <table:table-cell office:value-type="float" office:value="0.014007783" calcext:value-type="float">
            <text:p>0.014007783</text:p>
          </table:table-cell>
          <table:table-cell office:value-type="float" office:value="17.847223" calcext:value-type="float">
            <text:p>17.847223</text:p>
          </table:table-cell>
          <table:table-cell table:formula="of:=[.C211]+[.A212]" office:value-type="float" office:value="7.06585795" calcext:value-type="float">
            <text:p>7.06585795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212]+[.A213]" office:value-type="float" office:value="7.079957286" calcext:value-type="float">
            <text:p>7.079957286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213]+[.A214]" office:value-type="float" office:value="7.093675147" calcext:value-type="float">
            <text:p>7.093675147</text:p>
          </table:table-cell>
        </table:table-row>
        <table:table-row table:style-name="ro1">
          <table:table-cell office:value-type="float" office:value="0.013931487" calcext:value-type="float">
            <text:p>0.013931487</text:p>
          </table:table-cell>
          <table:table-cell office:value-type="float" office:value="17.944962" calcext:value-type="float">
            <text:p>17.944962</text:p>
          </table:table-cell>
          <table:table-cell table:formula="of:=[.C214]+[.A215]" office:value-type="float" office:value="7.107606634" calcext:value-type="float">
            <text:p>7.107606634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215]+[.A216]" office:value-type="float" office:value="7.121599157" calcext:value-type="float">
            <text:p>7.121599157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216]+[.A217]" office:value-type="float" office:value="7.135698493" calcext:value-type="float">
            <text:p>7.135698493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217]+[.A218]" office:value-type="float" office:value="7.149416354" calcext:value-type="float">
            <text:p>7.149416354</text:p>
          </table:table-cell>
        </table:table-row>
        <table:table-row table:style-name="ro1">
          <table:table-cell office:value-type="float" office:value="0.013916228" calcext:value-type="float">
            <text:p>0.013916228</text:p>
          </table:table-cell>
          <table:table-cell office:value-type="float" office:value="17.964638" calcext:value-type="float">
            <text:p>17.964638</text:p>
          </table:table-cell>
          <table:table-cell table:formula="of:=[.C218]+[.A219]" office:value-type="float" office:value="7.163332582" calcext:value-type="float">
            <text:p>7.163332582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219]+[.A220]" office:value-type="float" office:value="7.177294587" calcext:value-type="float">
            <text:p>7.177294587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220]+[.A221]" office:value-type="float" office:value="7.191378664" calcext:value-type="float">
            <text:p>7.191378664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221]+[.A222]" office:value-type="float" office:value="7.205066006" calcext:value-type="float">
            <text:p>7.205066006</text:p>
          </table:table-cell>
        </table:table-row>
        <table:table-row table:style-name="ro1">
          <table:table-cell office:value-type="float" office:value="0.013900969" calcext:value-type="float">
            <text:p>0.013900969</text:p>
          </table:table-cell>
          <table:table-cell office:value-type="float" office:value="17.984358" calcext:value-type="float">
            <text:p>17.984358</text:p>
          </table:table-cell>
          <table:table-cell table:formula="of:=[.C222]+[.A223]" office:value-type="float" office:value="7.218966975" calcext:value-type="float">
            <text:p>7.218966975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223]+[.A224]" office:value-type="float" office:value="7.23292898" calcext:value-type="float">
            <text:p>7.23292898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224]+[.A225]" office:value-type="float" office:value="7.246982539" calcext:value-type="float">
            <text:p>7.246982539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225]+[.A226]" office:value-type="float" office:value="7.260669881" calcext:value-type="float">
            <text:p>7.260669881</text:p>
          </table:table-cell>
        </table:table-row>
        <table:table-row table:style-name="ro1">
          <table:table-cell office:value-type="float" office:value="0.013916228" calcext:value-type="float">
            <text:p>0.013916228</text:p>
          </table:table-cell>
          <table:table-cell office:value-type="float" office:value="17.964638" calcext:value-type="float">
            <text:p>17.964638</text:p>
          </table:table-cell>
          <table:table-cell table:formula="of:=[.C226]+[.A227]" office:value-type="float" office:value="7.274586109" calcext:value-type="float">
            <text:p>7.274586109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227]+[.A228]" office:value-type="float" office:value="7.288548114" calcext:value-type="float">
            <text:p>7.288548114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228]+[.A229]" office:value-type="float" office:value="7.302632191" calcext:value-type="float">
            <text:p>7.302632191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229]+[.A230]" office:value-type="float" office:value="7.316350052" calcext:value-type="float">
            <text:p>7.316350052</text:p>
          </table:table-cell>
        </table:table-row>
        <table:table-row table:style-name="ro1">
          <table:table-cell office:value-type="float" office:value="0.013900969" calcext:value-type="float">
            <text:p>0.013900969</text:p>
          </table:table-cell>
          <table:table-cell office:value-type="float" office:value="17.984358" calcext:value-type="float">
            <text:p>17.984358</text:p>
          </table:table-cell>
          <table:table-cell table:formula="of:=[.C230]+[.A231]" office:value-type="float" office:value="7.330251021" calcext:value-type="float">
            <text:p>7.330251021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231]+[.A232]" office:value-type="float" office:value="7.344243544" calcext:value-type="float">
            <text:p>7.344243544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232]+[.A233]" office:value-type="float" office:value="7.358297103" calcext:value-type="float">
            <text:p>7.358297103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233]+[.A234]" office:value-type="float" office:value="7.371984445" calcext:value-type="float">
            <text:p>7.371984445</text:p>
          </table:table-cell>
        </table:table-row>
        <table:table-row table:style-name="ro1">
          <table:table-cell office:value-type="float" office:value="0.013916228" calcext:value-type="float">
            <text:p>0.013916228</text:p>
          </table:table-cell>
          <table:table-cell office:value-type="float" office:value="17.964638" calcext:value-type="float">
            <text:p>17.964638</text:p>
          </table:table-cell>
          <table:table-cell table:formula="of:=[.C234]+[.A235]" office:value-type="float" office:value="7.385900673" calcext:value-type="float">
            <text:p>7.385900673</text:p>
          </table:table-cell>
        </table:table-row>
        <table:table-row table:style-name="ro1">
          <table:table-cell office:value-type="float" office:value="0.013931487" calcext:value-type="float">
            <text:p>0.013931487</text:p>
          </table:table-cell>
          <table:table-cell office:value-type="float" office:value="17.944962" calcext:value-type="float">
            <text:p>17.944962</text:p>
          </table:table-cell>
          <table:table-cell table:formula="of:=[.C235]+[.A236]" office:value-type="float" office:value="7.39983216" calcext:value-type="float">
            <text:p>7.39983216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236]+[.A237]" office:value-type="float" office:value="7.413900979" calcext:value-type="float">
            <text:p>7.413900979</text:p>
          </table:table-cell>
        </table:table-row>
        <table:table-row table:style-name="ro1">
          <table:table-cell office:value-type="float" office:value="0.013702602" calcext:value-type="float">
            <text:p>0.013702602</text:p>
          </table:table-cell>
          <table:table-cell office:value-type="float" office:value="18.244709" calcext:value-type="float">
            <text:p>18.244709</text:p>
          </table:table-cell>
          <table:table-cell table:formula="of:=[.C237]+[.A238]" office:value-type="float" office:value="7.427603581" calcext:value-type="float">
            <text:p>7.427603581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238]+[.A239]" office:value-type="float" office:value="7.4415503275" calcext:value-type="float">
            <text:p>7.4415503275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239]+[.A240]" office:value-type="float" office:value="7.4555428505" calcext:value-type="float">
            <text:p>7.4555428505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240]+[.A241]" office:value-type="float" office:value="7.4696269275" calcext:value-type="float">
            <text:p>7.4696269275</text:p>
          </table:table-cell>
        </table:table-row>
        <table:table-row table:style-name="ro1">
          <table:table-cell office:value-type="float" office:value="0.013702602" calcext:value-type="float">
            <text:p>0.013702602</text:p>
          </table:table-cell>
          <table:table-cell office:value-type="float" office:value="18.244709" calcext:value-type="float">
            <text:p>18.244709</text:p>
          </table:table-cell>
          <table:table-cell table:formula="of:=[.C241]+[.A242]" office:value-type="float" office:value="7.4833295295" calcext:value-type="float">
            <text:p>7.483329529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242]+[.A243]" office:value-type="float" office:value="7.497276276" calcext:value-type="float">
            <text:p>7.497276276</text:p>
          </table:table-cell>
        </table:table-row>
        <table:table-row table:style-name="ro1">
          <table:table-cell office:value-type="float" office:value="0.014007783" calcext:value-type="float">
            <text:p>0.014007783</text:p>
          </table:table-cell>
          <table:table-cell office:value-type="float" office:value="17.847223" calcext:value-type="float">
            <text:p>17.847223</text:p>
          </table:table-cell>
          <table:table-cell table:formula="of:=[.C243]+[.A244]" office:value-type="float" office:value="7.511284059" calcext:value-type="float">
            <text:p>7.511284059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244]+[.A245]" office:value-type="float" office:value="7.525398654" calcext:value-type="float">
            <text:p>7.525398654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245]+[.A246]" office:value-type="float" office:value="7.539116515" calcext:value-type="float">
            <text:p>7.53911651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246]+[.A247]" office:value-type="float" office:value="7.5530632615" calcext:value-type="float">
            <text:p>7.5530632615</text:p>
          </table:table-cell>
        </table:table-row>
        <table:table-row table:style-name="ro1">
          <table:table-cell office:value-type="float" office:value="0.014007783" calcext:value-type="float">
            <text:p>0.014007783</text:p>
          </table:table-cell>
          <table:table-cell office:value-type="float" office:value="17.847223" calcext:value-type="float">
            <text:p>17.847223</text:p>
          </table:table-cell>
          <table:table-cell table:formula="of:=[.C247]+[.A248]" office:value-type="float" office:value="7.5670710445" calcext:value-type="float">
            <text:p>7.5670710445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248]+[.A249]" office:value-type="float" office:value="7.5812008995" calcext:value-type="float">
            <text:p>7.5812008995</text:p>
          </table:table-cell>
        </table:table-row>
        <table:table-row table:style-name="ro1">
          <table:table-cell office:value-type="float" office:value="0.01373312" calcext:value-type="float">
            <text:p>0.01373312</text:p>
          </table:table-cell>
          <table:table-cell office:value-type="float" office:value="18.204166" calcext:value-type="float">
            <text:p>18.204166</text:p>
          </table:table-cell>
          <table:table-cell table:formula="of:=[.C249]+[.A250]" office:value-type="float" office:value="7.5949340195" calcext:value-type="float">
            <text:p>7.5949340195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250]+[.A251]" office:value-type="float" office:value="7.6088960245" calcext:value-type="float">
            <text:p>7.6088960245</text:p>
          </table:table-cell>
        </table:table-row>
        <table:table-row table:style-name="ro1">
          <table:table-cell office:value-type="float" office:value="0.014023041" calcext:value-type="float">
            <text:p>0.014023041</text:p>
          </table:table-cell>
          <table:table-cell office:value-type="float" office:value="17.827803" calcext:value-type="float">
            <text:p>17.827803</text:p>
          </table:table-cell>
          <table:table-cell table:formula="of:=[.C251]+[.A252]" office:value-type="float" office:value="7.6229190655" calcext:value-type="float">
            <text:p>7.6229190655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252]+[.A253]" office:value-type="float" office:value="7.6370336605" calcext:value-type="float">
            <text:p>7.6370336605</text:p>
          </table:table-cell>
        </table:table-row>
        <table:table-row table:style-name="ro1">
          <table:table-cell office:value-type="float" office:value="0.013763638" calcext:value-type="float">
            <text:p>0.013763638</text:p>
          </table:table-cell>
          <table:table-cell office:value-type="float" office:value="18.163801" calcext:value-type="float">
            <text:p>18.163801</text:p>
          </table:table-cell>
          <table:table-cell table:formula="of:=[.C253]+[.A254]" office:value-type="float" office:value="7.6507972985" calcext:value-type="float">
            <text:p>7.650797298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254]+[.A255]" office:value-type="float" office:value="7.664744045" calcext:value-type="float">
            <text:p>7.664744045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255]+[.A256]" office:value-type="float" office:value="7.678782345" calcext:value-type="float">
            <text:p>7.67878234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256]+[.A257]" office:value-type="float" office:value="7.6929274585" calcext:value-type="float">
            <text:p>7.6929274585</text:p>
          </table:table-cell>
        </table:table-row>
        <table:table-row table:style-name="ro1">
          <table:table-cell office:value-type="float" office:value="0.0137483785" calcext:value-type="float">
            <text:p>0.0137483785</text:p>
          </table:table-cell>
          <table:table-cell office:value-type="float" office:value="18.183962" calcext:value-type="float">
            <text:p>18.183962</text:p>
          </table:table-cell>
          <table:table-cell table:formula="of:=[.C257]+[.A258]" office:value-type="float" office:value="7.706675837" calcext:value-type="float">
            <text:p>7.706675837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258]+[.A259]" office:value-type="float" office:value="7.72066836" calcext:value-type="float">
            <text:p>7.72066836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259]+[.A260]" office:value-type="float" office:value="7.734721919" calcext:value-type="float">
            <text:p>7.734721919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260]+[.A261]" office:value-type="float" office:value="7.74891281" calcext:value-type="float">
            <text:p>7.74891281</text:p>
          </table:table-cell>
        </table:table-row>
        <table:table-row table:style-name="ro1">
          <table:table-cell office:value-type="float" office:value="0.013794156" calcext:value-type="float">
            <text:p>0.013794156</text:p>
          </table:table-cell>
          <table:table-cell office:value-type="float" office:value="18.123617" calcext:value-type="float">
            <text:p>18.123617</text:p>
          </table:table-cell>
          <table:table-cell table:formula="of:=[.C261]+[.A262]" office:value-type="float" office:value="7.762706966" calcext:value-type="float">
            <text:p>7.762706966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262]+[.A263]" office:value-type="float" office:value="7.776745266" calcext:value-type="float">
            <text:p>7.776745266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263]+[.A264]" office:value-type="float" office:value="7.790829343" calcext:value-type="float">
            <text:p>7.790829343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264]+[.A265]" office:value-type="float" office:value="7.805035493" calcext:value-type="float">
            <text:p>7.805035493</text:p>
          </table:table-cell>
        </table:table-row>
        <table:table-row table:style-name="ro1">
          <table:table-cell office:value-type="float" office:value="0.013794156" calcext:value-type="float">
            <text:p>0.013794156</text:p>
          </table:table-cell>
          <table:table-cell office:value-type="float" office:value="18.123617" calcext:value-type="float">
            <text:p>18.123617</text:p>
          </table:table-cell>
          <table:table-cell table:formula="of:=[.C265]+[.A266]" office:value-type="float" office:value="7.818829649" calcext:value-type="float">
            <text:p>7.818829649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266]+[.A267]" office:value-type="float" office:value="7.832898468" calcext:value-type="float">
            <text:p>7.832898468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267]+[.A268]" office:value-type="float" office:value="7.847013063" calcext:value-type="float">
            <text:p>7.847013063</text:p>
          </table:table-cell>
        </table:table-row>
        <table:table-row table:style-name="ro1">
          <table:table-cell office:value-type="float" office:value="0.014236667" calcext:value-type="float">
            <text:p>0.014236667</text:p>
          </table:table-cell>
          <table:table-cell office:value-type="float" office:value="17.56029" calcext:value-type="float">
            <text:p>17.56029</text:p>
          </table:table-cell>
          <table:table-cell table:formula="of:=[.C268]+[.A269]" office:value-type="float" office:value="7.86124973" calcext:value-type="float">
            <text:p>7.86124973</text:p>
          </table:table-cell>
        </table:table-row>
        <table:table-row table:style-name="ro1">
          <table:table-cell office:value-type="float" office:value="0.013855192" calcext:value-type="float">
            <text:p>0.013855192</text:p>
          </table:table-cell>
          <table:table-cell office:value-type="float" office:value="18.043777" calcext:value-type="float">
            <text:p>18.043777</text:p>
          </table:table-cell>
          <table:table-cell table:formula="of:=[.C269]+[.A270]" office:value-type="float" office:value="7.875104922" calcext:value-type="float">
            <text:p>7.875104922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270]+[.A271]" office:value-type="float" office:value="7.889173741" calcext:value-type="float">
            <text:p>7.889173741</text:p>
          </table:table-cell>
        </table:table-row>
        <table:table-row table:style-name="ro1">
          <table:table-cell office:value-type="float" office:value="0.014160372" calcext:value-type="float">
            <text:p>0.014160372</text:p>
          </table:table-cell>
          <table:table-cell office:value-type="float" office:value="17.654903" calcext:value-type="float">
            <text:p>17.654903</text:p>
          </table:table-cell>
          <table:table-cell table:formula="of:=[.C271]+[.A272]" office:value-type="float" office:value="7.903334113" calcext:value-type="float">
            <text:p>7.903334113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272]+[.A273]" office:value-type="float" office:value="7.9176165575" calcext:value-type="float">
            <text:p>7.9176165575</text:p>
          </table:table-cell>
        </table:table-row>
        <table:table-row table:style-name="ro1">
          <table:table-cell office:value-type="float" office:value="0.013900969" calcext:value-type="float">
            <text:p>0.013900969</text:p>
          </table:table-cell>
          <table:table-cell office:value-type="float" office:value="17.984358" calcext:value-type="float">
            <text:p>17.984358</text:p>
          </table:table-cell>
          <table:table-cell table:formula="of:=[.C273]+[.A274]" office:value-type="float" office:value="7.9315175265" calcext:value-type="float">
            <text:p>7.9315175265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274]+[.A275]" office:value-type="float" office:value="7.9455863455" calcext:value-type="float">
            <text:p>7.9455863455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275]+[.A276]" office:value-type="float" office:value="7.9597772365" calcext:value-type="float">
            <text:p>7.9597772365</text:p>
          </table:table-cell>
        </table:table-row>
        <table:table-row table:style-name="ro1">
          <table:table-cell office:value-type="float" office:value="0.014297703" calcext:value-type="float">
            <text:p>0.014297703</text:p>
          </table:table-cell>
          <table:table-cell office:value-type="float" office:value="17.485325" calcext:value-type="float">
            <text:p>17.485325</text:p>
          </table:table-cell>
          <table:table-cell table:formula="of:=[.C276]+[.A277]" office:value-type="float" office:value="7.9740749395" calcext:value-type="float">
            <text:p>7.9740749395</text:p>
          </table:table-cell>
        </table:table-row>
        <table:table-row table:style-name="ro1">
          <table:table-cell office:value-type="float" office:value="0.013916228" calcext:value-type="float">
            <text:p>0.013916228</text:p>
          </table:table-cell>
          <table:table-cell office:value-type="float" office:value="17.964638" calcext:value-type="float">
            <text:p>17.964638</text:p>
          </table:table-cell>
          <table:table-cell table:formula="of:=[.C277]+[.A278]" office:value-type="float" office:value="7.9879911675" calcext:value-type="float">
            <text:p>7.987991167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278]+[.A279]" office:value-type="float" office:value="8.002136281" calcext:value-type="float">
            <text:p>8.002136281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279]+[.A280]" office:value-type="float" office:value="8.016327172" calcext:value-type="float">
            <text:p>8.016327172</text:p>
          </table:table-cell>
        </table:table-row>
        <table:table-row table:style-name="ro1">
          <table:table-cell office:value-type="float" office:value="0.014343481" calcext:value-type="float">
            <text:p>0.014343481</text:p>
          </table:table-cell>
          <table:table-cell office:value-type="float" office:value="17.429522" calcext:value-type="float">
            <text:p>17.429522</text:p>
          </table:table-cell>
          <table:table-cell table:formula="of:=[.C280]+[.A281]" office:value-type="float" office:value="8.030670653" calcext:value-type="float">
            <text:p>8.030670653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281]+[.A282]" office:value-type="float" office:value="8.0446173995" calcext:value-type="float">
            <text:p>8.0446173995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282]+[.A283]" office:value-type="float" office:value="8.0588082905" calcext:value-type="float">
            <text:p>8.0588082905</text:p>
          </table:table-cell>
        </table:table-row>
        <table:table-row table:style-name="ro1">
          <table:table-cell office:value-type="float" office:value="0.014251927" calcext:value-type="float">
            <text:p>0.014251927</text:p>
          </table:table-cell>
          <table:table-cell office:value-type="float" office:value="17.541487" calcext:value-type="float">
            <text:p>17.541487</text:p>
          </table:table-cell>
          <table:table-cell table:formula="of:=[.C283]+[.A284]" office:value-type="float" office:value="8.0730602175" calcext:value-type="float">
            <text:p>8.0730602175</text:p>
          </table:table-cell>
        </table:table-row>
        <table:table-row table:style-name="ro1">
          <table:table-cell office:value-type="float" office:value="0.014358739" calcext:value-type="float">
            <text:p>0.014358739</text:p>
          </table:table-cell>
          <table:table-cell office:value-type="float" office:value="17.411" calcext:value-type="float">
            <text:p>17.411</text:p>
          </table:table-cell>
          <table:table-cell table:formula="of:=[.C284]+[.A285]" office:value-type="float" office:value="8.0874189565" calcext:value-type="float">
            <text:p>8.0874189565</text:p>
          </table:table-cell>
        </table:table-row>
        <table:table-row table:style-name="ro1">
          <table:table-cell office:value-type="float" office:value="0.013977264" calcext:value-type="float">
            <text:p>0.013977264</text:p>
          </table:table-cell>
          <table:table-cell office:value-type="float" office:value="17.88619" calcext:value-type="float">
            <text:p>17.88619</text:p>
          </table:table-cell>
          <table:table-cell table:formula="of:=[.C285]+[.A286]" office:value-type="float" office:value="8.1013962205" calcext:value-type="float">
            <text:p>8.101396220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286]+[.A287]" office:value-type="float" office:value="8.1156023705" calcext:value-type="float">
            <text:p>8.1156023705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287]+[.A288]" office:value-type="float" office:value="8.129884815" calcext:value-type="float">
            <text:p>8.129884815</text:p>
          </table:table-cell>
        </table:table-row>
        <table:table-row table:style-name="ro1">
          <table:table-cell office:value-type="float" office:value="0.014389258" calcext:value-type="float">
            <text:p>0.014389258</text:p>
          </table:table-cell>
          <table:table-cell office:value-type="float" office:value="17.374071" calcext:value-type="float">
            <text:p>17.374071</text:p>
          </table:table-cell>
          <table:table-cell table:formula="of:=[.C288]+[.A289]" office:value-type="float" office:value="8.144274073" calcext:value-type="float">
            <text:p>8.144274073</text:p>
          </table:table-cell>
        </table:table-row>
        <table:table-row table:style-name="ro1">
          <table:table-cell office:value-type="float" office:value="0.014007783" calcext:value-type="float">
            <text:p>0.014007783</text:p>
          </table:table-cell>
          <table:table-cell office:value-type="float" office:value="17.847223" calcext:value-type="float">
            <text:p>17.847223</text:p>
          </table:table-cell>
          <table:table-cell table:formula="of:=[.C289]+[.A290]" office:value-type="float" office:value="8.158281856" calcext:value-type="float">
            <text:p>8.158281856</text:p>
          </table:table-cell>
        </table:table-row>
        <table:table-row table:style-name="ro1">
          <table:table-cell office:value-type="float" office:value="0.014236667" calcext:value-type="float">
            <text:p>0.014236667</text:p>
          </table:table-cell>
          <table:table-cell office:value-type="float" office:value="17.56029" calcext:value-type="float">
            <text:p>17.56029</text:p>
          </table:table-cell>
          <table:table-cell table:formula="of:=[.C290]+[.A291]" office:value-type="float" office:value="8.172518523" calcext:value-type="float">
            <text:p>8.172518523</text:p>
          </table:table-cell>
        </table:table-row>
        <table:table-row table:style-name="ro1">
          <table:table-cell office:value-type="float" office:value="0.014297703" calcext:value-type="float">
            <text:p>0.014297703</text:p>
          </table:table-cell>
          <table:table-cell office:value-type="float" office:value="17.485325" calcext:value-type="float">
            <text:p>17.485325</text:p>
          </table:table-cell>
          <table:table-cell table:formula="of:=[.C291]+[.A292]" office:value-type="float" office:value="8.186816226" calcext:value-type="float">
            <text:p>8.186816226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292]+[.A293]" office:value-type="float" office:value="8.201251261" calcext:value-type="float">
            <text:p>8.201251261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293]+[.A294]" office:value-type="float" office:value="8.215289561" calcext:value-type="float">
            <text:p>8.215289561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294]+[.A295]" office:value-type="float" office:value="8.2295720055" calcext:value-type="float">
            <text:p>8.2295720055</text:p>
          </table:table-cell>
        </table:table-row>
        <table:table-row table:style-name="ro1">
          <table:table-cell office:value-type="float" office:value="0.014328222" calcext:value-type="float">
            <text:p>0.014328222</text:p>
          </table:table-cell>
          <table:table-cell office:value-type="float" office:value="17.448084" calcext:value-type="float">
            <text:p>17.448084</text:p>
          </table:table-cell>
          <table:table-cell table:formula="of:=[.C295]+[.A296]" office:value-type="float" office:value="8.2439002275" calcext:value-type="float">
            <text:p>8.2439002275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296]+[.A297]" office:value-type="float" office:value="8.2583657805" calcext:value-type="float">
            <text:p>8.2583657805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297]+[.A298]" office:value-type="float" office:value="8.2724498575" calcext:value-type="float">
            <text:p>8.2724498575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298]+[.A299]" office:value-type="float" office:value="8.2867170435" calcext:value-type="float">
            <text:p>8.2867170435</text:p>
          </table:table-cell>
        </table:table-row>
        <table:table-row table:style-name="ro1">
          <table:table-cell office:value-type="float" office:value="0.014389258" calcext:value-type="float">
            <text:p>0.014389258</text:p>
          </table:table-cell>
          <table:table-cell office:value-type="float" office:value="17.374071" calcext:value-type="float">
            <text:p>17.374071</text:p>
          </table:table-cell>
          <table:table-cell table:formula="of:=[.C299]+[.A300]" office:value-type="float" office:value="8.3011063015" calcext:value-type="float">
            <text:p>8.3011063015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300]+[.A301]" office:value-type="float" office:value="8.3156176315" calcext:value-type="float">
            <text:p>8.3156176315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301]+[.A302]" office:value-type="float" office:value="8.3297322265" calcext:value-type="float">
            <text:p>8.3297322265</text:p>
          </table:table-cell>
        </table:table-row>
        <table:table-row table:style-name="ro1">
          <table:table-cell office:value-type="float" office:value="0.014358739" calcext:value-type="float">
            <text:p>0.014358739</text:p>
          </table:table-cell>
          <table:table-cell office:value-type="float" office:value="17.411" calcext:value-type="float">
            <text:p>17.411</text:p>
          </table:table-cell>
          <table:table-cell table:formula="of:=[.C302]+[.A303]" office:value-type="float" office:value="8.3440909655" calcext:value-type="float">
            <text:p>8.344090965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303]+[.A304]" office:value-type="float" office:value="8.3584954825" calcext:value-type="float">
            <text:p>8.3584954825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304]+[.A305]" office:value-type="float" office:value="8.3730373305" calcext:value-type="float">
            <text:p>8.373037330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305]+[.A306]" office:value-type="float" office:value="8.387182444" calcext:value-type="float">
            <text:p>8.387182444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306]+[.A307]" office:value-type="float" office:value="8.401556443" calcext:value-type="float">
            <text:p>8.401556443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307]+[.A308]" office:value-type="float" office:value="8.416006737" calcext:value-type="float">
            <text:p>8.416006737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308]+[.A309]" office:value-type="float" office:value="8.430563844" calcext:value-type="float">
            <text:p>8.430563844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309]+[.A310]" office:value-type="float" office:value="8.444754735" calcext:value-type="float">
            <text:p>8.44475473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310]+[.A311]" office:value-type="float" office:value="8.459159252" calcext:value-type="float">
            <text:p>8.459159252</text:p>
          </table:table-cell>
        </table:table-row>
        <table:table-row table:style-name="ro1">
          <table:table-cell office:value-type="float" office:value="0.014496071" calcext:value-type="float">
            <text:p>0.014496071</text:p>
          </table:table-cell>
          <table:table-cell office:value-type="float" office:value="17.246054" calcext:value-type="float">
            <text:p>17.246054</text:p>
          </table:table-cell>
          <table:table-cell table:formula="of:=[.C311]+[.A312]" office:value-type="float" office:value="8.473655323" calcext:value-type="float">
            <text:p>8.473655323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312]+[.A313]" office:value-type="float" office:value="8.488258207" calcext:value-type="float">
            <text:p>8.488258207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313]+[.A314]" office:value-type="float" office:value="8.502464357" calcext:value-type="float">
            <text:p>8.502464357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314]+[.A315]" office:value-type="float" office:value="8.516914651" calcext:value-type="float">
            <text:p>8.516914651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315]+[.A316]" office:value-type="float" office:value="8.53144124" calcext:value-type="float">
            <text:p>8.53144124</text:p>
          </table:table-cell>
        </table:table-row>
        <table:table-row table:style-name="ro1">
          <table:table-cell office:value-type="float" office:value="0.014618143" calcext:value-type="float">
            <text:p>0.014618143</text:p>
          </table:table-cell>
          <table:table-cell office:value-type="float" office:value="17.102036" calcext:value-type="float">
            <text:p>17.102036</text:p>
          </table:table-cell>
          <table:table-cell table:formula="of:=[.C316]+[.A317]" office:value-type="float" office:value="8.546059383" calcext:value-type="float">
            <text:p>8.546059383</text:p>
          </table:table-cell>
        </table:table-row>
        <table:table-row table:style-name="ro1">
          <table:table-cell office:value-type="float" office:value="0.014251927" calcext:value-type="float">
            <text:p>0.014251927</text:p>
          </table:table-cell>
          <table:table-cell office:value-type="float" office:value="17.541487" calcext:value-type="float">
            <text:p>17.541487</text:p>
          </table:table-cell>
          <table:table-cell table:formula="of:=[.C317]+[.A318]" office:value-type="float" office:value="8.56031131" calcext:value-type="float">
            <text:p>8.56031131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318]+[.A319]" office:value-type="float" office:value="8.574792122" calcext:value-type="float">
            <text:p>8.574792122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319]+[.A320]" office:value-type="float" office:value="8.589318711" calcext:value-type="float">
            <text:p>8.589318711</text:p>
          </table:table-cell>
        </table:table-row>
        <table:table-row table:style-name="ro1">
          <table:table-cell office:value-type="float" office:value="0.0146791795" calcext:value-type="float">
            <text:p>0.0146791795</text:p>
          </table:table-cell>
          <table:table-cell office:value-type="float" office:value="17.030924" calcext:value-type="float">
            <text:p>17.030924</text:p>
          </table:table-cell>
          <table:table-cell table:formula="of:=[.C320]+[.A321]" office:value-type="float" office:value="8.6039978905" calcext:value-type="float">
            <text:p>8.6039978905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321]+[.A322]" office:value-type="float" office:value="8.618280335" calcext:value-type="float">
            <text:p>8.618280335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322]+[.A323]" office:value-type="float" office:value="8.632791665" calcext:value-type="float">
            <text:p>8.63279166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323]+[.A324]" office:value-type="float" office:value="8.647348772" calcext:value-type="float">
            <text:p>8.647348772</text:p>
          </table:table-cell>
        </table:table-row>
        <table:table-row table:style-name="ro1">
          <table:table-cell office:value-type="float" office:value="0.014724956" calcext:value-type="float">
            <text:p>0.014724956</text:p>
          </table:table-cell>
          <table:table-cell office:value-type="float" office:value="16.97798" calcext:value-type="float">
            <text:p>16.97798</text:p>
          </table:table-cell>
          <table:table-cell table:formula="of:=[.C324]+[.A325]" office:value-type="float" office:value="8.662073728" calcext:value-type="float">
            <text:p>8.662073728</text:p>
          </table:table-cell>
        </table:table-row>
        <table:table-row table:style-name="ro1">
          <table:table-cell office:value-type="float" office:value="0.014343481" calcext:value-type="float">
            <text:p>0.014343481</text:p>
          </table:table-cell>
          <table:table-cell office:value-type="float" office:value="17.429522" calcext:value-type="float">
            <text:p>17.429522</text:p>
          </table:table-cell>
          <table:table-cell table:formula="of:=[.C325]+[.A326]" office:value-type="float" office:value="8.676417209" calcext:value-type="float">
            <text:p>8.676417209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326]+[.A327]" office:value-type="float" office:value="8.690959057" calcext:value-type="float">
            <text:p>8.690959057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327]+[.A328]" office:value-type="float" office:value="8.705607718" calcext:value-type="float">
            <text:p>8.705607718</text:p>
          </table:table-cell>
        </table:table-row>
        <table:table-row table:style-name="ro1">
          <table:table-cell office:value-type="float" office:value="0.014755474" calcext:value-type="float">
            <text:p>0.014755474</text:p>
          </table:table-cell>
          <table:table-cell office:value-type="float" office:value="16.942863" calcext:value-type="float">
            <text:p>16.942863</text:p>
          </table:table-cell>
          <table:table-cell table:formula="of:=[.C328]+[.A329]" office:value-type="float" office:value="8.720363192" calcext:value-type="float">
            <text:p>8.720363192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329]+[.A330]" office:value-type="float" office:value="8.734737191" calcext:value-type="float">
            <text:p>8.734737191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330]+[.A331]" office:value-type="float" office:value="8.749340075" calcext:value-type="float">
            <text:p>8.749340075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331]+[.A332]" office:value-type="float" office:value="8.763988736" calcext:value-type="float">
            <text:p>8.763988736</text:p>
          </table:table-cell>
        </table:table-row>
        <table:table-row table:style-name="ro1">
          <table:table-cell office:value-type="float" office:value="0.014755474" calcext:value-type="float">
            <text:p>0.014755474</text:p>
          </table:table-cell>
          <table:table-cell office:value-type="float" office:value="16.942863" calcext:value-type="float">
            <text:p>16.942863</text:p>
          </table:table-cell>
          <table:table-cell table:formula="of:=[.C332]+[.A333]" office:value-type="float" office:value="8.77874421" calcext:value-type="float">
            <text:p>8.77874421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333]+[.A334]" office:value-type="float" office:value="8.793148727" calcext:value-type="float">
            <text:p>8.793148727</text:p>
          </table:table-cell>
        </table:table-row>
        <table:table-row table:style-name="ro1">
          <table:table-cell office:value-type="float" office:value="0.014618143" calcext:value-type="float">
            <text:p>0.014618143</text:p>
          </table:table-cell>
          <table:table-cell office:value-type="float" office:value="17.102036" calcext:value-type="float">
            <text:p>17.102036</text:p>
          </table:table-cell>
          <table:table-cell table:formula="of:=[.C334]+[.A335]" office:value-type="float" office:value="8.80776687" calcext:value-type="float">
            <text:p>8.80776687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335]+[.A336]" office:value-type="float" office:value="8.82246130799999" calcext:value-type="float">
            <text:p>8.82246130799999</text:p>
          </table:table-cell>
        </table:table-row>
        <table:table-row table:style-name="ro1">
          <table:table-cell office:value-type="float" office:value="0.0148165105" calcext:value-type="float">
            <text:p>0.0148165105</text:p>
          </table:table-cell>
          <table:table-cell office:value-type="float" office:value="16.87307" calcext:value-type="float">
            <text:p>16.87307</text:p>
          </table:table-cell>
          <table:table-cell table:formula="of:=[.C336]+[.A337]" office:value-type="float" office:value="8.83727781849999" calcext:value-type="float">
            <text:p>8.83727781849999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337]+[.A338]" office:value-type="float" office:value="8.85171285349999" calcext:value-type="float">
            <text:p>8.85171285349999</text:p>
          </table:table-cell>
        </table:table-row>
        <table:table-row table:style-name="ro1">
          <table:table-cell office:value-type="float" office:value="0.014633402" calcext:value-type="float">
            <text:p>0.014633402</text:p>
          </table:table-cell>
          <table:table-cell office:value-type="float" office:value="17.084202" calcext:value-type="float">
            <text:p>17.084202</text:p>
          </table:table-cell>
          <table:table-cell table:formula="of:=[.C338]+[.A339]" office:value-type="float" office:value="8.86634625549999" calcext:value-type="float">
            <text:p>8.86634625549999</text:p>
          </table:table-cell>
        </table:table-row>
        <table:table-row table:style-name="ro1">
          <table:table-cell office:value-type="float" office:value="0.014755474" calcext:value-type="float">
            <text:p>0.014755474</text:p>
          </table:table-cell>
          <table:table-cell office:value-type="float" office:value="16.942863" calcext:value-type="float">
            <text:p>16.942863</text:p>
          </table:table-cell>
          <table:table-cell table:formula="of:=[.C339]+[.A340]" office:value-type="float" office:value="8.88110172949999" calcext:value-type="float">
            <text:p>8.88110172949999</text:p>
          </table:table-cell>
        </table:table-row>
        <table:table-row table:style-name="ro1">
          <table:table-cell office:value-type="float" office:value="0.014862288" calcext:value-type="float">
            <text:p>0.014862288</text:p>
          </table:table-cell>
          <table:table-cell office:value-type="float" office:value="16.821098" calcext:value-type="float">
            <text:p>16.821098</text:p>
          </table:table-cell>
          <table:table-cell table:formula="of:=[.C340]+[.A341]" office:value-type="float" office:value="8.89596401749999" calcext:value-type="float">
            <text:p>8.89596401749999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341]+[.A342]" office:value-type="float" office:value="8.91044482949999" calcext:value-type="float">
            <text:p>8.91044482949999</text:p>
          </table:table-cell>
        </table:table-row>
        <table:table-row table:style-name="ro1">
          <table:table-cell office:value-type="float" office:value="0.0146791795" calcext:value-type="float">
            <text:p>0.0146791795</text:p>
          </table:table-cell>
          <table:table-cell office:value-type="float" office:value="17.030924" calcext:value-type="float">
            <text:p>17.030924</text:p>
          </table:table-cell>
          <table:table-cell table:formula="of:=[.C342]+[.A343]" office:value-type="float" office:value="8.92512400899999" calcext:value-type="float">
            <text:p>8.92512400899999</text:p>
          </table:table-cell>
        </table:table-row>
        <table:table-row table:style-name="ro1">
          <table:table-cell office:value-type="float" office:value="0.014770733" calcext:value-type="float">
            <text:p>0.014770733</text:p>
          </table:table-cell>
          <table:table-cell office:value-type="float" office:value="16.925362" calcext:value-type="float">
            <text:p>16.925362</text:p>
          </table:table-cell>
          <table:table-cell table:formula="of:=[.C343]+[.A344]" office:value-type="float" office:value="8.93989474199999" calcext:value-type="float">
            <text:p>8.93989474199999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344]+[.A345]" office:value-type="float" office:value="8.95478754699999" calcext:value-type="float">
            <text:p>8.95478754699999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345]+[.A346]" office:value-type="float" office:value="8.96929887699999" calcext:value-type="float">
            <text:p>8.96929887699999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346]+[.A347]" office:value-type="float" office:value="8.98399331499999" calcext:value-type="float">
            <text:p>8.98399331499999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347]+[.A348]" office:value-type="float" office:value="8.99877930699999" calcext:value-type="float">
            <text:p>8.99877930699999</text:p>
          </table:table-cell>
        </table:table-row>
        <table:table-row table:style-name="ro1">
          <table:table-cell office:value-type="float" office:value="0.014923324" calcext:value-type="float">
            <text:p>0.014923324</text:p>
          </table:table-cell>
          <table:table-cell office:value-type="float" office:value="16.7523" calcext:value-type="float">
            <text:p>16.7523</text:p>
          </table:table-cell>
          <table:table-cell table:formula="of:=[.C348]+[.A349]" office:value-type="float" office:value="9.01370263099999" calcext:value-type="float">
            <text:p>9.01370263099999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349]+[.A350]" office:value-type="float" office:value="9.02824447899999" calcext:value-type="float">
            <text:p>9.02824447899999</text:p>
          </table:table-cell>
        </table:table-row>
        <table:table-row table:style-name="ro1">
          <table:table-cell office:value-type="float" office:value="0.014724956" calcext:value-type="float">
            <text:p>0.014724956</text:p>
          </table:table-cell>
          <table:table-cell office:value-type="float" office:value="16.97798" calcext:value-type="float">
            <text:p>16.97798</text:p>
          </table:table-cell>
          <table:table-cell table:formula="of:=[.C350]+[.A351]" office:value-type="float" office:value="9.04296943499999" calcext:value-type="float">
            <text:p>9.04296943499999</text:p>
          </table:table-cell>
        </table:table-row>
        <table:table-row table:style-name="ro1">
          <table:table-cell office:value-type="float" office:value="0.014831769" calcext:value-type="float">
            <text:p>0.014831769</text:p>
          </table:table-cell>
          <table:table-cell office:value-type="float" office:value="16.855711" calcext:value-type="float">
            <text:p>16.855711</text:p>
          </table:table-cell>
          <table:table-cell table:formula="of:=[.C351]+[.A352]" office:value-type="float" office:value="9.05780120399999" calcext:value-type="float">
            <text:p>9.05780120399999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352]+[.A353]" office:value-type="float" office:value="9.07275504499999" calcext:value-type="float">
            <text:p>9.07275504499999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353]+[.A354]" office:value-type="float" office:value="9.08728163399999" calcext:value-type="float">
            <text:p>9.08728163399999</text:p>
          </table:table-cell>
        </table:table-row>
        <table:table-row table:style-name="ro1">
          <table:table-cell office:value-type="float" office:value="0.014724956" calcext:value-type="float">
            <text:p>0.014724956</text:p>
          </table:table-cell>
          <table:table-cell office:value-type="float" office:value="16.97798" calcext:value-type="float">
            <text:p>16.97798</text:p>
          </table:table-cell>
          <table:table-cell table:formula="of:=[.C354]+[.A355]" office:value-type="float" office:value="9.10200659" calcext:value-type="float">
            <text:p>9.10200659</text:p>
          </table:table-cell>
        </table:table-row>
        <table:table-row table:style-name="ro1">
          <table:table-cell office:value-type="float" office:value="0.014847028" calcext:value-type="float">
            <text:p>0.014847028</text:p>
          </table:table-cell>
          <table:table-cell office:value-type="float" office:value="16.838387" calcext:value-type="float">
            <text:p>16.838387</text:p>
          </table:table-cell>
          <table:table-cell table:formula="of:=[.C355]+[.A356]" office:value-type="float" office:value="9.116853618" calcext:value-type="float">
            <text:p>9.116853618</text:p>
          </table:table-cell>
        </table:table-row>
        <table:table-row table:style-name="ro1">
          <table:table-cell office:value-type="float" office:value="0.014938583" calcext:value-type="float">
            <text:p>0.014938583</text:p>
          </table:table-cell>
          <table:table-cell office:value-type="float" office:value="16.735188" calcext:value-type="float">
            <text:p>16.735188</text:p>
          </table:table-cell>
          <table:table-cell table:formula="of:=[.C356]+[.A357]" office:value-type="float" office:value="9.13179220099999" calcext:value-type="float">
            <text:p>9.13179220099999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357]+[.A358]" office:value-type="float" office:value="9.14634930799999" calcext:value-type="float">
            <text:p>9.14634930799999</text:p>
          </table:table-cell>
        </table:table-row>
        <table:table-row table:style-name="ro1">
          <table:table-cell office:value-type="float" office:value="0.014740216" calcext:value-type="float">
            <text:p>0.014740216</text:p>
          </table:table-cell>
          <table:table-cell office:value-type="float" office:value="16.960402" calcext:value-type="float">
            <text:p>16.960402</text:p>
          </table:table-cell>
          <table:table-cell table:formula="of:=[.C358]+[.A359]" office:value-type="float" office:value="9.16108952399999" calcext:value-type="float">
            <text:p>9.16108952399999</text:p>
          </table:table-cell>
        </table:table-row>
        <table:table-row table:style-name="ro1">
          <table:table-cell office:value-type="float" office:value="0.014831769" calcext:value-type="float">
            <text:p>0.014831769</text:p>
          </table:table-cell>
          <table:table-cell office:value-type="float" office:value="16.855711" calcext:value-type="float">
            <text:p>16.855711</text:p>
          </table:table-cell>
          <table:table-cell table:formula="of:=[.C359]+[.A360]" office:value-type="float" office:value="9.175921293" calcext:value-type="float">
            <text:p>9.175921293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360]+[.A361]" office:value-type="float" office:value="9.190875134" calcext:value-type="float">
            <text:p>9.190875134</text:p>
          </table:table-cell>
        </table:table-row>
        <table:table-row table:style-name="ro1">
          <table:table-cell office:value-type="float" office:value="0.014572366" calcext:value-type="float">
            <text:p>0.014572366</text:p>
          </table:table-cell>
          <table:table-cell office:value-type="float" office:value="17.15576" calcext:value-type="float">
            <text:p>17.15576</text:p>
          </table:table-cell>
          <table:table-cell table:formula="of:=[.C361]+[.A362]" office:value-type="float" office:value="9.2054475" calcext:value-type="float">
            <text:p>9.205447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362]+[.A363]" office:value-type="float" office:value="9.220233492" calcext:value-type="float">
            <text:p>9.220233492</text:p>
          </table:table-cell>
        </table:table-row>
        <table:table-row table:style-name="ro1">
          <table:table-cell office:value-type="float" office:value="0.014847028" calcext:value-type="float">
            <text:p>0.014847028</text:p>
          </table:table-cell>
          <table:table-cell office:value-type="float" office:value="16.838387" calcext:value-type="float">
            <text:p>16.838387</text:p>
          </table:table-cell>
          <table:table-cell table:formula="of:=[.C363]+[.A364]" office:value-type="float" office:value="9.23508052" calcext:value-type="float">
            <text:p>9.23508052</text:p>
          </table:table-cell>
        </table:table-row>
        <table:table-row table:style-name="ro1">
          <table:table-cell office:value-type="float" office:value="0.014938583" calcext:value-type="float">
            <text:p>0.014938583</text:p>
          </table:table-cell>
          <table:table-cell office:value-type="float" office:value="16.735188" calcext:value-type="float">
            <text:p>16.735188</text:p>
          </table:table-cell>
          <table:table-cell table:formula="of:=[.C364]+[.A365]" office:value-type="float" office:value="9.25001910299999" calcext:value-type="float">
            <text:p>9.25001910299999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365]+[.A366]" office:value-type="float" office:value="9.264545692" calcext:value-type="float">
            <text:p>9.264545692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366]+[.A367]" office:value-type="float" office:value="9.279331684" calcext:value-type="float">
            <text:p>9.279331684</text:p>
          </table:table-cell>
        </table:table-row>
        <table:table-row table:style-name="ro1">
          <table:table-cell office:value-type="float" office:value="0.0148165105" calcext:value-type="float">
            <text:p>0.0148165105</text:p>
          </table:table-cell>
          <table:table-cell office:value-type="float" office:value="16.87307" calcext:value-type="float">
            <text:p>16.87307</text:p>
          </table:table-cell>
          <table:table-cell table:formula="of:=[.C367]+[.A368]" office:value-type="float" office:value="9.29414819449999" calcext:value-type="float">
            <text:p>9.29414819449999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368]+[.A369]" office:value-type="float" office:value="9.3091020355" calcext:value-type="float">
            <text:p>9.309102035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369]+[.A370]" office:value-type="float" office:value="9.3236591425" calcext:value-type="float">
            <text:p>9.3236591425</text:p>
          </table:table-cell>
        </table:table-row>
        <table:table-row table:style-name="ro1">
          <table:table-cell office:value-type="float" office:value="0.014770733" calcext:value-type="float">
            <text:p>0.014770733</text:p>
          </table:table-cell>
          <table:table-cell office:value-type="float" office:value="16.925362" calcext:value-type="float">
            <text:p>16.925362</text:p>
          </table:table-cell>
          <table:table-cell table:formula="of:=[.C370]+[.A371]" office:value-type="float" office:value="9.3384298755" calcext:value-type="float">
            <text:p>9.3384298755</text:p>
          </table:table-cell>
        </table:table-row>
        <table:table-row table:style-name="ro1">
          <table:table-cell office:value-type="float" office:value="0.0148165105" calcext:value-type="float">
            <text:p>0.0148165105</text:p>
          </table:table-cell>
          <table:table-cell office:value-type="float" office:value="16.87307" calcext:value-type="float">
            <text:p>16.87307</text:p>
          </table:table-cell>
          <table:table-cell table:formula="of:=[.C371]+[.A372]" office:value-type="float" office:value="9.353246386" calcext:value-type="float">
            <text:p>9.353246386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372]+[.A373]" office:value-type="float" office:value="9.368200227" calcext:value-type="float">
            <text:p>9.368200227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373]+[.A374]" office:value-type="float" office:value="9.382726816" calcext:value-type="float">
            <text:p>9.382726816</text:p>
          </table:table-cell>
        </table:table-row>
        <table:table-row table:style-name="ro1">
          <table:table-cell office:value-type="float" office:value="0.014770733" calcext:value-type="float">
            <text:p>0.014770733</text:p>
          </table:table-cell>
          <table:table-cell office:value-type="float" office:value="16.925362" calcext:value-type="float">
            <text:p>16.925362</text:p>
          </table:table-cell>
          <table:table-cell table:formula="of:=[.C374]+[.A375]" office:value-type="float" office:value="9.397497549" calcext:value-type="float">
            <text:p>9.397497549</text:p>
          </table:table-cell>
        </table:table-row>
        <table:table-row table:style-name="ro1">
          <table:table-cell office:value-type="float" office:value="0.014831769" calcext:value-type="float">
            <text:p>0.014831769</text:p>
          </table:table-cell>
          <table:table-cell office:value-type="float" office:value="16.855711" calcext:value-type="float">
            <text:p>16.855711</text:p>
          </table:table-cell>
          <table:table-cell table:formula="of:=[.C375]+[.A376]" office:value-type="float" office:value="9.412329318" calcext:value-type="float">
            <text:p>9.412329318</text:p>
          </table:table-cell>
        </table:table-row>
        <table:table-row table:style-name="ro1">
          <table:table-cell office:value-type="float" office:value="0.014938583" calcext:value-type="float">
            <text:p>0.014938583</text:p>
          </table:table-cell>
          <table:table-cell office:value-type="float" office:value="16.735188" calcext:value-type="float">
            <text:p>16.735188</text:p>
          </table:table-cell>
          <table:table-cell table:formula="of:=[.C376]+[.A377]" office:value-type="float" office:value="9.427267901" calcext:value-type="float">
            <text:p>9.427267901</text:p>
          </table:table-cell>
        </table:table-row>
        <table:table-row table:style-name="ro1">
          <table:table-cell office:value-type="float" office:value="0.014496071" calcext:value-type="float">
            <text:p>0.014496071</text:p>
          </table:table-cell>
          <table:table-cell office:value-type="float" office:value="17.246054" calcext:value-type="float">
            <text:p>17.246054</text:p>
          </table:table-cell>
          <table:table-cell table:formula="of:=[.C377]+[.A378]" office:value-type="float" office:value="9.441763972" calcext:value-type="float">
            <text:p>9.441763972</text:p>
          </table:table-cell>
        </table:table-row>
        <table:table-row table:style-name="ro1">
          <table:table-cell office:value-type="float" office:value="0.014724956" calcext:value-type="float">
            <text:p>0.014724956</text:p>
          </table:table-cell>
          <table:table-cell office:value-type="float" office:value="16.97798" calcext:value-type="float">
            <text:p>16.97798</text:p>
          </table:table-cell>
          <table:table-cell table:formula="of:=[.C378]+[.A379]" office:value-type="float" office:value="9.456488928" calcext:value-type="float">
            <text:p>9.456488928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379]+[.A380]" office:value-type="float" office:value="9.47127492" calcext:value-type="float">
            <text:p>9.47127492</text:p>
          </table:table-cell>
        </table:table-row>
        <table:table-row table:style-name="ro1">
          <table:table-cell office:value-type="float" office:value="0.014877547" calcext:value-type="float">
            <text:p>0.014877547</text:p>
          </table:table-cell>
          <table:table-cell office:value-type="float" office:value="16.803846" calcext:value-type="float">
            <text:p>16.803846</text:p>
          </table:table-cell>
          <table:table-cell table:formula="of:=[.C380]+[.A381]" office:value-type="float" office:value="9.486152467" calcext:value-type="float">
            <text:p>9.486152467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381]+[.A382]" office:value-type="float" office:value="9.500663797" calcext:value-type="float">
            <text:p>9.500663797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382]+[.A383]" office:value-type="float" office:value="9.515358235" calcext:value-type="float">
            <text:p>9.51535823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383]+[.A384]" office:value-type="float" office:value="9.530144227" calcext:value-type="float">
            <text:p>9.530144227</text:p>
          </table:table-cell>
        </table:table-row>
        <table:table-row table:style-name="ro1">
          <table:table-cell office:value-type="float" office:value="0.014877547" calcext:value-type="float">
            <text:p>0.014877547</text:p>
          </table:table-cell>
          <table:table-cell office:value-type="float" office:value="16.803846" calcext:value-type="float">
            <text:p>16.803846</text:p>
          </table:table-cell>
          <table:table-cell table:formula="of:=[.C384]+[.A385]" office:value-type="float" office:value="9.545021774" calcext:value-type="float">
            <text:p>9.545021774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385]+[.A386]" office:value-type="float" office:value="9.559487327" calcext:value-type="float">
            <text:p>9.559487327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386]+[.A387]" office:value-type="float" office:value="9.574135988" calcext:value-type="float">
            <text:p>9.574135988</text:p>
          </table:table-cell>
        </table:table-row>
        <table:table-row table:style-name="ro1">
          <table:table-cell office:value-type="float" office:value="0.014740216" calcext:value-type="float">
            <text:p>0.014740216</text:p>
          </table:table-cell>
          <table:table-cell office:value-type="float" office:value="16.960402" calcext:value-type="float">
            <text:p>16.960402</text:p>
          </table:table-cell>
          <table:table-cell table:formula="of:=[.C387]+[.A388]" office:value-type="float" office:value="9.588876204" calcext:value-type="float">
            <text:p>9.588876204</text:p>
          </table:table-cell>
        </table:table-row>
        <table:table-row table:style-name="ro1">
          <table:table-cell office:value-type="float" office:value="0.014847028" calcext:value-type="float">
            <text:p>0.014847028</text:p>
          </table:table-cell>
          <table:table-cell office:value-type="float" office:value="16.838387" calcext:value-type="float">
            <text:p>16.838387</text:p>
          </table:table-cell>
          <table:table-cell table:formula="of:=[.C388]+[.A389]" office:value-type="float" office:value="9.603723232" calcext:value-type="float">
            <text:p>9.603723232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389]+[.A390]" office:value-type="float" office:value="9.618158267" calcext:value-type="float">
            <text:p>9.618158267</text:p>
          </table:table-cell>
        </table:table-row>
        <table:table-row table:style-name="ro1">
          <table:table-cell office:value-type="float" office:value="0.01466392" calcext:value-type="float">
            <text:p>0.01466392</text:p>
          </table:table-cell>
          <table:table-cell office:value-type="float" office:value="17.048647" calcext:value-type="float">
            <text:p>17.048647</text:p>
          </table:table-cell>
          <table:table-cell table:formula="of:=[.C390]+[.A391]" office:value-type="float" office:value="9.632822187" calcext:value-type="float">
            <text:p>9.632822187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391]+[.A392]" office:value-type="float" office:value="9.647516625" calcext:value-type="float">
            <text:p>9.647516625</text:p>
          </table:table-cell>
        </table:table-row>
        <table:table-row table:style-name="ro1">
          <table:table-cell office:value-type="float" office:value="0.0148165105" calcext:value-type="float">
            <text:p>0.0148165105</text:p>
          </table:table-cell>
          <table:table-cell office:value-type="float" office:value="16.87307" calcext:value-type="float">
            <text:p>16.87307</text:p>
          </table:table-cell>
          <table:table-cell table:formula="of:=[.C392]+[.A393]" office:value-type="float" office:value="9.6623331355" calcext:value-type="float">
            <text:p>9.662333135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393]+[.A394]" office:value-type="float" office:value="9.67673765249999" calcext:value-type="float">
            <text:p>9.67673765249999</text:p>
          </table:table-cell>
        </table:table-row>
        <table:table-row table:style-name="ro1">
          <table:table-cell office:value-type="float" office:value="0.014618143" calcext:value-type="float">
            <text:p>0.014618143</text:p>
          </table:table-cell>
          <table:table-cell office:value-type="float" office:value="17.102036" calcext:value-type="float">
            <text:p>17.102036</text:p>
          </table:table-cell>
          <table:table-cell table:formula="of:=[.C394]+[.A395]" office:value-type="float" office:value="9.69135579549999" calcext:value-type="float">
            <text:p>9.69135579549999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395]+[.A396]" office:value-type="float" office:value="9.7060044565" calcext:value-type="float">
            <text:p>9.7060044565</text:p>
          </table:table-cell>
        </table:table-row>
        <table:table-row table:style-name="ro1">
          <table:table-cell office:value-type="float" office:value="0.014770733" calcext:value-type="float">
            <text:p>0.014770733</text:p>
          </table:table-cell>
          <table:table-cell office:value-type="float" office:value="16.925362" calcext:value-type="float">
            <text:p>16.925362</text:p>
          </table:table-cell>
          <table:table-cell table:formula="of:=[.C396]+[.A397]" office:value-type="float" office:value="9.7207751895" calcext:value-type="float">
            <text:p>9.7207751895</text:p>
          </table:table-cell>
        </table:table-row>
        <table:table-row table:style-name="ro1">
          <table:table-cell office:value-type="float" office:value="0.014343481" calcext:value-type="float">
            <text:p>0.014343481</text:p>
          </table:table-cell>
          <table:table-cell office:value-type="float" office:value="17.429522" calcext:value-type="float">
            <text:p>17.429522</text:p>
          </table:table-cell>
          <table:table-cell table:formula="of:=[.C397]+[.A398]" office:value-type="float" office:value="9.7351186705" calcext:value-type="float">
            <text:p>9.735118670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398]+[.A399]" office:value-type="float" office:value="9.7496757775" calcext:value-type="float">
            <text:p>9.7496757775</text:p>
          </table:table-cell>
        </table:table-row>
        <table:table-row table:style-name="ro1">
          <table:table-cell office:value-type="float" office:value="0.014618143" calcext:value-type="float">
            <text:p>0.014618143</text:p>
          </table:table-cell>
          <table:table-cell office:value-type="float" office:value="17.102036" calcext:value-type="float">
            <text:p>17.102036</text:p>
          </table:table-cell>
          <table:table-cell table:formula="of:=[.C399]+[.A400]" office:value-type="float" office:value="9.7642939205" calcext:value-type="float">
            <text:p>9.7642939205</text:p>
          </table:table-cell>
        </table:table-row>
        <table:table-row table:style-name="ro1">
          <table:table-cell office:value-type="float" office:value="0.014709697" calcext:value-type="float">
            <text:p>0.014709697</text:p>
          </table:table-cell>
          <table:table-cell office:value-type="float" office:value="16.99559" calcext:value-type="float">
            <text:p>16.99559</text:p>
          </table:table-cell>
          <table:table-cell table:formula="of:=[.C400]+[.A401]" office:value-type="float" office:value="9.7790036175" calcext:value-type="float">
            <text:p>9.7790036175</text:p>
          </table:table-cell>
        </table:table-row>
        <table:table-row table:style-name="ro1">
          <table:table-cell office:value-type="float" office:value="0.014297703" calcext:value-type="float">
            <text:p>0.014297703</text:p>
          </table:table-cell>
          <table:table-cell office:value-type="float" office:value="17.485325" calcext:value-type="float">
            <text:p>17.485325</text:p>
          </table:table-cell>
          <table:table-cell table:formula="of:=[.C401]+[.A402]" office:value-type="float" office:value="9.7933013205" calcext:value-type="float">
            <text:p>9.7933013205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402]+[.A403]" office:value-type="float" office:value="9.8077668735" calcext:value-type="float">
            <text:p>9.807766873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403]+[.A404]" office:value-type="float" office:value="9.8223239805" calcext:value-type="float">
            <text:p>9.8223239805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404]+[.A405]" office:value-type="float" office:value="9.8369726415" calcext:value-type="float">
            <text:p>9.8369726415</text:p>
          </table:table-cell>
        </table:table-row>
        <table:table-row table:style-name="ro1">
          <table:table-cell office:value-type="float" office:value="0.014236667" calcext:value-type="float">
            <text:p>0.014236667</text:p>
          </table:table-cell>
          <table:table-cell office:value-type="float" office:value="17.56029" calcext:value-type="float">
            <text:p>17.56029</text:p>
          </table:table-cell>
          <table:table-cell table:formula="of:=[.C405]+[.A406]" office:value-type="float" office:value="9.8512093085" calcext:value-type="float">
            <text:p>9.8512093085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406]+[.A407]" office:value-type="float" office:value="9.8656443435" calcext:value-type="float">
            <text:p>9.8656443435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407]+[.A408]" office:value-type="float" office:value="9.8801251555" calcext:value-type="float">
            <text:p>9.8801251555</text:p>
          </table:table-cell>
        </table:table-row>
        <table:table-row table:style-name="ro1">
          <table:table-cell office:value-type="float" office:value="0.014587625" calcext:value-type="float">
            <text:p>0.014587625</text:p>
          </table:table-cell>
          <table:table-cell office:value-type="float" office:value="17.137814" calcext:value-type="float">
            <text:p>17.137814</text:p>
          </table:table-cell>
          <table:table-cell table:formula="of:=[.C408]+[.A409]" office:value-type="float" office:value="9.8947127805" calcext:value-type="float">
            <text:p>9.894712780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409]+[.A410]" office:value-type="float" office:value="9.9089189305" calcext:value-type="float">
            <text:p>9.908918930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410]+[.A411]" office:value-type="float" office:value="9.9233234475" calcext:value-type="float">
            <text:p>9.9233234475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411]+[.A412]" office:value-type="float" office:value="9.9378042595" calcext:value-type="float">
            <text:p>9.937804259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412]+[.A413]" office:value-type="float" office:value="9.9523613665" calcext:value-type="float">
            <text:p>9.9523613665</text:p>
          </table:table-cell>
        </table:table-row>
        <table:table-row table:style-name="ro1">
          <table:table-cell office:value-type="float" office:value="0.014175631" calcext:value-type="float">
            <text:p>0.014175631</text:p>
          </table:table-cell>
          <table:table-cell office:value-type="float" office:value="17.635899" calcext:value-type="float">
            <text:p>17.635899</text:p>
          </table:table-cell>
          <table:table-cell table:formula="of:=[.C413]+[.A414]" office:value-type="float" office:value="9.9665369975" calcext:value-type="float">
            <text:p>9.966536997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414]+[.A415]" office:value-type="float" office:value="9.9809415145" calcext:value-type="float">
            <text:p>9.9809415145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415]+[.A416]" office:value-type="float" office:value="9.9953918085" calcext:value-type="float">
            <text:p>9.9953918085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416]+[.A417]" office:value-type="float" office:value="10.0099336565" calcext:value-type="float">
            <text:p>10.0099336565</text:p>
          </table:table-cell>
        </table:table-row>
        <table:table-row table:style-name="ro1">
          <table:table-cell office:value-type="float" office:value="0.014175631" calcext:value-type="float">
            <text:p>0.014175631</text:p>
          </table:table-cell>
          <table:table-cell office:value-type="float" office:value="17.635899" calcext:value-type="float">
            <text:p>17.635899</text:p>
          </table:table-cell>
          <table:table-cell table:formula="of:=[.C417]+[.A418]" office:value-type="float" office:value="10.0241092875" calcext:value-type="float">
            <text:p>10.024109287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418]+[.A419]" office:value-type="float" office:value="10.0384832865" calcext:value-type="float">
            <text:p>10.0384832865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419]+[.A420]" office:value-type="float" office:value="10.0529183215" calcext:value-type="float">
            <text:p>10.0529183215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420]+[.A421]" office:value-type="float" office:value="10.0674601695" calcext:value-type="float">
            <text:p>10.0674601695</text:p>
          </table:table-cell>
        </table:table-row>
        <table:table-row table:style-name="ro1">
          <table:table-cell office:value-type="float" office:value="0.014160372" calcext:value-type="float">
            <text:p>0.014160372</text:p>
          </table:table-cell>
          <table:table-cell office:value-type="float" office:value="17.654903" calcext:value-type="float">
            <text:p>17.654903</text:p>
          </table:table-cell>
          <table:table-cell table:formula="of:=[.C421]+[.A422]" office:value-type="float" office:value="10.0816205415" calcext:value-type="float">
            <text:p>10.081620541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422]+[.A423]" office:value-type="float" office:value="10.0959945405" calcext:value-type="float">
            <text:p>10.0959945405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423]+[.A424]" office:value-type="float" office:value="10.1104295755" calcext:value-type="float">
            <text:p>10.1104295755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424]+[.A425]" office:value-type="float" office:value="10.1249714235" calcext:value-type="float">
            <text:p>10.124971423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425]+[.A426]" office:value-type="float" office:value="10.139116537" calcext:value-type="float">
            <text:p>10.139116537</text:p>
          </table:table-cell>
        </table:table-row>
        <table:table-row table:style-name="ro1">
          <table:table-cell office:value-type="float" office:value="0.014343481" calcext:value-type="float">
            <text:p>0.014343481</text:p>
          </table:table-cell>
          <table:table-cell office:value-type="float" office:value="17.429522" calcext:value-type="float">
            <text:p>17.429522</text:p>
          </table:table-cell>
          <table:table-cell table:formula="of:=[.C426]+[.A427]" office:value-type="float" office:value="10.153460018" calcext:value-type="float">
            <text:p>10.153460018</text:p>
          </table:table-cell>
        </table:table-row>
        <table:table-row table:style-name="ro1">
          <table:table-cell office:value-type="float" office:value="0.014435035" calcext:value-type="float">
            <text:p>0.014435035</text:p>
          </table:table-cell>
          <table:table-cell office:value-type="float" office:value="17.318974" calcext:value-type="float">
            <text:p>17.318974</text:p>
          </table:table-cell>
          <table:table-cell table:formula="of:=[.C427]+[.A428]" office:value-type="float" office:value="10.167895053" calcext:value-type="float">
            <text:p>10.167895053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428]+[.A429]" office:value-type="float" office:value="10.182406383" calcext:value-type="float">
            <text:p>10.182406383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429]+[.A430]" office:value-type="float" office:value="10.196520978" calcext:value-type="float">
            <text:p>10.196520978</text:p>
          </table:table-cell>
        </table:table-row>
        <table:table-row table:style-name="ro1">
          <table:table-cell office:value-type="float" office:value="0.014343481" calcext:value-type="float">
            <text:p>0.014343481</text:p>
          </table:table-cell>
          <table:table-cell office:value-type="float" office:value="17.429522" calcext:value-type="float">
            <text:p>17.429522</text:p>
          </table:table-cell>
          <table:table-cell table:formula="of:=[.C430]+[.A431]" office:value-type="float" office:value="10.210864459" calcext:value-type="float">
            <text:p>10.210864459</text:p>
          </table:table-cell>
        </table:table-row>
        <table:table-row table:style-name="ro1">
          <table:table-cell office:value-type="float" office:value="0.014389258" calcext:value-type="float">
            <text:p>0.014389258</text:p>
          </table:table-cell>
          <table:table-cell office:value-type="float" office:value="17.374071" calcext:value-type="float">
            <text:p>17.374071</text:p>
          </table:table-cell>
          <table:table-cell table:formula="of:=[.C431]+[.A432]" office:value-type="float" office:value="10.225253717" calcext:value-type="float">
            <text:p>10.225253717</text:p>
          </table:table-cell>
        </table:table-row>
        <table:table-row table:style-name="ro1">
          <table:table-cell office:value-type="float" office:value="0.014526589" calcext:value-type="float">
            <text:p>0.014526589</text:p>
          </table:table-cell>
          <table:table-cell office:value-type="float" office:value="17.209822" calcext:value-type="float">
            <text:p>17.209822</text:p>
          </table:table-cell>
          <table:table-cell table:formula="of:=[.C432]+[.A433]" office:value-type="float" office:value="10.239780306" calcext:value-type="float">
            <text:p>10.239780306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433]+[.A434]" office:value-type="float" office:value="10.253864383" calcext:value-type="float">
            <text:p>10.253864383</text:p>
          </table:table-cell>
        </table:table-row>
        <table:table-row table:style-name="ro1">
          <table:table-cell office:value-type="float" office:value="0.014328222" calcext:value-type="float">
            <text:p>0.014328222</text:p>
          </table:table-cell>
          <table:table-cell office:value-type="float" office:value="17.448084" calcext:value-type="float">
            <text:p>17.448084</text:p>
          </table:table-cell>
          <table:table-cell table:formula="of:=[.C434]+[.A435]" office:value-type="float" office:value="10.268192605" calcext:value-type="float">
            <text:p>10.26819260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435]+[.A436]" office:value-type="float" office:value="10.282566604" calcext:value-type="float">
            <text:p>10.282566604</text:p>
          </table:table-cell>
        </table:table-row>
        <table:table-row table:style-name="ro1">
          <table:table-cell office:value-type="float" office:value="0.014496071" calcext:value-type="float">
            <text:p>0.014496071</text:p>
          </table:table-cell>
          <table:table-cell office:value-type="float" office:value="17.246054" calcext:value-type="float">
            <text:p>17.246054</text:p>
          </table:table-cell>
          <table:table-cell table:formula="of:=[.C436]+[.A437]" office:value-type="float" office:value="10.297062675" calcext:value-type="float">
            <text:p>10.297062675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437]+[.A438]" office:value-type="float" office:value="10.311162011" calcext:value-type="float">
            <text:p>10.311162011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438]+[.A439]" office:value-type="float" office:value="10.3254444555" calcext:value-type="float">
            <text:p>10.3254444555</text:p>
          </table:table-cell>
        </table:table-row>
        <table:table-row table:style-name="ro1">
          <table:table-cell office:value-type="float" office:value="0.014358739" calcext:value-type="float">
            <text:p>0.014358739</text:p>
          </table:table-cell>
          <table:table-cell office:value-type="float" office:value="17.411" calcext:value-type="float">
            <text:p>17.411</text:p>
          </table:table-cell>
          <table:table-cell table:formula="of:=[.C439]+[.A440]" office:value-type="float" office:value="10.3398031945" calcext:value-type="float">
            <text:p>10.3398031945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440]+[.A441]" office:value-type="float" office:value="10.3542534885" calcext:value-type="float">
            <text:p>10.3542534885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441]+[.A442]" office:value-type="float" office:value="10.3683223075" calcext:value-type="float">
            <text:p>10.3683223075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442]+[.A443]" office:value-type="float" office:value="10.3825894935" calcext:value-type="float">
            <text:p>10.3825894935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443]+[.A444]" office:value-type="float" office:value="10.3969024565" calcext:value-type="float">
            <text:p>10.3969024565</text:p>
          </table:table-cell>
        </table:table-row>
        <table:table-row table:style-name="ro1">
          <table:table-cell office:value-type="float" office:value="0.014419775" calcext:value-type="float">
            <text:p>0.014419775</text:p>
          </table:table-cell>
          <table:table-cell office:value-type="float" office:value="17.337301" calcext:value-type="float">
            <text:p>17.337301</text:p>
          </table:table-cell>
          <table:table-cell table:formula="of:=[.C444]+[.A445]" office:value-type="float" office:value="10.4113222315" calcext:value-type="float">
            <text:p>10.4113222315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445]+[.A446]" office:value-type="float" office:value="10.4253147545" calcext:value-type="float">
            <text:p>10.425314754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446]+[.A447]" office:value-type="float" office:value="10.4395209045" calcext:value-type="float">
            <text:p>10.4395209045</text:p>
          </table:table-cell>
        </table:table-row>
        <table:table-row table:style-name="ro1">
          <table:table-cell office:value-type="float" office:value="0.014251927" calcext:value-type="float">
            <text:p>0.014251927</text:p>
          </table:table-cell>
          <table:table-cell office:value-type="float" office:value="17.541487" calcext:value-type="float">
            <text:p>17.541487</text:p>
          </table:table-cell>
          <table:table-cell table:formula="of:=[.C447]+[.A448]" office:value-type="float" office:value="10.4537728315" calcext:value-type="float">
            <text:p>10.453772831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448]+[.A449]" office:value-type="float" office:value="10.4681468305" calcext:value-type="float">
            <text:p>10.4681468305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449]+[.A450]" office:value-type="float" office:value="10.4821088355" calcext:value-type="float">
            <text:p>10.4821088355</text:p>
          </table:table-cell>
        </table:table-row>
        <table:table-row table:style-name="ro1">
          <table:table-cell office:value-type="float" office:value="0.014175631" calcext:value-type="float">
            <text:p>0.014175631</text:p>
          </table:table-cell>
          <table:table-cell office:value-type="float" office:value="17.635899" calcext:value-type="float">
            <text:p>17.635899</text:p>
          </table:table-cell>
          <table:table-cell table:formula="of:=[.C450]+[.A451]" office:value-type="float" office:value="10.4962844665" calcext:value-type="float">
            <text:p>10.4962844665</text:p>
          </table:table-cell>
        </table:table-row>
        <table:table-row table:style-name="ro1">
          <table:table-cell office:value-type="float" office:value="0.014221408" calcext:value-type="float">
            <text:p>0.014221408</text:p>
          </table:table-cell>
          <table:table-cell office:value-type="float" office:value="17.57913" calcext:value-type="float">
            <text:p>17.57913</text:p>
          </table:table-cell>
          <table:table-cell table:formula="of:=[.C451]+[.A452]" office:value-type="float" office:value="10.5105058745" calcext:value-type="float">
            <text:p>10.5105058745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452]+[.A453]" office:value-type="float" office:value="10.5248188375" calcext:value-type="float">
            <text:p>10.524818837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453]+[.A454]" office:value-type="float" office:value="10.538765584" calcext:value-type="float">
            <text:p>10.538765584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454]+[.A455]" office:value-type="float" office:value="10.552895439" calcext:value-type="float">
            <text:p>10.552895439</text:p>
          </table:table-cell>
        </table:table-row>
        <table:table-row table:style-name="ro1">
          <table:table-cell office:value-type="float" office:value="0.014175631" calcext:value-type="float">
            <text:p>0.014175631</text:p>
          </table:table-cell>
          <table:table-cell office:value-type="float" office:value="17.635899" calcext:value-type="float">
            <text:p>17.635899</text:p>
          </table:table-cell>
          <table:table-cell table:formula="of:=[.C455]+[.A456]" office:value-type="float" office:value="10.56707107" calcext:value-type="float">
            <text:p>10.56707107</text:p>
          </table:table-cell>
        </table:table-row>
        <table:table-row table:style-name="ro1">
          <table:table-cell office:value-type="float" office:value="0.014297703" calcext:value-type="float">
            <text:p>0.014297703</text:p>
          </table:table-cell>
          <table:table-cell office:value-type="float" office:value="17.485325" calcext:value-type="float">
            <text:p>17.485325</text:p>
          </table:table-cell>
          <table:table-cell table:formula="of:=[.C456]+[.A457]" office:value-type="float" office:value="10.581368773" calcext:value-type="float">
            <text:p>10.581368773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457]+[.A458]" office:value-type="float" office:value="10.595254483" calcext:value-type="float">
            <text:p>10.595254483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458]+[.A459]" office:value-type="float" office:value="10.60933856" calcext:value-type="float">
            <text:p>10.60933856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459]+[.A460]" office:value-type="float" office:value="10.6234836735" calcext:value-type="float">
            <text:p>10.6234836735</text:p>
          </table:table-cell>
        </table:table-row>
        <table:table-row table:style-name="ro1">
          <table:table-cell office:value-type="float" office:value="0.014236667" calcext:value-type="float">
            <text:p>0.014236667</text:p>
          </table:table-cell>
          <table:table-cell office:value-type="float" office:value="17.56029" calcext:value-type="float">
            <text:p>17.56029</text:p>
          </table:table-cell>
          <table:table-cell table:formula="of:=[.C460]+[.A461]" office:value-type="float" office:value="10.6377203405" calcext:value-type="float">
            <text:p>10.6377203405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461]+[.A462]" office:value-type="float" office:value="10.6515602735" calcext:value-type="float">
            <text:p>10.6515602735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462]+[.A463]" office:value-type="float" office:value="10.6655985735" calcext:value-type="float">
            <text:p>10.6655985735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463]+[.A464]" office:value-type="float" office:value="10.6796826505" calcext:value-type="float">
            <text:p>10.679682650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464]+[.A465]" office:value-type="float" office:value="10.693827764" calcext:value-type="float">
            <text:p>10.693827764</text:p>
          </table:table-cell>
        </table:table-row>
        <table:table-row table:style-name="ro1">
          <table:table-cell office:value-type="float" office:value="0.0137483785" calcext:value-type="float">
            <text:p>0.0137483785</text:p>
          </table:table-cell>
          <table:table-cell office:value-type="float" office:value="18.183962" calcext:value-type="float">
            <text:p>18.183962</text:p>
          </table:table-cell>
          <table:table-cell table:formula="of:=[.C465]+[.A466]" office:value-type="float" office:value="10.7075761425" calcext:value-type="float">
            <text:p>10.7075761425</text:p>
          </table:table-cell>
        </table:table-row>
        <table:table-row table:style-name="ro1">
          <table:table-cell office:value-type="float" office:value="0.013977264" calcext:value-type="float">
            <text:p>0.013977264</text:p>
          </table:table-cell>
          <table:table-cell office:value-type="float" office:value="17.88619" calcext:value-type="float">
            <text:p>17.88619</text:p>
          </table:table-cell>
          <table:table-cell table:formula="of:=[.C466]+[.A467]" office:value-type="float" office:value="10.7215534065" calcext:value-type="float">
            <text:p>10.7215534065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467]+[.A468]" office:value-type="float" office:value="10.7355459295" calcext:value-type="float">
            <text:p>10.7355459295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468]+[.A469]" office:value-type="float" office:value="10.7496452655" calcext:value-type="float">
            <text:p>10.7496452655</text:p>
          </table:table-cell>
        </table:table-row>
        <table:table-row table:style-name="ro1">
          <table:table-cell office:value-type="float" office:value="0.013672084" calcext:value-type="float">
            <text:p>0.013672084</text:p>
          </table:table-cell>
          <table:table-cell office:value-type="float" office:value="18.285435" calcext:value-type="float">
            <text:p>18.285435</text:p>
          </table:table-cell>
          <table:table-cell table:formula="of:=[.C469]+[.A470]" office:value-type="float" office:value="10.7633173495" calcext:value-type="float">
            <text:p>10.763317349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470]+[.A471]" office:value-type="float" office:value="10.7772030595" calcext:value-type="float">
            <text:p>10.7772030595</text:p>
          </table:table-cell>
        </table:table-row>
        <table:table-row table:style-name="ro1">
          <table:table-cell office:value-type="float" office:value="0.013931487" calcext:value-type="float">
            <text:p>0.013931487</text:p>
          </table:table-cell>
          <table:table-cell office:value-type="float" office:value="17.944962" calcext:value-type="float">
            <text:p>17.944962</text:p>
          </table:table-cell>
          <table:table-cell table:formula="of:=[.C471]+[.A472]" office:value-type="float" office:value="10.7911345465" calcext:value-type="float">
            <text:p>10.7911345465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472]+[.A473]" office:value-type="float" office:value="10.8051881055" calcext:value-type="float">
            <text:p>10.8051881055</text:p>
          </table:table-cell>
        </table:table-row>
        <table:table-row table:style-name="ro1">
          <table:table-cell office:value-type="float" office:value="0.013641566" calcext:value-type="float">
            <text:p>0.013641566</text:p>
          </table:table-cell>
          <table:table-cell office:value-type="float" office:value="18.326342" calcext:value-type="float">
            <text:p>18.326342</text:p>
          </table:table-cell>
          <table:table-cell table:formula="of:=[.C473]+[.A474]" office:value-type="float" office:value="10.8188296715" calcext:value-type="float">
            <text:p>10.8188296715</text:p>
          </table:table-cell>
        </table:table-row>
        <table:table-row table:style-name="ro1">
          <table:table-cell office:value-type="float" office:value="0.013824674" calcext:value-type="float">
            <text:p>0.013824674</text:p>
          </table:table-cell>
          <table:table-cell office:value-type="float" office:value="18.083609" calcext:value-type="float">
            <text:p>18.083609</text:p>
          </table:table-cell>
          <table:table-cell table:formula="of:=[.C474]+[.A475]" office:value-type="float" office:value="10.8326543455" calcext:value-type="float">
            <text:p>10.832654345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475]+[.A476]" office:value-type="float" office:value="10.8465400555" calcext:value-type="float">
            <text:p>10.8465400555</text:p>
          </table:table-cell>
        </table:table-row>
        <table:table-row table:style-name="ro1">
          <table:table-cell office:value-type="float" office:value="0.013977264" calcext:value-type="float">
            <text:p>0.013977264</text:p>
          </table:table-cell>
          <table:table-cell office:value-type="float" office:value="17.88619" calcext:value-type="float">
            <text:p>17.88619</text:p>
          </table:table-cell>
          <table:table-cell table:formula="of:=[.C476]+[.A477]" office:value-type="float" office:value="10.8605173195" calcext:value-type="float">
            <text:p>10.8605173195</text:p>
          </table:table-cell>
        </table:table-row>
        <table:table-row table:style-name="ro1">
          <table:table-cell office:value-type="float" office:value="0.013595789" calcext:value-type="float">
            <text:p>0.013595789</text:p>
          </table:table-cell>
          <table:table-cell office:value-type="float" office:value="18.388048" calcext:value-type="float">
            <text:p>18.388048</text:p>
          </table:table-cell>
          <table:table-cell table:formula="of:=[.C477]+[.A478]" office:value-type="float" office:value="10.8741131085" calcext:value-type="float">
            <text:p>10.8741131085</text:p>
          </table:table-cell>
        </table:table-row>
        <table:table-row table:style-name="ro1">
          <table:table-cell office:value-type="float" office:value="0.013794156" calcext:value-type="float">
            <text:p>0.013794156</text:p>
          </table:table-cell>
          <table:table-cell office:value-type="float" office:value="18.123617" calcext:value-type="float">
            <text:p>18.123617</text:p>
          </table:table-cell>
          <table:table-cell table:formula="of:=[.C478]+[.A479]" office:value-type="float" office:value="10.8879072645" calcext:value-type="float">
            <text:p>10.8879072645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479]+[.A480]" office:value-type="float" office:value="10.9017471975" calcext:value-type="float">
            <text:p>10.9017471975</text:p>
          </table:table-cell>
        </table:table-row>
        <table:table-row table:style-name="ro1">
          <table:table-cell office:value-type="float" office:value="0.013931487" calcext:value-type="float">
            <text:p>0.013931487</text:p>
          </table:table-cell>
          <table:table-cell office:value-type="float" office:value="17.944962" calcext:value-type="float">
            <text:p>17.944962</text:p>
          </table:table-cell>
          <table:table-cell table:formula="of:=[.C480]+[.A481]" office:value-type="float" office:value="10.9156786845" calcext:value-type="float">
            <text:p>10.9156786845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481]+[.A482]" office:value-type="float" office:value="10.9291981785" calcext:value-type="float">
            <text:p>10.9291981785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482]+[.A483]" office:value-type="float" office:value="10.9429160395" calcext:value-type="float">
            <text:p>10.9429160395</text:p>
          </table:table-cell>
        </table:table-row>
        <table:table-row table:style-name="ro1">
          <table:table-cell office:value-type="float" office:value="0.013763638" calcext:value-type="float">
            <text:p>0.013763638</text:p>
          </table:table-cell>
          <table:table-cell office:value-type="float" office:value="18.163801" calcext:value-type="float">
            <text:p>18.163801</text:p>
          </table:table-cell>
          <table:table-cell table:formula="of:=[.C483]+[.A484]" office:value-type="float" office:value="10.9566796775" calcext:value-type="float">
            <text:p>10.9566796775</text:p>
          </table:table-cell>
        </table:table-row>
        <table:table-row table:style-name="ro1">
          <table:table-cell office:value-type="float" office:value="0.013870451" calcext:value-type="float">
            <text:p>0.013870451</text:p>
          </table:table-cell>
          <table:table-cell office:value-type="float" office:value="18.023928" calcext:value-type="float">
            <text:p>18.023928</text:p>
          </table:table-cell>
          <table:table-cell table:formula="of:=[.C484]+[.A485]" office:value-type="float" office:value="10.9705501285" calcext:value-type="float">
            <text:p>10.9705501285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485]+[.A486]" office:value-type="float" office:value="10.9840238455" calcext:value-type="float">
            <text:p>10.9840238455</text:p>
          </table:table-cell>
        </table:table-row>
        <table:table-row table:style-name="ro1">
          <table:table-cell office:value-type="float" office:value="0.013672084" calcext:value-type="float">
            <text:p>0.013672084</text:p>
          </table:table-cell>
          <table:table-cell office:value-type="float" office:value="18.285435" calcext:value-type="float">
            <text:p>18.285435</text:p>
          </table:table-cell>
          <table:table-cell table:formula="of:=[.C486]+[.A487]" office:value-type="float" office:value="10.9976959295" calcext:value-type="float">
            <text:p>10.9976959295</text:p>
          </table:table-cell>
        </table:table-row>
        <table:table-row table:style-name="ro1">
          <table:table-cell office:value-type="float" office:value="0.01373312" calcext:value-type="float">
            <text:p>0.01373312</text:p>
          </table:table-cell>
          <table:table-cell office:value-type="float" office:value="18.204166" calcext:value-type="float">
            <text:p>18.204166</text:p>
          </table:table-cell>
          <table:table-cell table:formula="of:=[.C487]+[.A488]" office:value-type="float" office:value="11.0114290495" calcext:value-type="float">
            <text:p>11.0114290495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488]+[.A489]" office:value-type="float" office:value="11.0252689825" calcext:value-type="float">
            <text:p>11.0252689825</text:p>
          </table:table-cell>
        </table:table-row>
        <table:table-row table:style-name="ro1">
          <table:table-cell office:value-type="float" office:value="0.013458458" calcext:value-type="float">
            <text:p>0.013458458</text:p>
          </table:table-cell>
          <table:table-cell office:value-type="float" office:value="18.57568" calcext:value-type="float">
            <text:p>18.57568</text:p>
          </table:table-cell>
          <table:table-cell table:formula="of:=[.C489]+[.A490]" office:value-type="float" office:value="11.0387274405" calcext:value-type="float">
            <text:p>11.0387274405</text:p>
          </table:table-cell>
        </table:table-row>
        <table:table-row table:style-name="ro1">
          <table:table-cell office:value-type="float" office:value="0.013641566" calcext:value-type="float">
            <text:p>0.013641566</text:p>
          </table:table-cell>
          <table:table-cell office:value-type="float" office:value="18.326342" calcext:value-type="float">
            <text:p>18.326342</text:p>
          </table:table-cell>
          <table:table-cell table:formula="of:=[.C490]+[.A491]" office:value-type="float" office:value="11.0523690065" calcext:value-type="float">
            <text:p>11.0523690065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491]+[.A492]" office:value-type="float" office:value="11.0660563485" calcext:value-type="float">
            <text:p>11.0660563485</text:p>
          </table:table-cell>
        </table:table-row>
        <table:table-row table:style-name="ro1">
          <table:table-cell office:value-type="float" office:value="0.0137483785" calcext:value-type="float">
            <text:p>0.0137483785</text:p>
          </table:table-cell>
          <table:table-cell office:value-type="float" office:value="18.183962" calcext:value-type="float">
            <text:p>18.183962</text:p>
          </table:table-cell>
          <table:table-cell table:formula="of:=[.C492]+[.A493]" office:value-type="float" office:value="11.079804727" calcext:value-type="float">
            <text:p>11.079804727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493]+[.A494]" office:value-type="float" office:value="11.0932174075" calcext:value-type="float">
            <text:p>11.0932174075</text:p>
          </table:table-cell>
        </table:table-row>
        <table:table-row table:style-name="ro1">
          <table:table-cell office:value-type="float" office:value="0.013595789" calcext:value-type="float">
            <text:p>0.013595789</text:p>
          </table:table-cell>
          <table:table-cell office:value-type="float" office:value="18.388048" calcext:value-type="float">
            <text:p>18.388048</text:p>
          </table:table-cell>
          <table:table-cell table:formula="of:=[.C494]+[.A495]" office:value-type="float" office:value="11.1068131965" calcext:value-type="float">
            <text:p>11.1068131965</text:p>
          </table:table-cell>
        </table:table-row>
        <table:table-row table:style-name="ro1">
          <table:table-cell office:value-type="float" office:value="0.013626306" calcext:value-type="float">
            <text:p>0.013626306</text:p>
          </table:table-cell>
          <table:table-cell office:value-type="float" office:value="18.346865" calcext:value-type="float">
            <text:p>18.346865</text:p>
          </table:table-cell>
          <table:table-cell table:formula="of:=[.C495]+[.A496]" office:value-type="float" office:value="11.1204395025" calcext:value-type="float">
            <text:p>11.1204395025</text:p>
          </table:table-cell>
        </table:table-row>
        <table:table-row table:style-name="ro1">
          <table:table-cell office:value-type="float" office:value="0.0137483785" calcext:value-type="float">
            <text:p>0.0137483785</text:p>
          </table:table-cell>
          <table:table-cell office:value-type="float" office:value="18.183962" calcext:value-type="float">
            <text:p>18.183962</text:p>
          </table:table-cell>
          <table:table-cell table:formula="of:=[.C496]+[.A497]" office:value-type="float" office:value="11.134187881" calcext:value-type="float">
            <text:p>11.134187881</text:p>
          </table:table-cell>
        </table:table-row>
        <table:table-row table:style-name="ro1">
          <table:table-cell office:value-type="float" office:value="0.013336386" calcext:value-type="float">
            <text:p>0.013336386</text:p>
          </table:table-cell>
          <table:table-cell office:value-type="float" office:value="18.745708" calcext:value-type="float">
            <text:p>18.745708</text:p>
          </table:table-cell>
          <table:table-cell table:formula="of:=[.C497]+[.A498]" office:value-type="float" office:value="11.147524267" calcext:value-type="float">
            <text:p>11.147524267</text:p>
          </table:table-cell>
        </table:table-row>
        <table:table-row table:style-name="ro1">
          <table:table-cell office:value-type="float" office:value="0.013550011" calcext:value-type="float">
            <text:p>0.013550011</text:p>
          </table:table-cell>
          <table:table-cell office:value-type="float" office:value="18.45017" calcext:value-type="float">
            <text:p>18.45017</text:p>
          </table:table-cell>
          <table:table-cell table:formula="of:=[.C498]+[.A499]" office:value-type="float" office:value="11.161074278" calcext:value-type="float">
            <text:p>11.161074278</text:p>
          </table:table-cell>
        </table:table-row>
        <table:table-row table:style-name="ro1">
          <table:table-cell office:value-type="float" office:value="0.0136110475" calcext:value-type="float">
            <text:p>0.0136110475</text:p>
          </table:table-cell>
          <table:table-cell office:value-type="float" office:value="18.367434" calcext:value-type="float">
            <text:p>18.367434</text:p>
          </table:table-cell>
          <table:table-cell table:formula="of:=[.C499]+[.A500]" office:value-type="float" office:value="11.1746853255" calcext:value-type="float">
            <text:p>11.1746853255</text:p>
          </table:table-cell>
        </table:table-row>
        <table:table-row table:style-name="ro1">
          <table:table-cell office:value-type="float" office:value="0.013702602" calcext:value-type="float">
            <text:p>0.013702602</text:p>
          </table:table-cell>
          <table:table-cell office:value-type="float" office:value="18.244709" calcext:value-type="float">
            <text:p>18.244709</text:p>
          </table:table-cell>
          <table:table-cell table:formula="of:=[.C500]+[.A501]" office:value-type="float" office:value="11.1883879275" calcext:value-type="float">
            <text:p>11.1883879275</text:p>
          </table:table-cell>
        </table:table-row>
        <table:table-row table:style-name="ro1">
          <table:table-cell office:value-type="float" office:value="0.013336386" calcext:value-type="float">
            <text:p>0.013336386</text:p>
          </table:table-cell>
          <table:table-cell office:value-type="float" office:value="18.745708" calcext:value-type="float">
            <text:p>18.745708</text:p>
          </table:table-cell>
          <table:table-cell table:formula="of:=[.C501]+[.A502]" office:value-type="float" office:value="11.2017243135" calcext:value-type="float">
            <text:p>11.2017243135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502]+[.A503]" office:value-type="float" office:value="11.2152590665" calcext:value-type="float">
            <text:p>11.2152590665</text:p>
          </table:table-cell>
        </table:table-row>
        <table:table-row table:style-name="ro1">
          <table:table-cell office:value-type="float" office:value="0.01358053" calcext:value-type="float">
            <text:p>0.01358053</text:p>
          </table:table-cell>
          <table:table-cell office:value-type="float" office:value="18.408709" calcext:value-type="float">
            <text:p>18.408709</text:p>
          </table:table-cell>
          <table:table-cell table:formula="of:=[.C503]+[.A504]" office:value-type="float" office:value="11.2288395965" calcext:value-type="float">
            <text:p>11.2288395965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504]+[.A505]" office:value-type="float" office:value="11.2425269385" calcext:value-type="float">
            <text:p>11.2425269385</text:p>
          </table:table-cell>
        </table:table-row>
        <table:table-row table:style-name="ro1">
          <table:table-cell office:value-type="float" office:value="0.013290608" calcext:value-type="float">
            <text:p>0.013290608</text:p>
          </table:table-cell>
          <table:table-cell office:value-type="float" office:value="18.810274" calcext:value-type="float">
            <text:p>18.810274</text:p>
          </table:table-cell>
          <table:table-cell table:formula="of:=[.C505]+[.A506]" office:value-type="float" office:value="11.2558175465" calcext:value-type="float">
            <text:p>11.2558175465</text:p>
          </table:table-cell>
        </table:table-row>
        <table:table-row table:style-name="ro1">
          <table:table-cell office:value-type="float" office:value="0.013504234" calcext:value-type="float">
            <text:p>0.013504234</text:p>
          </table:table-cell>
          <table:table-cell office:value-type="float" office:value="18.512712" calcext:value-type="float">
            <text:p>18.512712</text:p>
          </table:table-cell>
          <table:table-cell table:formula="of:=[.C506]+[.A507]" office:value-type="float" office:value="11.2693217805" calcext:value-type="float">
            <text:p>11.2693217805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507]+[.A508]" office:value-type="float" office:value="11.2828870505" calcext:value-type="float">
            <text:p>11.2828870505</text:p>
          </table:table-cell>
        </table:table-row>
        <table:table-row table:style-name="ro1">
          <table:table-cell office:value-type="float" office:value="0.013641566" calcext:value-type="float">
            <text:p>0.013641566</text:p>
          </table:table-cell>
          <table:table-cell office:value-type="float" office:value="18.326342" calcext:value-type="float">
            <text:p>18.326342</text:p>
          </table:table-cell>
          <table:table-cell table:formula="of:=[.C508]+[.A509]" office:value-type="float" office:value="11.2965286165" calcext:value-type="float">
            <text:p>11.2965286165</text:p>
          </table:table-cell>
        </table:table-row>
        <table:table-row table:style-name="ro1">
          <table:table-cell office:value-type="float" office:value="0.0132753495" calcext:value-type="float">
            <text:p>0.0132753495</text:p>
          </table:table-cell>
          <table:table-cell office:value-type="float" office:value="18.831896" calcext:value-type="float">
            <text:p>18.831896</text:p>
          </table:table-cell>
          <table:table-cell table:formula="of:=[.C509]+[.A510]" office:value-type="float" office:value="11.309803966" calcext:value-type="float">
            <text:p>11.309803966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510]+[.A511]" office:value-type="float" office:value="11.323277683" calcext:value-type="float">
            <text:p>11.323277683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511]+[.A512]" office:value-type="float" office:value="11.336812436" calcext:value-type="float">
            <text:p>11.336812436</text:p>
          </table:table-cell>
        </table:table-row>
        <table:table-row table:style-name="ro1">
          <table:table-cell office:value-type="float" office:value="0.0136110475" calcext:value-type="float">
            <text:p>0.0136110475</text:p>
          </table:table-cell>
          <table:table-cell office:value-type="float" office:value="18.367434" calcext:value-type="float">
            <text:p>18.367434</text:p>
          </table:table-cell>
          <table:table-cell table:formula="of:=[.C512]+[.A513]" office:value-type="float" office:value="11.3504234835" calcext:value-type="float">
            <text:p>11.3504234835</text:p>
          </table:table-cell>
        </table:table-row>
        <table:table-row table:style-name="ro1">
          <table:table-cell office:value-type="float" office:value="0.013244831" calcext:value-type="float">
            <text:p>0.013244831</text:p>
          </table:table-cell>
          <table:table-cell office:value-type="float" office:value="18.875288" calcext:value-type="float">
            <text:p>18.875288</text:p>
          </table:table-cell>
          <table:table-cell table:formula="of:=[.C513]+[.A514]" office:value-type="float" office:value="11.3636683145" calcext:value-type="float">
            <text:p>11.3636683145</text:p>
          </table:table-cell>
        </table:table-row>
        <table:table-row table:style-name="ro1">
          <table:table-cell office:value-type="float" office:value="0.013458458" calcext:value-type="float">
            <text:p>0.013458458</text:p>
          </table:table-cell>
          <table:table-cell office:value-type="float" office:value="18.57568" calcext:value-type="float">
            <text:p>18.57568</text:p>
          </table:table-cell>
          <table:table-cell table:formula="of:=[.C514]+[.A515]" office:value-type="float" office:value="11.3771267725" calcext:value-type="float">
            <text:p>11.3771267725</text:p>
          </table:table-cell>
        </table:table-row>
        <table:table-row table:style-name="ro1">
          <table:table-cell office:value-type="float" office:value="0.013488975" calcext:value-type="float">
            <text:p>0.013488975</text:p>
          </table:table-cell>
          <table:table-cell office:value-type="float" office:value="18.533653" calcext:value-type="float">
            <text:p>18.533653</text:p>
          </table:table-cell>
          <table:table-cell table:formula="of:=[.C515]+[.A516]" office:value-type="float" office:value="11.3906157475" calcext:value-type="float">
            <text:p>11.3906157475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516]+[.A517]" office:value-type="float" office:value="11.4041810175" calcext:value-type="float">
            <text:p>11.4041810175</text:p>
          </table:table-cell>
        </table:table-row>
        <table:table-row table:style-name="ro1">
          <table:table-cell office:value-type="float" office:value="0.013214313" calcext:value-type="float">
            <text:p>0.013214313</text:p>
          </table:table-cell>
          <table:table-cell office:value-type="float" office:value="18.918879" calcext:value-type="float">
            <text:p>18.918879</text:p>
          </table:table-cell>
          <table:table-cell table:formula="of:=[.C517]+[.A518]" office:value-type="float" office:value="11.4173953305" calcext:value-type="float">
            <text:p>11.4173953305</text:p>
          </table:table-cell>
        </table:table-row>
        <table:table-row table:style-name="ro1">
          <table:table-cell office:value-type="float" office:value="0.013397422" calcext:value-type="float">
            <text:p>0.013397422</text:p>
          </table:table-cell>
          <table:table-cell office:value-type="float" office:value="18.660307" calcext:value-type="float">
            <text:p>18.660307</text:p>
          </table:table-cell>
          <table:table-cell table:formula="of:=[.C518]+[.A519]" office:value-type="float" office:value="11.4307927525" calcext:value-type="float">
            <text:p>11.4307927525</text:p>
          </table:table-cell>
        </table:table-row>
        <table:table-row table:style-name="ro1">
          <table:table-cell office:value-type="float" office:value="0.013488975" calcext:value-type="float">
            <text:p>0.013488975</text:p>
          </table:table-cell>
          <table:table-cell office:value-type="float" office:value="18.533653" calcext:value-type="float">
            <text:p>18.533653</text:p>
          </table:table-cell>
          <table:table-cell table:formula="of:=[.C519]+[.A520]" office:value-type="float" office:value="11.4442817275" calcext:value-type="float">
            <text:p>11.4442817275</text:p>
          </table:table-cell>
        </table:table-row>
        <table:table-row table:style-name="ro1">
          <table:table-cell office:value-type="float" office:value="0.013550011" calcext:value-type="float">
            <text:p>0.013550011</text:p>
          </table:table-cell>
          <table:table-cell office:value-type="float" office:value="18.45017" calcext:value-type="float">
            <text:p>18.45017</text:p>
          </table:table-cell>
          <table:table-cell table:formula="of:=[.C520]+[.A521]" office:value-type="float" office:value="11.4578317385" calcext:value-type="float">
            <text:p>11.4578317385</text:p>
          </table:table-cell>
        </table:table-row>
        <table:table-row table:style-name="ro1">
          <table:table-cell office:value-type="float" office:value="0.013214313" calcext:value-type="float">
            <text:p>0.013214313</text:p>
          </table:table-cell>
          <table:table-cell office:value-type="float" office:value="18.918879" calcext:value-type="float">
            <text:p>18.918879</text:p>
          </table:table-cell>
          <table:table-cell table:formula="of:=[.C521]+[.A522]" office:value-type="float" office:value="11.4710460515" calcext:value-type="float">
            <text:p>11.4710460515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522]+[.A523]" office:value-type="float" office:value="11.484458732" calcext:value-type="float">
            <text:p>11.484458732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523]+[.A524]" office:value-type="float" office:value="11.497932449" calcext:value-type="float">
            <text:p>11.497932449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524]+[.A525]" office:value-type="float" office:value="11.511497719" calcext:value-type="float">
            <text:p>11.511497719</text:p>
          </table:table-cell>
        </table:table-row>
        <table:table-row table:style-name="ro1">
          <table:table-cell office:value-type="float" office:value="0.013199054" calcext:value-type="float">
            <text:p>0.013199054</text:p>
          </table:table-cell>
          <table:table-cell office:value-type="float" office:value="18.940752" calcext:value-type="float">
            <text:p>18.940752</text:p>
          </table:table-cell>
          <table:table-cell table:formula="of:=[.C525]+[.A526]" office:value-type="float" office:value="11.524696773" calcext:value-type="float">
            <text:p>11.524696773</text:p>
          </table:table-cell>
        </table:table-row>
        <table:table-row table:style-name="ro1">
          <table:table-cell office:value-type="float" office:value="0.013397422" calcext:value-type="float">
            <text:p>0.013397422</text:p>
          </table:table-cell>
          <table:table-cell office:value-type="float" office:value="18.660307" calcext:value-type="float">
            <text:p>18.660307</text:p>
          </table:table-cell>
          <table:table-cell table:formula="of:=[.C526]+[.A527]" office:value-type="float" office:value="11.538094195" calcext:value-type="float">
            <text:p>11.538094195</text:p>
          </table:table-cell>
        </table:table-row>
        <table:table-row table:style-name="ro1">
          <table:table-cell office:value-type="float" office:value="0.013458458" calcext:value-type="float">
            <text:p>0.013458458</text:p>
          </table:table-cell>
          <table:table-cell office:value-type="float" office:value="18.57568" calcext:value-type="float">
            <text:p>18.57568</text:p>
          </table:table-cell>
          <table:table-cell table:formula="of:=[.C527]+[.A528]" office:value-type="float" office:value="11.551552653" calcext:value-type="float">
            <text:p>11.551552653</text:p>
          </table:table-cell>
        </table:table-row>
        <table:table-row table:style-name="ro1">
          <table:table-cell office:value-type="float" office:value="0.013550011" calcext:value-type="float">
            <text:p>0.013550011</text:p>
          </table:table-cell>
          <table:table-cell office:value-type="float" office:value="18.45017" calcext:value-type="float">
            <text:p>18.45017</text:p>
          </table:table-cell>
          <table:table-cell table:formula="of:=[.C528]+[.A529]" office:value-type="float" office:value="11.565102664" calcext:value-type="float">
            <text:p>11.565102664</text:p>
          </table:table-cell>
        </table:table-row>
        <table:table-row table:style-name="ro1">
          <table:table-cell office:value-type="float" office:value="0.013183795" calcext:value-type="float">
            <text:p>0.013183795</text:p>
          </table:table-cell>
          <table:table-cell office:value-type="float" office:value="18.962673" calcext:value-type="float">
            <text:p>18.962673</text:p>
          </table:table-cell>
          <table:table-cell table:formula="of:=[.C529]+[.A530]" office:value-type="float" office:value="11.578286459" calcext:value-type="float">
            <text:p>11.578286459</text:p>
          </table:table-cell>
        </table:table-row>
        <table:table-row table:style-name="ro1">
          <table:table-cell office:value-type="float" office:value="0.013382162" calcext:value-type="float">
            <text:p>0.013382162</text:p>
          </table:table-cell>
          <table:table-cell office:value-type="float" office:value="18.681585" calcext:value-type="float">
            <text:p>18.681585</text:p>
          </table:table-cell>
          <table:table-cell table:formula="of:=[.C530]+[.A531]" office:value-type="float" office:value="11.591668621" calcext:value-type="float">
            <text:p>11.591668621</text:p>
          </table:table-cell>
        </table:table-row>
        <table:table-row table:style-name="ro1">
          <table:table-cell office:value-type="float" office:value="0.013443198" calcext:value-type="float">
            <text:p>0.013443198</text:p>
          </table:table-cell>
          <table:table-cell office:value-type="float" office:value="18.596766" calcext:value-type="float">
            <text:p>18.596766</text:p>
          </table:table-cell>
          <table:table-cell table:formula="of:=[.C531]+[.A532]" office:value-type="float" office:value="11.605111819" calcext:value-type="float">
            <text:p>11.605111819</text:p>
          </table:table-cell>
        </table:table-row>
        <table:table-row table:style-name="ro1">
          <table:table-cell office:value-type="float" office:value="0.013550011" calcext:value-type="float">
            <text:p>0.013550011</text:p>
          </table:table-cell>
          <table:table-cell office:value-type="float" office:value="18.45017" calcext:value-type="float">
            <text:p>18.45017</text:p>
          </table:table-cell>
          <table:table-cell table:formula="of:=[.C532]+[.A533]" office:value-type="float" office:value="11.61866183" calcext:value-type="float">
            <text:p>11.61866183</text:p>
          </table:table-cell>
        </table:table-row>
        <table:table-row table:style-name="ro1">
          <table:table-cell office:value-type="float" office:value="0.013168536" calcext:value-type="float">
            <text:p>0.013168536</text:p>
          </table:table-cell>
          <table:table-cell office:value-type="float" office:value="18.984646" calcext:value-type="float">
            <text:p>18.984646</text:p>
          </table:table-cell>
          <table:table-cell table:formula="of:=[.C533]+[.A534]" office:value-type="float" office:value="11.631830366" calcext:value-type="float">
            <text:p>11.631830366</text:p>
          </table:table-cell>
        </table:table-row>
        <table:table-row table:style-name="ro1">
          <table:table-cell office:value-type="float" office:value="0.013382162" calcext:value-type="float">
            <text:p>0.013382162</text:p>
          </table:table-cell>
          <table:table-cell office:value-type="float" office:value="18.681585" calcext:value-type="float">
            <text:p>18.681585</text:p>
          </table:table-cell>
          <table:table-cell table:formula="of:=[.C534]+[.A535]" office:value-type="float" office:value="11.645212528" calcext:value-type="float">
            <text:p>11.645212528</text:p>
          </table:table-cell>
        </table:table-row>
        <table:table-row table:style-name="ro1">
          <table:table-cell office:value-type="float" office:value="0.013443198" calcext:value-type="float">
            <text:p>0.013443198</text:p>
          </table:table-cell>
          <table:table-cell office:value-type="float" office:value="18.596766" calcext:value-type="float">
            <text:p>18.596766</text:p>
          </table:table-cell>
          <table:table-cell table:formula="of:=[.C535]+[.A536]" office:value-type="float" office:value="11.658655726" calcext:value-type="float">
            <text:p>11.658655726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536]+[.A537]" office:value-type="float" office:value="11.672190479" calcext:value-type="float">
            <text:p>11.672190479</text:p>
          </table:table-cell>
        </table:table-row>
        <table:table-row table:style-name="ro1">
          <table:table-cell office:value-type="float" office:value="0.013183795" calcext:value-type="float">
            <text:p>0.013183795</text:p>
          </table:table-cell>
          <table:table-cell office:value-type="float" office:value="18.962673" calcext:value-type="float">
            <text:p>18.962673</text:p>
          </table:table-cell>
          <table:table-cell table:formula="of:=[.C537]+[.A538]" office:value-type="float" office:value="11.685374274" calcext:value-type="float">
            <text:p>11.685374274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538]+[.A539]" office:value-type="float" office:value="11.698741177" calcext:value-type="float">
            <text:p>11.698741177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539]+[.A540]" office:value-type="float" office:value="11.7121538575" calcext:value-type="float">
            <text:p>11.7121538575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540]+[.A541]" office:value-type="float" office:value="11.7256733515" calcext:value-type="float">
            <text:p>11.7256733515</text:p>
          </table:table-cell>
        </table:table-row>
        <table:table-row table:style-name="ro1">
          <table:table-cell office:value-type="float" office:value="0.013153277" calcext:value-type="float">
            <text:p>0.013153277</text:p>
          </table:table-cell>
          <table:table-cell office:value-type="float" office:value="19.00667" calcext:value-type="float">
            <text:p>19.00667</text:p>
          </table:table-cell>
          <table:table-cell table:formula="of:=[.C541]+[.A542]" office:value-type="float" office:value="11.7388266285" calcext:value-type="float">
            <text:p>11.7388266285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542]+[.A543]" office:value-type="float" office:value="11.7521935315" calcext:value-type="float">
            <text:p>11.7521935315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543]+[.A544]" office:value-type="float" office:value="11.765606212" calcext:value-type="float">
            <text:p>11.765606212</text:p>
          </table:table-cell>
        </table:table-row>
        <table:table-row table:style-name="ro1">
          <table:table-cell office:value-type="float" office:value="0.013504234" calcext:value-type="float">
            <text:p>0.013504234</text:p>
          </table:table-cell>
          <table:table-cell office:value-type="float" office:value="18.512712" calcext:value-type="float">
            <text:p>18.512712</text:p>
          </table:table-cell>
          <table:table-cell table:formula="of:=[.C544]+[.A545]" office:value-type="float" office:value="11.779110446" calcext:value-type="float">
            <text:p>11.779110446</text:p>
          </table:table-cell>
        </table:table-row>
        <table:table-row table:style-name="ro1">
          <table:table-cell office:value-type="float" office:value="0.013168536" calcext:value-type="float">
            <text:p>0.013168536</text:p>
          </table:table-cell>
          <table:table-cell office:value-type="float" office:value="18.984646" calcext:value-type="float">
            <text:p>18.984646</text:p>
          </table:table-cell>
          <table:table-cell table:formula="of:=[.C545]+[.A546]" office:value-type="float" office:value="11.792278982" calcext:value-type="float">
            <text:p>11.792278982</text:p>
          </table:table-cell>
        </table:table-row>
        <table:table-row table:style-name="ro1">
          <table:table-cell office:value-type="float" office:value="0.013336386" calcext:value-type="float">
            <text:p>0.013336386</text:p>
          </table:table-cell>
          <table:table-cell office:value-type="float" office:value="18.745708" calcext:value-type="float">
            <text:p>18.745708</text:p>
          </table:table-cell>
          <table:table-cell table:formula="of:=[.C546]+[.A547]" office:value-type="float" office:value="11.805615368" calcext:value-type="float">
            <text:p>11.805615368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547]+[.A548]" office:value-type="float" office:value="11.819043307" calcext:value-type="float">
            <text:p>11.819043307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548]+[.A549]" office:value-type="float" office:value="11.83257806" calcext:value-type="float">
            <text:p>11.83257806</text:p>
          </table:table-cell>
        </table:table-row>
        <table:table-row table:style-name="ro1">
          <table:table-cell office:value-type="float" office:value="0.013153277" calcext:value-type="float">
            <text:p>0.013153277</text:p>
          </table:table-cell>
          <table:table-cell office:value-type="float" office:value="19.00667" calcext:value-type="float">
            <text:p>19.00667</text:p>
          </table:table-cell>
          <table:table-cell table:formula="of:=[.C549]+[.A550]" office:value-type="float" office:value="11.845731337" calcext:value-type="float">
            <text:p>11.845731337</text:p>
          </table:table-cell>
        </table:table-row>
        <table:table-row table:style-name="ro1">
          <table:table-cell office:value-type="float" office:value="0.013351644" calcext:value-type="float">
            <text:p>0.013351644</text:p>
          </table:table-cell>
          <table:table-cell office:value-type="float" office:value="18.724285" calcext:value-type="float">
            <text:p>18.724285</text:p>
          </table:table-cell>
          <table:table-cell table:formula="of:=[.C550]+[.A551]" office:value-type="float" office:value="11.859082981" calcext:value-type="float">
            <text:p>11.859082981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551]+[.A552]" office:value-type="float" office:value="11.8724956615" calcext:value-type="float">
            <text:p>11.8724956615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552]+[.A553]" office:value-type="float" office:value="11.8860304145" calcext:value-type="float">
            <text:p>11.8860304145</text:p>
          </table:table-cell>
        </table:table-row>
        <table:table-row table:style-name="ro1">
          <table:table-cell office:value-type="float" office:value="0.013153277" calcext:value-type="float">
            <text:p>0.013153277</text:p>
          </table:table-cell>
          <table:table-cell office:value-type="float" office:value="19.00667" calcext:value-type="float">
            <text:p>19.00667</text:p>
          </table:table-cell>
          <table:table-cell table:formula="of:=[.C553]+[.A554]" office:value-type="float" office:value="11.8991836915" calcext:value-type="float">
            <text:p>11.8991836915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554]+[.A555]" office:value-type="float" office:value="11.9125505945" calcext:value-type="float">
            <text:p>11.9125505945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555]+[.A556]" office:value-type="float" office:value="11.9259785335" calcext:value-type="float">
            <text:p>11.9259785335</text:p>
          </table:table-cell>
        </table:table-row>
        <table:table-row table:style-name="ro1">
          <table:table-cell office:value-type="float" office:value="0.013488975" calcext:value-type="float">
            <text:p>0.013488975</text:p>
          </table:table-cell>
          <table:table-cell office:value-type="float" office:value="18.533653" calcext:value-type="float">
            <text:p>18.533653</text:p>
          </table:table-cell>
          <table:table-cell table:formula="of:=[.C556]+[.A557]" office:value-type="float" office:value="11.9394675085" calcext:value-type="float">
            <text:p>11.9394675085</text:p>
          </table:table-cell>
        </table:table-row>
        <table:table-row table:style-name="ro1">
          <table:table-cell office:value-type="float" office:value="0.013153277" calcext:value-type="float">
            <text:p>0.013153277</text:p>
          </table:table-cell>
          <table:table-cell office:value-type="float" office:value="19.00667" calcext:value-type="float">
            <text:p>19.00667</text:p>
          </table:table-cell>
          <table:table-cell table:formula="of:=[.C557]+[.A558]" office:value-type="float" office:value="11.9526207855" calcext:value-type="float">
            <text:p>11.9526207855</text:p>
          </table:table-cell>
        </table:table-row>
        <table:table-row table:style-name="ro1">
          <table:table-cell office:value-type="float" office:value="0.013305867" calcext:value-type="float">
            <text:p>0.013305867</text:p>
          </table:table-cell>
          <table:table-cell office:value-type="float" office:value="18.788704" calcext:value-type="float">
            <text:p>18.788704</text:p>
          </table:table-cell>
          <table:table-cell table:formula="of:=[.C558]+[.A559]" office:value-type="float" office:value="11.9659266525" calcext:value-type="float">
            <text:p>11.9659266525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559]+[.A560]" office:value-type="float" office:value="11.979339333" calcext:value-type="float">
            <text:p>11.979339333</text:p>
          </table:table-cell>
        </table:table-row>
        <table:table-row table:style-name="ro1">
          <table:table-cell office:value-type="float" office:value="0.013504234" calcext:value-type="float">
            <text:p>0.013504234</text:p>
          </table:table-cell>
          <table:table-cell office:value-type="float" office:value="18.512712" calcext:value-type="float">
            <text:p>18.512712</text:p>
          </table:table-cell>
          <table:table-cell table:formula="of:=[.C560]+[.A561]" office:value-type="float" office:value="11.992843567" calcext:value-type="float">
            <text:p>11.992843567</text:p>
          </table:table-cell>
        </table:table-row>
        <table:table-row table:style-name="ro1">
          <table:table-cell office:value-type="float" office:value="0.013138018" calcext:value-type="float">
            <text:p>0.013138018</text:p>
          </table:table-cell>
          <table:table-cell office:value-type="float" office:value="19.028746" calcext:value-type="float">
            <text:p>19.028746</text:p>
          </table:table-cell>
          <table:table-cell table:formula="of:=[.C561]+[.A562]" office:value-type="float" office:value="12.005981585" calcext:value-type="float">
            <text:p>12.005981585</text:p>
          </table:table-cell>
        </table:table-row>
        <table:table-row table:style-name="ro1">
          <table:table-cell office:value-type="float" office:value="0.013351644" calcext:value-type="float">
            <text:p>0.013351644</text:p>
          </table:table-cell>
          <table:table-cell office:value-type="float" office:value="18.724285" calcext:value-type="float">
            <text:p>18.724285</text:p>
          </table:table-cell>
          <table:table-cell table:formula="of:=[.C562]+[.A563]" office:value-type="float" office:value="12.019333229" calcext:value-type="float">
            <text:p>12.019333229</text:p>
          </table:table-cell>
        </table:table-row>
        <table:table-row table:style-name="ro1">
          <table:table-cell office:value-type="float" office:value="0.013397422" calcext:value-type="float">
            <text:p>0.013397422</text:p>
          </table:table-cell>
          <table:table-cell office:value-type="float" office:value="18.660307" calcext:value-type="float">
            <text:p>18.660307</text:p>
          </table:table-cell>
          <table:table-cell table:formula="of:=[.C563]+[.A564]" office:value-type="float" office:value="12.032730651" calcext:value-type="float">
            <text:p>12.032730651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564]+[.A565]" office:value-type="float" office:value="12.046250145" calcext:value-type="float">
            <text:p>12.046250145</text:p>
          </table:table-cell>
        </table:table-row>
        <table:table-row table:style-name="ro1">
          <table:table-cell office:value-type="float" office:value="0.013138018" calcext:value-type="float">
            <text:p>0.013138018</text:p>
          </table:table-cell>
          <table:table-cell office:value-type="float" office:value="19.028746" calcext:value-type="float">
            <text:p>19.028746</text:p>
          </table:table-cell>
          <table:table-cell table:formula="of:=[.C565]+[.A566]" office:value-type="float" office:value="12.059388163" calcext:value-type="float">
            <text:p>12.059388163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566]+[.A567]" office:value-type="float" office:value="12.072755066" calcext:value-type="float">
            <text:p>12.072755066</text:p>
          </table:table-cell>
        </table:table-row>
        <table:table-row table:style-name="ro1">
          <table:table-cell office:value-type="float" office:value="0.013382162" calcext:value-type="float">
            <text:p>0.013382162</text:p>
          </table:table-cell>
          <table:table-cell office:value-type="float" office:value="18.681585" calcext:value-type="float">
            <text:p>18.681585</text:p>
          </table:table-cell>
          <table:table-cell table:formula="of:=[.C567]+[.A568]" office:value-type="float" office:value="12.086137228" calcext:value-type="float">
            <text:p>12.086137228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568]+[.A569]" office:value-type="float" office:value="12.099656722" calcext:value-type="float">
            <text:p>12.099656722</text:p>
          </table:table-cell>
        </table:table-row>
        <table:table-row table:style-name="ro1">
          <table:table-cell office:value-type="float" office:value="0.013138018" calcext:value-type="float">
            <text:p>0.013138018</text:p>
          </table:table-cell>
          <table:table-cell office:value-type="float" office:value="19.028746" calcext:value-type="float">
            <text:p>19.028746</text:p>
          </table:table-cell>
          <table:table-cell table:formula="of:=[.C569]+[.A570]" office:value-type="float" office:value="12.11279474" calcext:value-type="float">
            <text:p>12.11279474</text:p>
          </table:table-cell>
        </table:table-row>
        <table:table-row table:style-name="ro1">
          <table:table-cell office:value-type="float" office:value="0.013336386" calcext:value-type="float">
            <text:p>0.013336386</text:p>
          </table:table-cell>
          <table:table-cell office:value-type="float" office:value="18.745708" calcext:value-type="float">
            <text:p>18.745708</text:p>
          </table:table-cell>
          <table:table-cell table:formula="of:=[.C570]+[.A571]" office:value-type="float" office:value="12.126131126" calcext:value-type="float">
            <text:p>12.126131126</text:p>
          </table:table-cell>
        </table:table-row>
        <table:table-row table:style-name="ro1">
          <table:table-cell office:value-type="float" office:value="0.013397422" calcext:value-type="float">
            <text:p>0.013397422</text:p>
          </table:table-cell>
          <table:table-cell office:value-type="float" office:value="18.660307" calcext:value-type="float">
            <text:p>18.660307</text:p>
          </table:table-cell>
          <table:table-cell table:formula="of:=[.C571]+[.A572]" office:value-type="float" office:value="12.139528548" calcext:value-type="float">
            <text:p>12.139528548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572]+[.A573]" office:value-type="float" office:value="12.153063301" calcext:value-type="float">
            <text:p>12.153063301</text:p>
          </table:table-cell>
        </table:table-row>
        <table:table-row table:style-name="ro1">
          <table:table-cell office:value-type="float" office:value="0.013153277" calcext:value-type="float">
            <text:p>0.013153277</text:p>
          </table:table-cell>
          <table:table-cell office:value-type="float" office:value="19.00667" calcext:value-type="float">
            <text:p>19.00667</text:p>
          </table:table-cell>
          <table:table-cell table:formula="of:=[.C573]+[.A574]" office:value-type="float" office:value="12.166216578" calcext:value-type="float">
            <text:p>12.166216578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574]+[.A575]" office:value-type="float" office:value="12.179583481" calcext:value-type="float">
            <text:p>12.179583481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575]+[.A576]" office:value-type="float" office:value="12.19301142" calcext:value-type="float">
            <text:p>12.19301142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576]+[.A577]" office:value-type="float" office:value="12.206530914" calcext:value-type="float">
            <text:p>12.206530914</text:p>
          </table:table-cell>
        </table:table-row>
        <table:table-row table:style-name="ro1">
          <table:table-cell office:value-type="float" office:value="0.013138018" calcext:value-type="float">
            <text:p>0.013138018</text:p>
          </table:table-cell>
          <table:table-cell office:value-type="float" office:value="19.028746" calcext:value-type="float">
            <text:p>19.028746</text:p>
          </table:table-cell>
          <table:table-cell table:formula="of:=[.C577]+[.A578]" office:value-type="float" office:value="12.219668932" calcext:value-type="float">
            <text:p>12.219668932</text:p>
          </table:table-cell>
        </table:table-row>
        <table:table-row table:style-name="ro1">
          <table:table-cell office:value-type="float" office:value="0.013351644" calcext:value-type="float">
            <text:p>0.013351644</text:p>
          </table:table-cell>
          <table:table-cell office:value-type="float" office:value="18.724285" calcext:value-type="float">
            <text:p>18.724285</text:p>
          </table:table-cell>
          <table:table-cell table:formula="of:=[.C578]+[.A579]" office:value-type="float" office:value="12.233020576" calcext:value-type="float">
            <text:p>12.233020576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579]+[.A580]" office:value-type="float" office:value="12.2464332565" calcext:value-type="float">
            <text:p>12.2464332565</text:p>
          </table:table-cell>
        </table:table-row>
        <table:table-row table:style-name="ro1">
          <table:table-cell office:value-type="float" office:value="0.013504234" calcext:value-type="float">
            <text:p>0.013504234</text:p>
          </table:table-cell>
          <table:table-cell office:value-type="float" office:value="18.512712" calcext:value-type="float">
            <text:p>18.512712</text:p>
          </table:table-cell>
          <table:table-cell table:formula="of:=[.C580]+[.A581]" office:value-type="float" office:value="12.2599374905" calcext:value-type="float">
            <text:p>12.2599374905</text:p>
          </table:table-cell>
        </table:table-row>
        <table:table-row table:style-name="ro1">
          <table:table-cell office:value-type="float" office:value="0.013168536" calcext:value-type="float">
            <text:p>0.013168536</text:p>
          </table:table-cell>
          <table:table-cell office:value-type="float" office:value="18.984646" calcext:value-type="float">
            <text:p>18.984646</text:p>
          </table:table-cell>
          <table:table-cell table:formula="of:=[.C581]+[.A582]" office:value-type="float" office:value="12.2731060265" calcext:value-type="float">
            <text:p>12.2731060265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582]+[.A583]" office:value-type="float" office:value="12.2864729295" calcext:value-type="float">
            <text:p>12.2864729295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583]+[.A584]" office:value-type="float" office:value="12.2999008685" calcext:value-type="float">
            <text:p>12.2999008685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584]+[.A585]" office:value-type="float" office:value="12.3134203625" calcext:value-type="float">
            <text:p>12.3134203625</text:p>
          </table:table-cell>
        </table:table-row>
        <table:table-row table:style-name="ro1">
          <table:table-cell office:value-type="float" office:value="0.013153277" calcext:value-type="float">
            <text:p>0.013153277</text:p>
          </table:table-cell>
          <table:table-cell office:value-type="float" office:value="19.00667" calcext:value-type="float">
            <text:p>19.00667</text:p>
          </table:table-cell>
          <table:table-cell table:formula="of:=[.C585]+[.A586]" office:value-type="float" office:value="12.3265736395" calcext:value-type="float">
            <text:p>12.3265736395</text:p>
          </table:table-cell>
        </table:table-row>
        <table:table-row table:style-name="ro1">
          <table:table-cell office:value-type="float" office:value="0.013351644" calcext:value-type="float">
            <text:p>0.013351644</text:p>
          </table:table-cell>
          <table:table-cell office:value-type="float" office:value="18.724285" calcext:value-type="float">
            <text:p>18.724285</text:p>
          </table:table-cell>
          <table:table-cell table:formula="of:=[.C586]+[.A587]" office:value-type="float" office:value="12.3399252835" calcext:value-type="float">
            <text:p>12.3399252835</text:p>
          </table:table-cell>
        </table:table-row>
        <table:table-row table:style-name="ro1">
          <table:table-cell office:value-type="float" office:value="0.0134126805" calcext:value-type="float">
            <text:p>0.0134126805</text:p>
          </table:table-cell>
          <table:table-cell office:value-type="float" office:value="18.639078" calcext:value-type="float">
            <text:p>18.639078</text:p>
          </table:table-cell>
          <table:table-cell table:formula="of:=[.C587]+[.A588]" office:value-type="float" office:value="12.353337964" calcext:value-type="float">
            <text:p>12.353337964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588]+[.A589]" office:value-type="float" office:value="12.366872717" calcext:value-type="float">
            <text:p>12.366872717</text:p>
          </table:table-cell>
        </table:table-row>
        <table:table-row table:style-name="ro1">
          <table:table-cell office:value-type="float" office:value="0.013138018" calcext:value-type="float">
            <text:p>0.013138018</text:p>
          </table:table-cell>
          <table:table-cell office:value-type="float" office:value="19.028746" calcext:value-type="float">
            <text:p>19.028746</text:p>
          </table:table-cell>
          <table:table-cell table:formula="of:=[.C589]+[.A590]" office:value-type="float" office:value="12.380010735" calcext:value-type="float">
            <text:p>12.380010735</text:p>
          </table:table-cell>
        </table:table-row>
        <table:table-row table:style-name="ro1">
          <table:table-cell office:value-type="float" office:value="0.013382162" calcext:value-type="float">
            <text:p>0.013382162</text:p>
          </table:table-cell>
          <table:table-cell office:value-type="float" office:value="18.681585" calcext:value-type="float">
            <text:p>18.681585</text:p>
          </table:table-cell>
          <table:table-cell table:formula="of:=[.C590]+[.A591]" office:value-type="float" office:value="12.393392897" calcext:value-type="float">
            <text:p>12.393392897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591]+[.A592]" office:value-type="float" office:value="12.406820836" calcext:value-type="float">
            <text:p>12.406820836</text:p>
          </table:table-cell>
        </table:table-row>
        <table:table-row table:style-name="ro1">
          <table:table-cell office:value-type="float" office:value="0.013550011" calcext:value-type="float">
            <text:p>0.013550011</text:p>
          </table:table-cell>
          <table:table-cell office:value-type="float" office:value="18.45017" calcext:value-type="float">
            <text:p>18.45017</text:p>
          </table:table-cell>
          <table:table-cell table:formula="of:=[.C592]+[.A593]" office:value-type="float" office:value="12.420370847" calcext:value-type="float">
            <text:p>12.420370847</text:p>
          </table:table-cell>
        </table:table-row>
        <table:table-row table:style-name="ro1">
          <table:table-cell office:value-type="float" office:value="0.013138018" calcext:value-type="float">
            <text:p>0.013138018</text:p>
          </table:table-cell>
          <table:table-cell office:value-type="float" office:value="19.028746" calcext:value-type="float">
            <text:p>19.028746</text:p>
          </table:table-cell>
          <table:table-cell table:formula="of:=[.C593]+[.A594]" office:value-type="float" office:value="12.433508865" calcext:value-type="float">
            <text:p>12.433508865</text:p>
          </table:table-cell>
        </table:table-row>
        <table:table-row table:style-name="ro1">
          <table:table-cell office:value-type="float" office:value="0.013397422" calcext:value-type="float">
            <text:p>0.013397422</text:p>
          </table:table-cell>
          <table:table-cell office:value-type="float" office:value="18.660307" calcext:value-type="float">
            <text:p>18.660307</text:p>
          </table:table-cell>
          <table:table-cell table:formula="of:=[.C594]+[.A595]" office:value-type="float" office:value="12.446906287" calcext:value-type="float">
            <text:p>12.446906287</text:p>
          </table:table-cell>
        </table:table-row>
        <table:table-row table:style-name="ro1">
          <table:table-cell office:value-type="float" office:value="0.013458458" calcext:value-type="float">
            <text:p>0.013458458</text:p>
          </table:table-cell>
          <table:table-cell office:value-type="float" office:value="18.57568" calcext:value-type="float">
            <text:p>18.57568</text:p>
          </table:table-cell>
          <table:table-cell table:formula="of:=[.C595]+[.A596]" office:value-type="float" office:value="12.460364745" calcext:value-type="float">
            <text:p>12.460364745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596]+[.A597]" office:value-type="float" office:value="12.473930015" calcext:value-type="float">
            <text:p>12.473930015</text:p>
          </table:table-cell>
        </table:table-row>
        <table:table-row table:style-name="ro1">
          <table:table-cell office:value-type="float" office:value="0.013183795" calcext:value-type="float">
            <text:p>0.013183795</text:p>
          </table:table-cell>
          <table:table-cell office:value-type="float" office:value="18.962673" calcext:value-type="float">
            <text:p>18.962673</text:p>
          </table:table-cell>
          <table:table-cell table:formula="of:=[.C597]+[.A598]" office:value-type="float" office:value="12.48711381" calcext:value-type="float">
            <text:p>12.48711381</text:p>
          </table:table-cell>
        </table:table-row>
        <table:table-row table:style-name="ro1">
          <table:table-cell office:value-type="float" office:value="0.013382162" calcext:value-type="float">
            <text:p>0.013382162</text:p>
          </table:table-cell>
          <table:table-cell office:value-type="float" office:value="18.681585" calcext:value-type="float">
            <text:p>18.681585</text:p>
          </table:table-cell>
          <table:table-cell table:formula="of:=[.C598]+[.A599]" office:value-type="float" office:value="12.500495972" calcext:value-type="float">
            <text:p>12.500495972</text:p>
          </table:table-cell>
        </table:table-row>
        <table:table-row table:style-name="ro1">
          <table:table-cell office:value-type="float" office:value="0.013458458" calcext:value-type="float">
            <text:p>0.013458458</text:p>
          </table:table-cell>
          <table:table-cell office:value-type="float" office:value="18.57568" calcext:value-type="float">
            <text:p>18.57568</text:p>
          </table:table-cell>
          <table:table-cell table:formula="of:=[.C599]+[.A600]" office:value-type="float" office:value="12.51395443" calcext:value-type="float">
            <text:p>12.51395443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600]+[.A601]" office:value-type="float" office:value="12.5275197" calcext:value-type="float">
            <text:p>12.5275197</text:p>
          </table:table-cell>
        </table:table-row>
        <table:table-row table:style-name="ro1">
          <table:table-cell office:value-type="float" office:value="0.013199054" calcext:value-type="float">
            <text:p>0.013199054</text:p>
          </table:table-cell>
          <table:table-cell office:value-type="float" office:value="18.940752" calcext:value-type="float">
            <text:p>18.940752</text:p>
          </table:table-cell>
          <table:table-cell table:formula="of:=[.C601]+[.A602]" office:value-type="float" office:value="12.540718754" calcext:value-type="float">
            <text:p>12.540718754</text:p>
          </table:table-cell>
        </table:table-row>
        <table:table-row table:style-name="ro1">
          <table:table-cell office:value-type="float" office:value="0.013382162" calcext:value-type="float">
            <text:p>0.013382162</text:p>
          </table:table-cell>
          <table:table-cell office:value-type="float" office:value="18.681585" calcext:value-type="float">
            <text:p>18.681585</text:p>
          </table:table-cell>
          <table:table-cell table:formula="of:=[.C602]+[.A603]" office:value-type="float" office:value="12.554100916" calcext:value-type="float">
            <text:p>12.554100916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603]+[.A604]" office:value-type="float" office:value="12.567574633" calcext:value-type="float">
            <text:p>12.567574633</text:p>
          </table:table-cell>
        </table:table-row>
        <table:table-row table:style-name="ro1">
          <table:table-cell office:value-type="float" office:value="0.013550011" calcext:value-type="float">
            <text:p>0.013550011</text:p>
          </table:table-cell>
          <table:table-cell office:value-type="float" office:value="18.45017" calcext:value-type="float">
            <text:p>18.45017</text:p>
          </table:table-cell>
          <table:table-cell table:formula="of:=[.C604]+[.A605]" office:value-type="float" office:value="12.581124644" calcext:value-type="float">
            <text:p>12.581124644</text:p>
          </table:table-cell>
        </table:table-row>
        <table:table-row table:style-name="ro1">
          <table:table-cell office:value-type="float" office:value="0.013214313" calcext:value-type="float">
            <text:p>0.013214313</text:p>
          </table:table-cell>
          <table:table-cell office:value-type="float" office:value="18.918879" calcext:value-type="float">
            <text:p>18.918879</text:p>
          </table:table-cell>
          <table:table-cell table:formula="of:=[.C605]+[.A606]" office:value-type="float" office:value="12.594338957" calcext:value-type="float">
            <text:p>12.594338957</text:p>
          </table:table-cell>
        </table:table-row>
        <table:table-row table:style-name="ro1">
          <table:table-cell office:value-type="float" office:value="0.013397422" calcext:value-type="float">
            <text:p>0.013397422</text:p>
          </table:table-cell>
          <table:table-cell office:value-type="float" office:value="18.660307" calcext:value-type="float">
            <text:p>18.660307</text:p>
          </table:table-cell>
          <table:table-cell table:formula="of:=[.C606]+[.A607]" office:value-type="float" office:value="12.607736379" calcext:value-type="float">
            <text:p>12.607736379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607]+[.A608]" office:value-type="float" office:value="12.621210096" calcext:value-type="float">
            <text:p>12.621210096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608]+[.A609]" office:value-type="float" office:value="12.634775366" calcext:value-type="float">
            <text:p>12.634775366</text:p>
          </table:table-cell>
        </table:table-row>
        <table:table-row table:style-name="ro1">
          <table:table-cell office:value-type="float" office:value="0.013199054" calcext:value-type="float">
            <text:p>0.013199054</text:p>
          </table:table-cell>
          <table:table-cell office:value-type="float" office:value="18.940752" calcext:value-type="float">
            <text:p>18.940752</text:p>
          </table:table-cell>
          <table:table-cell table:formula="of:=[.C609]+[.A610]" office:value-type="float" office:value="12.64797442" calcext:value-type="float">
            <text:p>12.64797442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610]+[.A611]" office:value-type="float" office:value="12.661402359" calcext:value-type="float">
            <text:p>12.661402359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611]+[.A612]" office:value-type="float" office:value="12.674830298" calcext:value-type="float">
            <text:p>12.674830298</text:p>
          </table:table-cell>
        </table:table-row>
        <table:table-row table:style-name="ro1">
          <table:table-cell office:value-type="float" office:value="0.01358053" calcext:value-type="float">
            <text:p>0.01358053</text:p>
          </table:table-cell>
          <table:table-cell office:value-type="float" office:value="18.408709" calcext:value-type="float">
            <text:p>18.408709</text:p>
          </table:table-cell>
          <table:table-cell table:formula="of:=[.C612]+[.A613]" office:value-type="float" office:value="12.688410828" calcext:value-type="float">
            <text:p>12.688410828</text:p>
          </table:table-cell>
        </table:table-row>
        <table:table-row table:style-name="ro1">
          <table:table-cell office:value-type="float" office:value="0.013214313" calcext:value-type="float">
            <text:p>0.013214313</text:p>
          </table:table-cell>
          <table:table-cell office:value-type="float" office:value="18.918879" calcext:value-type="float">
            <text:p>18.918879</text:p>
          </table:table-cell>
          <table:table-cell table:formula="of:=[.C613]+[.A614]" office:value-type="float" office:value="12.701625141" calcext:value-type="float">
            <text:p>12.701625141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614]+[.A615]" office:value-type="float" office:value="12.71505308" calcext:value-type="float">
            <text:p>12.71505308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615]+[.A616]" office:value-type="float" office:value="12.728526797" calcext:value-type="float">
            <text:p>12.728526797</text:p>
          </table:table-cell>
        </table:table-row>
        <table:table-row table:style-name="ro1">
          <table:table-cell office:value-type="float" office:value="0.01358053" calcext:value-type="float">
            <text:p>0.01358053</text:p>
          </table:table-cell>
          <table:table-cell office:value-type="float" office:value="18.408709" calcext:value-type="float">
            <text:p>18.408709</text:p>
          </table:table-cell>
          <table:table-cell table:formula="of:=[.C616]+[.A617]" office:value-type="float" office:value="12.742107327" calcext:value-type="float">
            <text:p>12.742107327</text:p>
          </table:table-cell>
        </table:table-row>
        <table:table-row table:style-name="ro1">
          <table:table-cell office:value-type="float" office:value="0.013229572" calcext:value-type="float">
            <text:p>0.013229572</text:p>
          </table:table-cell>
          <table:table-cell office:value-type="float" office:value="18.897058" calcext:value-type="float">
            <text:p>18.897058</text:p>
          </table:table-cell>
          <table:table-cell table:formula="of:=[.C617]+[.A618]" office:value-type="float" office:value="12.755336899" calcext:value-type="float">
            <text:p>12.755336899</text:p>
          </table:table-cell>
        </table:table-row>
        <table:table-row table:style-name="ro1">
          <table:table-cell office:value-type="float" office:value="0.013443198" calcext:value-type="float">
            <text:p>0.013443198</text:p>
          </table:table-cell>
          <table:table-cell office:value-type="float" office:value="18.596766" calcext:value-type="float">
            <text:p>18.596766</text:p>
          </table:table-cell>
          <table:table-cell table:formula="of:=[.C618]+[.A619]" office:value-type="float" office:value="12.768780097" calcext:value-type="float">
            <text:p>12.768780097</text:p>
          </table:table-cell>
        </table:table-row>
        <table:table-row table:style-name="ro1">
          <table:table-cell office:value-type="float" office:value="0.013488975" calcext:value-type="float">
            <text:p>0.013488975</text:p>
          </table:table-cell>
          <table:table-cell office:value-type="float" office:value="18.533653" calcext:value-type="float">
            <text:p>18.533653</text:p>
          </table:table-cell>
          <table:table-cell table:formula="of:=[.C619]+[.A620]" office:value-type="float" office:value="12.782269072" calcext:value-type="float">
            <text:p>12.782269072</text:p>
          </table:table-cell>
        </table:table-row>
        <table:table-row table:style-name="ro1">
          <table:table-cell office:value-type="float" office:value="0.013595789" calcext:value-type="float">
            <text:p>0.013595789</text:p>
          </table:table-cell>
          <table:table-cell office:value-type="float" office:value="18.388048" calcext:value-type="float">
            <text:p>18.388048</text:p>
          </table:table-cell>
          <table:table-cell table:formula="of:=[.C620]+[.A621]" office:value-type="float" office:value="12.795864861" calcext:value-type="float">
            <text:p>12.795864861</text:p>
          </table:table-cell>
        </table:table-row>
        <table:table-row table:style-name="ro1">
          <table:table-cell office:value-type="float" office:value="0.013214313" calcext:value-type="float">
            <text:p>0.013214313</text:p>
          </table:table-cell>
          <table:table-cell office:value-type="float" office:value="18.918879" calcext:value-type="float">
            <text:p>18.918879</text:p>
          </table:table-cell>
          <table:table-cell table:formula="of:=[.C621]+[.A622]" office:value-type="float" office:value="12.809079174" calcext:value-type="float">
            <text:p>12.809079174</text:p>
          </table:table-cell>
        </table:table-row>
        <table:table-row table:style-name="ro1">
          <table:table-cell office:value-type="float" office:value="0.013458458" calcext:value-type="float">
            <text:p>0.013458458</text:p>
          </table:table-cell>
          <table:table-cell office:value-type="float" office:value="18.57568" calcext:value-type="float">
            <text:p>18.57568</text:p>
          </table:table-cell>
          <table:table-cell table:formula="of:=[.C622]+[.A623]" office:value-type="float" office:value="12.822537632" calcext:value-type="float">
            <text:p>12.822537632</text:p>
          </table:table-cell>
        </table:table-row>
        <table:table-row table:style-name="ro1">
          <table:table-cell office:value-type="float" office:value="0.013488975" calcext:value-type="float">
            <text:p>0.013488975</text:p>
          </table:table-cell>
          <table:table-cell office:value-type="float" office:value="18.533653" calcext:value-type="float">
            <text:p>18.533653</text:p>
          </table:table-cell>
          <table:table-cell table:formula="of:=[.C623]+[.A624]" office:value-type="float" office:value="12.836026607" calcext:value-type="float">
            <text:p>12.836026607</text:p>
          </table:table-cell>
        </table:table-row>
        <table:table-row table:style-name="ro1">
          <table:table-cell office:value-type="float" office:value="0.013626306" calcext:value-type="float">
            <text:p>0.013626306</text:p>
          </table:table-cell>
          <table:table-cell office:value-type="float" office:value="18.346865" calcext:value-type="float">
            <text:p>18.346865</text:p>
          </table:table-cell>
          <table:table-cell table:formula="of:=[.C624]+[.A625]" office:value-type="float" office:value="12.849652913" calcext:value-type="float">
            <text:p>12.849652913</text:p>
          </table:table-cell>
        </table:table-row>
        <table:table-row table:style-name="ro1">
          <table:table-cell office:value-type="float" office:value="0.013244831" calcext:value-type="float">
            <text:p>0.013244831</text:p>
          </table:table-cell>
          <table:table-cell office:value-type="float" office:value="18.875288" calcext:value-type="float">
            <text:p>18.875288</text:p>
          </table:table-cell>
          <table:table-cell table:formula="of:=[.C625]+[.A626]" office:value-type="float" office:value="12.862897744" calcext:value-type="float">
            <text:p>12.862897744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626]+[.A627]" office:value-type="float" office:value="12.876325683" calcext:value-type="float">
            <text:p>12.876325683</text:p>
          </table:table-cell>
        </table:table-row>
        <table:table-row table:style-name="ro1">
          <table:table-cell office:value-type="float" office:value="0.013504234" calcext:value-type="float">
            <text:p>0.013504234</text:p>
          </table:table-cell>
          <table:table-cell office:value-type="float" office:value="18.512712" calcext:value-type="float">
            <text:p>18.512712</text:p>
          </table:table-cell>
          <table:table-cell table:formula="of:=[.C627]+[.A628]" office:value-type="float" office:value="12.889829917" calcext:value-type="float">
            <text:p>12.889829917</text:p>
          </table:table-cell>
        </table:table-row>
        <table:table-row table:style-name="ro1">
          <table:table-cell office:value-type="float" office:value="0.0136110475" calcext:value-type="float">
            <text:p>0.0136110475</text:p>
          </table:table-cell>
          <table:table-cell office:value-type="float" office:value="18.367434" calcext:value-type="float">
            <text:p>18.367434</text:p>
          </table:table-cell>
          <table:table-cell table:formula="of:=[.C628]+[.A629]" office:value-type="float" office:value="12.9034409645" calcext:value-type="float">
            <text:p>12.9034409645</text:p>
          </table:table-cell>
        </table:table-row>
        <table:table-row table:style-name="ro1">
          <table:table-cell office:value-type="float" office:value="0.013244831" calcext:value-type="float">
            <text:p>0.013244831</text:p>
          </table:table-cell>
          <table:table-cell office:value-type="float" office:value="18.875288" calcext:value-type="float">
            <text:p>18.875288</text:p>
          </table:table-cell>
          <table:table-cell table:formula="of:=[.C629]+[.A630]" office:value-type="float" office:value="12.9166857955" calcext:value-type="float">
            <text:p>12.9166857955</text:p>
          </table:table-cell>
        </table:table-row>
        <table:table-row table:style-name="ro1">
          <table:table-cell office:value-type="float" office:value="0.013443198" calcext:value-type="float">
            <text:p>0.013443198</text:p>
          </table:table-cell>
          <table:table-cell office:value-type="float" office:value="18.596766" calcext:value-type="float">
            <text:p>18.596766</text:p>
          </table:table-cell>
          <table:table-cell table:formula="of:=[.C630]+[.A631]" office:value-type="float" office:value="12.9301289935" calcext:value-type="float">
            <text:p>12.9301289935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631]+[.A632]" office:value-type="float" office:value="12.9436637465" calcext:value-type="float">
            <text:p>12.9436637465</text:p>
          </table:table-cell>
        </table:table-row>
        <table:table-row table:style-name="ro1">
          <table:table-cell office:value-type="float" office:value="0.013656825" calcext:value-type="float">
            <text:p>0.013656825</text:p>
          </table:table-cell>
          <table:table-cell office:value-type="float" office:value="18.305866" calcext:value-type="float">
            <text:p>18.305866</text:p>
          </table:table-cell>
          <table:table-cell table:formula="of:=[.C632]+[.A633]" office:value-type="float" office:value="12.9573205715" calcext:value-type="float">
            <text:p>12.9573205715</text:p>
          </table:table-cell>
        </table:table-row>
        <table:table-row table:style-name="ro1">
          <table:table-cell office:value-type="float" office:value="0.01326009" calcext:value-type="float">
            <text:p>0.01326009</text:p>
          </table:table-cell>
          <table:table-cell office:value-type="float" office:value="18.853567" calcext:value-type="float">
            <text:p>18.853567</text:p>
          </table:table-cell>
          <table:table-cell table:formula="of:=[.C633]+[.A634]" office:value-type="float" office:value="12.9705806615" calcext:value-type="float">
            <text:p>12.9705806615</text:p>
          </table:table-cell>
        </table:table-row>
        <table:table-row table:style-name="ro1">
          <table:table-cell office:value-type="float" office:value="0.013488975" calcext:value-type="float">
            <text:p>0.013488975</text:p>
          </table:table-cell>
          <table:table-cell office:value-type="float" office:value="18.533653" calcext:value-type="float">
            <text:p>18.533653</text:p>
          </table:table-cell>
          <table:table-cell table:formula="of:=[.C634]+[.A635]" office:value-type="float" office:value="12.9840696365" calcext:value-type="float">
            <text:p>12.9840696365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635]+[.A636]" office:value-type="float" office:value="12.9976043895" calcext:value-type="float">
            <text:p>12.9976043895</text:p>
          </table:table-cell>
        </table:table-row>
        <table:table-row table:style-name="ro1">
          <table:table-cell office:value-type="float" office:value="0.013656825" calcext:value-type="float">
            <text:p>0.013656825</text:p>
          </table:table-cell>
          <table:table-cell office:value-type="float" office:value="18.305866" calcext:value-type="float">
            <text:p>18.305866</text:p>
          </table:table-cell>
          <table:table-cell table:formula="of:=[.C636]+[.A637]" office:value-type="float" office:value="13.0112612145" calcext:value-type="float">
            <text:p>13.0112612145</text:p>
          </table:table-cell>
        </table:table-row>
        <table:table-row table:style-name="ro1">
          <table:table-cell office:value-type="float" office:value="0.013290608" calcext:value-type="float">
            <text:p>0.013290608</text:p>
          </table:table-cell>
          <table:table-cell office:value-type="float" office:value="18.810274" calcext:value-type="float">
            <text:p>18.810274</text:p>
          </table:table-cell>
          <table:table-cell table:formula="of:=[.C637]+[.A638]" office:value-type="float" office:value="13.0245518225" calcext:value-type="float">
            <text:p>13.0245518225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638]+[.A639]" office:value-type="float" office:value="13.0380713165" calcext:value-type="float">
            <text:p>13.0380713165</text:p>
          </table:table-cell>
        </table:table-row>
        <table:table-row table:style-name="ro1">
          <table:table-cell office:value-type="float" office:value="0.01358053" calcext:value-type="float">
            <text:p>0.01358053</text:p>
          </table:table-cell>
          <table:table-cell office:value-type="float" office:value="18.408709" calcext:value-type="float">
            <text:p>18.408709</text:p>
          </table:table-cell>
          <table:table-cell table:formula="of:=[.C639]+[.A640]" office:value-type="float" office:value="13.0516518465" calcext:value-type="float">
            <text:p>13.0516518465</text:p>
          </table:table-cell>
        </table:table-row>
        <table:table-row table:style-name="ro1">
          <table:table-cell office:value-type="float" office:value="0.013672084" calcext:value-type="float">
            <text:p>0.013672084</text:p>
          </table:table-cell>
          <table:table-cell office:value-type="float" office:value="18.285435" calcext:value-type="float">
            <text:p>18.285435</text:p>
          </table:table-cell>
          <table:table-cell table:formula="of:=[.C640]+[.A641]" office:value-type="float" office:value="13.0653239305" calcext:value-type="float">
            <text:p>13.0653239305</text:p>
          </table:table-cell>
        </table:table-row>
        <table:table-row table:style-name="ro1">
          <table:table-cell office:value-type="float" office:value="0.013290608" calcext:value-type="float">
            <text:p>0.013290608</text:p>
          </table:table-cell>
          <table:table-cell office:value-type="float" office:value="18.810274" calcext:value-type="float">
            <text:p>18.810274</text:p>
          </table:table-cell>
          <table:table-cell table:formula="of:=[.C641]+[.A642]" office:value-type="float" office:value="13.0786145385" calcext:value-type="float">
            <text:p>13.0786145385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642]+[.A643]" office:value-type="float" office:value="13.0921492915" calcext:value-type="float">
            <text:p>13.0921492915</text:p>
          </table:table-cell>
        </table:table-row>
        <table:table-row table:style-name="ro1">
          <table:table-cell office:value-type="float" office:value="0.01358053" calcext:value-type="float">
            <text:p>0.01358053</text:p>
          </table:table-cell>
          <table:table-cell office:value-type="float" office:value="18.408709" calcext:value-type="float">
            <text:p>18.408709</text:p>
          </table:table-cell>
          <table:table-cell table:formula="of:=[.C643]+[.A644]" office:value-type="float" office:value="13.1057298215" calcext:value-type="float">
            <text:p>13.1057298215</text:p>
          </table:table-cell>
        </table:table-row>
        <table:table-row table:style-name="ro1">
          <table:table-cell office:value-type="float" office:value="0.013702602" calcext:value-type="float">
            <text:p>0.013702602</text:p>
          </table:table-cell>
          <table:table-cell office:value-type="float" office:value="18.244709" calcext:value-type="float">
            <text:p>18.244709</text:p>
          </table:table-cell>
          <table:table-cell table:formula="of:=[.C644]+[.A645]" office:value-type="float" office:value="13.1194324235" calcext:value-type="float">
            <text:p>13.1194324235</text:p>
          </table:table-cell>
        </table:table-row>
        <table:table-row table:style-name="ro1">
          <table:table-cell office:value-type="float" office:value="0.013336386" calcext:value-type="float">
            <text:p>0.013336386</text:p>
          </table:table-cell>
          <table:table-cell office:value-type="float" office:value="18.745708" calcext:value-type="float">
            <text:p>18.745708</text:p>
          </table:table-cell>
          <table:table-cell table:formula="of:=[.C645]+[.A646]" office:value-type="float" office:value="13.1327688095" calcext:value-type="float">
            <text:p>13.1327688095</text:p>
          </table:table-cell>
        </table:table-row>
        <table:table-row table:style-name="ro1">
          <table:table-cell office:value-type="float" office:value="0.013550011" calcext:value-type="float">
            <text:p>0.013550011</text:p>
          </table:table-cell>
          <table:table-cell office:value-type="float" office:value="18.45017" calcext:value-type="float">
            <text:p>18.45017</text:p>
          </table:table-cell>
          <table:table-cell table:formula="of:=[.C646]+[.A647]" office:value-type="float" office:value="13.1463188205" calcext:value-type="float">
            <text:p>13.1463188205</text:p>
          </table:table-cell>
        </table:table-row>
        <table:table-row table:style-name="ro1">
          <table:table-cell office:value-type="float" office:value="0.0136110475" calcext:value-type="float">
            <text:p>0.0136110475</text:p>
          </table:table-cell>
          <table:table-cell office:value-type="float" office:value="18.367434" calcext:value-type="float">
            <text:p>18.367434</text:p>
          </table:table-cell>
          <table:table-cell table:formula="of:=[.C647]+[.A648]" office:value-type="float" office:value="13.159929868" calcext:value-type="float">
            <text:p>13.159929868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648]+[.A649]" office:value-type="float" office:value="13.173647729" calcext:value-type="float">
            <text:p>13.173647729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649]+[.A650]" office:value-type="float" office:value="13.187014632" calcext:value-type="float">
            <text:p>13.187014632</text:p>
          </table:table-cell>
        </table:table-row>
        <table:table-row table:style-name="ro1">
          <table:table-cell office:value-type="float" office:value="0.01358053" calcext:value-type="float">
            <text:p>0.01358053</text:p>
          </table:table-cell>
          <table:table-cell office:value-type="float" office:value="18.408709" calcext:value-type="float">
            <text:p>18.408709</text:p>
          </table:table-cell>
          <table:table-cell table:formula="of:=[.C650]+[.A651]" office:value-type="float" office:value="13.200595162" calcext:value-type="float">
            <text:p>13.200595162</text:p>
          </table:table-cell>
        </table:table-row>
        <table:table-row table:style-name="ro1">
          <table:table-cell office:value-type="float" office:value="0.013641566" calcext:value-type="float">
            <text:p>0.013641566</text:p>
          </table:table-cell>
          <table:table-cell office:value-type="float" office:value="18.326342" calcext:value-type="float">
            <text:p>18.326342</text:p>
          </table:table-cell>
          <table:table-cell table:formula="of:=[.C651]+[.A652]" office:value-type="float" office:value="13.214236728" calcext:value-type="float">
            <text:p>13.214236728</text:p>
          </table:table-cell>
        </table:table-row>
        <table:table-row table:style-name="ro1">
          <table:table-cell office:value-type="float" office:value="0.01373312" calcext:value-type="float">
            <text:p>0.01373312</text:p>
          </table:table-cell>
          <table:table-cell office:value-type="float" office:value="18.204166" calcext:value-type="float">
            <text:p>18.204166</text:p>
          </table:table-cell>
          <table:table-cell table:formula="of:=[.C652]+[.A653]" office:value-type="float" office:value="13.227969848" calcext:value-type="float">
            <text:p>13.227969848</text:p>
          </table:table-cell>
        </table:table-row>
        <table:table-row table:style-name="ro1">
          <table:table-cell office:value-type="float" office:value="0.013366903" calcext:value-type="float">
            <text:p>0.013366903</text:p>
          </table:table-cell>
          <table:table-cell office:value-type="float" office:value="18.702911" calcext:value-type="float">
            <text:p>18.702911</text:p>
          </table:table-cell>
          <table:table-cell table:formula="of:=[.C653]+[.A654]" office:value-type="float" office:value="13.241336751" calcext:value-type="float">
            <text:p>13.241336751</text:p>
          </table:table-cell>
        </table:table-row>
        <table:table-row table:style-name="ro1">
          <table:table-cell office:value-type="float" office:value="0.01358053" calcext:value-type="float">
            <text:p>0.01358053</text:p>
          </table:table-cell>
          <table:table-cell office:value-type="float" office:value="18.408709" calcext:value-type="float">
            <text:p>18.408709</text:p>
          </table:table-cell>
          <table:table-cell table:formula="of:=[.C654]+[.A655]" office:value-type="float" office:value="13.254917281" calcext:value-type="float">
            <text:p>13.254917281</text:p>
          </table:table-cell>
        </table:table-row>
        <table:table-row table:style-name="ro1">
          <table:table-cell office:value-type="float" office:value="0.013672084" calcext:value-type="float">
            <text:p>0.013672084</text:p>
          </table:table-cell>
          <table:table-cell office:value-type="float" office:value="18.285435" calcext:value-type="float">
            <text:p>18.285435</text:p>
          </table:table-cell>
          <table:table-cell table:formula="of:=[.C655]+[.A656]" office:value-type="float" office:value="13.268589365" calcext:value-type="float">
            <text:p>13.268589365</text:p>
          </table:table-cell>
        </table:table-row>
        <table:table-row table:style-name="ro1">
          <table:table-cell office:value-type="float" office:value="0.0137483785" calcext:value-type="float">
            <text:p>0.0137483785</text:p>
          </table:table-cell>
          <table:table-cell office:value-type="float" office:value="18.183962" calcext:value-type="float">
            <text:p>18.183962</text:p>
          </table:table-cell>
          <table:table-cell table:formula="of:=[.C656]+[.A657]" office:value-type="float" office:value="13.2823377435" calcext:value-type="float">
            <text:p>13.2823377435</text:p>
          </table:table-cell>
        </table:table-row>
        <table:table-row table:style-name="ro1">
          <table:table-cell office:value-type="float" office:value="0.013397422" calcext:value-type="float">
            <text:p>0.013397422</text:p>
          </table:table-cell>
          <table:table-cell office:value-type="float" office:value="18.660307" calcext:value-type="float">
            <text:p>18.660307</text:p>
          </table:table-cell>
          <table:table-cell table:formula="of:=[.C657]+[.A658]" office:value-type="float" office:value="13.2957351655" calcext:value-type="float">
            <text:p>13.2957351655</text:p>
          </table:table-cell>
        </table:table-row>
        <table:table-row table:style-name="ro1">
          <table:table-cell office:value-type="float" office:value="0.013626306" calcext:value-type="float">
            <text:p>0.013626306</text:p>
          </table:table-cell>
          <table:table-cell office:value-type="float" office:value="18.346865" calcext:value-type="float">
            <text:p>18.346865</text:p>
          </table:table-cell>
          <table:table-cell table:formula="of:=[.C658]+[.A659]" office:value-type="float" office:value="13.3093614715" calcext:value-type="float">
            <text:p>13.3093614715</text:p>
          </table:table-cell>
        </table:table-row>
        <table:table-row table:style-name="ro1">
          <table:table-cell office:value-type="float" office:value="0.013656825" calcext:value-type="float">
            <text:p>0.013656825</text:p>
          </table:table-cell>
          <table:table-cell office:value-type="float" office:value="18.305866" calcext:value-type="float">
            <text:p>18.305866</text:p>
          </table:table-cell>
          <table:table-cell table:formula="of:=[.C659]+[.A660]" office:value-type="float" office:value="13.3230182965" calcext:value-type="float">
            <text:p>13.3230182965</text:p>
          </table:table-cell>
        </table:table-row>
        <table:table-row table:style-name="ro1">
          <table:table-cell office:value-type="float" office:value="0.013794156" calcext:value-type="float">
            <text:p>0.013794156</text:p>
          </table:table-cell>
          <table:table-cell office:value-type="float" office:value="18.123617" calcext:value-type="float">
            <text:p>18.123617</text:p>
          </table:table-cell>
          <table:table-cell table:formula="of:=[.C660]+[.A661]" office:value-type="float" office:value="13.3368124525" calcext:value-type="float">
            <text:p>13.3368124525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661]+[.A662]" office:value-type="float" office:value="13.3502403915" calcext:value-type="float">
            <text:p>13.3502403915</text:p>
          </table:table-cell>
        </table:table-row>
        <table:table-row table:style-name="ro1">
          <table:table-cell office:value-type="float" office:value="0.013641566" calcext:value-type="float">
            <text:p>0.013641566</text:p>
          </table:table-cell>
          <table:table-cell office:value-type="float" office:value="18.326342" calcext:value-type="float">
            <text:p>18.326342</text:p>
          </table:table-cell>
          <table:table-cell table:formula="of:=[.C662]+[.A663]" office:value-type="float" office:value="13.3638819575" calcext:value-type="float">
            <text:p>13.3638819575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663]+[.A664]" office:value-type="float" office:value="13.3775998185" calcext:value-type="float">
            <text:p>13.3775998185</text:p>
          </table:table-cell>
        </table:table-row>
        <table:table-row table:style-name="ro1">
          <table:table-cell office:value-type="float" office:value="0.013809415" calcext:value-type="float">
            <text:p>0.013809415</text:p>
          </table:table-cell>
          <table:table-cell office:value-type="float" office:value="18.10359" calcext:value-type="float">
            <text:p>18.10359</text:p>
          </table:table-cell>
          <table:table-cell table:formula="of:=[.C664]+[.A665]" office:value-type="float" office:value="13.3914092335" calcext:value-type="float">
            <text:p>13.3914092335</text:p>
          </table:table-cell>
        </table:table-row>
        <table:table-row table:style-name="ro1">
          <table:table-cell office:value-type="float" office:value="0.013427939" calcext:value-type="float">
            <text:p>0.013427939</text:p>
          </table:table-cell>
          <table:table-cell office:value-type="float" office:value="18.617897" calcext:value-type="float">
            <text:p>18.617897</text:p>
          </table:table-cell>
          <table:table-cell table:formula="of:=[.C665]+[.A666]" office:value-type="float" office:value="13.4048371725" calcext:value-type="float">
            <text:p>13.4048371725</text:p>
          </table:table-cell>
        </table:table-row>
        <table:table-row table:style-name="ro1">
          <table:table-cell office:value-type="float" office:value="0.013672084" calcext:value-type="float">
            <text:p>0.013672084</text:p>
          </table:table-cell>
          <table:table-cell office:value-type="float" office:value="18.285435" calcext:value-type="float">
            <text:p>18.285435</text:p>
          </table:table-cell>
          <table:table-cell table:formula="of:=[.C666]+[.A667]" office:value-type="float" office:value="13.4185092565" calcext:value-type="float">
            <text:p>13.4185092565</text:p>
          </table:table-cell>
        </table:table-row>
        <table:table-row table:style-name="ro1">
          <table:table-cell office:value-type="float" office:value="0.01373312" calcext:value-type="float">
            <text:p>0.01373312</text:p>
          </table:table-cell>
          <table:table-cell office:value-type="float" office:value="18.204166" calcext:value-type="float">
            <text:p>18.204166</text:p>
          </table:table-cell>
          <table:table-cell table:formula="of:=[.C667]+[.A668]" office:value-type="float" office:value="13.4322423765" calcext:value-type="float">
            <text:p>13.4322423765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668]+[.A669]" office:value-type="float" office:value="13.4460823095" calcext:value-type="float">
            <text:p>13.4460823095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669]+[.A670]" office:value-type="float" office:value="13.4595560265" calcext:value-type="float">
            <text:p>13.4595560265</text:p>
          </table:table-cell>
        </table:table-row>
        <table:table-row table:style-name="ro1">
          <table:table-cell office:value-type="float" office:value="0.013672084" calcext:value-type="float">
            <text:p>0.013672084</text:p>
          </table:table-cell>
          <table:table-cell office:value-type="float" office:value="18.285435" calcext:value-type="float">
            <text:p>18.285435</text:p>
          </table:table-cell>
          <table:table-cell table:formula="of:=[.C670]+[.A671]" office:value-type="float" office:value="13.4732281105" calcext:value-type="float">
            <text:p>13.4732281105</text:p>
          </table:table-cell>
        </table:table-row>
        <table:table-row table:style-name="ro1">
          <table:table-cell office:value-type="float" office:value="0.01373312" calcext:value-type="float">
            <text:p>0.01373312</text:p>
          </table:table-cell>
          <table:table-cell office:value-type="float" office:value="18.204166" calcext:value-type="float">
            <text:p>18.204166</text:p>
          </table:table-cell>
          <table:table-cell table:formula="of:=[.C671]+[.A672]" office:value-type="float" office:value="13.4869612305" calcext:value-type="float">
            <text:p>13.4869612305</text:p>
          </table:table-cell>
        </table:table-row>
        <table:table-row table:style-name="ro1">
          <table:table-cell office:value-type="float" office:value="0.013855192" calcext:value-type="float">
            <text:p>0.013855192</text:p>
          </table:table-cell>
          <table:table-cell office:value-type="float" office:value="18.043777" calcext:value-type="float">
            <text:p>18.043777</text:p>
          </table:table-cell>
          <table:table-cell table:formula="of:=[.C672]+[.A673]" office:value-type="float" office:value="13.5008164225" calcext:value-type="float">
            <text:p>13.5008164225</text:p>
          </table:table-cell>
        </table:table-row>
        <table:table-row table:style-name="ro1">
          <table:table-cell office:value-type="float" office:value="0.013473717" calcext:value-type="float">
            <text:p>0.013473717</text:p>
          </table:table-cell>
          <table:table-cell office:value-type="float" office:value="18.554642" calcext:value-type="float">
            <text:p>18.554642</text:p>
          </table:table-cell>
          <table:table-cell table:formula="of:=[.C673]+[.A674]" office:value-type="float" office:value="13.5142901395" calcext:value-type="float">
            <text:p>13.5142901395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674]+[.A675]" office:value-type="float" office:value="13.5279774815" calcext:value-type="float">
            <text:p>13.5279774815</text:p>
          </table:table-cell>
        </table:table-row>
        <table:table-row table:style-name="ro1">
          <table:table-cell office:value-type="float" office:value="0.013763638" calcext:value-type="float">
            <text:p>0.013763638</text:p>
          </table:table-cell>
          <table:table-cell office:value-type="float" office:value="18.163801" calcext:value-type="float">
            <text:p>18.163801</text:p>
          </table:table-cell>
          <table:table-cell table:formula="of:=[.C675]+[.A676]" office:value-type="float" office:value="13.5417411195" calcext:value-type="float">
            <text:p>13.5417411195</text:p>
          </table:table-cell>
        </table:table-row>
        <table:table-row table:style-name="ro1">
          <table:table-cell office:value-type="float" office:value="0.013870451" calcext:value-type="float">
            <text:p>0.013870451</text:p>
          </table:table-cell>
          <table:table-cell office:value-type="float" office:value="18.023928" calcext:value-type="float">
            <text:p>18.023928</text:p>
          </table:table-cell>
          <table:table-cell table:formula="of:=[.C676]+[.A677]" office:value-type="float" office:value="13.5556115705" calcext:value-type="float">
            <text:p>13.5556115705</text:p>
          </table:table-cell>
        </table:table-row>
        <table:table-row table:style-name="ro1">
          <table:table-cell office:value-type="float" office:value="0.013504234" calcext:value-type="float">
            <text:p>0.013504234</text:p>
          </table:table-cell>
          <table:table-cell office:value-type="float" office:value="18.512712" calcext:value-type="float">
            <text:p>18.512712</text:p>
          </table:table-cell>
          <table:table-cell table:formula="of:=[.C677]+[.A678]" office:value-type="float" office:value="13.5691158045" calcext:value-type="float">
            <text:p>13.5691158045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678]+[.A679]" office:value-type="float" office:value="13.5828031465" calcext:value-type="float">
            <text:p>13.5828031465</text:p>
          </table:table-cell>
        </table:table-row>
        <table:table-row table:style-name="ro1">
          <table:table-cell office:value-type="float" office:value="0.013763638" calcext:value-type="float">
            <text:p>0.013763638</text:p>
          </table:table-cell>
          <table:table-cell office:value-type="float" office:value="18.163801" calcext:value-type="float">
            <text:p>18.163801</text:p>
          </table:table-cell>
          <table:table-cell table:formula="of:=[.C679]+[.A680]" office:value-type="float" office:value="13.5965667845" calcext:value-type="float">
            <text:p>13.596566784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680]+[.A681]" office:value-type="float" office:value="13.6104524945" calcext:value-type="float">
            <text:p>13.6104524945</text:p>
          </table:table-cell>
        </table:table-row>
        <table:table-row table:style-name="ro1">
          <table:table-cell office:value-type="float" office:value="0.013519494" calcext:value-type="float">
            <text:p>0.013519494</text:p>
          </table:table-cell>
          <table:table-cell office:value-type="float" office:value="18.491817" calcext:value-type="float">
            <text:p>18.491817</text:p>
          </table:table-cell>
          <table:table-cell table:formula="of:=[.C681]+[.A682]" office:value-type="float" office:value="13.6239719885" calcext:value-type="float">
            <text:p>13.6239719885</text:p>
          </table:table-cell>
        </table:table-row>
        <table:table-row table:style-name="ro1">
          <table:table-cell office:value-type="float" office:value="0.01373312" calcext:value-type="float">
            <text:p>0.01373312</text:p>
          </table:table-cell>
          <table:table-cell office:value-type="float" office:value="18.204166" calcext:value-type="float">
            <text:p>18.204166</text:p>
          </table:table-cell>
          <table:table-cell table:formula="of:=[.C682]+[.A683]" office:value-type="float" office:value="13.6377051085" calcext:value-type="float">
            <text:p>13.6377051085</text:p>
          </table:table-cell>
        </table:table-row>
        <table:table-row table:style-name="ro1">
          <table:table-cell office:value-type="float" office:value="0.013809415" calcext:value-type="float">
            <text:p>0.013809415</text:p>
          </table:table-cell>
          <table:table-cell office:value-type="float" office:value="18.10359" calcext:value-type="float">
            <text:p>18.10359</text:p>
          </table:table-cell>
          <table:table-cell table:formula="of:=[.C683]+[.A684]" office:value-type="float" office:value="13.6515145235" calcext:value-type="float">
            <text:p>13.651514523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684]+[.A685]" office:value-type="float" office:value="13.6654002335" calcext:value-type="float">
            <text:p>13.6654002335</text:p>
          </table:table-cell>
        </table:table-row>
        <table:table-row table:style-name="ro1">
          <table:table-cell office:value-type="float" office:value="0.013534753" calcext:value-type="float">
            <text:p>0.013534753</text:p>
          </table:table-cell>
          <table:table-cell office:value-type="float" office:value="18.47097" calcext:value-type="float">
            <text:p>18.47097</text:p>
          </table:table-cell>
          <table:table-cell table:formula="of:=[.C685]+[.A686]" office:value-type="float" office:value="13.6789349865" calcext:value-type="float">
            <text:p>13.6789349865</text:p>
          </table:table-cell>
        </table:table-row>
        <table:table-row table:style-name="ro1">
          <table:table-cell office:value-type="float" office:value="0.013763638" calcext:value-type="float">
            <text:p>0.013763638</text:p>
          </table:table-cell>
          <table:table-cell office:value-type="float" office:value="18.163801" calcext:value-type="float">
            <text:p>18.163801</text:p>
          </table:table-cell>
          <table:table-cell table:formula="of:=[.C686]+[.A687]" office:value-type="float" office:value="13.6926986245" calcext:value-type="float">
            <text:p>13.6926986245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687]+[.A688]" office:value-type="float" office:value="13.7065385575" calcext:value-type="float">
            <text:p>13.706538557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688]+[.A689]" office:value-type="float" office:value="13.720485304" calcext:value-type="float">
            <text:p>13.720485304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689]+[.A690]" office:value-type="float" office:value="13.734050574" calcext:value-type="float">
            <text:p>13.734050574</text:p>
          </table:table-cell>
        </table:table-row>
        <table:table-row table:style-name="ro1">
          <table:table-cell office:value-type="float" office:value="0.013778897" calcext:value-type="float">
            <text:p>0.013778897</text:p>
          </table:table-cell>
          <table:table-cell office:value-type="float" office:value="18.143686" calcext:value-type="float">
            <text:p>18.143686</text:p>
          </table:table-cell>
          <table:table-cell table:formula="of:=[.C690]+[.A691]" office:value-type="float" office:value="13.747829471" calcext:value-type="float">
            <text:p>13.747829471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691]+[.A692]" office:value-type="float" office:value="13.761669404" calcext:value-type="float">
            <text:p>13.761669404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692]+[.A693]" office:value-type="float" office:value="13.775631409" calcext:value-type="float">
            <text:p>13.775631409</text:p>
          </table:table-cell>
        </table:table-row>
        <table:table-row table:style-name="ro1">
          <table:table-cell office:value-type="float" office:value="0.013595789" calcext:value-type="float">
            <text:p>0.013595789</text:p>
          </table:table-cell>
          <table:table-cell office:value-type="float" office:value="18.388048" calcext:value-type="float">
            <text:p>18.388048</text:p>
          </table:table-cell>
          <table:table-cell table:formula="of:=[.C693]+[.A694]" office:value-type="float" office:value="13.789227198" calcext:value-type="float">
            <text:p>13.789227198</text:p>
          </table:table-cell>
        </table:table-row>
        <table:table-row table:style-name="ro1">
          <table:table-cell office:value-type="float" office:value="0.013824674" calcext:value-type="float">
            <text:p>0.013824674</text:p>
          </table:table-cell>
          <table:table-cell office:value-type="float" office:value="18.083609" calcext:value-type="float">
            <text:p>18.083609</text:p>
          </table:table-cell>
          <table:table-cell table:formula="of:=[.C694]+[.A695]" office:value-type="float" office:value="13.803051872" calcext:value-type="float">
            <text:p>13.803051872</text:p>
          </table:table-cell>
        </table:table-row>
        <table:table-row table:style-name="ro1">
          <table:table-cell office:value-type="float" office:value="0.013870451" calcext:value-type="float">
            <text:p>0.013870451</text:p>
          </table:table-cell>
          <table:table-cell office:value-type="float" office:value="18.023928" calcext:value-type="float">
            <text:p>18.023928</text:p>
          </table:table-cell>
          <table:table-cell table:formula="of:=[.C695]+[.A696]" office:value-type="float" office:value="13.816922323" calcext:value-type="float">
            <text:p>13.816922323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696]+[.A697]" office:value-type="float" office:value="13.830914846" calcext:value-type="float">
            <text:p>13.830914846</text:p>
          </table:table-cell>
        </table:table-row>
        <table:table-row table:style-name="ro1">
          <table:table-cell office:value-type="float" office:value="0.0136110475" calcext:value-type="float">
            <text:p>0.0136110475</text:p>
          </table:table-cell>
          <table:table-cell office:value-type="float" office:value="18.367434" calcext:value-type="float">
            <text:p>18.367434</text:p>
          </table:table-cell>
          <table:table-cell table:formula="of:=[.C697]+[.A698]" office:value-type="float" office:value="13.8445258935" calcext:value-type="float">
            <text:p>13.8445258935</text:p>
          </table:table-cell>
        </table:table-row>
        <table:table-row table:style-name="ro1">
          <table:table-cell office:value-type="float" office:value="0.013824674" calcext:value-type="float">
            <text:p>0.013824674</text:p>
          </table:table-cell>
          <table:table-cell office:value-type="float" office:value="18.083609" calcext:value-type="float">
            <text:p>18.083609</text:p>
          </table:table-cell>
          <table:table-cell table:formula="of:=[.C698]+[.A699]" office:value-type="float" office:value="13.8583505675" calcext:value-type="float">
            <text:p>13.8583505675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699]+[.A700]" office:value-type="float" office:value="13.8721905005" calcext:value-type="float">
            <text:p>13.8721905005</text:p>
          </table:table-cell>
        </table:table-row>
        <table:table-row table:style-name="ro1">
          <table:table-cell office:value-type="float" office:value="0.014023041" calcext:value-type="float">
            <text:p>0.014023041</text:p>
          </table:table-cell>
          <table:table-cell office:value-type="float" office:value="17.827803" calcext:value-type="float">
            <text:p>17.827803</text:p>
          </table:table-cell>
          <table:table-cell table:formula="of:=[.C700]+[.A701]" office:value-type="float" office:value="13.8862135415" calcext:value-type="float">
            <text:p>13.8862135415</text:p>
          </table:table-cell>
        </table:table-row>
        <table:table-row table:style-name="ro1">
          <table:table-cell office:value-type="float" office:value="0.013626306" calcext:value-type="float">
            <text:p>0.013626306</text:p>
          </table:table-cell>
          <table:table-cell office:value-type="float" office:value="18.346865" calcext:value-type="float">
            <text:p>18.346865</text:p>
          </table:table-cell>
          <table:table-cell table:formula="of:=[.C701]+[.A702]" office:value-type="float" office:value="13.8998398475" calcext:value-type="float">
            <text:p>13.8998398475</text:p>
          </table:table-cell>
        </table:table-row>
        <table:table-row table:style-name="ro1">
          <table:table-cell office:value-type="float" office:value="0.013824674" calcext:value-type="float">
            <text:p>0.013824674</text:p>
          </table:table-cell>
          <table:table-cell office:value-type="float" office:value="18.083609" calcext:value-type="float">
            <text:p>18.083609</text:p>
          </table:table-cell>
          <table:table-cell table:formula="of:=[.C702]+[.A703]" office:value-type="float" office:value="13.9136645215" calcext:value-type="float">
            <text:p>13.9136645215</text:p>
          </table:table-cell>
        </table:table-row>
        <table:table-row table:style-name="ro1">
          <table:table-cell office:value-type="float" office:value="0.013916228" calcext:value-type="float">
            <text:p>0.013916228</text:p>
          </table:table-cell>
          <table:table-cell office:value-type="float" office:value="17.964638" calcext:value-type="float">
            <text:p>17.964638</text:p>
          </table:table-cell>
          <table:table-cell table:formula="of:=[.C703]+[.A704]" office:value-type="float" office:value="13.9275807495" calcext:value-type="float">
            <text:p>13.9275807495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704]+[.A705]" office:value-type="float" office:value="13.9416343085" calcext:value-type="float">
            <text:p>13.9416343085</text:p>
          </table:table-cell>
        </table:table-row>
        <table:table-row table:style-name="ro1">
          <table:table-cell office:value-type="float" office:value="0.013656825" calcext:value-type="float">
            <text:p>0.013656825</text:p>
          </table:table-cell>
          <table:table-cell office:value-type="float" office:value="18.305866" calcext:value-type="float">
            <text:p>18.305866</text:p>
          </table:table-cell>
          <table:table-cell table:formula="of:=[.C705]+[.A706]" office:value-type="float" office:value="13.9552911335" calcext:value-type="float">
            <text:p>13.9552911335</text:p>
          </table:table-cell>
        </table:table-row>
        <table:table-row table:style-name="ro1">
          <table:table-cell office:value-type="float" office:value="0.013870451" calcext:value-type="float">
            <text:p>0.013870451</text:p>
          </table:table-cell>
          <table:table-cell office:value-type="float" office:value="18.023928" calcext:value-type="float">
            <text:p>18.023928</text:p>
          </table:table-cell>
          <table:table-cell table:formula="of:=[.C706]+[.A707]" office:value-type="float" office:value="13.9691615845" calcext:value-type="float">
            <text:p>13.9691615845</text:p>
          </table:table-cell>
        </table:table-row>
        <table:table-row table:style-name="ro1">
          <table:table-cell office:value-type="float" office:value="0.013900969" calcext:value-type="float">
            <text:p>0.013900969</text:p>
          </table:table-cell>
          <table:table-cell office:value-type="float" office:value="17.984358" calcext:value-type="float">
            <text:p>17.984358</text:p>
          </table:table-cell>
          <table:table-cell table:formula="of:=[.C707]+[.A708]" office:value-type="float" office:value="13.9830625535" calcext:value-type="float">
            <text:p>13.9830625535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708]+[.A709]" office:value-type="float" office:value="13.9971008535" calcext:value-type="float">
            <text:p>13.9971008535</text:p>
          </table:table-cell>
        </table:table-row>
        <table:table-row table:style-name="ro1">
          <table:table-cell office:value-type="float" office:value="0.013687342" calcext:value-type="float">
            <text:p>0.013687342</text:p>
          </table:table-cell>
          <table:table-cell office:value-type="float" office:value="18.26505" calcext:value-type="float">
            <text:p>18.26505</text:p>
          </table:table-cell>
          <table:table-cell table:formula="of:=[.C709]+[.A710]" office:value-type="float" office:value="14.0107881955" calcext:value-type="float">
            <text:p>14.010788195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710]+[.A711]" office:value-type="float" office:value="14.0246739055" calcext:value-type="float">
            <text:p>14.0246739055</text:p>
          </table:table-cell>
        </table:table-row>
        <table:table-row table:style-name="ro1">
          <table:table-cell office:value-type="float" office:value="0.013962005" calcext:value-type="float">
            <text:p>0.013962005</text:p>
          </table:table-cell>
          <table:table-cell office:value-type="float" office:value="17.905737" calcext:value-type="float">
            <text:p>17.905737</text:p>
          </table:table-cell>
          <table:table-cell table:formula="of:=[.C711]+[.A712]" office:value-type="float" office:value="14.0386359105" calcext:value-type="float">
            <text:p>14.0386359105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712]+[.A713]" office:value-type="float" office:value="14.0527047295" calcext:value-type="float">
            <text:p>14.0527047295</text:p>
          </table:table-cell>
        </table:table-row>
        <table:table-row table:style-name="ro1">
          <table:table-cell office:value-type="float" office:value="0.013702602" calcext:value-type="float">
            <text:p>0.013702602</text:p>
          </table:table-cell>
          <table:table-cell office:value-type="float" office:value="18.244709" calcext:value-type="float">
            <text:p>18.244709</text:p>
          </table:table-cell>
          <table:table-cell table:formula="of:=[.C713]+[.A714]" office:value-type="float" office:value="14.0664073315" calcext:value-type="float">
            <text:p>14.0664073315</text:p>
          </table:table-cell>
        </table:table-row>
        <table:table-row table:style-name="ro1">
          <table:table-cell office:value-type="float" office:value="0.013900969" calcext:value-type="float">
            <text:p>0.013900969</text:p>
          </table:table-cell>
          <table:table-cell office:value-type="float" office:value="17.984358" calcext:value-type="float">
            <text:p>17.984358</text:p>
          </table:table-cell>
          <table:table-cell table:formula="of:=[.C714]+[.A715]" office:value-type="float" office:value="14.0803083005" calcext:value-type="float">
            <text:p>14.0803083005</text:p>
          </table:table-cell>
        </table:table-row>
        <table:table-row table:style-name="ro1">
          <table:table-cell office:value-type="float" office:value="0.013977264" calcext:value-type="float">
            <text:p>0.013977264</text:p>
          </table:table-cell>
          <table:table-cell office:value-type="float" office:value="17.88619" calcext:value-type="float">
            <text:p>17.88619</text:p>
          </table:table-cell>
          <table:table-cell table:formula="of:=[.C715]+[.A716]" office:value-type="float" office:value="14.0942855645" calcext:value-type="float">
            <text:p>14.0942855645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716]+[.A717]" office:value-type="float" office:value="14.1083849005" calcext:value-type="float">
            <text:p>14.1083849005</text:p>
          </table:table-cell>
        </table:table-row>
        <table:table-row table:style-name="ro1">
          <table:table-cell office:value-type="float" office:value="0.013702602" calcext:value-type="float">
            <text:p>0.013702602</text:p>
          </table:table-cell>
          <table:table-cell office:value-type="float" office:value="18.244709" calcext:value-type="float">
            <text:p>18.244709</text:p>
          </table:table-cell>
          <table:table-cell table:formula="of:=[.C717]+[.A718]" office:value-type="float" office:value="14.1220875025" calcext:value-type="float">
            <text:p>14.122087502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718]+[.A719]" office:value-type="float" office:value="14.136034249" calcext:value-type="float">
            <text:p>14.136034249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719]+[.A720]" office:value-type="float" office:value="14.150026772" calcext:value-type="float">
            <text:p>14.150026772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720]+[.A721]" office:value-type="float" office:value="14.164126108" calcext:value-type="float">
            <text:p>14.164126108</text:p>
          </table:table-cell>
        </table:table-row>
        <table:table-row table:style-name="ro1">
          <table:table-cell office:value-type="float" office:value="0.01373312" calcext:value-type="float">
            <text:p>0.01373312</text:p>
          </table:table-cell>
          <table:table-cell office:value-type="float" office:value="18.204166" calcext:value-type="float">
            <text:p>18.204166</text:p>
          </table:table-cell>
          <table:table-cell table:formula="of:=[.C721]+[.A722]" office:value-type="float" office:value="14.177859228" calcext:value-type="float">
            <text:p>14.177859228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722]+[.A723]" office:value-type="float" office:value="14.1918059745" calcext:value-type="float">
            <text:p>14.1918059745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723]+[.A724]" office:value-type="float" office:value="14.2058442745" calcext:value-type="float">
            <text:p>14.2058442745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724]+[.A725]" office:value-type="float" office:value="14.219989388" calcext:value-type="float">
            <text:p>14.219989388</text:p>
          </table:table-cell>
        </table:table-row>
        <table:table-row table:style-name="ro1">
          <table:table-cell office:value-type="float" office:value="0.013717861" calcext:value-type="float">
            <text:p>0.013717861</text:p>
          </table:table-cell>
          <table:table-cell office:value-type="float" office:value="18.224415" calcext:value-type="float">
            <text:p>18.224415</text:p>
          </table:table-cell>
          <table:table-cell table:formula="of:=[.C725]+[.A726]" office:value-type="float" office:value="14.233707249" calcext:value-type="float">
            <text:p>14.233707249</text:p>
          </table:table-cell>
        </table:table-row>
        <table:table-row table:style-name="ro1">
          <table:table-cell office:value-type="float" office:value="0.013977264" calcext:value-type="float">
            <text:p>0.013977264</text:p>
          </table:table-cell>
          <table:table-cell office:value-type="float" office:value="17.88619" calcext:value-type="float">
            <text:p>17.88619</text:p>
          </table:table-cell>
          <table:table-cell table:formula="of:=[.C726]+[.A727]" office:value-type="float" office:value="14.247684513" calcext:value-type="float">
            <text:p>14.247684513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727]+[.A728]" office:value-type="float" office:value="14.261722813" calcext:value-type="float">
            <text:p>14.261722813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728]+[.A729]" office:value-type="float" office:value="14.275852668" calcext:value-type="float">
            <text:p>14.275852668</text:p>
          </table:table-cell>
        </table:table-row>
        <table:table-row table:style-name="ro1">
          <table:table-cell office:value-type="float" office:value="0.013778897" calcext:value-type="float">
            <text:p>0.013778897</text:p>
          </table:table-cell>
          <table:table-cell office:value-type="float" office:value="18.143686" calcext:value-type="float">
            <text:p>18.143686</text:p>
          </table:table-cell>
          <table:table-cell table:formula="of:=[.C729]+[.A730]" office:value-type="float" office:value="14.289631565" calcext:value-type="float">
            <text:p>14.289631565</text:p>
          </table:table-cell>
        </table:table-row>
        <table:table-row table:style-name="ro1">
          <table:table-cell office:value-type="float" office:value="0.013992523" calcext:value-type="float">
            <text:p>0.013992523</text:p>
          </table:table-cell>
          <table:table-cell office:value-type="float" office:value="17.866684" calcext:value-type="float">
            <text:p>17.866684</text:p>
          </table:table-cell>
          <table:table-cell table:formula="of:=[.C730]+[.A731]" office:value-type="float" office:value="14.303624088" calcext:value-type="float">
            <text:p>14.303624088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731]+[.A732]" office:value-type="float" office:value="14.317677647" calcext:value-type="float">
            <text:p>14.317677647</text:p>
          </table:table-cell>
        </table:table-row>
        <table:table-row table:style-name="ro1">
          <table:table-cell office:value-type="float" office:value="0.014175631" calcext:value-type="float">
            <text:p>0.014175631</text:p>
          </table:table-cell>
          <table:table-cell office:value-type="float" office:value="17.635899" calcext:value-type="float">
            <text:p>17.635899</text:p>
          </table:table-cell>
          <table:table-cell table:formula="of:=[.C732]+[.A733]" office:value-type="float" office:value="14.331853278" calcext:value-type="float">
            <text:p>14.331853278</text:p>
          </table:table-cell>
        </table:table-row>
        <table:table-row table:style-name="ro1">
          <table:table-cell office:value-type="float" office:value="0.013794156" calcext:value-type="float">
            <text:p>0.013794156</text:p>
          </table:table-cell>
          <table:table-cell office:value-type="float" office:value="18.123617" calcext:value-type="float">
            <text:p>18.123617</text:p>
          </table:table-cell>
          <table:table-cell table:formula="of:=[.C733]+[.A734]" office:value-type="float" office:value="14.345647434" calcext:value-type="float">
            <text:p>14.345647434</text:p>
          </table:table-cell>
        </table:table-row>
        <table:table-row table:style-name="ro1">
          <table:table-cell office:value-type="float" office:value="0.014023041" calcext:value-type="float">
            <text:p>0.014023041</text:p>
          </table:table-cell>
          <table:table-cell office:value-type="float" office:value="17.827803" calcext:value-type="float">
            <text:p>17.827803</text:p>
          </table:table-cell>
          <table:table-cell table:formula="of:=[.C734]+[.A735]" office:value-type="float" office:value="14.359670475" calcext:value-type="float">
            <text:p>14.359670475</text:p>
          </table:table-cell>
        </table:table-row>
        <table:table-row table:style-name="ro1">
          <table:table-cell office:value-type="float" office:value="0.014068819" calcext:value-type="float">
            <text:p>0.014068819</text:p>
          </table:table-cell>
          <table:table-cell office:value-type="float" office:value="17.769794" calcext:value-type="float">
            <text:p>17.769794</text:p>
          </table:table-cell>
          <table:table-cell table:formula="of:=[.C735]+[.A736]" office:value-type="float" office:value="14.373739294" calcext:value-type="float">
            <text:p>14.373739294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736]+[.A737]" office:value-type="float" office:value="14.387930185" calcext:value-type="float">
            <text:p>14.387930185</text:p>
          </table:table-cell>
        </table:table-row>
        <table:table-row table:style-name="ro1">
          <table:table-cell office:value-type="float" office:value="0.013778897" calcext:value-type="float">
            <text:p>0.013778897</text:p>
          </table:table-cell>
          <table:table-cell office:value-type="float" office:value="18.143686" calcext:value-type="float">
            <text:p>18.143686</text:p>
          </table:table-cell>
          <table:table-cell table:formula="of:=[.C737]+[.A738]" office:value-type="float" office:value="14.401709082" calcext:value-type="float">
            <text:p>14.401709082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738]+[.A739]" office:value-type="float" office:value="14.415747382" calcext:value-type="float">
            <text:p>14.415747382</text:p>
          </table:table-cell>
        </table:table-row>
        <table:table-row table:style-name="ro1">
          <table:table-cell office:value-type="float" office:value="0.014099336" calcext:value-type="float">
            <text:p>0.014099336</text:p>
          </table:table-cell>
          <table:table-cell office:value-type="float" office:value="17.73133" calcext:value-type="float">
            <text:p>17.73133</text:p>
          </table:table-cell>
          <table:table-cell table:formula="of:=[.C739]+[.A740]" office:value-type="float" office:value="14.429846718" calcext:value-type="float">
            <text:p>14.429846718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740]+[.A741]" office:value-type="float" office:value="14.444052868" calcext:value-type="float">
            <text:p>14.444052868</text:p>
          </table:table-cell>
        </table:table-row>
        <table:table-row table:style-name="ro1">
          <table:table-cell office:value-type="float" office:value="0.013824674" calcext:value-type="float">
            <text:p>0.013824674</text:p>
          </table:table-cell>
          <table:table-cell office:value-type="float" office:value="18.083609" calcext:value-type="float">
            <text:p>18.083609</text:p>
          </table:table-cell>
          <table:table-cell table:formula="of:=[.C741]+[.A742]" office:value-type="float" office:value="14.457877542" calcext:value-type="float">
            <text:p>14.457877542</text:p>
          </table:table-cell>
        </table:table-row>
        <table:table-row table:style-name="ro1">
          <table:table-cell office:value-type="float" office:value="0.014023041" calcext:value-type="float">
            <text:p>0.014023041</text:p>
          </table:table-cell>
          <table:table-cell office:value-type="float" office:value="17.827803" calcext:value-type="float">
            <text:p>17.827803</text:p>
          </table:table-cell>
          <table:table-cell table:formula="of:=[.C742]+[.A743]" office:value-type="float" office:value="14.471900583" calcext:value-type="float">
            <text:p>14.471900583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743]+[.A744]" office:value-type="float" office:value="14.486015178" calcext:value-type="float">
            <text:p>14.486015178</text:p>
          </table:table-cell>
        </table:table-row>
        <table:table-row table:style-name="ro1">
          <table:table-cell office:value-type="float" office:value="0.014236667" calcext:value-type="float">
            <text:p>0.014236667</text:p>
          </table:table-cell>
          <table:table-cell office:value-type="float" office:value="17.56029" calcext:value-type="float">
            <text:p>17.56029</text:p>
          </table:table-cell>
          <table:table-cell table:formula="of:=[.C744]+[.A745]" office:value-type="float" office:value="14.500251845" calcext:value-type="float">
            <text:p>14.500251845</text:p>
          </table:table-cell>
        </table:table-row>
        <table:table-row table:style-name="ro1">
          <table:table-cell office:value-type="float" office:value="0.013839933" calcext:value-type="float">
            <text:p>0.013839933</text:p>
          </table:table-cell>
          <table:table-cell office:value-type="float" office:value="18.063671" calcext:value-type="float">
            <text:p>18.063671</text:p>
          </table:table-cell>
          <table:table-cell table:formula="of:=[.C745]+[.A746]" office:value-type="float" office:value="14.514091778" calcext:value-type="float">
            <text:p>14.514091778</text:p>
          </table:table-cell>
        </table:table-row>
        <table:table-row table:style-name="ro1">
          <table:table-cell office:value-type="float" office:value="0.0140383" calcext:value-type="float">
            <text:p>0.0140383</text:p>
          </table:table-cell>
          <table:table-cell office:value-type="float" office:value="17.808424" calcext:value-type="float">
            <text:p>17.808424</text:p>
          </table:table-cell>
          <table:table-cell table:formula="of:=[.C746]+[.A747]" office:value-type="float" office:value="14.528130078" calcext:value-type="float">
            <text:p>14.528130078</text:p>
          </table:table-cell>
        </table:table-row>
        <table:table-row table:style-name="ro1">
          <table:table-cell office:value-type="float" office:value="0.0141451135" calcext:value-type="float">
            <text:p>0.0141451135</text:p>
          </table:table-cell>
          <table:table-cell office:value-type="float" office:value="17.673948" calcext:value-type="float">
            <text:p>17.673948</text:p>
          </table:table-cell>
          <table:table-cell table:formula="of:=[.C747]+[.A748]" office:value-type="float" office:value="14.5422751915" calcext:value-type="float">
            <text:p>14.5422751915</text:p>
          </table:table-cell>
        </table:table-row>
        <table:table-row table:style-name="ro1">
          <table:table-cell office:value-type="float" office:value="0.014221408" calcext:value-type="float">
            <text:p>0.014221408</text:p>
          </table:table-cell>
          <table:table-cell office:value-type="float" office:value="17.57913" calcext:value-type="float">
            <text:p>17.57913</text:p>
          </table:table-cell>
          <table:table-cell table:formula="of:=[.C748]+[.A749]" office:value-type="float" office:value="14.5564965995" calcext:value-type="float">
            <text:p>14.556496599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749]+[.A750]" office:value-type="float" office:value="14.5703823095" calcext:value-type="float">
            <text:p>14.5703823095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750]+[.A751]" office:value-type="float" office:value="14.5844663865" calcext:value-type="float">
            <text:p>14.5844663865</text:p>
          </table:table-cell>
        </table:table-row>
        <table:table-row table:style-name="ro1">
          <table:table-cell office:value-type="float" office:value="0.014160372" calcext:value-type="float">
            <text:p>0.014160372</text:p>
          </table:table-cell>
          <table:table-cell office:value-type="float" office:value="17.654903" calcext:value-type="float">
            <text:p>17.654903</text:p>
          </table:table-cell>
          <table:table-cell table:formula="of:=[.C751]+[.A752]" office:value-type="float" office:value="14.5986267585" calcext:value-type="float">
            <text:p>14.5986267585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752]+[.A753]" office:value-type="float" office:value="14.6128939445" calcext:value-type="float">
            <text:p>14.6128939445</text:p>
          </table:table-cell>
        </table:table-row>
        <table:table-row table:style-name="ro1">
          <table:table-cell office:value-type="float" office:value="0.01388571" calcext:value-type="float">
            <text:p>0.01388571</text:p>
          </table:table-cell>
          <table:table-cell office:value-type="float" office:value="18.00412" calcext:value-type="float">
            <text:p>18.00412</text:p>
          </table:table-cell>
          <table:table-cell table:formula="of:=[.C753]+[.A754]" office:value-type="float" office:value="14.6267796545" calcext:value-type="float">
            <text:p>14.6267796545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754]+[.A755]" office:value-type="float" office:value="14.6408637315" calcext:value-type="float">
            <text:p>14.6408637315</text:p>
          </table:table-cell>
        </table:table-row>
        <table:table-row table:style-name="ro1">
          <table:table-cell office:value-type="float" office:value="0.014175631" calcext:value-type="float">
            <text:p>0.014175631</text:p>
          </table:table-cell>
          <table:table-cell office:value-type="float" office:value="17.635899" calcext:value-type="float">
            <text:p>17.635899</text:p>
          </table:table-cell>
          <table:table-cell table:formula="of:=[.C755]+[.A756]" office:value-type="float" office:value="14.6550393625" calcext:value-type="float">
            <text:p>14.6550393625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756]+[.A757]" office:value-type="float" office:value="14.6693065485" calcext:value-type="float">
            <text:p>14.6693065485</text:p>
          </table:table-cell>
        </table:table-row>
        <table:table-row table:style-name="ro1">
          <table:table-cell office:value-type="float" office:value="0.013900969" calcext:value-type="float">
            <text:p>0.013900969</text:p>
          </table:table-cell>
          <table:table-cell office:value-type="float" office:value="17.984358" calcext:value-type="float">
            <text:p>17.984358</text:p>
          </table:table-cell>
          <table:table-cell table:formula="of:=[.C757]+[.A758]" office:value-type="float" office:value="14.6832075175" calcext:value-type="float">
            <text:p>14.6832075175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758]+[.A759]" office:value-type="float" office:value="14.6973373725" calcext:value-type="float">
            <text:p>14.697337372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759]+[.A760]" office:value-type="float" office:value="14.7115435225" calcext:value-type="float">
            <text:p>14.7115435225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760]+[.A761]" office:value-type="float" office:value="14.7258107085" calcext:value-type="float">
            <text:p>14.7258107085</text:p>
          </table:table-cell>
        </table:table-row>
        <table:table-row table:style-name="ro1">
          <table:table-cell office:value-type="float" office:value="0.0139467465" calcext:value-type="float">
            <text:p>0.0139467465</text:p>
          </table:table-cell>
          <table:table-cell office:value-type="float" office:value="17.925327" calcext:value-type="float">
            <text:p>17.925327</text:p>
          </table:table-cell>
          <table:table-cell table:formula="of:=[.C761]+[.A762]" office:value-type="float" office:value="14.739757455" calcext:value-type="float">
            <text:p>14.739757455</text:p>
          </table:table-cell>
        </table:table-row>
        <table:table-row table:style-name="ro1">
          <table:table-cell office:value-type="float" office:value="0.014129855" calcext:value-type="float">
            <text:p>0.014129855</text:p>
          </table:table-cell>
          <table:table-cell office:value-type="float" office:value="17.693033" calcext:value-type="float">
            <text:p>17.693033</text:p>
          </table:table-cell>
          <table:table-cell table:formula="of:=[.C762]+[.A763]" office:value-type="float" office:value="14.75388731" calcext:value-type="float">
            <text:p>14.75388731</text:p>
          </table:table-cell>
        </table:table-row>
        <table:table-row table:style-name="ro1">
          <table:table-cell office:value-type="float" office:value="0.014221408" calcext:value-type="float">
            <text:p>0.014221408</text:p>
          </table:table-cell>
          <table:table-cell office:value-type="float" office:value="17.57913" calcext:value-type="float">
            <text:p>17.57913</text:p>
          </table:table-cell>
          <table:table-cell table:formula="of:=[.C763]+[.A764]" office:value-type="float" office:value="14.768108718" calcext:value-type="float">
            <text:p>14.768108718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764]+[.A765]" office:value-type="float" office:value="14.782421681" calcext:value-type="float">
            <text:p>14.782421681</text:p>
          </table:table-cell>
        </table:table-row>
        <table:table-row table:style-name="ro1">
          <table:table-cell office:value-type="float" office:value="0.013977264" calcext:value-type="float">
            <text:p>0.013977264</text:p>
          </table:table-cell>
          <table:table-cell office:value-type="float" office:value="17.88619" calcext:value-type="float">
            <text:p>17.88619</text:p>
          </table:table-cell>
          <table:table-cell table:formula="of:=[.C765]+[.A766]" office:value-type="float" office:value="14.796398945" calcext:value-type="float">
            <text:p>14.796398945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766]+[.A767]" office:value-type="float" office:value="14.810589836" calcext:value-type="float">
            <text:p>14.810589836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767]+[.A768]" office:value-type="float" office:value="14.824857022" calcext:value-type="float">
            <text:p>14.824857022</text:p>
          </table:table-cell>
        </table:table-row>
        <table:table-row table:style-name="ro1">
          <table:table-cell office:value-type="float" office:value="0.014358739" calcext:value-type="float">
            <text:p>0.014358739</text:p>
          </table:table-cell>
          <table:table-cell office:value-type="float" office:value="17.411" calcext:value-type="float">
            <text:p>17.411</text:p>
          </table:table-cell>
          <table:table-cell table:formula="of:=[.C768]+[.A769]" office:value-type="float" office:value="14.839215761" calcext:value-type="float">
            <text:p>14.839215761</text:p>
          </table:table-cell>
        </table:table-row>
        <table:table-row table:style-name="ro1">
          <table:table-cell office:value-type="float" office:value="0.013977264" calcext:value-type="float">
            <text:p>0.013977264</text:p>
          </table:table-cell>
          <table:table-cell office:value-type="float" office:value="17.88619" calcext:value-type="float">
            <text:p>17.88619</text:p>
          </table:table-cell>
          <table:table-cell table:formula="of:=[.C769]+[.A770]" office:value-type="float" office:value="14.853193025" calcext:value-type="float">
            <text:p>14.85319302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770]+[.A771]" office:value-type="float" office:value="14.867399175" calcext:value-type="float">
            <text:p>14.867399175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771]+[.A772]" office:value-type="float" office:value="14.881666361" calcext:value-type="float">
            <text:p>14.881666361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772]+[.A773]" office:value-type="float" office:value="14.896070878" calcext:value-type="float">
            <text:p>14.896070878</text:p>
          </table:table-cell>
        </table:table-row>
        <table:table-row table:style-name="ro1">
          <table:table-cell office:value-type="float" office:value="0.014007783" calcext:value-type="float">
            <text:p>0.014007783</text:p>
          </table:table-cell>
          <table:table-cell office:value-type="float" office:value="17.847223" calcext:value-type="float">
            <text:p>17.847223</text:p>
          </table:table-cell>
          <table:table-cell table:formula="of:=[.C773]+[.A774]" office:value-type="float" office:value="14.910078661" calcext:value-type="float">
            <text:p>14.910078661</text:p>
          </table:table-cell>
        </table:table-row>
        <table:table-row table:style-name="ro1">
          <table:table-cell office:value-type="float" office:value="0.014236667" calcext:value-type="float">
            <text:p>0.014236667</text:p>
          </table:table-cell>
          <table:table-cell office:value-type="float" office:value="17.56029" calcext:value-type="float">
            <text:p>17.56029</text:p>
          </table:table-cell>
          <table:table-cell table:formula="of:=[.C774]+[.A775]" office:value-type="float" office:value="14.924315328" calcext:value-type="float">
            <text:p>14.924315328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775]+[.A776]" office:value-type="float" office:value="14.938628291" calcext:value-type="float">
            <text:p>14.938628291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776]+[.A777]" office:value-type="float" office:value="14.953032808" calcext:value-type="float">
            <text:p>14.953032808</text:p>
          </table:table-cell>
        </table:table-row>
        <table:table-row table:style-name="ro1">
          <table:table-cell office:value-type="float" office:value="0.014053559" calcext:value-type="float">
            <text:p>0.014053559</text:p>
          </table:table-cell>
          <table:table-cell office:value-type="float" office:value="17.78909" calcext:value-type="float">
            <text:p>17.78909</text:p>
          </table:table-cell>
          <table:table-cell table:formula="of:=[.C777]+[.A778]" office:value-type="float" office:value="14.967086367" calcext:value-type="float">
            <text:p>14.967086367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778]+[.A779]" office:value-type="float" office:value="14.981353553" calcext:value-type="float">
            <text:p>14.981353553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779]+[.A780]" office:value-type="float" office:value="14.995666516" calcext:value-type="float">
            <text:p>14.995666516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780]+[.A781]" office:value-type="float" office:value="15.010132069" calcext:value-type="float">
            <text:p>15.010132069</text:p>
          </table:table-cell>
        </table:table-row>
        <table:table-row table:style-name="ro1">
          <table:table-cell office:value-type="float" office:value="0.014084077" calcext:value-type="float">
            <text:p>0.014084077</text:p>
          </table:table-cell>
          <table:table-cell office:value-type="float" office:value="17.750542" calcext:value-type="float">
            <text:p>17.750542</text:p>
          </table:table-cell>
          <table:table-cell table:formula="of:=[.C781]+[.A782]" office:value-type="float" office:value="15.024216146" calcext:value-type="float">
            <text:p>15.024216146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782]+[.A783]" office:value-type="float" office:value="15.0384985905" calcext:value-type="float">
            <text:p>15.038498590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783]+[.A784]" office:value-type="float" office:value="15.0528725895" calcext:value-type="float">
            <text:p>15.0528725895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784]+[.A785]" office:value-type="float" office:value="15.0673534015" calcext:value-type="float">
            <text:p>15.0673534015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785]+[.A786]" office:value-type="float" office:value="15.0814679965" calcext:value-type="float">
            <text:p>15.0814679965</text:p>
          </table:table-cell>
        </table:table-row>
        <table:table-row table:style-name="ro1">
          <table:table-cell office:value-type="float" office:value="0.014343481" calcext:value-type="float">
            <text:p>0.014343481</text:p>
          </table:table-cell>
          <table:table-cell office:value-type="float" office:value="17.429522" calcext:value-type="float">
            <text:p>17.429522</text:p>
          </table:table-cell>
          <table:table-cell table:formula="of:=[.C786]+[.A787]" office:value-type="float" office:value="15.0958114775" calcext:value-type="float">
            <text:p>15.095811477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787]+[.A788]" office:value-type="float" office:value="15.1102159945" calcext:value-type="float">
            <text:p>15.1102159945</text:p>
          </table:table-cell>
        </table:table-row>
        <table:table-row table:style-name="ro1">
          <table:table-cell office:value-type="float" office:value="0.014496071" calcext:value-type="float">
            <text:p>0.014496071</text:p>
          </table:table-cell>
          <table:table-cell office:value-type="float" office:value="17.246054" calcext:value-type="float">
            <text:p>17.246054</text:p>
          </table:table-cell>
          <table:table-cell table:formula="of:=[.C788]+[.A789]" office:value-type="float" office:value="15.1247120655" calcext:value-type="float">
            <text:p>15.1247120655</text:p>
          </table:table-cell>
        </table:table-row>
        <table:table-row table:style-name="ro1">
          <table:table-cell office:value-type="float" office:value="0.014114595" calcext:value-type="float">
            <text:p>0.014114595</text:p>
          </table:table-cell>
          <table:table-cell office:value-type="float" office:value="17.712162" calcext:value-type="float">
            <text:p>17.712162</text:p>
          </table:table-cell>
          <table:table-cell table:formula="of:=[.C789]+[.A790]" office:value-type="float" office:value="15.1388266605" calcext:value-type="float">
            <text:p>15.1388266605</text:p>
          </table:table-cell>
        </table:table-row>
        <table:table-row table:style-name="ro1">
          <table:table-cell office:value-type="float" office:value="0.014358739" calcext:value-type="float">
            <text:p>0.014358739</text:p>
          </table:table-cell>
          <table:table-cell office:value-type="float" office:value="17.411" calcext:value-type="float">
            <text:p>17.411</text:p>
          </table:table-cell>
          <table:table-cell table:formula="of:=[.C790]+[.A791]" office:value-type="float" office:value="15.1531853995" calcext:value-type="float">
            <text:p>15.1531853995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791]+[.A792]" office:value-type="float" office:value="15.1676356935" calcext:value-type="float">
            <text:p>15.1676356935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792]+[.A793]" office:value-type="float" office:value="15.1821775415" calcext:value-type="float">
            <text:p>15.1821775415</text:p>
          </table:table-cell>
        </table:table-row>
        <table:table-row table:style-name="ro1">
          <table:table-cell office:value-type="float" office:value="0.014160372" calcext:value-type="float">
            <text:p>0.014160372</text:p>
          </table:table-cell>
          <table:table-cell office:value-type="float" office:value="17.654903" calcext:value-type="float">
            <text:p>17.654903</text:p>
          </table:table-cell>
          <table:table-cell table:formula="of:=[.C793]+[.A794]" office:value-type="float" office:value="15.1963379135" calcext:value-type="float">
            <text:p>15.1963379135</text:p>
          </table:table-cell>
        </table:table-row>
        <table:table-row table:style-name="ro1">
          <table:table-cell office:value-type="float" office:value="0.014389258" calcext:value-type="float">
            <text:p>0.014389258</text:p>
          </table:table-cell>
          <table:table-cell office:value-type="float" office:value="17.374071" calcext:value-type="float">
            <text:p>17.374071</text:p>
          </table:table-cell>
          <table:table-cell table:formula="of:=[.C794]+[.A795]" office:value-type="float" office:value="15.2107271715" calcext:value-type="float">
            <text:p>15.2107271715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795]+[.A796]" office:value-type="float" office:value="15.2252079835" calcext:value-type="float">
            <text:p>15.2252079835</text:p>
          </table:table-cell>
        </table:table-row>
        <table:table-row table:style-name="ro1">
          <table:table-cell office:value-type="float" office:value="0.014587625" calcext:value-type="float">
            <text:p>0.014587625</text:p>
          </table:table-cell>
          <table:table-cell office:value-type="float" office:value="17.137814" calcext:value-type="float">
            <text:p>17.137814</text:p>
          </table:table-cell>
          <table:table-cell table:formula="of:=[.C796]+[.A797]" office:value-type="float" office:value="15.2397956085" calcext:value-type="float">
            <text:p>15.239795608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797]+[.A798]" office:value-type="float" office:value="15.2540017585" calcext:value-type="float">
            <text:p>15.2540017585</text:p>
          </table:table-cell>
        </table:table-row>
        <table:table-row table:style-name="ro1">
          <table:table-cell office:value-type="float" office:value="0.014419775" calcext:value-type="float">
            <text:p>0.014419775</text:p>
          </table:table-cell>
          <table:table-cell office:value-type="float" office:value="17.337301" calcext:value-type="float">
            <text:p>17.337301</text:p>
          </table:table-cell>
          <table:table-cell table:formula="of:=[.C798]+[.A799]" office:value-type="float" office:value="15.2684215335" calcext:value-type="float">
            <text:p>15.2684215335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799]+[.A800]" office:value-type="float" office:value="15.2829328635" calcext:value-type="float">
            <text:p>15.2829328635</text:p>
          </table:table-cell>
        </table:table-row>
        <table:table-row table:style-name="ro1">
          <table:table-cell office:value-type="float" office:value="0.014618143" calcext:value-type="float">
            <text:p>0.014618143</text:p>
          </table:table-cell>
          <table:table-cell office:value-type="float" office:value="17.102036" calcext:value-type="float">
            <text:p>17.102036</text:p>
          </table:table-cell>
          <table:table-cell table:formula="of:=[.C800]+[.A801]" office:value-type="float" office:value="15.2975510065" calcext:value-type="float">
            <text:p>15.2975510065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801]+[.A802]" office:value-type="float" office:value="15.3117571565" calcext:value-type="float">
            <text:p>15.3117571565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802]+[.A803]" office:value-type="float" office:value="15.3262074505" calcext:value-type="float">
            <text:p>15.3262074505</text:p>
          </table:table-cell>
        </table:table-row>
        <table:table-row table:style-name="ro1">
          <table:table-cell office:value-type="float" office:value="0.014541848" calcext:value-type="float">
            <text:p>0.014541848</text:p>
          </table:table-cell>
          <table:table-cell office:value-type="float" office:value="17.191763" calcext:value-type="float">
            <text:p>17.191763</text:p>
          </table:table-cell>
          <table:table-cell table:formula="of:=[.C803]+[.A804]" office:value-type="float" office:value="15.3407492985" calcext:value-type="float">
            <text:p>15.3407492985</text:p>
          </table:table-cell>
        </table:table-row>
        <table:table-row table:style-name="ro1">
          <table:table-cell office:value-type="float" office:value="0.014633402" calcext:value-type="float">
            <text:p>0.014633402</text:p>
          </table:table-cell>
          <table:table-cell office:value-type="float" office:value="17.084202" calcext:value-type="float">
            <text:p>17.084202</text:p>
          </table:table-cell>
          <table:table-cell table:formula="of:=[.C804]+[.A805]" office:value-type="float" office:value="15.3553827005" calcext:value-type="float">
            <text:p>15.3553827005</text:p>
          </table:table-cell>
        </table:table-row>
        <table:table-row table:style-name="ro1">
          <table:table-cell office:value-type="float" office:value="0.014251927" calcext:value-type="float">
            <text:p>0.014251927</text:p>
          </table:table-cell>
          <table:table-cell office:value-type="float" office:value="17.541487" calcext:value-type="float">
            <text:p>17.541487</text:p>
          </table:table-cell>
          <table:table-cell table:formula="of:=[.C805]+[.A806]" office:value-type="float" office:value="15.3696346275" calcext:value-type="float">
            <text:p>15.3696346275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806]+[.A807]" office:value-type="float" office:value="15.3841154395" calcext:value-type="float">
            <text:p>15.3841154395</text:p>
          </table:table-cell>
        </table:table-row>
        <table:table-row table:style-name="ro1">
          <table:table-cell office:value-type="float" office:value="0.014572366" calcext:value-type="float">
            <text:p>0.014572366</text:p>
          </table:table-cell>
          <table:table-cell office:value-type="float" office:value="17.15576" calcext:value-type="float">
            <text:p>17.15576</text:p>
          </table:table-cell>
          <table:table-cell table:formula="of:=[.C807]+[.A808]" office:value-type="float" office:value="15.3986878055" calcext:value-type="float">
            <text:p>15.3986878055</text:p>
          </table:table-cell>
        </table:table-row>
        <table:table-row table:style-name="ro1">
          <table:table-cell office:value-type="float" office:value="0.0146791795" calcext:value-type="float">
            <text:p>0.0146791795</text:p>
          </table:table-cell>
          <table:table-cell office:value-type="float" office:value="17.030924" calcext:value-type="float">
            <text:p>17.030924</text:p>
          </table:table-cell>
          <table:table-cell table:formula="of:=[.C808]+[.A809]" office:value-type="float" office:value="15.413366985" calcext:value-type="float">
            <text:p>15.413366985</text:p>
          </table:table-cell>
        </table:table-row>
        <table:table-row table:style-name="ro1">
          <table:table-cell office:value-type="float" office:value="0.0142824445" calcext:value-type="float">
            <text:p>0.0142824445</text:p>
          </table:table-cell>
          <table:table-cell office:value-type="float" office:value="17.504005" calcext:value-type="float">
            <text:p>17.504005</text:p>
          </table:table-cell>
          <table:table-cell table:formula="of:=[.C809]+[.A810]" office:value-type="float" office:value="15.4276494295" calcext:value-type="float">
            <text:p>15.4276494295</text:p>
          </table:table-cell>
        </table:table-row>
        <table:table-row table:style-name="ro1">
          <table:table-cell office:value-type="float" office:value="0.01451133" calcext:value-type="float">
            <text:p>0.01451133</text:p>
          </table:table-cell>
          <table:table-cell office:value-type="float" office:value="17.227919" calcext:value-type="float">
            <text:p>17.227919</text:p>
          </table:table-cell>
          <table:table-cell table:formula="of:=[.C810]+[.A811]" office:value-type="float" office:value="15.4421607595" calcext:value-type="float">
            <text:p>15.4421607595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811]+[.A812]" office:value-type="float" office:value="15.4567636435" calcext:value-type="float">
            <text:p>15.4567636435</text:p>
          </table:table-cell>
        </table:table-row>
        <table:table-row table:style-name="ro1">
          <table:table-cell office:value-type="float" office:value="0.014740216" calcext:value-type="float">
            <text:p>0.014740216</text:p>
          </table:table-cell>
          <table:table-cell office:value-type="float" office:value="16.960402" calcext:value-type="float">
            <text:p>16.960402</text:p>
          </table:table-cell>
          <table:table-cell table:formula="of:=[.C812]+[.A813]" office:value-type="float" office:value="15.4715038595" calcext:value-type="float">
            <text:p>15.4715038595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813]+[.A814]" office:value-type="float" office:value="15.4858168225" calcext:value-type="float">
            <text:p>15.4858168225</text:p>
          </table:table-cell>
        </table:table-row>
        <table:table-row table:style-name="ro1">
          <table:table-cell office:value-type="float" office:value="0.014572366" calcext:value-type="float">
            <text:p>0.014572366</text:p>
          </table:table-cell>
          <table:table-cell office:value-type="float" office:value="17.15576" calcext:value-type="float">
            <text:p>17.15576</text:p>
          </table:table-cell>
          <table:table-cell table:formula="of:=[.C814]+[.A815]" office:value-type="float" office:value="15.5003891885" calcext:value-type="float">
            <text:p>15.5003891885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815]+[.A816]" office:value-type="float" office:value="15.5149920725" calcext:value-type="float">
            <text:p>15.5149920725</text:p>
          </table:table-cell>
        </table:table-row>
        <table:table-row table:style-name="ro1">
          <table:table-cell office:value-type="float" office:value="0.014755474" calcext:value-type="float">
            <text:p>0.014755474</text:p>
          </table:table-cell>
          <table:table-cell office:value-type="float" office:value="16.942863" calcext:value-type="float">
            <text:p>16.942863</text:p>
          </table:table-cell>
          <table:table-cell table:formula="of:=[.C816]+[.A817]" office:value-type="float" office:value="15.5297475465" calcext:value-type="float">
            <text:p>15.5297475465</text:p>
          </table:table-cell>
        </table:table-row>
        <table:table-row table:style-name="ro1">
          <table:table-cell office:value-type="float" office:value="0.014373999" calcext:value-type="float">
            <text:p>0.014373999</text:p>
          </table:table-cell>
          <table:table-cell office:value-type="float" office:value="17.392515" calcext:value-type="float">
            <text:p>17.392515</text:p>
          </table:table-cell>
          <table:table-cell table:formula="of:=[.C817]+[.A818]" office:value-type="float" office:value="15.5441215455" calcext:value-type="float">
            <text:p>15.5441215455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818]+[.A819]" office:value-type="float" office:value="15.5587244295" calcext:value-type="float">
            <text:p>15.5587244295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819]+[.A820]" office:value-type="float" office:value="15.5733730905" calcext:value-type="float">
            <text:p>15.5733730905</text:p>
          </table:table-cell>
        </table:table-row>
        <table:table-row table:style-name="ro1">
          <table:table-cell office:value-type="float" office:value="0.014755474" calcext:value-type="float">
            <text:p>0.014755474</text:p>
          </table:table-cell>
          <table:table-cell office:value-type="float" office:value="16.942863" calcext:value-type="float">
            <text:p>16.942863</text:p>
          </table:table-cell>
          <table:table-cell table:formula="of:=[.C820]+[.A821]" office:value-type="float" office:value="15.5881285645" calcext:value-type="float">
            <text:p>15.5881285645</text:p>
          </table:table-cell>
        </table:table-row>
        <table:table-row table:style-name="ro1">
          <table:table-cell office:value-type="float" office:value="0.014404517" calcext:value-type="float">
            <text:p>0.014404517</text:p>
          </table:table-cell>
          <table:table-cell office:value-type="float" office:value="17.355667" calcext:value-type="float">
            <text:p>17.355667</text:p>
          </table:table-cell>
          <table:table-cell table:formula="of:=[.C821]+[.A822]" office:value-type="float" office:value="15.6025330815" calcext:value-type="float">
            <text:p>15.6025330815</text:p>
          </table:table-cell>
        </table:table-row>
        <table:table-row table:style-name="ro1">
          <table:table-cell office:value-type="float" office:value="0.014618143" calcext:value-type="float">
            <text:p>0.014618143</text:p>
          </table:table-cell>
          <table:table-cell office:value-type="float" office:value="17.102036" calcext:value-type="float">
            <text:p>17.102036</text:p>
          </table:table-cell>
          <table:table-cell table:formula="of:=[.C822]+[.A823]" office:value-type="float" office:value="15.6171512245" calcext:value-type="float">
            <text:p>15.6171512245</text:p>
          </table:table-cell>
        </table:table-row>
        <table:table-row table:style-name="ro1">
          <table:table-cell office:value-type="float" office:value="0.0146791795" calcext:value-type="float">
            <text:p>0.0146791795</text:p>
          </table:table-cell>
          <table:table-cell office:value-type="float" office:value="17.030924" calcext:value-type="float">
            <text:p>17.030924</text:p>
          </table:table-cell>
          <table:table-cell table:formula="of:=[.C823]+[.A824]" office:value-type="float" office:value="15.631830404" calcext:value-type="float">
            <text:p>15.631830404</text:p>
          </table:table-cell>
        </table:table-row>
        <table:table-row table:style-name="ro1">
          <table:table-cell office:value-type="float" office:value="0.0148165105" calcext:value-type="float">
            <text:p>0.0148165105</text:p>
          </table:table-cell>
          <table:table-cell office:value-type="float" office:value="16.87307" calcext:value-type="float">
            <text:p>16.87307</text:p>
          </table:table-cell>
          <table:table-cell table:formula="of:=[.C824]+[.A825]" office:value-type="float" office:value="15.6466469145" calcext:value-type="float">
            <text:p>15.6466469145</text:p>
          </table:table-cell>
        </table:table-row>
        <table:table-row table:style-name="ro1">
          <table:table-cell office:value-type="float" office:value="0.014419775" calcext:value-type="float">
            <text:p>0.014419775</text:p>
          </table:table-cell>
          <table:table-cell office:value-type="float" office:value="17.337301" calcext:value-type="float">
            <text:p>17.337301</text:p>
          </table:table-cell>
          <table:table-cell table:formula="of:=[.C825]+[.A826]" office:value-type="float" office:value="15.6610666895" calcext:value-type="float">
            <text:p>15.6610666895</text:p>
          </table:table-cell>
        </table:table-row>
        <table:table-row table:style-name="ro1">
          <table:table-cell office:value-type="float" office:value="0.01466392" calcext:value-type="float">
            <text:p>0.01466392</text:p>
          </table:table-cell>
          <table:table-cell office:value-type="float" office:value="17.048647" calcext:value-type="float">
            <text:p>17.048647</text:p>
          </table:table-cell>
          <table:table-cell table:formula="of:=[.C826]+[.A827]" office:value-type="float" office:value="15.6757306095" calcext:value-type="float">
            <text:p>15.6757306095</text:p>
          </table:table-cell>
        </table:table-row>
        <table:table-row table:style-name="ro1">
          <table:table-cell office:value-type="float" office:value="0.014740216" calcext:value-type="float">
            <text:p>0.014740216</text:p>
          </table:table-cell>
          <table:table-cell office:value-type="float" office:value="16.960402" calcext:value-type="float">
            <text:p>16.960402</text:p>
          </table:table-cell>
          <table:table-cell table:formula="of:=[.C827]+[.A828]" office:value-type="float" office:value="15.6904708255" calcext:value-type="float">
            <text:p>15.6904708255</text:p>
          </table:table-cell>
        </table:table-row>
        <table:table-row table:style-name="ro1">
          <table:table-cell office:value-type="float" office:value="0.014862288" calcext:value-type="float">
            <text:p>0.014862288</text:p>
          </table:table-cell>
          <table:table-cell office:value-type="float" office:value="16.821098" calcext:value-type="float">
            <text:p>16.821098</text:p>
          </table:table-cell>
          <table:table-cell table:formula="of:=[.C828]+[.A829]" office:value-type="float" office:value="15.7053331135" calcext:value-type="float">
            <text:p>15.7053331135</text:p>
          </table:table-cell>
        </table:table-row>
        <table:table-row table:style-name="ro1">
          <table:table-cell office:value-type="float" office:value="0.014465553" calcext:value-type="float">
            <text:p>0.014465553</text:p>
          </table:table-cell>
          <table:table-cell office:value-type="float" office:value="17.282436" calcext:value-type="float">
            <text:p>17.282436</text:p>
          </table:table-cell>
          <table:table-cell table:formula="of:=[.C829]+[.A830]" office:value-type="float" office:value="15.7197986665" calcext:value-type="float">
            <text:p>15.7197986665</text:p>
          </table:table-cell>
        </table:table-row>
        <table:table-row table:style-name="ro1">
          <table:table-cell office:value-type="float" office:value="0.014709697" calcext:value-type="float">
            <text:p>0.014709697</text:p>
          </table:table-cell>
          <table:table-cell office:value-type="float" office:value="16.99559" calcext:value-type="float">
            <text:p>16.99559</text:p>
          </table:table-cell>
          <table:table-cell table:formula="of:=[.C830]+[.A831]" office:value-type="float" office:value="15.7345083635" calcext:value-type="float">
            <text:p>15.734508363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831]+[.A832]" office:value-type="float" office:value="15.7492943555" calcext:value-type="float">
            <text:p>15.7492943555</text:p>
          </table:table-cell>
        </table:table-row>
        <table:table-row table:style-name="ro1">
          <table:table-cell office:value-type="float" office:value="0.014877547" calcext:value-type="float">
            <text:p>0.014877547</text:p>
          </table:table-cell>
          <table:table-cell office:value-type="float" office:value="16.803846" calcext:value-type="float">
            <text:p>16.803846</text:p>
          </table:table-cell>
          <table:table-cell table:formula="of:=[.C832]+[.A833]" office:value-type="float" office:value="15.7641719025" calcext:value-type="float">
            <text:p>15.7641719025</text:p>
          </table:table-cell>
        </table:table-row>
        <table:table-row table:style-name="ro1">
          <table:table-cell office:value-type="float" office:value="0.014480812" calcext:value-type="float">
            <text:p>0.014480812</text:p>
          </table:table-cell>
          <table:table-cell office:value-type="float" office:value="17.264225" calcext:value-type="float">
            <text:p>17.264225</text:p>
          </table:table-cell>
          <table:table-cell table:formula="of:=[.C833]+[.A834]" office:value-type="float" office:value="15.7786527145" calcext:value-type="float">
            <text:p>15.7786527145</text:p>
          </table:table-cell>
        </table:table-row>
        <table:table-row table:style-name="ro1">
          <table:table-cell office:value-type="float" office:value="0.014724956" calcext:value-type="float">
            <text:p>0.014724956</text:p>
          </table:table-cell>
          <table:table-cell office:value-type="float" office:value="16.97798" calcext:value-type="float">
            <text:p>16.97798</text:p>
          </table:table-cell>
          <table:table-cell table:formula="of:=[.C834]+[.A835]" office:value-type="float" office:value="15.7933776705" calcext:value-type="float">
            <text:p>15.7933776705</text:p>
          </table:table-cell>
        </table:table-row>
        <table:table-row table:style-name="ro1">
          <table:table-cell office:value-type="float" office:value="0.014831769" calcext:value-type="float">
            <text:p>0.014831769</text:p>
          </table:table-cell>
          <table:table-cell office:value-type="float" office:value="16.855711" calcext:value-type="float">
            <text:p>16.855711</text:p>
          </table:table-cell>
          <table:table-cell table:formula="of:=[.C835]+[.A836]" office:value-type="float" office:value="15.8082094395" calcext:value-type="float">
            <text:p>15.8082094395</text:p>
          </table:table-cell>
        </table:table-row>
        <table:table-row table:style-name="ro1">
          <table:table-cell office:value-type="float" office:value="0.014923324" calcext:value-type="float">
            <text:p>0.014923324</text:p>
          </table:table-cell>
          <table:table-cell office:value-type="float" office:value="16.7523" calcext:value-type="float">
            <text:p>16.7523</text:p>
          </table:table-cell>
          <table:table-cell table:formula="of:=[.C836]+[.A837]" office:value-type="float" office:value="15.8231327635" calcext:value-type="float">
            <text:p>15.8231327635</text:p>
          </table:table-cell>
        </table:table-row>
        <table:table-row table:style-name="ro1">
          <table:table-cell office:value-type="float" office:value="0.014557107" calcext:value-type="float">
            <text:p>0.014557107</text:p>
          </table:table-cell>
          <table:table-cell office:value-type="float" office:value="17.173742" calcext:value-type="float">
            <text:p>17.173742</text:p>
          </table:table-cell>
          <table:table-cell table:formula="of:=[.C837]+[.A838]" office:value-type="float" office:value="15.8376898705" calcext:value-type="float">
            <text:p>15.837689870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838]+[.A839]" office:value-type="float" office:value="15.8524758625" calcext:value-type="float">
            <text:p>15.8524758625</text:p>
          </table:table-cell>
        </table:table-row>
        <table:table-row table:style-name="ro1">
          <table:table-cell office:value-type="float" office:value="0.014831769" calcext:value-type="float">
            <text:p>0.014831769</text:p>
          </table:table-cell>
          <table:table-cell office:value-type="float" office:value="16.855711" calcext:value-type="float">
            <text:p>16.855711</text:p>
          </table:table-cell>
          <table:table-cell table:formula="of:=[.C839]+[.A840]" office:value-type="float" office:value="15.8673076315" calcext:value-type="float">
            <text:p>15.8673076315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840]+[.A841]" office:value-type="float" office:value="15.8822614725" calcext:value-type="float">
            <text:p>15.8822614725</text:p>
          </table:table-cell>
        </table:table-row>
        <table:table-row table:style-name="ro1">
          <table:table-cell office:value-type="float" office:value="0.014572366" calcext:value-type="float">
            <text:p>0.014572366</text:p>
          </table:table-cell>
          <table:table-cell office:value-type="float" office:value="17.15576" calcext:value-type="float">
            <text:p>17.15576</text:p>
          </table:table-cell>
          <table:table-cell table:formula="of:=[.C841]+[.A842]" office:value-type="float" office:value="15.8968338385" calcext:value-type="float">
            <text:p>15.8968338385</text:p>
          </table:table-cell>
        </table:table-row>
        <table:table-row table:style-name="ro1">
          <table:table-cell office:value-type="float" office:value="0.0148165105" calcext:value-type="float">
            <text:p>0.0148165105</text:p>
          </table:table-cell>
          <table:table-cell office:value-type="float" office:value="16.87307" calcext:value-type="float">
            <text:p>16.87307</text:p>
          </table:table-cell>
          <table:table-cell table:formula="of:=[.C842]+[.A843]" office:value-type="float" office:value="15.911650349" calcext:value-type="float">
            <text:p>15.911650349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843]+[.A844]" office:value-type="float" office:value="15.926543154" calcext:value-type="float">
            <text:p>15.926543154</text:p>
          </table:table-cell>
        </table:table-row>
        <table:table-row table:style-name="ro1">
          <table:table-cell office:value-type="float" office:value="0.015014878" calcext:value-type="float">
            <text:p>0.015014878</text:p>
          </table:table-cell>
          <table:table-cell office:value-type="float" office:value="16.650152" calcext:value-type="float">
            <text:p>16.650152</text:p>
          </table:table-cell>
          <table:table-cell table:formula="of:=[.C844]+[.A845]" office:value-type="float" office:value="15.941558032" calcext:value-type="float">
            <text:p>15.941558032</text:p>
          </table:table-cell>
        </table:table-row>
        <table:table-row table:style-name="ro1">
          <table:table-cell office:value-type="float" office:value="0.014602884" calcext:value-type="float">
            <text:p>0.014602884</text:p>
          </table:table-cell>
          <table:table-cell office:value-type="float" office:value="17.119907" calcext:value-type="float">
            <text:p>17.119907</text:p>
          </table:table-cell>
          <table:table-cell table:formula="of:=[.C845]+[.A846]" office:value-type="float" office:value="15.956160916" calcext:value-type="float">
            <text:p>15.956160916</text:p>
          </table:table-cell>
        </table:table-row>
        <table:table-row table:style-name="ro1">
          <table:table-cell office:value-type="float" office:value="0.014862288" calcext:value-type="float">
            <text:p>0.014862288</text:p>
          </table:table-cell>
          <table:table-cell office:value-type="float" office:value="16.821098" calcext:value-type="float">
            <text:p>16.821098</text:p>
          </table:table-cell>
          <table:table-cell table:formula="of:=[.C846]+[.A847]" office:value-type="float" office:value="15.971023204" calcext:value-type="float">
            <text:p>15.971023204</text:p>
          </table:table-cell>
        </table:table-row>
        <table:table-row table:style-name="ro1">
          <table:table-cell office:value-type="float" office:value="0.014923324" calcext:value-type="float">
            <text:p>0.014923324</text:p>
          </table:table-cell>
          <table:table-cell office:value-type="float" office:value="16.7523" calcext:value-type="float">
            <text:p>16.7523</text:p>
          </table:table-cell>
          <table:table-cell table:formula="of:=[.C847]+[.A848]" office:value-type="float" office:value="15.985946528" calcext:value-type="float">
            <text:p>15.985946528</text:p>
          </table:table-cell>
        </table:table-row>
        <table:table-row table:style-name="ro1">
          <table:table-cell office:value-type="float" office:value="0.015060655" calcext:value-type="float">
            <text:p>0.015060655</text:p>
          </table:table-cell>
          <table:table-cell office:value-type="float" office:value="16.599545" calcext:value-type="float">
            <text:p>16.599545</text:p>
          </table:table-cell>
          <table:table-cell table:formula="of:=[.C848]+[.A849]" office:value-type="float" office:value="16.001007183" calcext:value-type="float">
            <text:p>16.001007183</text:p>
          </table:table-cell>
        </table:table-row>
        <table:table-row table:style-name="ro1">
          <table:table-cell office:value-type="float" office:value="0.014633402" calcext:value-type="float">
            <text:p>0.014633402</text:p>
          </table:table-cell>
          <table:table-cell office:value-type="float" office:value="17.084202" calcext:value-type="float">
            <text:p>17.084202</text:p>
          </table:table-cell>
          <table:table-cell table:formula="of:=[.C849]+[.A850]" office:value-type="float" office:value="16.015640585" calcext:value-type="float">
            <text:p>16.015640585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850]+[.A851]" office:value-type="float" office:value="16.03053339" calcext:value-type="float">
            <text:p>16.03053339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851]+[.A852]" office:value-type="float" office:value="16.045487231" calcext:value-type="float">
            <text:p>16.045487231</text:p>
          </table:table-cell>
        </table:table-row>
        <table:table-row table:style-name="ro1">
          <table:table-cell office:value-type="float" office:value="0.015075914" calcext:value-type="float">
            <text:p>0.015075914</text:p>
          </table:table-cell>
          <table:table-cell office:value-type="float" office:value="16.582743" calcext:value-type="float">
            <text:p>16.582743</text:p>
          </table:table-cell>
          <table:table-cell table:formula="of:=[.C852]+[.A853]" office:value-type="float" office:value="16.060563145" calcext:value-type="float">
            <text:p>16.060563145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853]+[.A854]" office:value-type="float" office:value="16.075257583" calcext:value-type="float">
            <text:p>16.075257583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854]+[.A855]" office:value-type="float" office:value="16.090150388" calcext:value-type="float">
            <text:p>16.090150388</text:p>
          </table:table-cell>
        </table:table-row>
        <table:table-row table:style-name="ro1">
          <table:table-cell office:value-type="float" office:value="0.014999619" calcext:value-type="float">
            <text:p>0.014999619</text:p>
          </table:table-cell>
          <table:table-cell office:value-type="float" office:value="16.667091" calcext:value-type="float">
            <text:p>16.667091</text:p>
          </table:table-cell>
          <table:table-cell table:formula="of:=[.C855]+[.A856]" office:value-type="float" office:value="16.105150007" calcext:value-type="float">
            <text:p>16.105150007</text:p>
          </table:table-cell>
        </table:table-row>
        <table:table-row table:style-name="ro1">
          <table:table-cell office:value-type="float" office:value="0.015121691" calcext:value-type="float">
            <text:p>0.015121691</text:p>
          </table:table-cell>
          <table:table-cell office:value-type="float" office:value="16.532543" calcext:value-type="float">
            <text:p>16.532543</text:p>
          </table:table-cell>
          <table:table-cell table:formula="of:=[.C856]+[.A857]" office:value-type="float" office:value="16.120271698" calcext:value-type="float">
            <text:p>16.120271698</text:p>
          </table:table-cell>
        </table:table-row>
        <table:table-row table:style-name="ro1">
          <table:table-cell office:value-type="float" office:value="0.014709697" calcext:value-type="float">
            <text:p>0.014709697</text:p>
          </table:table-cell>
          <table:table-cell office:value-type="float" office:value="16.99559" calcext:value-type="float">
            <text:p>16.99559</text:p>
          </table:table-cell>
          <table:table-cell table:formula="of:=[.C857]+[.A858]" office:value-type="float" office:value="16.134981395" calcext:value-type="float">
            <text:p>16.134981395</text:p>
          </table:table-cell>
        </table:table-row>
        <table:table-row table:style-name="ro1">
          <table:table-cell office:value-type="float" office:value="0.014938583" calcext:value-type="float">
            <text:p>0.014938583</text:p>
          </table:table-cell>
          <table:table-cell office:value-type="float" office:value="16.735188" calcext:value-type="float">
            <text:p>16.735188</text:p>
          </table:table-cell>
          <table:table-cell table:formula="of:=[.C858]+[.A859]" office:value-type="float" office:value="16.149919978" calcext:value-type="float">
            <text:p>16.149919978</text:p>
          </table:table-cell>
        </table:table-row>
        <table:table-row table:style-name="ro1">
          <table:table-cell office:value-type="float" office:value="0.015030136" calcext:value-type="float">
            <text:p>0.015030136</text:p>
          </table:table-cell>
          <table:table-cell office:value-type="float" office:value="16.63325" calcext:value-type="float">
            <text:p>16.63325</text:p>
          </table:table-cell>
          <table:table-cell table:formula="of:=[.C859]+[.A860]" office:value-type="float" office:value="16.164950114" calcext:value-type="float">
            <text:p>16.164950114</text:p>
          </table:table-cell>
        </table:table-row>
        <table:table-row table:style-name="ro1">
          <table:table-cell office:value-type="float" office:value="0.0151522085" calcext:value-type="float">
            <text:p>0.0151522085</text:p>
          </table:table-cell>
          <table:table-cell office:value-type="float" office:value="16.499245" calcext:value-type="float">
            <text:p>16.499245</text:p>
          </table:table-cell>
          <table:table-cell table:formula="of:=[.C860]+[.A861]" office:value-type="float" office:value="16.1801023225" calcext:value-type="float">
            <text:p>16.1801023225</text:p>
          </table:table-cell>
        </table:table-row>
        <table:table-row table:style-name="ro1">
          <table:table-cell office:value-type="float" office:value="0.014755474" calcext:value-type="float">
            <text:p>0.014755474</text:p>
          </table:table-cell>
          <table:table-cell office:value-type="float" office:value="16.942863" calcext:value-type="float">
            <text:p>16.942863</text:p>
          </table:table-cell>
          <table:table-cell table:formula="of:=[.C861]+[.A862]" office:value-type="float" office:value="16.1948577965" calcext:value-type="float">
            <text:p>16.1948577965</text:p>
          </table:table-cell>
        </table:table-row>
        <table:table-row table:style-name="ro1">
          <table:table-cell office:value-type="float" office:value="0.01498436" calcext:value-type="float">
            <text:p>0.01498436</text:p>
          </table:table-cell>
          <table:table-cell office:value-type="float" office:value="16.684063" calcext:value-type="float">
            <text:p>16.684063</text:p>
          </table:table-cell>
          <table:table-cell table:formula="of:=[.C862]+[.A863]" office:value-type="float" office:value="16.2098421565" calcext:value-type="float">
            <text:p>16.2098421565</text:p>
          </table:table-cell>
        </table:table-row>
        <table:table-row table:style-name="ro1">
          <table:table-cell office:value-type="float" office:value="0.015060655" calcext:value-type="float">
            <text:p>0.015060655</text:p>
          </table:table-cell>
          <table:table-cell office:value-type="float" office:value="16.599545" calcext:value-type="float">
            <text:p>16.599545</text:p>
          </table:table-cell>
          <table:table-cell table:formula="of:=[.C863]+[.A864]" office:value-type="float" office:value="16.2249028115" calcext:value-type="float">
            <text:p>16.2249028115</text:p>
          </table:table-cell>
        </table:table-row>
        <table:table-row table:style-name="ro1">
          <table:table-cell office:value-type="float" office:value="0.015167468" calcext:value-type="float">
            <text:p>0.015167468</text:p>
          </table:table-cell>
          <table:table-cell office:value-type="float" office:value="16.482645" calcext:value-type="float">
            <text:p>16.482645</text:p>
          </table:table-cell>
          <table:table-cell table:formula="of:=[.C864]+[.A865]" office:value-type="float" office:value="16.2400702795" calcext:value-type="float">
            <text:p>16.2400702795</text:p>
          </table:table-cell>
        </table:table-row>
        <table:table-row table:style-name="ro1">
          <table:table-cell office:value-type="float" office:value="0.014770733" calcext:value-type="float">
            <text:p>0.014770733</text:p>
          </table:table-cell>
          <table:table-cell office:value-type="float" office:value="16.925362" calcext:value-type="float">
            <text:p>16.925362</text:p>
          </table:table-cell>
          <table:table-cell table:formula="of:=[.C865]+[.A866]" office:value-type="float" office:value="16.2548410125" calcext:value-type="float">
            <text:p>16.2548410125</text:p>
          </table:table-cell>
        </table:table-row>
        <table:table-row table:style-name="ro1">
          <table:table-cell office:value-type="float" office:value="0.015014878" calcext:value-type="float">
            <text:p>0.015014878</text:p>
          </table:table-cell>
          <table:table-cell office:value-type="float" office:value="16.650152" calcext:value-type="float">
            <text:p>16.650152</text:p>
          </table:table-cell>
          <table:table-cell table:formula="of:=[.C866]+[.A867]" office:value-type="float" office:value="16.2698558905" calcext:value-type="float">
            <text:p>16.2698558905</text:p>
          </table:table-cell>
        </table:table-row>
        <table:table-row table:style-name="ro1">
          <table:table-cell office:value-type="float" office:value="0.015075914" calcext:value-type="float">
            <text:p>0.015075914</text:p>
          </table:table-cell>
          <table:table-cell office:value-type="float" office:value="16.582743" calcext:value-type="float">
            <text:p>16.582743</text:p>
          </table:table-cell>
          <table:table-cell table:formula="of:=[.C867]+[.A868]" office:value-type="float" office:value="16.2849318045" calcext:value-type="float">
            <text:p>16.2849318045</text:p>
          </table:table-cell>
        </table:table-row>
        <table:table-row table:style-name="ro1">
          <table:table-cell office:value-type="float" office:value="0.015197986" calcext:value-type="float">
            <text:p>0.015197986</text:p>
          </table:table-cell>
          <table:table-cell office:value-type="float" office:value="16.449549" calcext:value-type="float">
            <text:p>16.449549</text:p>
          </table:table-cell>
          <table:table-cell table:formula="of:=[.C868]+[.A869]" office:value-type="float" office:value="16.3001297905" calcext:value-type="float">
            <text:p>16.300129790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869]+[.A870]" office:value-type="float" office:value="16.3149157825" calcext:value-type="float">
            <text:p>16.3149157825</text:p>
          </table:table-cell>
        </table:table-row>
        <table:table-row table:style-name="ro1">
          <table:table-cell office:value-type="float" office:value="0.015030136" calcext:value-type="float">
            <text:p>0.015030136</text:p>
          </table:table-cell>
          <table:table-cell office:value-type="float" office:value="16.63325" calcext:value-type="float">
            <text:p>16.63325</text:p>
          </table:table-cell>
          <table:table-cell table:formula="of:=[.C870]+[.A871]" office:value-type="float" office:value="16.3299459185" calcext:value-type="float">
            <text:p>16.3299459185</text:p>
          </table:table-cell>
        </table:table-row>
        <table:table-row table:style-name="ro1">
          <table:table-cell office:value-type="float" office:value="0.01513695" calcext:value-type="float">
            <text:p>0.01513695</text:p>
          </table:table-cell>
          <table:table-cell office:value-type="float" office:value="16.515877" calcext:value-type="float">
            <text:p>16.515877</text:p>
          </table:table-cell>
          <table:table-cell table:formula="of:=[.C871]+[.A872]" office:value-type="float" office:value="16.3450828685" calcext:value-type="float">
            <text:p>16.3450828685</text:p>
          </table:table-cell>
        </table:table-row>
        <table:table-row table:style-name="ro1">
          <table:table-cell office:value-type="float" office:value="0.015243763" calcext:value-type="float">
            <text:p>0.015243763</text:p>
          </table:table-cell>
          <table:table-cell office:value-type="float" office:value="16.400148" calcext:value-type="float">
            <text:p>16.400148</text:p>
          </table:table-cell>
          <table:table-cell table:formula="of:=[.C872]+[.A873]" office:value-type="float" office:value="16.3603266315" calcext:value-type="float">
            <text:p>16.3603266315</text:p>
          </table:table-cell>
        </table:table-row>
        <table:table-row table:style-name="ro1">
          <table:table-cell office:value-type="float" office:value="0.014847028" calcext:value-type="float">
            <text:p>0.014847028</text:p>
          </table:table-cell>
          <table:table-cell office:value-type="float" office:value="16.838387" calcext:value-type="float">
            <text:p>16.838387</text:p>
          </table:table-cell>
          <table:table-cell table:formula="of:=[.C873]+[.A874]" office:value-type="float" office:value="16.3751736595" calcext:value-type="float">
            <text:p>16.3751736595</text:p>
          </table:table-cell>
        </table:table-row>
        <table:table-row table:style-name="ro1">
          <table:table-cell office:value-type="float" office:value="0.015075914" calcext:value-type="float">
            <text:p>0.015075914</text:p>
          </table:table-cell>
          <table:table-cell office:value-type="float" office:value="16.582743" calcext:value-type="float">
            <text:p>16.582743</text:p>
          </table:table-cell>
          <table:table-cell table:formula="of:=[.C874]+[.A875]" office:value-type="float" office:value="16.3902495735" calcext:value-type="float">
            <text:p>16.3902495735</text:p>
          </table:table-cell>
        </table:table-row>
        <table:table-row table:style-name="ro1">
          <table:table-cell office:value-type="float" office:value="0.015167468" calcext:value-type="float">
            <text:p>0.015167468</text:p>
          </table:table-cell>
          <table:table-cell office:value-type="float" office:value="16.482645" calcext:value-type="float">
            <text:p>16.482645</text:p>
          </table:table-cell>
          <table:table-cell table:formula="of:=[.C875]+[.A876]" office:value-type="float" office:value="16.4054170415" calcext:value-type="float">
            <text:p>16.405417041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76]+[.A877]" office:value-type="float" office:value="16.4207065815" calcext:value-type="float">
            <text:p>16.4207065815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877]+[.A878]" office:value-type="float" office:value="16.4355993865" calcext:value-type="float">
            <text:p>16.4355993865</text:p>
          </table:table-cell>
        </table:table-row>
        <table:table-row table:style-name="ro1">
          <table:table-cell office:value-type="float" office:value="0.015091172" calcext:value-type="float">
            <text:p>0.015091172</text:p>
          </table:table-cell>
          <table:table-cell office:value-type="float" office:value="16.565977" calcext:value-type="float">
            <text:p>16.565977</text:p>
          </table:table-cell>
          <table:table-cell table:formula="of:=[.C878]+[.A879]" office:value-type="float" office:value="16.4506905585" calcext:value-type="float">
            <text:p>16.4506905585</text:p>
          </table:table-cell>
        </table:table-row>
        <table:table-row table:style-name="ro1">
          <table:table-cell office:value-type="float" office:value="0.0151522085" calcext:value-type="float">
            <text:p>0.0151522085</text:p>
          </table:table-cell>
          <table:table-cell office:value-type="float" office:value="16.499245" calcext:value-type="float">
            <text:p>16.499245</text:p>
          </table:table-cell>
          <table:table-cell table:formula="of:=[.C879]+[.A880]" office:value-type="float" office:value="16.465842767" calcext:value-type="float">
            <text:p>16.46584276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80]+[.A881]" office:value-type="float" office:value="16.481147566" calcext:value-type="float">
            <text:p>16.481147566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881]+[.A882]" office:value-type="float" office:value="16.496040371" calcext:value-type="float">
            <text:p>16.496040371</text:p>
          </table:table-cell>
        </table:table-row>
        <table:table-row table:style-name="ro1">
          <table:table-cell office:value-type="float" office:value="0.01513695" calcext:value-type="float">
            <text:p>0.01513695</text:p>
          </table:table-cell>
          <table:table-cell office:value-type="float" office:value="16.515877" calcext:value-type="float">
            <text:p>16.515877</text:p>
          </table:table-cell>
          <table:table-cell table:formula="of:=[.C882]+[.A883]" office:value-type="float" office:value="16.511177321" calcext:value-type="float">
            <text:p>16.511177321</text:p>
          </table:table-cell>
        </table:table-row>
        <table:table-row table:style-name="ro1">
          <table:table-cell office:value-type="float" office:value="0.015213245" calcext:value-type="float">
            <text:p>0.015213245</text:p>
          </table:table-cell>
          <table:table-cell office:value-type="float" office:value="16.433048" calcext:value-type="float">
            <text:p>16.433048</text:p>
          </table:table-cell>
          <table:table-cell table:formula="of:=[.C883]+[.A884]" office:value-type="float" office:value="16.526390566" calcext:value-type="float">
            <text:p>16.526390566</text:p>
          </table:table-cell>
        </table:table-row>
        <table:table-row table:style-name="ro1">
          <table:table-cell office:value-type="float" office:value="0.015335317" calcext:value-type="float">
            <text:p>0.015335317</text:p>
          </table:table-cell>
          <table:table-cell office:value-type="float" office:value="16.302238" calcext:value-type="float">
            <text:p>16.302238</text:p>
          </table:table-cell>
          <table:table-cell table:formula="of:=[.C884]+[.A885]" office:value-type="float" office:value="16.541725883" calcext:value-type="float">
            <text:p>16.541725883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885]+[.A886]" office:value-type="float" office:value="16.556679724" calcext:value-type="float">
            <text:p>16.556679724</text:p>
          </table:table-cell>
        </table:table-row>
        <table:table-row table:style-name="ro1">
          <table:table-cell office:value-type="float" office:value="0.015167468" calcext:value-type="float">
            <text:p>0.015167468</text:p>
          </table:table-cell>
          <table:table-cell office:value-type="float" office:value="16.482645" calcext:value-type="float">
            <text:p>16.482645</text:p>
          </table:table-cell>
          <table:table-cell table:formula="of:=[.C886]+[.A887]" office:value-type="float" office:value="16.571847192" calcext:value-type="float">
            <text:p>16.571847192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887]+[.A888]" office:value-type="float" office:value="16.587106214" calcext:value-type="float">
            <text:p>16.587106214</text:p>
          </table:table-cell>
        </table:table-row>
        <table:table-row table:style-name="ro1">
          <table:table-cell office:value-type="float" office:value="0.0153505765" calcext:value-type="float">
            <text:p>0.0153505765</text:p>
          </table:table-cell>
          <table:table-cell office:value-type="float" office:value="16.286034" calcext:value-type="float">
            <text:p>16.286034</text:p>
          </table:table-cell>
          <table:table-cell table:formula="of:=[.C888]+[.A889]" office:value-type="float" office:value="16.6024567905" calcext:value-type="float">
            <text:p>16.6024567905</text:p>
          </table:table-cell>
        </table:table-row>
        <table:table-row table:style-name="ro1">
          <table:table-cell office:value-type="float" office:value="0.0149691" calcext:value-type="float">
            <text:p>0.0149691</text:p>
          </table:table-cell>
          <table:table-cell office:value-type="float" office:value="16.70107" calcext:value-type="float">
            <text:p>16.70107</text:p>
          </table:table-cell>
          <table:table-cell table:formula="of:=[.C889]+[.A890]" office:value-type="float" office:value="16.6174258905" calcext:value-type="float">
            <text:p>16.6174258905</text:p>
          </table:table-cell>
        </table:table-row>
        <table:table-row table:style-name="ro1">
          <table:table-cell office:value-type="float" office:value="0.015213245" calcext:value-type="float">
            <text:p>0.015213245</text:p>
          </table:table-cell>
          <table:table-cell office:value-type="float" office:value="16.433048" calcext:value-type="float">
            <text:p>16.433048</text:p>
          </table:table-cell>
          <table:table-cell table:formula="of:=[.C890]+[.A891]" office:value-type="float" office:value="16.6326391355" calcext:value-type="float">
            <text:p>16.632639135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91]+[.A892]" office:value-type="float" office:value="16.6479286755" calcext:value-type="float">
            <text:p>16.6479286755</text:p>
          </table:table-cell>
        </table:table-row>
        <table:table-row table:style-name="ro1">
          <table:table-cell office:value-type="float" office:value="0.015411613" calcext:value-type="float">
            <text:p>0.015411613</text:p>
          </table:table-cell>
          <table:table-cell office:value-type="float" office:value="16.221535" calcext:value-type="float">
            <text:p>16.221535</text:p>
          </table:table-cell>
          <table:table-cell table:formula="of:=[.C892]+[.A893]" office:value-type="float" office:value="16.6633402885" calcext:value-type="float">
            <text:p>16.6633402885</text:p>
          </table:table-cell>
        </table:table-row>
        <table:table-row table:style-name="ro1">
          <table:table-cell office:value-type="float" office:value="0.01498436" calcext:value-type="float">
            <text:p>0.01498436</text:p>
          </table:table-cell>
          <table:table-cell office:value-type="float" office:value="16.684063" calcext:value-type="float">
            <text:p>16.684063</text:p>
          </table:table-cell>
          <table:table-cell table:formula="of:=[.C893]+[.A894]" office:value-type="float" office:value="16.6783246485" calcext:value-type="float">
            <text:p>16.6783246485</text:p>
          </table:table-cell>
        </table:table-row>
        <table:table-row table:style-name="ro1">
          <table:table-cell office:value-type="float" office:value="0.015228504" calcext:value-type="float">
            <text:p>0.015228504</text:p>
          </table:table-cell>
          <table:table-cell office:value-type="float" office:value="16.416582" calcext:value-type="float">
            <text:p>16.416582</text:p>
          </table:table-cell>
          <table:table-cell table:formula="of:=[.C894]+[.A895]" office:value-type="float" office:value="16.6935531525" calcext:value-type="float">
            <text:p>16.693553152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95]+[.A896]" office:value-type="float" office:value="16.7088426925" calcext:value-type="float">
            <text:p>16.7088426925</text:p>
          </table:table-cell>
        </table:table-row>
        <table:table-row table:style-name="ro1">
          <table:table-cell office:value-type="float" office:value="0.015426871" calcext:value-type="float">
            <text:p>0.015426871</text:p>
          </table:table-cell>
          <table:table-cell office:value-type="float" office:value="16.205488" calcext:value-type="float">
            <text:p>16.205488</text:p>
          </table:table-cell>
          <table:table-cell table:formula="of:=[.C896]+[.A897]" office:value-type="float" office:value="16.7242695635" calcext:value-type="float">
            <text:p>16.7242695635</text:p>
          </table:table-cell>
        </table:table-row>
        <table:table-row table:style-name="ro1">
          <table:table-cell office:value-type="float" office:value="0.014999619" calcext:value-type="float">
            <text:p>0.014999619</text:p>
          </table:table-cell>
          <table:table-cell office:value-type="float" office:value="16.667091" calcext:value-type="float">
            <text:p>16.667091</text:p>
          </table:table-cell>
          <table:table-cell table:formula="of:=[.C897]+[.A898]" office:value-type="float" office:value="16.7392691825" calcext:value-type="float">
            <text:p>16.7392691825</text:p>
          </table:table-cell>
        </table:table-row>
        <table:table-row table:style-name="ro1">
          <table:table-cell office:value-type="float" office:value="0.015228504" calcext:value-type="float">
            <text:p>0.015228504</text:p>
          </table:table-cell>
          <table:table-cell office:value-type="float" office:value="16.416582" calcext:value-type="float">
            <text:p>16.416582</text:p>
          </table:table-cell>
          <table:table-cell table:formula="of:=[.C898]+[.A899]" office:value-type="float" office:value="16.7544976865" calcext:value-type="float">
            <text:p>16.754497686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99]+[.A900]" office:value-type="float" office:value="16.7698024855" calcext:value-type="float">
            <text:p>16.7698024855</text:p>
          </table:table-cell>
        </table:table-row>
        <table:table-row table:style-name="ro1">
          <table:table-cell office:value-type="float" office:value="0.015426871" calcext:value-type="float">
            <text:p>0.015426871</text:p>
          </table:table-cell>
          <table:table-cell office:value-type="float" office:value="16.205488" calcext:value-type="float">
            <text:p>16.205488</text:p>
          </table:table-cell>
          <table:table-cell table:formula="of:=[.C900]+[.A901]" office:value-type="float" office:value="16.7852293565" calcext:value-type="float">
            <text:p>16.7852293565</text:p>
          </table:table-cell>
        </table:table-row>
        <table:table-row table:style-name="ro1">
          <table:table-cell office:value-type="float" office:value="0.015030136" calcext:value-type="float">
            <text:p>0.015030136</text:p>
          </table:table-cell>
          <table:table-cell office:value-type="float" office:value="16.63325" calcext:value-type="float">
            <text:p>16.63325</text:p>
          </table:table-cell>
          <table:table-cell table:formula="of:=[.C901]+[.A902]" office:value-type="float" office:value="16.8002594925" calcext:value-type="float">
            <text:p>16.8002594925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902]+[.A903]" office:value-type="float" office:value="16.8155185145" calcext:value-type="float">
            <text:p>16.8155185145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903]+[.A904]" office:value-type="float" office:value="16.8308385725" calcext:value-type="float">
            <text:p>16.8308385725</text:p>
          </table:table-cell>
        </table:table-row>
        <table:table-row table:style-name="ro1">
          <table:table-cell office:value-type="float" office:value="0.01544213" calcext:value-type="float">
            <text:p>0.01544213</text:p>
          </table:table-cell>
          <table:table-cell office:value-type="float" office:value="16.189476" calcext:value-type="float">
            <text:p>16.189476</text:p>
          </table:table-cell>
          <table:table-cell table:formula="of:=[.C904]+[.A905]" office:value-type="float" office:value="16.8462807025" calcext:value-type="float">
            <text:p>16.8462807025</text:p>
          </table:table-cell>
        </table:table-row>
        <table:table-row table:style-name="ro1">
          <table:table-cell office:value-type="float" office:value="0.015030136" calcext:value-type="float">
            <text:p>0.015030136</text:p>
          </table:table-cell>
          <table:table-cell office:value-type="float" office:value="16.63325" calcext:value-type="float">
            <text:p>16.63325</text:p>
          </table:table-cell>
          <table:table-cell table:formula="of:=[.C905]+[.A906]" office:value-type="float" office:value="16.8613108385" calcext:value-type="float">
            <text:p>16.8613108385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06]+[.A907]" office:value-type="float" office:value="16.8765851195" calcext:value-type="float">
            <text:p>16.8765851195</text:p>
          </table:table-cell>
        </table:table-row>
        <table:table-row table:style-name="ro1">
          <table:table-cell office:value-type="float" office:value="0.015335317" calcext:value-type="float">
            <text:p>0.015335317</text:p>
          </table:table-cell>
          <table:table-cell office:value-type="float" office:value="16.302238" calcext:value-type="float">
            <text:p>16.302238</text:p>
          </table:table-cell>
          <table:table-cell table:formula="of:=[.C907]+[.A908]" office:value-type="float" office:value="16.8919204365" calcext:value-type="float">
            <text:p>16.8919204365</text:p>
          </table:table-cell>
        </table:table-row>
        <table:table-row table:style-name="ro1">
          <table:table-cell office:value-type="float" office:value="0.015457389" calcext:value-type="float">
            <text:p>0.015457389</text:p>
          </table:table-cell>
          <table:table-cell office:value-type="float" office:value="16.173494" calcext:value-type="float">
            <text:p>16.173494</text:p>
          </table:table-cell>
          <table:table-cell table:formula="of:=[.C908]+[.A909]" office:value-type="float" office:value="16.9073778255" calcext:value-type="float">
            <text:p>16.9073778255</text:p>
          </table:table-cell>
        </table:table-row>
        <table:table-row table:style-name="ro1">
          <table:table-cell office:value-type="float" office:value="0.015060655" calcext:value-type="float">
            <text:p>0.015060655</text:p>
          </table:table-cell>
          <table:table-cell office:value-type="float" office:value="16.599545" calcext:value-type="float">
            <text:p>16.599545</text:p>
          </table:table-cell>
          <table:table-cell table:formula="of:=[.C909]+[.A910]" office:value-type="float" office:value="16.9224384805" calcext:value-type="float">
            <text:p>16.9224384805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10]+[.A911]" office:value-type="float" office:value="16.9377127615" calcext:value-type="float">
            <text:p>16.9377127615</text:p>
          </table:table-cell>
        </table:table-row>
        <table:table-row table:style-name="ro1">
          <table:table-cell office:value-type="float" office:value="0.015365835" calcext:value-type="float">
            <text:p>0.015365835</text:p>
          </table:table-cell>
          <table:table-cell office:value-type="float" office:value="16.269861" calcext:value-type="float">
            <text:p>16.269861</text:p>
          </table:table-cell>
          <table:table-cell table:formula="of:=[.C911]+[.A912]" office:value-type="float" office:value="16.9530785965" calcext:value-type="float">
            <text:p>16.9530785965</text:p>
          </table:table-cell>
        </table:table-row>
        <table:table-row table:style-name="ro1">
          <table:table-cell office:value-type="float" office:value="0.015457389" calcext:value-type="float">
            <text:p>0.015457389</text:p>
          </table:table-cell>
          <table:table-cell office:value-type="float" office:value="16.173494" calcext:value-type="float">
            <text:p>16.173494</text:p>
          </table:table-cell>
          <table:table-cell table:formula="of:=[.C912]+[.A913]" office:value-type="float" office:value="16.9685359855" calcext:value-type="float">
            <text:p>16.9685359855</text:p>
          </table:table-cell>
        </table:table-row>
        <table:table-row table:style-name="ro1">
          <table:table-cell office:value-type="float" office:value="0.015075914" calcext:value-type="float">
            <text:p>0.015075914</text:p>
          </table:table-cell>
          <table:table-cell office:value-type="float" office:value="16.582743" calcext:value-type="float">
            <text:p>16.582743</text:p>
          </table:table-cell>
          <table:table-cell table:formula="of:=[.C913]+[.A914]" office:value-type="float" office:value="16.9836118995" calcext:value-type="float">
            <text:p>16.983611899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14]+[.A915]" office:value-type="float" office:value="16.9989166985" calcext:value-type="float">
            <text:p>16.9989166985</text:p>
          </table:table-cell>
        </table:table-row>
        <table:table-row table:style-name="ro1">
          <table:table-cell office:value-type="float" office:value="0.015365835" calcext:value-type="float">
            <text:p>0.015365835</text:p>
          </table:table-cell>
          <table:table-cell office:value-type="float" office:value="16.269861" calcext:value-type="float">
            <text:p>16.269861</text:p>
          </table:table-cell>
          <table:table-cell table:formula="of:=[.C915]+[.A916]" office:value-type="float" office:value="17.0142825335" calcext:value-type="float">
            <text:p>17.0142825335</text:p>
          </table:table-cell>
        </table:table-row>
        <table:table-row table:style-name="ro1">
          <table:table-cell office:value-type="float" office:value="0.015503166" calcext:value-type="float">
            <text:p>0.015503166</text:p>
          </table:table-cell>
          <table:table-cell office:value-type="float" office:value="16.125738" calcext:value-type="float">
            <text:p>16.125738</text:p>
          </table:table-cell>
          <table:table-cell table:formula="of:=[.C916]+[.A917]" office:value-type="float" office:value="17.0297856995" calcext:value-type="float">
            <text:p>17.0297856995</text:p>
          </table:table-cell>
        </table:table-row>
        <table:table-row table:style-name="ro1">
          <table:table-cell office:value-type="float" office:value="0.015075914" calcext:value-type="float">
            <text:p>0.015075914</text:p>
          </table:table-cell>
          <table:table-cell office:value-type="float" office:value="16.582743" calcext:value-type="float">
            <text:p>16.582743</text:p>
          </table:table-cell>
          <table:table-cell table:formula="of:=[.C917]+[.A918]" office:value-type="float" office:value="17.0448616135" calcext:value-type="float">
            <text:p>17.0448616135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918]+[.A919]" office:value-type="float" office:value="17.0601816715" calcext:value-type="float">
            <text:p>17.0601816715</text:p>
          </table:table-cell>
        </table:table-row>
        <table:table-row table:style-name="ro1">
          <table:table-cell office:value-type="float" office:value="0.015381094" calcext:value-type="float">
            <text:p>0.015381094</text:p>
          </table:table-cell>
          <table:table-cell office:value-type="float" office:value="16.25372" calcext:value-type="float">
            <text:p>16.25372</text:p>
          </table:table-cell>
          <table:table-cell table:formula="of:=[.C919]+[.A920]" office:value-type="float" office:value="17.0755627655" calcext:value-type="float">
            <text:p>17.0755627655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920]+[.A921]" office:value-type="float" office:value="17.0910811905" calcext:value-type="float">
            <text:p>17.0910811905</text:p>
          </table:table-cell>
        </table:table-row>
        <table:table-row table:style-name="ro1">
          <table:table-cell office:value-type="float" office:value="0.015060655" calcext:value-type="float">
            <text:p>0.015060655</text:p>
          </table:table-cell>
          <table:table-cell office:value-type="float" office:value="16.599545" calcext:value-type="float">
            <text:p>16.599545</text:p>
          </table:table-cell>
          <table:table-cell table:formula="of:=[.C921]+[.A922]" office:value-type="float" office:value="17.1061418455" calcext:value-type="float">
            <text:p>17.1061418455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922]+[.A923]" office:value-type="float" office:value="17.1214619035" calcext:value-type="float">
            <text:p>17.1214619035</text:p>
          </table:table-cell>
        </table:table-row>
        <table:table-row table:style-name="ro1">
          <table:table-cell office:value-type="float" office:value="0.015365835" calcext:value-type="float">
            <text:p>0.015365835</text:p>
          </table:table-cell>
          <table:table-cell office:value-type="float" office:value="16.269861" calcext:value-type="float">
            <text:p>16.269861</text:p>
          </table:table-cell>
          <table:table-cell table:formula="of:=[.C923]+[.A924]" office:value-type="float" office:value="17.1368277385" calcext:value-type="float">
            <text:p>17.1368277385</text:p>
          </table:table-cell>
        </table:table-row>
        <table:table-row table:style-name="ro1">
          <table:table-cell office:value-type="float" office:value="0.015487907" calcext:value-type="float">
            <text:p>0.015487907</text:p>
          </table:table-cell>
          <table:table-cell office:value-type="float" office:value="16.141626" calcext:value-type="float">
            <text:p>16.141626</text:p>
          </table:table-cell>
          <table:table-cell table:formula="of:=[.C924]+[.A925]" office:value-type="float" office:value="17.1523156455" calcext:value-type="float">
            <text:p>17.1523156455</text:p>
          </table:table-cell>
        </table:table-row>
        <table:table-row table:style-name="ro1">
          <table:table-cell office:value-type="float" office:value="0.015075914" calcext:value-type="float">
            <text:p>0.015075914</text:p>
          </table:table-cell>
          <table:table-cell office:value-type="float" office:value="16.582743" calcext:value-type="float">
            <text:p>16.582743</text:p>
          </table:table-cell>
          <table:table-cell table:formula="of:=[.C925]+[.A926]" office:value-type="float" office:value="17.1673915595" calcext:value-type="float">
            <text:p>17.167391559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26]+[.A927]" office:value-type="float" office:value="17.1826963585" calcext:value-type="float">
            <text:p>17.1826963585</text:p>
          </table:table-cell>
        </table:table-row>
        <table:table-row table:style-name="ro1">
          <table:table-cell office:value-type="float" office:value="0.015381094" calcext:value-type="float">
            <text:p>0.015381094</text:p>
          </table:table-cell>
          <table:table-cell office:value-type="float" office:value="16.25372" calcext:value-type="float">
            <text:p>16.25372</text:p>
          </table:table-cell>
          <table:table-cell table:formula="of:=[.C927]+[.A928]" office:value-type="float" office:value="17.1980774525" calcext:value-type="float">
            <text:p>17.1980774525</text:p>
          </table:table-cell>
        </table:table-row>
        <table:table-row table:style-name="ro1">
          <table:table-cell office:value-type="float" office:value="0.015503166" calcext:value-type="float">
            <text:p>0.015503166</text:p>
          </table:table-cell>
          <table:table-cell office:value-type="float" office:value="16.125738" calcext:value-type="float">
            <text:p>16.125738</text:p>
          </table:table-cell>
          <table:table-cell table:formula="of:=[.C928]+[.A929]" office:value-type="float" office:value="17.2135806185" calcext:value-type="float">
            <text:p>17.2135806185</text:p>
          </table:table-cell>
        </table:table-row>
        <table:table-row table:style-name="ro1">
          <table:table-cell office:value-type="float" office:value="0.015060655" calcext:value-type="float">
            <text:p>0.015060655</text:p>
          </table:table-cell>
          <table:table-cell office:value-type="float" office:value="16.599545" calcext:value-type="float">
            <text:p>16.599545</text:p>
          </table:table-cell>
          <table:table-cell table:formula="of:=[.C929]+[.A930]" office:value-type="float" office:value="17.2286412735" calcext:value-type="float">
            <text:p>17.2286412735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930]+[.A931]" office:value-type="float" office:value="17.2439002955" calcext:value-type="float">
            <text:p>17.2439002955</text:p>
          </table:table-cell>
        </table:table-row>
        <table:table-row table:style-name="ro1">
          <table:table-cell office:value-type="float" office:value="0.0153505765" calcext:value-type="float">
            <text:p>0.0153505765</text:p>
          </table:table-cell>
          <table:table-cell office:value-type="float" office:value="16.286034" calcext:value-type="float">
            <text:p>16.286034</text:p>
          </table:table-cell>
          <table:table-cell table:formula="of:=[.C931]+[.A932]" office:value-type="float" office:value="17.259250872" calcext:value-type="float">
            <text:p>17.259250872</text:p>
          </table:table-cell>
        </table:table-row>
        <table:table-row table:style-name="ro1">
          <table:table-cell office:value-type="float" office:value="0.015487907" calcext:value-type="float">
            <text:p>0.015487907</text:p>
          </table:table-cell>
          <table:table-cell office:value-type="float" office:value="16.141626" calcext:value-type="float">
            <text:p>16.141626</text:p>
          </table:table-cell>
          <table:table-cell table:formula="of:=[.C932]+[.A933]" office:value-type="float" office:value="17.274738779" calcext:value-type="float">
            <text:p>17.274738779</text:p>
          </table:table-cell>
        </table:table-row>
        <table:table-row table:style-name="ro1">
          <table:table-cell office:value-type="float" office:value="0.015030136" calcext:value-type="float">
            <text:p>0.015030136</text:p>
          </table:table-cell>
          <table:table-cell office:value-type="float" office:value="16.63325" calcext:value-type="float">
            <text:p>16.63325</text:p>
          </table:table-cell>
          <table:table-cell table:formula="of:=[.C933]+[.A934]" office:value-type="float" office:value="17.289768915" calcext:value-type="float">
            <text:p>17.289768915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34]+[.A935]" office:value-type="float" office:value="17.305043196" calcext:value-type="float">
            <text:p>17.305043196</text:p>
          </table:table-cell>
        </table:table-row>
        <table:table-row table:style-name="ro1">
          <table:table-cell office:value-type="float" office:value="0.015335317" calcext:value-type="float">
            <text:p>0.015335317</text:p>
          </table:table-cell>
          <table:table-cell office:value-type="float" office:value="16.302238" calcext:value-type="float">
            <text:p>16.302238</text:p>
          </table:table-cell>
          <table:table-cell table:formula="of:=[.C935]+[.A936]" office:value-type="float" office:value="17.320378513" calcext:value-type="float">
            <text:p>17.320378513</text:p>
          </table:table-cell>
        </table:table-row>
        <table:table-row table:style-name="ro1">
          <table:table-cell office:value-type="float" office:value="0.015426871" calcext:value-type="float">
            <text:p>0.015426871</text:p>
          </table:table-cell>
          <table:table-cell office:value-type="float" office:value="16.205488" calcext:value-type="float">
            <text:p>16.205488</text:p>
          </table:table-cell>
          <table:table-cell table:formula="of:=[.C936]+[.A937]" office:value-type="float" office:value="17.335805384" calcext:value-type="float">
            <text:p>17.335805384</text:p>
          </table:table-cell>
        </table:table-row>
        <table:table-row table:style-name="ro1">
          <table:table-cell office:value-type="float" office:value="0.015014878" calcext:value-type="float">
            <text:p>0.015014878</text:p>
          </table:table-cell>
          <table:table-cell office:value-type="float" office:value="16.650152" calcext:value-type="float">
            <text:p>16.650152</text:p>
          </table:table-cell>
          <table:table-cell table:formula="of:=[.C937]+[.A938]" office:value-type="float" office:value="17.350820262" calcext:value-type="float">
            <text:p>17.350820262</text:p>
          </table:table-cell>
        </table:table-row>
        <table:table-row table:style-name="ro1">
          <table:table-cell office:value-type="float" office:value="0.015243763" calcext:value-type="float">
            <text:p>0.015243763</text:p>
          </table:table-cell>
          <table:table-cell office:value-type="float" office:value="16.400148" calcext:value-type="float">
            <text:p>16.400148</text:p>
          </table:table-cell>
          <table:table-cell table:formula="of:=[.C938]+[.A939]" office:value-type="float" office:value="17.366064025" calcext:value-type="float">
            <text:p>17.366064025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939]+[.A940]" office:value-type="float" office:value="17.381384083" calcext:value-type="float">
            <text:p>17.381384083</text:p>
          </table:table-cell>
        </table:table-row>
        <table:table-row table:style-name="ro1">
          <table:table-cell office:value-type="float" office:value="0.015411613" calcext:value-type="float">
            <text:p>0.015411613</text:p>
          </table:table-cell>
          <table:table-cell office:value-type="float" office:value="16.221535" calcext:value-type="float">
            <text:p>16.221535</text:p>
          </table:table-cell>
          <table:table-cell table:formula="of:=[.C940]+[.A941]" office:value-type="float" office:value="17.396795696" calcext:value-type="float">
            <text:p>17.396795696</text:p>
          </table:table-cell>
        </table:table-row>
        <table:table-row table:style-name="ro1">
          <table:table-cell office:value-type="float" office:value="0.01498436" calcext:value-type="float">
            <text:p>0.01498436</text:p>
          </table:table-cell>
          <table:table-cell office:value-type="float" office:value="16.684063" calcext:value-type="float">
            <text:p>16.684063</text:p>
          </table:table-cell>
          <table:table-cell table:formula="of:=[.C941]+[.A942]" office:value-type="float" office:value="17.411780056" calcext:value-type="float">
            <text:p>17.411780056</text:p>
          </table:table-cell>
        </table:table-row>
        <table:table-row table:style-name="ro1">
          <table:table-cell office:value-type="float" office:value="0.015197986" calcext:value-type="float">
            <text:p>0.015197986</text:p>
          </table:table-cell>
          <table:table-cell office:value-type="float" office:value="16.449549" calcext:value-type="float">
            <text:p>16.449549</text:p>
          </table:table-cell>
          <table:table-cell table:formula="of:=[.C942]+[.A943]" office:value-type="float" office:value="17.426978042" calcext:value-type="float">
            <text:p>17.426978042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943]+[.A944]" office:value-type="float" office:value="17.4422981" calcext:value-type="float">
            <text:p>17.4422981</text:p>
          </table:table-cell>
        </table:table-row>
        <table:table-row table:style-name="ro1">
          <table:table-cell office:value-type="float" office:value="0.015396353" calcext:value-type="float">
            <text:p>0.015396353</text:p>
          </table:table-cell>
          <table:table-cell office:value-type="float" office:value="16.237612" calcext:value-type="float">
            <text:p>16.237612</text:p>
          </table:table-cell>
          <table:table-cell table:formula="of:=[.C944]+[.A945]" office:value-type="float" office:value="17.457694453" calcext:value-type="float">
            <text:p>17.457694453</text:p>
          </table:table-cell>
        </table:table-row>
        <table:table-row table:style-name="ro1">
          <table:table-cell office:value-type="float" office:value="0.014999619" calcext:value-type="float">
            <text:p>0.014999619</text:p>
          </table:table-cell>
          <table:table-cell office:value-type="float" office:value="16.667091" calcext:value-type="float">
            <text:p>16.667091</text:p>
          </table:table-cell>
          <table:table-cell table:formula="of:=[.C945]+[.A946]" office:value-type="float" office:value="17.472694072" calcext:value-type="float">
            <text:p>17.472694072</text:p>
          </table:table-cell>
        </table:table-row>
        <table:table-row table:style-name="ro1">
          <table:table-cell office:value-type="float" office:value="0.015228504" calcext:value-type="float">
            <text:p>0.015228504</text:p>
          </table:table-cell>
          <table:table-cell office:value-type="float" office:value="16.416582" calcext:value-type="float">
            <text:p>16.416582</text:p>
          </table:table-cell>
          <table:table-cell table:formula="of:=[.C946]+[.A947]" office:value-type="float" office:value="17.487922576" calcext:value-type="float">
            <text:p>17.48792257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47]+[.A948]" office:value-type="float" office:value="17.503212116" calcext:value-type="float">
            <text:p>17.503212116</text:p>
          </table:table-cell>
        </table:table-row>
        <table:table-row table:style-name="ro1">
          <table:table-cell office:value-type="float" office:value="0.015396353" calcext:value-type="float">
            <text:p>0.015396353</text:p>
          </table:table-cell>
          <table:table-cell office:value-type="float" office:value="16.237612" calcext:value-type="float">
            <text:p>16.237612</text:p>
          </table:table-cell>
          <table:table-cell table:formula="of:=[.C948]+[.A949]" office:value-type="float" office:value="17.518608469" calcext:value-type="float">
            <text:p>17.518608469</text:p>
          </table:table-cell>
        </table:table-row>
        <table:table-row table:style-name="ro1">
          <table:table-cell office:value-type="float" office:value="0.0149691" calcext:value-type="float">
            <text:p>0.0149691</text:p>
          </table:table-cell>
          <table:table-cell office:value-type="float" office:value="16.70107" calcext:value-type="float">
            <text:p>16.70107</text:p>
          </table:table-cell>
          <table:table-cell table:formula="of:=[.C949]+[.A950]" office:value-type="float" office:value="17.533577569" calcext:value-type="float">
            <text:p>17.533577569</text:p>
          </table:table-cell>
        </table:table-row>
        <table:table-row table:style-name="ro1">
          <table:table-cell office:value-type="float" office:value="0.015197986" calcext:value-type="float">
            <text:p>0.015197986</text:p>
          </table:table-cell>
          <table:table-cell office:value-type="float" office:value="16.449549" calcext:value-type="float">
            <text:p>16.449549</text:p>
          </table:table-cell>
          <table:table-cell table:formula="of:=[.C950]+[.A951]" office:value-type="float" office:value="17.548775555" calcext:value-type="float">
            <text:p>17.54877555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51]+[.A952]" office:value-type="float" office:value="17.564065095" calcext:value-type="float">
            <text:p>17.564065095</text:p>
          </table:table-cell>
        </table:table-row>
        <table:table-row table:style-name="ro1">
          <table:table-cell office:value-type="float" office:value="0.015396353" calcext:value-type="float">
            <text:p>0.015396353</text:p>
          </table:table-cell>
          <table:table-cell office:value-type="float" office:value="16.237612" calcext:value-type="float">
            <text:p>16.237612</text:p>
          </table:table-cell>
          <table:table-cell table:formula="of:=[.C952]+[.A953]" office:value-type="float" office:value="17.579461448" calcext:value-type="float">
            <text:p>17.579461448</text:p>
          </table:table-cell>
        </table:table-row>
        <table:table-row table:style-name="ro1">
          <table:table-cell office:value-type="float" office:value="0.01498436" calcext:value-type="float">
            <text:p>0.01498436</text:p>
          </table:table-cell>
          <table:table-cell office:value-type="float" office:value="16.684063" calcext:value-type="float">
            <text:p>16.684063</text:p>
          </table:table-cell>
          <table:table-cell table:formula="of:=[.C953]+[.A954]" office:value-type="float" office:value="17.594445808" calcext:value-type="float">
            <text:p>17.594445808</text:p>
          </table:table-cell>
        </table:table-row>
        <table:table-row table:style-name="ro1">
          <table:table-cell office:value-type="float" office:value="0.015197986" calcext:value-type="float">
            <text:p>0.015197986</text:p>
          </table:table-cell>
          <table:table-cell office:value-type="float" office:value="16.449549" calcext:value-type="float">
            <text:p>16.449549</text:p>
          </table:table-cell>
          <table:table-cell table:formula="of:=[.C954]+[.A955]" office:value-type="float" office:value="17.609643794" calcext:value-type="float">
            <text:p>17.609643794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955]+[.A956]" office:value-type="float" office:value="17.624902816" calcext:value-type="float">
            <text:p>17.624902816</text:p>
          </table:table-cell>
        </table:table-row>
        <table:table-row table:style-name="ro1">
          <table:table-cell office:value-type="float" office:value="0.015396353" calcext:value-type="float">
            <text:p>0.015396353</text:p>
          </table:table-cell>
          <table:table-cell office:value-type="float" office:value="16.237612" calcext:value-type="float">
            <text:p>16.237612</text:p>
          </table:table-cell>
          <table:table-cell table:formula="of:=[.C956]+[.A957]" office:value-type="float" office:value="17.640299169" calcext:value-type="float">
            <text:p>17.640299169</text:p>
          </table:table-cell>
        </table:table-row>
        <table:table-row table:style-name="ro1">
          <table:table-cell office:value-type="float" office:value="0.014938583" calcext:value-type="float">
            <text:p>0.014938583</text:p>
          </table:table-cell>
          <table:table-cell office:value-type="float" office:value="16.735188" calcext:value-type="float">
            <text:p>16.735188</text:p>
          </table:table-cell>
          <table:table-cell table:formula="of:=[.C957]+[.A958]" office:value-type="float" office:value="17.655237752" calcext:value-type="float">
            <text:p>17.655237752</text:p>
          </table:table-cell>
        </table:table-row>
        <table:table-row table:style-name="ro1">
          <table:table-cell office:value-type="float" office:value="0.015167468" calcext:value-type="float">
            <text:p>0.015167468</text:p>
          </table:table-cell>
          <table:table-cell office:value-type="float" office:value="16.482645" calcext:value-type="float">
            <text:p>16.482645</text:p>
          </table:table-cell>
          <table:table-cell table:formula="of:=[.C958]+[.A959]" office:value-type="float" office:value="17.67040522" calcext:value-type="float">
            <text:p>17.67040522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59]+[.A960]" office:value-type="float" office:value="17.685679501" calcext:value-type="float">
            <text:p>17.685679501</text:p>
          </table:table-cell>
        </table:table-row>
        <table:table-row table:style-name="ro1">
          <table:table-cell office:value-type="float" office:value="0.015381094" calcext:value-type="float">
            <text:p>0.015381094</text:p>
          </table:table-cell>
          <table:table-cell office:value-type="float" office:value="16.25372" calcext:value-type="float">
            <text:p>16.25372</text:p>
          </table:table-cell>
          <table:table-cell table:formula="of:=[.C960]+[.A961]" office:value-type="float" office:value="17.701060595" calcext:value-type="float">
            <text:p>17.701060595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961]+[.A962]" office:value-type="float" office:value="17.716014436" calcext:value-type="float">
            <text:p>17.716014436</text:p>
          </table:table-cell>
        </table:table-row>
        <table:table-row table:style-name="ro1">
          <table:table-cell office:value-type="float" office:value="0.015182727" calcext:value-type="float">
            <text:p>0.015182727</text:p>
          </table:table-cell>
          <table:table-cell office:value-type="float" office:value="16.46608" calcext:value-type="float">
            <text:p>16.46608</text:p>
          </table:table-cell>
          <table:table-cell table:formula="of:=[.C962]+[.A963]" office:value-type="float" office:value="17.731197163" calcext:value-type="float">
            <text:p>17.731197163</text:p>
          </table:table-cell>
        </table:table-row>
        <table:table-row table:style-name="ro1">
          <table:table-cell office:value-type="float" office:value="0.015243763" calcext:value-type="float">
            <text:p>0.015243763</text:p>
          </table:table-cell>
          <table:table-cell office:value-type="float" office:value="16.400148" calcext:value-type="float">
            <text:p>16.400148</text:p>
          </table:table-cell>
          <table:table-cell table:formula="of:=[.C963]+[.A964]" office:value-type="float" office:value="17.746440926" calcext:value-type="float">
            <text:p>17.746440926</text:p>
          </table:table-cell>
        </table:table-row>
        <table:table-row table:style-name="ro1">
          <table:table-cell office:value-type="float" office:value="0.015381094" calcext:value-type="float">
            <text:p>0.015381094</text:p>
          </table:table-cell>
          <table:table-cell office:value-type="float" office:value="16.25372" calcext:value-type="float">
            <text:p>16.25372</text:p>
          </table:table-cell>
          <table:table-cell table:formula="of:=[.C964]+[.A965]" office:value-type="float" office:value="17.76182202" calcext:value-type="float">
            <text:p>17.76182202</text:p>
          </table:table-cell>
        </table:table-row>
        <table:table-row table:style-name="ro1">
          <table:table-cell office:value-type="float" office:value="0.0149691" calcext:value-type="float">
            <text:p>0.0149691</text:p>
          </table:table-cell>
          <table:table-cell office:value-type="float" office:value="16.70107" calcext:value-type="float">
            <text:p>16.70107</text:p>
          </table:table-cell>
          <table:table-cell table:formula="of:=[.C965]+[.A966]" office:value-type="float" office:value="17.77679112" calcext:value-type="float">
            <text:p>17.77679112</text:p>
          </table:table-cell>
        </table:table-row>
        <table:table-row table:style-name="ro1">
          <table:table-cell office:value-type="float" office:value="0.015197986" calcext:value-type="float">
            <text:p>0.015197986</text:p>
          </table:table-cell>
          <table:table-cell office:value-type="float" office:value="16.449549" calcext:value-type="float">
            <text:p>16.449549</text:p>
          </table:table-cell>
          <table:table-cell table:formula="of:=[.C966]+[.A967]" office:value-type="float" office:value="17.791989106" calcext:value-type="float">
            <text:p>17.791989106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967]+[.A968]" office:value-type="float" office:value="17.807248128" calcext:value-type="float">
            <text:p>17.807248128</text:p>
          </table:table-cell>
        </table:table-row>
        <table:table-row table:style-name="ro1">
          <table:table-cell office:value-type="float" office:value="0.015381094" calcext:value-type="float">
            <text:p>0.015381094</text:p>
          </table:table-cell>
          <table:table-cell office:value-type="float" office:value="16.25372" calcext:value-type="float">
            <text:p>16.25372</text:p>
          </table:table-cell>
          <table:table-cell table:formula="of:=[.C968]+[.A969]" office:value-type="float" office:value="17.822629222" calcext:value-type="float">
            <text:p>17.822629222</text:p>
          </table:table-cell>
        </table:table-row>
        <table:table-row table:style-name="ro1">
          <table:table-cell office:value-type="float" office:value="0.014953841" calcext:value-type="float">
            <text:p>0.014953841</text:p>
          </table:table-cell>
          <table:table-cell office:value-type="float" office:value="16.718111" calcext:value-type="float">
            <text:p>16.718111</text:p>
          </table:table-cell>
          <table:table-cell table:formula="of:=[.C969]+[.A970]" office:value-type="float" office:value="17.837583063" calcext:value-type="float">
            <text:p>17.837583063</text:p>
          </table:table-cell>
        </table:table-row>
        <table:table-row table:style-name="ro1">
          <table:table-cell office:value-type="float" office:value="0.0151522085" calcext:value-type="float">
            <text:p>0.0151522085</text:p>
          </table:table-cell>
          <table:table-cell office:value-type="float" office:value="16.499245" calcext:value-type="float">
            <text:p>16.499245</text:p>
          </table:table-cell>
          <table:table-cell table:formula="of:=[.C970]+[.A971]" office:value-type="float" office:value="17.8527352715" calcext:value-type="float">
            <text:p>17.8527352715</text:p>
          </table:table-cell>
        </table:table-row>
        <table:table-row table:style-name="ro1">
          <table:table-cell office:value-type="float" office:value="0.015243763" calcext:value-type="float">
            <text:p>0.015243763</text:p>
          </table:table-cell>
          <table:table-cell office:value-type="float" office:value="16.400148" calcext:value-type="float">
            <text:p>16.400148</text:p>
          </table:table-cell>
          <table:table-cell table:formula="of:=[.C971]+[.A972]" office:value-type="float" office:value="17.8679790345" calcext:value-type="float">
            <text:p>17.8679790345</text:p>
          </table:table-cell>
        </table:table-row>
        <table:table-row table:style-name="ro1">
          <table:table-cell office:value-type="float" office:value="0.015335317" calcext:value-type="float">
            <text:p>0.015335317</text:p>
          </table:table-cell>
          <table:table-cell office:value-type="float" office:value="16.302238" calcext:value-type="float">
            <text:p>16.302238</text:p>
          </table:table-cell>
          <table:table-cell table:formula="of:=[.C972]+[.A973]" office:value-type="float" office:value="17.8833143515" calcext:value-type="float">
            <text:p>17.8833143515</text:p>
          </table:table-cell>
        </table:table-row>
        <table:table-row table:style-name="ro1">
          <table:table-cell office:value-type="float" office:value="0.014923324" calcext:value-type="float">
            <text:p>0.014923324</text:p>
          </table:table-cell>
          <table:table-cell office:value-type="float" office:value="16.7523" calcext:value-type="float">
            <text:p>16.7523</text:p>
          </table:table-cell>
          <table:table-cell table:formula="of:=[.C973]+[.A974]" office:value-type="float" office:value="17.8982376755" calcext:value-type="float">
            <text:p>17.8982376755</text:p>
          </table:table-cell>
        </table:table-row>
        <table:table-row table:style-name="ro1">
          <table:table-cell office:value-type="float" office:value="0.01513695" calcext:value-type="float">
            <text:p>0.01513695</text:p>
          </table:table-cell>
          <table:table-cell office:value-type="float" office:value="16.515877" calcext:value-type="float">
            <text:p>16.515877</text:p>
          </table:table-cell>
          <table:table-cell table:formula="of:=[.C974]+[.A975]" office:value-type="float" office:value="17.9133746255" calcext:value-type="float">
            <text:p>17.9133746255</text:p>
          </table:table-cell>
        </table:table-row>
        <table:table-row table:style-name="ro1">
          <table:table-cell office:value-type="float" office:value="0.015197986" calcext:value-type="float">
            <text:p>0.015197986</text:p>
          </table:table-cell>
          <table:table-cell office:value-type="float" office:value="16.449549" calcext:value-type="float">
            <text:p>16.449549</text:p>
          </table:table-cell>
          <table:table-cell table:formula="of:=[.C975]+[.A976]" office:value-type="float" office:value="17.9285726115" calcext:value-type="float">
            <text:p>17.9285726115</text:p>
          </table:table-cell>
        </table:table-row>
        <table:table-row table:style-name="ro1">
          <table:table-cell office:value-type="float" office:value="0.015335317" calcext:value-type="float">
            <text:p>0.015335317</text:p>
          </table:table-cell>
          <table:table-cell office:value-type="float" office:value="16.302238" calcext:value-type="float">
            <text:p>16.302238</text:p>
          </table:table-cell>
          <table:table-cell table:formula="of:=[.C976]+[.A977]" office:value-type="float" office:value="17.9439079285" calcext:value-type="float">
            <text:p>17.9439079285</text:p>
          </table:table-cell>
        </table:table-row>
        <table:table-row table:style-name="ro1">
          <table:table-cell office:value-type="float" office:value="0.014923324" calcext:value-type="float">
            <text:p>0.014923324</text:p>
          </table:table-cell>
          <table:table-cell office:value-type="float" office:value="16.7523" calcext:value-type="float">
            <text:p>16.7523</text:p>
          </table:table-cell>
          <table:table-cell table:formula="of:=[.C977]+[.A978]" office:value-type="float" office:value="17.9588312525" calcext:value-type="float">
            <text:p>17.9588312525</text:p>
          </table:table-cell>
        </table:table-row>
        <table:table-row table:style-name="ro1">
          <table:table-cell office:value-type="float" office:value="0.015121691" calcext:value-type="float">
            <text:p>0.015121691</text:p>
          </table:table-cell>
          <table:table-cell office:value-type="float" office:value="16.532543" calcext:value-type="float">
            <text:p>16.532543</text:p>
          </table:table-cell>
          <table:table-cell table:formula="of:=[.C978]+[.A979]" office:value-type="float" office:value="17.9739529435" calcext:value-type="float">
            <text:p>17.9739529435</text:p>
          </table:table-cell>
        </table:table-row>
        <table:table-row table:style-name="ro1">
          <table:table-cell office:value-type="float" office:value="0.015197986" calcext:value-type="float">
            <text:p>0.015197986</text:p>
          </table:table-cell>
          <table:table-cell office:value-type="float" office:value="16.449549" calcext:value-type="float">
            <text:p>16.449549</text:p>
          </table:table-cell>
          <table:table-cell table:formula="of:=[.C979]+[.A980]" office:value-type="float" office:value="17.9891509295" calcext:value-type="float">
            <text:p>17.989150929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80]+[.A981]" office:value-type="float" office:value="18.0044404695" calcext:value-type="float">
            <text:p>18.0044404695</text:p>
          </table:table-cell>
        </table:table-row>
        <table:table-row table:style-name="ro1">
          <table:table-cell office:value-type="float" office:value="0.014862288" calcext:value-type="float">
            <text:p>0.014862288</text:p>
          </table:table-cell>
          <table:table-cell office:value-type="float" office:value="16.821098" calcext:value-type="float">
            <text:p>16.821098</text:p>
          </table:table-cell>
          <table:table-cell table:formula="of:=[.C981]+[.A982]" office:value-type="float" office:value="18.0193027575" calcext:value-type="float">
            <text:p>18.0193027575</text:p>
          </table:table-cell>
        </table:table-row>
        <table:table-row table:style-name="ro1">
          <table:table-cell office:value-type="float" office:value="0.015060655" calcext:value-type="float">
            <text:p>0.015060655</text:p>
          </table:table-cell>
          <table:table-cell office:value-type="float" office:value="16.599545" calcext:value-type="float">
            <text:p>16.599545</text:p>
          </table:table-cell>
          <table:table-cell table:formula="of:=[.C982]+[.A983]" office:value-type="float" office:value="18.0343634125" calcext:value-type="float">
            <text:p>18.0343634125</text:p>
          </table:table-cell>
        </table:table-row>
        <table:table-row table:style-name="ro1">
          <table:table-cell office:value-type="float" office:value="0.015121691" calcext:value-type="float">
            <text:p>0.015121691</text:p>
          </table:table-cell>
          <table:table-cell office:value-type="float" office:value="16.532543" calcext:value-type="float">
            <text:p>16.532543</text:p>
          </table:table-cell>
          <table:table-cell table:formula="of:=[.C983]+[.A984]" office:value-type="float" office:value="18.0494851035" calcext:value-type="float">
            <text:p>18.0494851035</text:p>
          </table:table-cell>
        </table:table-row>
        <table:table-row table:style-name="ro1">
          <table:table-cell office:value-type="float" office:value="0.015243763" calcext:value-type="float">
            <text:p>0.015243763</text:p>
          </table:table-cell>
          <table:table-cell office:value-type="float" office:value="16.400148" calcext:value-type="float">
            <text:p>16.400148</text:p>
          </table:table-cell>
          <table:table-cell table:formula="of:=[.C984]+[.A985]" office:value-type="float" office:value="18.0647288665" calcext:value-type="float">
            <text:p>18.064728866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985]+[.A986]" office:value-type="float" office:value="18.0795148585" calcext:value-type="float">
            <text:p>18.0795148585</text:p>
          </table:table-cell>
        </table:table-row>
        <table:table-row table:style-name="ro1">
          <table:table-cell office:value-type="float" office:value="0.015014878" calcext:value-type="float">
            <text:p>0.015014878</text:p>
          </table:table-cell>
          <table:table-cell office:value-type="float" office:value="16.650152" calcext:value-type="float">
            <text:p>16.650152</text:p>
          </table:table-cell>
          <table:table-cell table:formula="of:=[.C986]+[.A987]" office:value-type="float" office:value="18.0945297365" calcext:value-type="float">
            <text:p>18.0945297365</text:p>
          </table:table-cell>
        </table:table-row>
        <table:table-row table:style-name="ro1">
          <table:table-cell office:value-type="float" office:value="0.015045396" calcext:value-type="float">
            <text:p>0.015045396</text:p>
          </table:table-cell>
          <table:table-cell office:value-type="float" office:value="16.616379" calcext:value-type="float">
            <text:p>16.616379</text:p>
          </table:table-cell>
          <table:table-cell table:formula="of:=[.C987]+[.A988]" office:value-type="float" office:value="18.1095751325" calcext:value-type="float">
            <text:p>18.1095751325</text:p>
          </table:table-cell>
        </table:table-row>
        <table:table-row table:style-name="ro1">
          <table:table-cell office:value-type="float" office:value="0.01513695" calcext:value-type="float">
            <text:p>0.01513695</text:p>
          </table:table-cell>
          <table:table-cell office:value-type="float" office:value="16.515877" calcext:value-type="float">
            <text:p>16.515877</text:p>
          </table:table-cell>
          <table:table-cell table:formula="of:=[.C988]+[.A989]" office:value-type="float" office:value="18.1247120825" calcext:value-type="float">
            <text:p>18.1247120825</text:p>
          </table:table-cell>
        </table:table-row>
        <table:table-row table:style-name="ro1">
          <table:table-cell office:value-type="float" office:value="0.01466392" calcext:value-type="float">
            <text:p>0.01466392</text:p>
          </table:table-cell>
          <table:table-cell office:value-type="float" office:value="17.048647" calcext:value-type="float">
            <text:p>17.048647</text:p>
          </table:table-cell>
          <table:table-cell table:formula="of:=[.C989]+[.A990]" office:value-type="float" office:value="18.1393760025" calcext:value-type="float">
            <text:p>18.1393760025</text:p>
          </table:table-cell>
        </table:table-row>
        <table:table-row table:style-name="ro1">
          <table:table-cell office:value-type="float" office:value="0.014892805" calcext:value-type="float">
            <text:p>0.014892805</text:p>
          </table:table-cell>
          <table:table-cell office:value-type="float" office:value="16.786629" calcext:value-type="float">
            <text:p>16.786629</text:p>
          </table:table-cell>
          <table:table-cell table:formula="of:=[.C990]+[.A991]" office:value-type="float" office:value="18.1542688075" calcext:value-type="float">
            <text:p>18.1542688075</text:p>
          </table:table-cell>
        </table:table-row>
        <table:table-row table:style-name="ro1">
          <table:table-cell office:value-type="float" office:value="0.014938583" calcext:value-type="float">
            <text:p>0.014938583</text:p>
          </table:table-cell>
          <table:table-cell office:value-type="float" office:value="16.735188" calcext:value-type="float">
            <text:p>16.735188</text:p>
          </table:table-cell>
          <table:table-cell table:formula="of:=[.C991]+[.A992]" office:value-type="float" office:value="18.1692073905" calcext:value-type="float">
            <text:p>18.1692073905</text:p>
          </table:table-cell>
        </table:table-row>
        <table:table-row table:style-name="ro1">
          <table:table-cell office:value-type="float" office:value="0.014999619" calcext:value-type="float">
            <text:p>0.014999619</text:p>
          </table:table-cell>
          <table:table-cell office:value-type="float" office:value="16.667091" calcext:value-type="float">
            <text:p>16.667091</text:p>
          </table:table-cell>
          <table:table-cell table:formula="of:=[.C992]+[.A993]" office:value-type="float" office:value="18.1842070095" calcext:value-type="float">
            <text:p>18.1842070095</text:p>
          </table:table-cell>
        </table:table-row>
        <table:table-row table:style-name="ro1">
          <table:table-cell office:value-type="float" office:value="0.014587625" calcext:value-type="float">
            <text:p>0.014587625</text:p>
          </table:table-cell>
          <table:table-cell office:value-type="float" office:value="17.137814" calcext:value-type="float">
            <text:p>17.137814</text:p>
          </table:table-cell>
          <table:table-cell table:formula="of:=[.C993]+[.A994]" office:value-type="float" office:value="18.1987946345" calcext:value-type="float">
            <text:p>18.198794634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994]+[.A995]" office:value-type="float" office:value="18.2135806265" calcext:value-type="float">
            <text:p>18.2135806265</text:p>
          </table:table-cell>
        </table:table-row>
        <table:table-row table:style-name="ro1">
          <table:table-cell office:value-type="float" office:value="0.014785992" calcext:value-type="float">
            <text:p>0.014785992</text:p>
          </table:table-cell>
          <table:table-cell office:value-type="float" office:value="16.907894" calcext:value-type="float">
            <text:p>16.907894</text:p>
          </table:table-cell>
          <table:table-cell table:formula="of:=[.C995]+[.A996]" office:value-type="float" office:value="18.2283666185" calcext:value-type="float">
            <text:p>18.2283666185</text:p>
          </table:table-cell>
        </table:table-row>
        <table:table-row table:style-name="ro1">
          <table:table-cell office:value-type="float" office:value="0.014862288" calcext:value-type="float">
            <text:p>0.014862288</text:p>
          </table:table-cell>
          <table:table-cell office:value-type="float" office:value="16.821098" calcext:value-type="float">
            <text:p>16.821098</text:p>
          </table:table-cell>
          <table:table-cell table:formula="of:=[.C996]+[.A997]" office:value-type="float" office:value="18.2432289065" calcext:value-type="float">
            <text:p>18.2432289065</text:p>
          </table:table-cell>
        </table:table-row>
        <table:table-row table:style-name="ro1">
          <table:table-cell office:value-type="float" office:value="0.014450294" calcext:value-type="float">
            <text:p>0.014450294</text:p>
          </table:table-cell>
          <table:table-cell office:value-type="float" office:value="17.300686" calcext:value-type="float">
            <text:p>17.300686</text:p>
          </table:table-cell>
          <table:table-cell table:formula="of:=[.C997]+[.A998]" office:value-type="float" office:value="18.2576792005" calcext:value-type="float">
            <text:p>18.2576792005</text:p>
          </table:table-cell>
        </table:table-row>
        <table:table-row table:style-name="ro1">
          <table:table-cell office:value-type="float" office:value="0.014633402" calcext:value-type="float">
            <text:p>0.014633402</text:p>
          </table:table-cell>
          <table:table-cell office:value-type="float" office:value="17.084202" calcext:value-type="float">
            <text:p>17.084202</text:p>
          </table:table-cell>
          <table:table-cell table:formula="of:=[.C998]+[.A999]" office:value-type="float" office:value="18.2723126025" calcext:value-type="float">
            <text:p>18.2723126025</text:p>
          </table:table-cell>
        </table:table-row>
        <table:table-row table:style-name="ro1">
          <table:table-cell office:value-type="float" office:value="0.014694438" calcext:value-type="float">
            <text:p>0.014694438</text:p>
          </table:table-cell>
          <table:table-cell office:value-type="float" office:value="17.013239" calcext:value-type="float">
            <text:p>17.013239</text:p>
          </table:table-cell>
          <table:table-cell table:formula="of:=[.C999]+[.A1000]" office:value-type="float" office:value="18.2870070405" calcext:value-type="float">
            <text:p>18.2870070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26.023574847</dc:date>
    <meta:editing-duration>PT3H39M36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'data-open-0.8'.B1:'data-open-0.8'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open-0.8'.B1:'data-open-0.8'.B1000" chart:class="chart:scatter">
            <chart:domain table:cell-range-address="'data-open-0.8'.C1:'data-open-0.8'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392767">
                <text:p>1.6392767</text:p>
                <draw:g>
                  <svg:desc>'data-open-0.8'.C1:'data-open-0.8'.C1000</svg:desc>
                </draw:g>
              </table:table-cell>
              <table:table-cell office:value-type="float" office:value="0.15250628">
                <text:p>0.15250628</text:p>
                <draw:g>
                  <svg:desc>'data-open-0.8'.B1:'data-open-0.8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1770044">
                <text:p>2.21770044</text:p>
              </table:table-cell>
              <table:table-cell office:value-type="float" office:value="0.4322091">
                <text:p>0.4322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8885327">
                <text:p>2.88885327</text:p>
              </table:table-cell>
              <table:table-cell office:value-type="float" office:value="0.3724934">
                <text:p>0.3724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6281374">
                <text:p>3.16281374</text:p>
              </table:table-cell>
              <table:table-cell office:value-type="float" office:value="0.91254044">
                <text:p>0.91254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0325778">
                <text:p>3.30325778</text:p>
              </table:table-cell>
              <table:table-cell office:value-type="float" office:value="1.7800684">
                <text:p>1.7800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032042">
                <text:p>3.40032042</text:p>
              </table:table-cell>
              <table:table-cell office:value-type="float" office:value="2.5756564">
                <text:p>2.5756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7479971">
                <text:p>3.47479971</text:p>
              </table:table-cell>
              <table:table-cell office:value-type="float" office:value="3.3566377">
                <text:p>3.3566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3704126">
                <text:p>3.53704126</text:p>
              </table:table-cell>
              <table:table-cell office:value-type="float" office:value="4.0166097">
                <text:p>4.0166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91622783">
                <text:p>3.591622783</text:p>
              </table:table-cell>
              <table:table-cell office:value-type="float" office:value="4.5803046">
                <text:p>4.5803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39185155">
                <text:p>3.639185155</text:p>
              </table:table-cell>
              <table:table-cell office:value-type="float" office:value="5.256256">
                <text:p>5.256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8323795">
                <text:p>3.68323795</text:p>
              </table:table-cell>
              <table:table-cell office:value-type="float" office:value="5.675009">
                <text:p>5.675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2413213">
                <text:p>3.72413213</text:p>
              </table:table-cell>
              <table:table-cell office:value-type="float" office:value="6.1133394">
                <text:p>6.1133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6250857">
                <text:p>3.76250857</text:p>
              </table:table-cell>
              <table:table-cell office:value-type="float" office:value="6.5144134">
                <text:p>6.5144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9760432">
                <text:p>3.79760432</text:p>
              </table:table-cell>
              <table:table-cell office:value-type="float" office:value="7.123369">
                <text:p>7.123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313115">
                <text:p>3.8313115</text:p>
              </table:table-cell>
              <table:table-cell office:value-type="float" office:value="7.4168177">
                <text:p>7.4168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6361485">
                <text:p>3.86361485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9481955">
                <text:p>3.89481955</text:p>
              </table:table-cell>
              <table:table-cell office:value-type="float" office:value="8.011614">
                <text:p>8.011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24010059">
                <text:p>3.924010059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52758057">
                <text:p>3.952758057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80743103">
                <text:p>3.980743103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08209343">
                <text:p>4.008209343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3431753">
                <text:p>4.03431753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6021209">
                <text:p>4.06021209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85709916">
                <text:p>4.085709916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10948339">
                <text:p>4.110948339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35057595">
                <text:p>4.135057595</text:p>
              </table:table-cell>
              <table:table-cell office:value-type="float" office:value="10.369462">
                <text:p>10.369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59182109">
                <text:p>4.159182109</text:p>
              </table:table-cell>
              <table:table-cell office:value-type="float" office:value="10.362904">
                <text:p>10.362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83092997">
                <text:p>4.183092997</text:p>
              </table:table-cell>
              <table:table-cell office:value-type="float" office:value="10.455488">
                <text:p>10.455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06897071">
                <text:p>4.206897071</text:p>
              </table:table-cell>
              <table:table-cell office:value-type="float" office:value="10.502404">
                <text:p>10.502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29755085">
                <text:p>4.229755085</text:p>
              </table:table-cell>
              <table:table-cell office:value-type="float" office:value="10.937083">
                <text:p>10.937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52719913">
                <text:p>4.252719913</text:p>
              </table:table-cell>
              <table:table-cell office:value-type="float" office:value="10.886212">
                <text:p>10.886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7554741">
                <text:p>4.27554741</text:p>
              </table:table-cell>
              <table:table-cell office:value-type="float" office:value="10.951705">
                <text:p>10.951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98283352">
                <text:p>4.298283352</text:p>
              </table:table-cell>
              <table:table-cell office:value-type="float" office:value="10.995805">
                <text:p>10.995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0195308">
                <text:p>4.320195308</text:p>
              </table:table-cell>
              <table:table-cell office:value-type="float" office:value="11.409296">
                <text:p>11.409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42229337">
                <text:p>4.342229337</text:p>
              </table:table-cell>
              <table:table-cell office:value-type="float" office:value="11.3460865">
                <text:p>11.3460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64202329">
                <text:p>4.364202329</text:p>
              </table:table-cell>
              <table:table-cell office:value-type="float" office:value="11.3776045">
                <text:p>11.3776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86190579">
                <text:p>4.386190579</text:p>
              </table:table-cell>
              <table:table-cell office:value-type="float" office:value="11.369709">
                <text:p>11.369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07400619">
                <text:p>4.407400619</text:p>
              </table:table-cell>
              <table:table-cell office:value-type="float" office:value="11.786871">
                <text:p>11.786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28747991">
                <text:p>4.428747991</text:p>
              </table:table-cell>
              <table:table-cell office:value-type="float" office:value="11.711043">
                <text:p>11.711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50034326">
                <text:p>4.450034326</text:p>
              </table:table-cell>
              <table:table-cell office:value-type="float" office:value="11.744625">
                <text:p>11.744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71259626">
                <text:p>4.471259626</text:p>
              </table:table-cell>
              <table:table-cell office:value-type="float" office:value="11.778398">
                <text:p>11.778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91706716">
                <text:p>4.491706716</text:p>
              </table:table-cell>
              <table:table-cell office:value-type="float" office:value="12.226679">
                <text:p>12.226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12291137">
                <text:p>4.512291137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32768745">
                <text:p>4.532768745</text:p>
              </table:table-cell>
              <table:table-cell office:value-type="float" office:value="12.208457">
                <text:p>12.208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53200575">
                <text:p>4.553200575</text:p>
              </table:table-cell>
              <table:table-cell office:value-type="float" office:value="12.235811">
                <text:p>12.235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72884713">
                <text:p>4.572884713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92690923">
                <text:p>4.592690923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12359802">
                <text:p>4.612359802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31982905">
                <text:p>4.631982905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50904092">
                <text:p>4.650904092</text:p>
              </table:table-cell>
              <table:table-cell office:value-type="float" office:value="13.212702">
                <text:p>13.2127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69932092">
                <text:p>4.669932092</text:p>
              </table:table-cell>
              <table:table-cell office:value-type="float" office:value="13.138533">
                <text:p>13.1385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88822762">
                <text:p>4.688822762</text:p>
              </table:table-cell>
              <table:table-cell office:value-type="float" office:value="13.234047">
                <text:p>13.234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07698172">
                <text:p>4.707698172</text:p>
              </table:table-cell>
              <table:table-cell office:value-type="float" office:value="13.244745">
                <text:p>13.244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725871667">
                <text:p>4.725871667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44182493">
                <text:p>4.744182493</text:p>
              </table:table-cell>
              <table:table-cell office:value-type="float" office:value="13.653125">
                <text:p>13.65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62386506">
                <text:p>4.762386506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80605778">
                <text:p>4.780605778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98214688">
                <text:p>4.798214688</text:p>
              </table:table-cell>
              <table:table-cell office:value-type="float" office:value="14.197357">
                <text:p>14.197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15869377">
                <text:p>4.815869377</text:p>
              </table:table-cell>
              <table:table-cell office:value-type="float" office:value="14.160543">
                <text:p>14.160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33432511">
                <text:p>4.833432511</text:p>
              </table:table-cell>
              <table:table-cell office:value-type="float" office:value="14.234362">
                <text:p>14.234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50980387">
                <text:p>4.850980387</text:p>
              </table:table-cell>
              <table:table-cell office:value-type="float" office:value="14.246738">
                <text:p>14.246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67872124">
                <text:p>4.867872124</text:p>
              </table:table-cell>
              <table:table-cell office:value-type="float" office:value="14.800137">
                <text:p>14.800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84870674">
                <text:p>4.884870674</text:p>
              </table:table-cell>
              <table:table-cell office:value-type="float" office:value="14.707137">
                <text:p>14.707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01762411">
                <text:p>4.901762411</text:p>
              </table:table-cell>
              <table:table-cell office:value-type="float" office:value="14.800137">
                <text:p>14.800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918638889">
                <text:p>4.918638889</text:p>
              </table:table-cell>
              <table:table-cell office:value-type="float" office:value="14.813518">
                <text:p>14.8135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934905006">
                <text:p>4.934905006</text:p>
              </table:table-cell>
              <table:table-cell office:value-type="float" office:value="15.369371">
                <text:p>15.3693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951293195">
                <text:p>4.951293195</text:p>
              </table:table-cell>
              <table:table-cell office:value-type="float" office:value="15.254889">
                <text:p>15.254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6760509">
                <text:p>4.96760509</text:p>
              </table:table-cell>
              <table:table-cell office:value-type="float" office:value="15.326239">
                <text:p>15.3262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83993279">
                <text:p>4.983993279</text:p>
              </table:table-cell>
              <table:table-cell office:value-type="float" office:value="15.254889">
                <text:p>15.254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99877921">
                <text:p>4.999877921</text:p>
              </table:table-cell>
              <table:table-cell office:value-type="float" office:value="15.738473">
                <text:p>15.738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5930413">
                <text:p>5.015930413</text:p>
              </table:table-cell>
              <table:table-cell office:value-type="float" office:value="15.573906">
                <text:p>15.573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31952386">
                <text:p>5.031952386</text:p>
              </table:table-cell>
              <table:table-cell office:value-type="float" office:value="15.603573">
                <text:p>15.603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48065913">
                <text:p>5.048065913</text:p>
              </table:table-cell>
              <table:table-cell office:value-type="float" office:value="15.5149145">
                <text:p>15.5149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063691151">
                <text:p>5.063691151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079484238">
                <text:p>5.079484238</text:p>
              </table:table-cell>
              <table:table-cell office:value-type="float" office:value="15.82971">
                <text:p>15.82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095307844">
                <text:p>5.095307844</text:p>
              </table:table-cell>
              <table:table-cell office:value-type="float" office:value="15.79918">
                <text:p>15.79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111177227">
                <text:p>5.111177227</text:p>
              </table:table-cell>
              <table:table-cell office:value-type="float" office:value="15.753606">
                <text:p>15.753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12657358">
                <text:p>5.12657358</text:p>
              </table:table-cell>
              <table:table-cell office:value-type="float" office:value="16.237612">
                <text:p>16.23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142153041">
                <text:p>5.14215304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157778279">
                <text:p>5.157778279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173464554">
                <text:p>5.173464554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88677799">
                <text:p>5.188677799</text:p>
              </table:table-cell>
              <table:table-cell office:value-type="float" office:value="16.433048">
                <text:p>16.433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204074152">
                <text:p>5.204074152</text:p>
              </table:table-cell>
              <table:table-cell office:value-type="float" office:value="16.237612">
                <text:p>16.237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19501023">
                <text:p>5.219501023</text:p>
              </table:table-cell>
              <table:table-cell office:value-type="float" office:value="16.205488">
                <text:p>16.2054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34973672">
                <text:p>5.234973672</text:p>
              </table:table-cell>
              <table:table-cell office:value-type="float" office:value="16.157545">
                <text:p>16.157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24998855">
                <text:p>5.24998855</text:p>
              </table:table-cell>
              <table:table-cell office:value-type="float" office:value="16.650152">
                <text:p>16.650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265201795">
                <text:p>5.265201795</text:p>
              </table:table-cell>
              <table:table-cell office:value-type="float" office:value="16.433048">
                <text:p>16.433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80445558">
                <text:p>5.280445558</text:p>
              </table:table-cell>
              <table:table-cell office:value-type="float" office:value="16.400148">
                <text:p>16.400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95765616">
                <text:p>5.295765616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10643163">
                <text:p>5.310643163</text:p>
              </table:table-cell>
              <table:table-cell office:value-type="float" office:value="16.803846">
                <text:p>16.8038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25719077">
                <text:p>5.325719077</text:p>
              </table:table-cell>
              <table:table-cell office:value-type="float" office:value="16.582743">
                <text:p>16.582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40856027">
                <text:p>5.340856027</text:p>
              </table:table-cell>
              <table:table-cell office:value-type="float" office:value="16.515877">
                <text:p>16.515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56069272">
                <text:p>5.356069272</text:p>
              </table:table-cell>
              <table:table-cell office:value-type="float" office:value="16.433048">
                <text:p>16.433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70840005">
                <text:p>5.370840005</text:p>
              </table:table-cell>
              <table:table-cell office:value-type="float" office:value="16.925362">
                <text:p>16.925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85809105">
                <text:p>5.385809105</text:p>
              </table:table-cell>
              <table:table-cell office:value-type="float" office:value="16.70107">
                <text:p>16.7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00823983">
                <text:p>5.400823983</text:p>
              </table:table-cell>
              <table:table-cell office:value-type="float" office:value="16.650152">
                <text:p>16.650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15915155">
                <text:p>5.415915155</text:p>
              </table:table-cell>
              <table:table-cell office:value-type="float" office:value="16.565977">
                <text:p>16.565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430563816">
                <text:p>5.430563816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445410844">
                <text:p>5.445410844</text:p>
              </table:table-cell>
              <table:table-cell office:value-type="float" office:value="16.838387">
                <text:p>16.838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460303649">
                <text:p>5.460303649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475303268">
                <text:p>5.475303268</text:p>
              </table:table-cell>
              <table:table-cell office:value-type="float" office:value="16.667091">
                <text:p>16.6670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489890893">
                <text:p>5.489890893</text:p>
              </table:table-cell>
              <table:table-cell office:value-type="float" office:value="17.137814">
                <text:p>17.1378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504661626">
                <text:p>5.504661626</text:p>
              </table:table-cell>
              <table:table-cell office:value-type="float" office:value="16.925362">
                <text:p>16.9253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5194781365">
                <text:p>5.5194781365</text:p>
              </table:table-cell>
              <table:table-cell office:value-type="float" office:value="16.87307">
                <text:p>16.873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5344014605">
                <text:p>5.5344014605</text:p>
              </table:table-cell>
              <table:table-cell office:value-type="float" office:value="16.7523">
                <text:p>16.7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488822725">
                <text:p>5.5488822725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636072285">
                <text:p>5.5636072285</text:p>
              </table:table-cell>
              <table:table-cell office:value-type="float" office:value="16.97798">
                <text:p>16.977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783474445">
                <text:p>5.5783474445</text:p>
              </table:table-cell>
              <table:table-cell office:value-type="float" office:value="16.960402">
                <text:p>16.960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931944725">
                <text:p>5.5931944725</text:p>
              </table:table-cell>
              <table:table-cell office:value-type="float" office:value="16.838387">
                <text:p>16.8383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076142475">
                <text:p>5.6076142475</text:p>
              </table:table-cell>
              <table:table-cell office:value-type="float" office:value="17.337301">
                <text:p>17.337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6222476495">
                <text:p>5.6222476495</text:p>
              </table:table-cell>
              <table:table-cell office:value-type="float" office:value="17.084202">
                <text:p>17.084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368963105">
                <text:p>5.6368963105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516823025">
                <text:p>5.6516823025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660715605">
                <text:p>5.6660715605</text:p>
              </table:table-cell>
              <table:table-cell office:value-type="float" office:value="17.374071">
                <text:p>17.3740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806744445">
                <text:p>5.6806744445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6953231055">
                <text:p>5.6953231055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100633215">
                <text:p>5.7100633215</text:p>
              </table:table-cell>
              <table:table-cell office:value-type="float" office:value="16.960402">
                <text:p>16.9604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7243915435">
                <text:p>5.7243915435</text:p>
              </table:table-cell>
              <table:table-cell office:value-type="float" office:value="17.448084">
                <text:p>17.4480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7389181325">
                <text:p>5.7389181325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7535515345">
                <text:p>5.7535515345</text:p>
              </table:table-cell>
              <table:table-cell office:value-type="float" office:value="17.084202">
                <text:p>17.084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7682459725">
                <text:p>5.7682459725</text:p>
              </table:table-cell>
              <table:table-cell office:value-type="float" office:value="17.013239">
                <text:p>17.0132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825589355">
                <text:p>5.7825589355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970702655">
                <text:p>5.7970702655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8116578905">
                <text:p>5.8116578905</text:p>
              </table:table-cell>
              <table:table-cell office:value-type="float" office:value="17.137814">
                <text:p>17.1378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8263523285">
                <text:p>5.8263523285</text:p>
              </table:table-cell>
              <table:table-cell office:value-type="float" office:value="17.013239">
                <text:p>17.013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8406652915">
                <text:p>5.8406652915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551613625">
                <text:p>5.8551613625</text:p>
              </table:table-cell>
              <table:table-cell office:value-type="float" office:value="17.246054">
                <text:p>17.2460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697184695">
                <text:p>5.8697184695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84397649">
                <text:p>5.884397649</text:p>
              </table:table-cell>
              <table:table-cell office:value-type="float" office:value="17.030924">
                <text:p>17.0309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986800935">
                <text:p>5.898680093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131456465">
                <text:p>5.9131456465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277180125">
                <text:p>5.9277180125</text:p>
              </table:table-cell>
              <table:table-cell office:value-type="float" office:value="17.15576">
                <text:p>17.15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423819325">
                <text:p>5.9423819325</text:p>
              </table:table-cell>
              <table:table-cell office:value-type="float" office:value="17.048647">
                <text:p>17.0486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9566491185">
                <text:p>5.9566491185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9711146715">
                <text:p>5.9711146715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9856412605">
                <text:p>5.9856412605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002746625">
                <text:p>6.0002746625</text:p>
              </table:table-cell>
              <table:table-cell office:value-type="float" office:value="17.084202">
                <text:p>17.084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0144655535">
                <text:p>6.0144655535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0289158475">
                <text:p>6.0289158475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0434271775">
                <text:p>6.0434271775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0580453205">
                <text:p>6.0580453205</text:p>
              </table:table-cell>
              <table:table-cell office:value-type="float" office:value="17.102036">
                <text:p>17.1020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0722667285">
                <text:p>6.0722667285</text:p>
              </table:table-cell>
              <table:table-cell office:value-type="float" office:value="17.57913">
                <text:p>17.57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0866865035">
                <text:p>6.0866865035</text:p>
              </table:table-cell>
              <table:table-cell office:value-type="float" office:value="17.337301">
                <text:p>17.337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011825745">
                <text:p>6.1011825745</text:p>
              </table:table-cell>
              <table:table-cell office:value-type="float" office:value="17.246054">
                <text:p>17.246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1157854585">
                <text:p>6.1157854585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299763495">
                <text:p>6.1299763495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443656075">
                <text:p>6.1443656075</text:p>
              </table:table-cell>
              <table:table-cell office:value-type="float" office:value="17.374071">
                <text:p>17.3740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1588311605">
                <text:p>6.1588311605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734187855">
                <text:p>6.1734187855</text:p>
              </table:table-cell>
              <table:table-cell office:value-type="float" office:value="17.137814">
                <text:p>17.137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1875944165">
                <text:p>6.1875944165</text:p>
              </table:table-cell>
              <table:table-cell office:value-type="float" office:value="17.635899">
                <text:p>17.6358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019684155">
                <text:p>6.2019684155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164187095">
                <text:p>6.2164187095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2309758165">
                <text:p>6.2309758165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451361885">
                <text:p>6.2451361885</text:p>
              </table:table-cell>
              <table:table-cell office:value-type="float" office:value="17.654903">
                <text:p>17.6549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595101875">
                <text:p>6.2595101875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739452225">
                <text:p>6.2739452225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884718115">
                <text:p>6.2884718115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302616925">
                <text:p>6.302616925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16975664">
                <text:p>6.316975664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31380181">
                <text:p>6.331380181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345891511">
                <text:p>6.345891511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359975588">
                <text:p>6.359975588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74288551">
                <text:p>6.374288551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88677809">
                <text:p>6.388677809</text:p>
              </table:table-cell>
              <table:table-cell office:value-type="float" office:value="17.374071">
                <text:p>17.3740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0317388">
                <text:p>6.40317388</text:p>
              </table:table-cell>
              <table:table-cell office:value-type="float" office:value="17.246054">
                <text:p>17.2460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17242699">
                <text:p>6.417242699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431540402">
                <text:p>6.431540402</text:p>
              </table:table-cell>
              <table:table-cell office:value-type="float" office:value="17.485325">
                <text:p>17.485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445914401">
                <text:p>6.445914401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460349436">
                <text:p>6.460349436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474387736">
                <text:p>6.474387736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4886701805">
                <text:p>6.488670180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5029984025">
                <text:p>6.5029984025</text:p>
              </table:table-cell>
              <table:table-cell office:value-type="float" office:value="17.448084">
                <text:p>17.4480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5174029195">
                <text:p>6.5174029195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5314412195">
                <text:p>6.5314412195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5456626275">
                <text:p>6.5456626275</text:p>
              </table:table-cell>
              <table:table-cell office:value-type="float" office:value="17.57913">
                <text:p>17.57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559945072">
                <text:p>6.559945072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574349589">
                <text:p>6.574349589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588342112">
                <text:p>6.588342112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602533003">
                <text:p>6.602533003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61678493">
                <text:p>6.61678493</text:p>
              </table:table-cell>
              <table:table-cell office:value-type="float" office:value="17.541487">
                <text:p>17.5414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631143669">
                <text:p>6.631143669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6450904155">
                <text:p>6.6450904155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592202705">
                <text:p>6.6592202705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6734264205">
                <text:p>6.673426420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877241235">
                <text:p>6.6877241235</text:p>
              </table:table-cell>
              <table:table-cell office:value-type="float" office:value="17.485325">
                <text:p>17.4853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7016098335">
                <text:p>6.701609833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7157091695">
                <text:p>6.7157091695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7298390245">
                <text:p>6.7298390245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7440909515">
                <text:p>6.7440909515</text:p>
              </table:table-cell>
              <table:table-cell office:value-type="float" office:value="17.541487">
                <text:p>17.5414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7579766615">
                <text:p>6.757976661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7720302205">
                <text:p>6.7720302205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7861600755">
                <text:p>6.7861600755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8003814835">
                <text:p>6.8003814835</text:p>
              </table:table-cell>
              <table:table-cell office:value-type="float" office:value="17.57913">
                <text:p>17.579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8141908985">
                <text:p>6.8141908985</text:p>
              </table:table-cell>
              <table:table-cell office:value-type="float" office:value="18.10359">
                <text:p>18.103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8282139395">
                <text:p>6.8282139395</text:p>
              </table:table-cell>
              <table:table-cell office:value-type="float" office:value="17.827803">
                <text:p>17.827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8422980165">
                <text:p>6.8422980165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8564889075">
                <text:p>6.8564889075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8702983225">
                <text:p>6.8702983225</text:p>
              </table:table-cell>
              <table:table-cell office:value-type="float" office:value="18.10359">
                <text:p>18.103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8842908455">
                <text:p>6.8842908455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8983596645">
                <text:p>6.8983596645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912504778">
                <text:p>6.912504778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926283675">
                <text:p>6.926283675</text:p>
              </table:table-cell>
              <table:table-cell office:value-type="float" office:value="18.143686">
                <text:p>18.1436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94024568">
                <text:p>6.94024568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95428398">
                <text:p>6.95428398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968398575">
                <text:p>6.968398575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821469535">
                <text:p>6.9821469535</text:p>
              </table:table-cell>
              <table:table-cell office:value-type="float" office:value="18.183962">
                <text:p>18.183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960784405">
                <text:p>6.9960784405</text:p>
              </table:table-cell>
              <table:table-cell office:value-type="float" office:value="17.944962">
                <text:p>17.9449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0100862235">
                <text:p>7.0100862235</text:p>
              </table:table-cell>
              <table:table-cell office:value-type="float" office:value="17.847223">
                <text:p>17.8472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0242008185">
                <text:p>7.0242008185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379034205">
                <text:p>7.0379034205</text:p>
              </table:table-cell>
              <table:table-cell office:value-type="float" office:value="18.244709">
                <text:p>18.2447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51850167">
                <text:p>7.051850167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585795">
                <text:p>7.06585795</text:p>
              </table:table-cell>
              <table:table-cell office:value-type="float" office:value="17.847223">
                <text:p>17.8472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079957286">
                <text:p>7.079957286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093675147">
                <text:p>7.093675147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07606634">
                <text:p>7.107606634</text:p>
              </table:table-cell>
              <table:table-cell office:value-type="float" office:value="17.944962">
                <text:p>17.9449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21599157">
                <text:p>7.121599157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35698493">
                <text:p>7.135698493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149416354">
                <text:p>7.149416354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163332582">
                <text:p>7.163332582</text:p>
              </table:table-cell>
              <table:table-cell office:value-type="float" office:value="17.964638">
                <text:p>17.9646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177294587">
                <text:p>7.177294587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191378664">
                <text:p>7.191378664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205066006">
                <text:p>7.205066006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218966975">
                <text:p>7.218966975</text:p>
              </table:table-cell>
              <table:table-cell office:value-type="float" office:value="17.984358">
                <text:p>17.9843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23292898">
                <text:p>7.23292898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246982539">
                <text:p>7.246982539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260669881">
                <text:p>7.260669881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74586109">
                <text:p>7.274586109</text:p>
              </table:table-cell>
              <table:table-cell office:value-type="float" office:value="17.964638">
                <text:p>17.9646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288548114">
                <text:p>7.288548114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302632191">
                <text:p>7.302632191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316350052">
                <text:p>7.316350052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330251021">
                <text:p>7.330251021</text:p>
              </table:table-cell>
              <table:table-cell office:value-type="float" office:value="17.984358">
                <text:p>17.9843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344243544">
                <text:p>7.344243544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358297103">
                <text:p>7.358297103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371984445">
                <text:p>7.371984445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385900673">
                <text:p>7.385900673</text:p>
              </table:table-cell>
              <table:table-cell office:value-type="float" office:value="17.964638">
                <text:p>17.9646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39983216">
                <text:p>7.39983216</text:p>
              </table:table-cell>
              <table:table-cell office:value-type="float" office:value="17.944962">
                <text:p>17.9449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413900979">
                <text:p>7.413900979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427603581">
                <text:p>7.427603581</text:p>
              </table:table-cell>
              <table:table-cell office:value-type="float" office:value="18.244709">
                <text:p>18.2447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415503275">
                <text:p>7.4415503275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4555428505">
                <text:p>7.4555428505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4696269275">
                <text:p>7.4696269275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4833295295">
                <text:p>7.4833295295</text:p>
              </table:table-cell>
              <table:table-cell office:value-type="float" office:value="18.244709">
                <text:p>18.2447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497276276">
                <text:p>7.497276276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511284059">
                <text:p>7.511284059</text:p>
              </table:table-cell>
              <table:table-cell office:value-type="float" office:value="17.847223">
                <text:p>17.8472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525398654">
                <text:p>7.525398654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539116515">
                <text:p>7.539116515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5530632615">
                <text:p>7.5530632615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5670710445">
                <text:p>7.5670710445</text:p>
              </table:table-cell>
              <table:table-cell office:value-type="float" office:value="17.847223">
                <text:p>17.8472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5812008995">
                <text:p>7.5812008995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5949340195">
                <text:p>7.5949340195</text:p>
              </table:table-cell>
              <table:table-cell office:value-type="float" office:value="18.204166">
                <text:p>18.2041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6088960245">
                <text:p>7.6088960245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6229190655">
                <text:p>7.6229190655</text:p>
              </table:table-cell>
              <table:table-cell office:value-type="float" office:value="17.827803">
                <text:p>17.8278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6370336605">
                <text:p>7.6370336605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6507972985">
                <text:p>7.6507972985</text:p>
              </table:table-cell>
              <table:table-cell office:value-type="float" office:value="18.163801">
                <text:p>18.1638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664744045">
                <text:p>7.664744045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678782345">
                <text:p>7.678782345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6929274585">
                <text:p>7.6929274585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706675837">
                <text:p>7.706675837</text:p>
              </table:table-cell>
              <table:table-cell office:value-type="float" office:value="18.183962">
                <text:p>18.1839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72066836">
                <text:p>7.72066836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734721919">
                <text:p>7.734721919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74891281">
                <text:p>7.74891281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762706966">
                <text:p>7.762706966</text:p>
              </table:table-cell>
              <table:table-cell office:value-type="float" office:value="18.123617">
                <text:p>18.1236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776745266">
                <text:p>7.776745266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790829343">
                <text:p>7.790829343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805035493">
                <text:p>7.805035493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818829649">
                <text:p>7.818829649</text:p>
              </table:table-cell>
              <table:table-cell office:value-type="float" office:value="18.123617">
                <text:p>18.1236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832898468">
                <text:p>7.832898468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847013063">
                <text:p>7.847013063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6124973">
                <text:p>7.86124973</text:p>
              </table:table-cell>
              <table:table-cell office:value-type="float" office:value="17.56029">
                <text:p>17.560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875104922">
                <text:p>7.875104922</text:p>
              </table:table-cell>
              <table:table-cell office:value-type="float" office:value="18.043777">
                <text:p>18.0437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889173741">
                <text:p>7.889173741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903334113">
                <text:p>7.903334113</text:p>
              </table:table-cell>
              <table:table-cell office:value-type="float" office:value="17.654903">
                <text:p>17.6549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9176165575">
                <text:p>7.917616557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9315175265">
                <text:p>7.9315175265</text:p>
              </table:table-cell>
              <table:table-cell office:value-type="float" office:value="17.984358">
                <text:p>17.9843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9455863455">
                <text:p>7.9455863455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9597772365">
                <text:p>7.9597772365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9740749395">
                <text:p>7.9740749395</text:p>
              </table:table-cell>
              <table:table-cell office:value-type="float" office:value="17.485325">
                <text:p>17.4853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9879911675">
                <text:p>7.9879911675</text:p>
              </table:table-cell>
              <table:table-cell office:value-type="float" office:value="17.964638">
                <text:p>17.9646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002136281">
                <text:p>8.002136281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016327172">
                <text:p>8.016327172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030670653">
                <text:p>8.030670653</text:p>
              </table:table-cell>
              <table:table-cell office:value-type="float" office:value="17.429522">
                <text:p>17.4295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0446173995">
                <text:p>8.0446173995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0588082905">
                <text:p>8.0588082905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0730602175">
                <text:p>8.0730602175</text:p>
              </table:table-cell>
              <table:table-cell office:value-type="float" office:value="17.541487">
                <text:p>17.541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0874189565">
                <text:p>8.0874189565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1013962205">
                <text:p>8.1013962205</text:p>
              </table:table-cell>
              <table:table-cell office:value-type="float" office:value="17.88619">
                <text:p>17.886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156023705">
                <text:p>8.115602370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129884815">
                <text:p>8.12988481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144274073">
                <text:p>8.144274073</text:p>
              </table:table-cell>
              <table:table-cell office:value-type="float" office:value="17.374071">
                <text:p>17.3740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158281856">
                <text:p>8.158281856</text:p>
              </table:table-cell>
              <table:table-cell office:value-type="float" office:value="17.847223">
                <text:p>17.8472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172518523">
                <text:p>8.172518523</text:p>
              </table:table-cell>
              <table:table-cell office:value-type="float" office:value="17.56029">
                <text:p>17.560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186816226">
                <text:p>8.186816226</text:p>
              </table:table-cell>
              <table:table-cell office:value-type="float" office:value="17.485325">
                <text:p>17.4853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201251261">
                <text:p>8.201251261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215289561">
                <text:p>8.215289561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2295720055">
                <text:p>8.229572005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439002275">
                <text:p>8.2439002275</text:p>
              </table:table-cell>
              <table:table-cell office:value-type="float" office:value="17.448084">
                <text:p>17.448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2583657805">
                <text:p>8.2583657805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2724498575">
                <text:p>8.2724498575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2867170435">
                <text:p>8.2867170435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3011063015">
                <text:p>8.3011063015</text:p>
              </table:table-cell>
              <table:table-cell office:value-type="float" office:value="17.374071">
                <text:p>17.3740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3156176315">
                <text:p>8.3156176315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3297322265">
                <text:p>8.3297322265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3440909655">
                <text:p>8.3440909655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3584954825">
                <text:p>8.3584954825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3730373305">
                <text:p>8.3730373305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387182444">
                <text:p>8.387182444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401556443">
                <text:p>8.401556443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416006737">
                <text:p>8.416006737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430563844">
                <text:p>8.430563844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444754735">
                <text:p>8.444754735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459159252">
                <text:p>8.459159252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473655323">
                <text:p>8.473655323</text:p>
              </table:table-cell>
              <table:table-cell office:value-type="float" office:value="17.246054">
                <text:p>17.2460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488258207">
                <text:p>8.488258207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502464357">
                <text:p>8.502464357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516914651">
                <text:p>8.516914651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53144124">
                <text:p>8.53144124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546059383">
                <text:p>8.546059383</text:p>
              </table:table-cell>
              <table:table-cell office:value-type="float" office:value="17.102036">
                <text:p>17.1020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56031131">
                <text:p>8.56031131</text:p>
              </table:table-cell>
              <table:table-cell office:value-type="float" office:value="17.541487">
                <text:p>17.5414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574792122">
                <text:p>8.574792122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589318711">
                <text:p>8.589318711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6039978905">
                <text:p>8.6039978905</text:p>
              </table:table-cell>
              <table:table-cell office:value-type="float" office:value="17.030924">
                <text:p>17.0309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618280335">
                <text:p>8.61828033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632791665">
                <text:p>8.632791665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647348772">
                <text:p>8.647348772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662073728">
                <text:p>8.662073728</text:p>
              </table:table-cell>
              <table:table-cell office:value-type="float" office:value="16.97798">
                <text:p>16.977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676417209">
                <text:p>8.676417209</text:p>
              </table:table-cell>
              <table:table-cell office:value-type="float" office:value="17.429522">
                <text:p>17.4295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690959057">
                <text:p>8.690959057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705607718">
                <text:p>8.705607718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720363192">
                <text:p>8.720363192</text:p>
              </table:table-cell>
              <table:table-cell office:value-type="float" office:value="16.942863">
                <text:p>16.9428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734737191">
                <text:p>8.734737191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749340075">
                <text:p>8.749340075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763988736">
                <text:p>8.763988736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77874421">
                <text:p>8.77874421</text:p>
              </table:table-cell>
              <table:table-cell office:value-type="float" office:value="16.942863">
                <text:p>16.9428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793148727">
                <text:p>8.793148727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80776687">
                <text:p>8.80776687</text:p>
              </table:table-cell>
              <table:table-cell office:value-type="float" office:value="17.102036">
                <text:p>17.1020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82246130799999">
                <text:p>8.82246130799999</text:p>
              </table:table-cell>
              <table:table-cell office:value-type="float" office:value="17.013239">
                <text:p>17.0132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83727781849999">
                <text:p>8.83727781849999</text:p>
              </table:table-cell>
              <table:table-cell office:value-type="float" office:value="16.87307">
                <text:p>16.87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85171285349999">
                <text:p>8.85171285349999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86634625549999">
                <text:p>8.86634625549999</text:p>
              </table:table-cell>
              <table:table-cell office:value-type="float" office:value="17.084202">
                <text:p>17.0842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88110172949999">
                <text:p>8.88110172949999</text:p>
              </table:table-cell>
              <table:table-cell office:value-type="float" office:value="16.942863">
                <text:p>16.9428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89596401749999">
                <text:p>8.89596401749999</text:p>
              </table:table-cell>
              <table:table-cell office:value-type="float" office:value="16.821098">
                <text:p>16.8210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91044482949999">
                <text:p>8.91044482949999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92512400899999">
                <text:p>8.92512400899999</text:p>
              </table:table-cell>
              <table:table-cell office:value-type="float" office:value="17.030924">
                <text:p>17.0309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93989474199999">
                <text:p>8.93989474199999</text:p>
              </table:table-cell>
              <table:table-cell office:value-type="float" office:value="16.925362">
                <text:p>16.9253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95478754699999">
                <text:p>8.95478754699999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96929887699999">
                <text:p>8.96929887699999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98399331499999">
                <text:p>8.98399331499999</text:p>
              </table:table-cell>
              <table:table-cell office:value-type="float" office:value="17.013239">
                <text:p>17.013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99877930699999">
                <text:p>8.99877930699999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01370263099999">
                <text:p>9.01370263099999</text:p>
              </table:table-cell>
              <table:table-cell office:value-type="float" office:value="16.7523">
                <text:p>16.75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02824447899999">
                <text:p>9.02824447899999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04296943499999">
                <text:p>9.04296943499999</text:p>
              </table:table-cell>
              <table:table-cell office:value-type="float" office:value="16.97798">
                <text:p>16.977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05780120399999">
                <text:p>9.05780120399999</text:p>
              </table:table-cell>
              <table:table-cell office:value-type="float" office:value="16.855711">
                <text:p>16.8557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07275504499999">
                <text:p>9.07275504499999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08728163399999">
                <text:p>9.08728163399999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10200659">
                <text:p>9.10200659</text:p>
              </table:table-cell>
              <table:table-cell office:value-type="float" office:value="16.97798">
                <text:p>16.977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116853618">
                <text:p>9.116853618</text:p>
              </table:table-cell>
              <table:table-cell office:value-type="float" office:value="16.838387">
                <text:p>16.8383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13179220099999">
                <text:p>9.13179220099999</text:p>
              </table:table-cell>
              <table:table-cell office:value-type="float" office:value="16.735188">
                <text:p>16.7351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14634930799999">
                <text:p>9.14634930799999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16108952399999">
                <text:p>9.16108952399999</text:p>
              </table:table-cell>
              <table:table-cell office:value-type="float" office:value="16.960402">
                <text:p>16.9604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175921293">
                <text:p>9.175921293</text:p>
              </table:table-cell>
              <table:table-cell office:value-type="float" office:value="16.855711">
                <text:p>16.8557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190875134">
                <text:p>9.190875134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2054475">
                <text:p>9.2054475</text:p>
              </table:table-cell>
              <table:table-cell office:value-type="float" office:value="17.15576">
                <text:p>17.155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220233492">
                <text:p>9.220233492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23508052">
                <text:p>9.23508052</text:p>
              </table:table-cell>
              <table:table-cell office:value-type="float" office:value="16.838387">
                <text:p>16.8383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25001910299999">
                <text:p>9.25001910299999</text:p>
              </table:table-cell>
              <table:table-cell office:value-type="float" office:value="16.735188">
                <text:p>16.7351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264545692">
                <text:p>9.264545692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279331684">
                <text:p>9.279331684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29414819449999">
                <text:p>9.29414819449999</text:p>
              </table:table-cell>
              <table:table-cell office:value-type="float" office:value="16.87307">
                <text:p>16.873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.3091020355">
                <text:p>9.3091020355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3236591425">
                <text:p>9.3236591425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3384298755">
                <text:p>9.3384298755</text:p>
              </table:table-cell>
              <table:table-cell office:value-type="float" office:value="16.925362">
                <text:p>16.9253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353246386">
                <text:p>9.353246386</text:p>
              </table:table-cell>
              <table:table-cell office:value-type="float" office:value="16.87307">
                <text:p>16.873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368200227">
                <text:p>9.368200227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382726816">
                <text:p>9.382726816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397497549">
                <text:p>9.397497549</text:p>
              </table:table-cell>
              <table:table-cell office:value-type="float" office:value="16.925362">
                <text:p>16.9253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412329318">
                <text:p>9.412329318</text:p>
              </table:table-cell>
              <table:table-cell office:value-type="float" office:value="16.855711">
                <text:p>16.8557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427267901">
                <text:p>9.427267901</text:p>
              </table:table-cell>
              <table:table-cell office:value-type="float" office:value="16.735188">
                <text:p>16.7351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441763972">
                <text:p>9.441763972</text:p>
              </table:table-cell>
              <table:table-cell office:value-type="float" office:value="17.246054">
                <text:p>17.2460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.456488928">
                <text:p>9.456488928</text:p>
              </table:table-cell>
              <table:table-cell office:value-type="float" office:value="16.97798">
                <text:p>16.977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47127492">
                <text:p>9.47127492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.486152467">
                <text:p>9.486152467</text:p>
              </table:table-cell>
              <table:table-cell office:value-type="float" office:value="16.803846">
                <text:p>16.8038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500663797">
                <text:p>9.500663797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515358235">
                <text:p>9.515358235</text:p>
              </table:table-cell>
              <table:table-cell office:value-type="float" office:value="17.013239">
                <text:p>17.0132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530144227">
                <text:p>9.530144227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545021774">
                <text:p>9.545021774</text:p>
              </table:table-cell>
              <table:table-cell office:value-type="float" office:value="16.803846">
                <text:p>16.8038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559487327">
                <text:p>9.559487327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.574135988">
                <text:p>9.574135988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.588876204">
                <text:p>9.588876204</text:p>
              </table:table-cell>
              <table:table-cell office:value-type="float" office:value="16.960402">
                <text:p>16.9604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603723232">
                <text:p>9.603723232</text:p>
              </table:table-cell>
              <table:table-cell office:value-type="float" office:value="16.838387">
                <text:p>16.8383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.618158267">
                <text:p>9.618158267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632822187">
                <text:p>9.632822187</text:p>
              </table:table-cell>
              <table:table-cell office:value-type="float" office:value="17.048647">
                <text:p>17.0486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647516625">
                <text:p>9.647516625</text:p>
              </table:table-cell>
              <table:table-cell office:value-type="float" office:value="17.013239">
                <text:p>17.0132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6623331355">
                <text:p>9.6623331355</text:p>
              </table:table-cell>
              <table:table-cell office:value-type="float" office:value="16.87307">
                <text:p>16.873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67673765249999">
                <text:p>9.67673765249999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69135579549999">
                <text:p>9.69135579549999</text:p>
              </table:table-cell>
              <table:table-cell office:value-type="float" office:value="17.102036">
                <text:p>17.1020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7060044565">
                <text:p>9.7060044565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7207751895">
                <text:p>9.7207751895</text:p>
              </table:table-cell>
              <table:table-cell office:value-type="float" office:value="16.925362">
                <text:p>16.9253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7351186705">
                <text:p>9.7351186705</text:p>
              </table:table-cell>
              <table:table-cell office:value-type="float" office:value="17.429522">
                <text:p>17.4295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7496757775">
                <text:p>9.7496757775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7642939205">
                <text:p>9.7642939205</text:p>
              </table:table-cell>
              <table:table-cell office:value-type="float" office:value="17.102036">
                <text:p>17.102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7790036175">
                <text:p>9.7790036175</text:p>
              </table:table-cell>
              <table:table-cell office:value-type="float" office:value="16.99559">
                <text:p>16.995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7933013205">
                <text:p>9.7933013205</text:p>
              </table:table-cell>
              <table:table-cell office:value-type="float" office:value="17.485325">
                <text:p>17.485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8077668735">
                <text:p>9.8077668735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8223239805">
                <text:p>9.8223239805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8369726415">
                <text:p>9.8369726415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8512093085">
                <text:p>9.8512093085</text:p>
              </table:table-cell>
              <table:table-cell office:value-type="float" office:value="17.56029">
                <text:p>17.560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8656443435">
                <text:p>9.8656443435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8801251555">
                <text:p>9.8801251555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8947127805">
                <text:p>9.8947127805</text:p>
              </table:table-cell>
              <table:table-cell office:value-type="float" office:value="17.137814">
                <text:p>17.1378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9089189305">
                <text:p>9.908918930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9233234475">
                <text:p>9.9233234475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9378042595">
                <text:p>9.9378042595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9523613665">
                <text:p>9.9523613665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9665369975">
                <text:p>9.9665369975</text:p>
              </table:table-cell>
              <table:table-cell office:value-type="float" office:value="17.635899">
                <text:p>17.6358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9809415145">
                <text:p>9.9809415145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9953918085">
                <text:p>9.9953918085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0099336565">
                <text:p>10.0099336565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0241092875">
                <text:p>10.0241092875</text:p>
              </table:table-cell>
              <table:table-cell office:value-type="float" office:value="17.635899">
                <text:p>17.6358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0384832865">
                <text:p>10.0384832865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0529183215">
                <text:p>10.0529183215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0674601695">
                <text:p>10.0674601695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0816205415">
                <text:p>10.0816205415</text:p>
              </table:table-cell>
              <table:table-cell office:value-type="float" office:value="17.654903">
                <text:p>17.6549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0959945405">
                <text:p>10.0959945405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1104295755">
                <text:p>10.1104295755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1249714235">
                <text:p>10.1249714235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.139116537">
                <text:p>10.139116537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153460018">
                <text:p>10.153460018</text:p>
              </table:table-cell>
              <table:table-cell office:value-type="float" office:value="17.429522">
                <text:p>17.4295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167895053">
                <text:p>10.167895053</text:p>
              </table:table-cell>
              <table:table-cell office:value-type="float" office:value="17.318974">
                <text:p>17.3189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182406383">
                <text:p>10.182406383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196520978">
                <text:p>10.196520978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210864459">
                <text:p>10.210864459</text:p>
              </table:table-cell>
              <table:table-cell office:value-type="float" office:value="17.429522">
                <text:p>17.4295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225253717">
                <text:p>10.225253717</text:p>
              </table:table-cell>
              <table:table-cell office:value-type="float" office:value="17.374071">
                <text:p>17.3740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239780306">
                <text:p>10.239780306</text:p>
              </table:table-cell>
              <table:table-cell office:value-type="float" office:value="17.209822">
                <text:p>17.2098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253864383">
                <text:p>10.253864383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268192605">
                <text:p>10.268192605</text:p>
              </table:table-cell>
              <table:table-cell office:value-type="float" office:value="17.448084">
                <text:p>17.4480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282566604">
                <text:p>10.282566604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297062675">
                <text:p>10.297062675</text:p>
              </table:table-cell>
              <table:table-cell office:value-type="float" office:value="17.246054">
                <text:p>17.2460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311162011">
                <text:p>10.311162011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3254444555">
                <text:p>10.325444455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3398031945">
                <text:p>10.3398031945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3542534885">
                <text:p>10.3542534885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3683223075">
                <text:p>10.3683223075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3825894935">
                <text:p>10.3825894935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3969024565">
                <text:p>10.3969024565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4113222315">
                <text:p>10.4113222315</text:p>
              </table:table-cell>
              <table:table-cell office:value-type="float" office:value="17.337301">
                <text:p>17.3373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4253147545">
                <text:p>10.4253147545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4395209045">
                <text:p>10.439520904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4537728315">
                <text:p>10.4537728315</text:p>
              </table:table-cell>
              <table:table-cell office:value-type="float" office:value="17.541487">
                <text:p>17.541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4681468305">
                <text:p>10.4681468305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4821088355">
                <text:p>10.4821088355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4962844665">
                <text:p>10.4962844665</text:p>
              </table:table-cell>
              <table:table-cell office:value-type="float" office:value="17.635899">
                <text:p>17.6358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5105058745">
                <text:p>10.5105058745</text:p>
              </table:table-cell>
              <table:table-cell office:value-type="float" office:value="17.57913">
                <text:p>17.579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5248188375">
                <text:p>10.5248188375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538765584">
                <text:p>10.538765584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552895439">
                <text:p>10.552895439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56707107">
                <text:p>10.56707107</text:p>
              </table:table-cell>
              <table:table-cell office:value-type="float" office:value="17.635899">
                <text:p>17.6358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581368773">
                <text:p>10.581368773</text:p>
              </table:table-cell>
              <table:table-cell office:value-type="float" office:value="17.485325">
                <text:p>17.4853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595254483">
                <text:p>10.595254483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60933856">
                <text:p>10.60933856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6234836735">
                <text:p>10.6234836735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6377203405">
                <text:p>10.6377203405</text:p>
              </table:table-cell>
              <table:table-cell office:value-type="float" office:value="17.56029">
                <text:p>17.560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6515602735">
                <text:p>10.6515602735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6655985735">
                <text:p>10.6655985735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6796826505">
                <text:p>10.6796826505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693827764">
                <text:p>10.693827764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7075761425">
                <text:p>10.7075761425</text:p>
              </table:table-cell>
              <table:table-cell office:value-type="float" office:value="18.183962">
                <text:p>18.1839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7215534065">
                <text:p>10.7215534065</text:p>
              </table:table-cell>
              <table:table-cell office:value-type="float" office:value="17.88619">
                <text:p>17.886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355459295">
                <text:p>10.7355459295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7496452655">
                <text:p>10.7496452655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7633173495">
                <text:p>10.7633173495</text:p>
              </table:table-cell>
              <table:table-cell office:value-type="float" office:value="18.285435">
                <text:p>18.2854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7772030595">
                <text:p>10.777203059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7911345465">
                <text:p>10.7911345465</text:p>
              </table:table-cell>
              <table:table-cell office:value-type="float" office:value="17.944962">
                <text:p>17.9449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8051881055">
                <text:p>10.8051881055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8188296715">
                <text:p>10.8188296715</text:p>
              </table:table-cell>
              <table:table-cell office:value-type="float" office:value="18.326342">
                <text:p>18.3263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8326543455">
                <text:p>10.8326543455</text:p>
              </table:table-cell>
              <table:table-cell office:value-type="float" office:value="18.083609">
                <text:p>18.083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8465400555">
                <text:p>10.846540055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8605173195">
                <text:p>10.8605173195</text:p>
              </table:table-cell>
              <table:table-cell office:value-type="float" office:value="17.88619">
                <text:p>17.886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8741131085">
                <text:p>10.8741131085</text:p>
              </table:table-cell>
              <table:table-cell office:value-type="float" office:value="18.388048">
                <text:p>18.3880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8879072645">
                <text:p>10.8879072645</text:p>
              </table:table-cell>
              <table:table-cell office:value-type="float" office:value="18.123617">
                <text:p>18.1236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9017471975">
                <text:p>10.9017471975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9156786845">
                <text:p>10.9156786845</text:p>
              </table:table-cell>
              <table:table-cell office:value-type="float" office:value="17.944962">
                <text:p>17.9449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9291981785">
                <text:p>10.9291981785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9429160395">
                <text:p>10.9429160395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9566796775">
                <text:p>10.9566796775</text:p>
              </table:table-cell>
              <table:table-cell office:value-type="float" office:value="18.163801">
                <text:p>18.1638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9705501285">
                <text:p>10.9705501285</text:p>
              </table:table-cell>
              <table:table-cell office:value-type="float" office:value="18.023928">
                <text:p>18.0239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9840238455">
                <text:p>10.9840238455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9976959295">
                <text:p>10.9976959295</text:p>
              </table:table-cell>
              <table:table-cell office:value-type="float" office:value="18.285435">
                <text:p>18.2854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0114290495">
                <text:p>11.0114290495</text:p>
              </table:table-cell>
              <table:table-cell office:value-type="float" office:value="18.204166">
                <text:p>18.2041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.0252689825">
                <text:p>11.0252689825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0387274405">
                <text:p>11.0387274405</text:p>
              </table:table-cell>
              <table:table-cell office:value-type="float" office:value="18.57568">
                <text:p>18.575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0523690065">
                <text:p>11.0523690065</text:p>
              </table:table-cell>
              <table:table-cell office:value-type="float" office:value="18.326342">
                <text:p>18.3263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0660563485">
                <text:p>11.0660563485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079804727">
                <text:p>11.079804727</text:p>
              </table:table-cell>
              <table:table-cell office:value-type="float" office:value="18.183962">
                <text:p>18.1839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.0932174075">
                <text:p>11.0932174075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1068131965">
                <text:p>11.1068131965</text:p>
              </table:table-cell>
              <table:table-cell office:value-type="float" office:value="18.388048">
                <text:p>18.3880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1204395025">
                <text:p>11.1204395025</text:p>
              </table:table-cell>
              <table:table-cell office:value-type="float" office:value="18.346865">
                <text:p>18.3468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134187881">
                <text:p>11.134187881</text:p>
              </table:table-cell>
              <table:table-cell office:value-type="float" office:value="18.183962">
                <text:p>18.1839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147524267">
                <text:p>11.147524267</text:p>
              </table:table-cell>
              <table:table-cell office:value-type="float" office:value="18.745708">
                <text:p>18.7457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161074278">
                <text:p>11.161074278</text:p>
              </table:table-cell>
              <table:table-cell office:value-type="float" office:value="18.45017">
                <text:p>18.450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1746853255">
                <text:p>11.1746853255</text:p>
              </table:table-cell>
              <table:table-cell office:value-type="float" office:value="18.367434">
                <text:p>18.3674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1883879275">
                <text:p>11.1883879275</text:p>
              </table:table-cell>
              <table:table-cell office:value-type="float" office:value="18.244709">
                <text:p>18.2447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2017243135">
                <text:p>11.2017243135</text:p>
              </table:table-cell>
              <table:table-cell office:value-type="float" office:value="18.745708">
                <text:p>18.7457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2152590665">
                <text:p>11.2152590665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2288395965">
                <text:p>11.2288395965</text:p>
              </table:table-cell>
              <table:table-cell office:value-type="float" office:value="18.408709">
                <text:p>18.4087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2425269385">
                <text:p>11.2425269385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2558175465">
                <text:p>11.2558175465</text:p>
              </table:table-cell>
              <table:table-cell office:value-type="float" office:value="18.810274">
                <text:p>18.8102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2693217805">
                <text:p>11.2693217805</text:p>
              </table:table-cell>
              <table:table-cell office:value-type="float" office:value="18.512712">
                <text:p>18.5127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2828870505">
                <text:p>11.2828870505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2965286165">
                <text:p>11.2965286165</text:p>
              </table:table-cell>
              <table:table-cell office:value-type="float" office:value="18.326342">
                <text:p>18.3263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309803966">
                <text:p>11.309803966</text:p>
              </table:table-cell>
              <table:table-cell office:value-type="float" office:value="18.831896">
                <text:p>18.8318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323277683">
                <text:p>11.323277683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336812436">
                <text:p>11.336812436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3504234835">
                <text:p>11.3504234835</text:p>
              </table:table-cell>
              <table:table-cell office:value-type="float" office:value="18.367434">
                <text:p>18.3674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3636683145">
                <text:p>11.3636683145</text:p>
              </table:table-cell>
              <table:table-cell office:value-type="float" office:value="18.875288">
                <text:p>18.8752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3771267725">
                <text:p>11.3771267725</text:p>
              </table:table-cell>
              <table:table-cell office:value-type="float" office:value="18.57568">
                <text:p>18.575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3906157475">
                <text:p>11.3906157475</text:p>
              </table:table-cell>
              <table:table-cell office:value-type="float" office:value="18.533653">
                <text:p>18.5336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4041810175">
                <text:p>11.4041810175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4173953305">
                <text:p>11.4173953305</text:p>
              </table:table-cell>
              <table:table-cell office:value-type="float" office:value="18.918879">
                <text:p>18.9188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4307927525">
                <text:p>11.4307927525</text:p>
              </table:table-cell>
              <table:table-cell office:value-type="float" office:value="18.660307">
                <text:p>18.6603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4442817275">
                <text:p>11.4442817275</text:p>
              </table:table-cell>
              <table:table-cell office:value-type="float" office:value="18.533653">
                <text:p>18.5336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4578317385">
                <text:p>11.4578317385</text:p>
              </table:table-cell>
              <table:table-cell office:value-type="float" office:value="18.45017">
                <text:p>18.450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4710460515">
                <text:p>11.4710460515</text:p>
              </table:table-cell>
              <table:table-cell office:value-type="float" office:value="18.918879">
                <text:p>18.9188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484458732">
                <text:p>11.484458732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497932449">
                <text:p>11.497932449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511497719">
                <text:p>11.511497719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524696773">
                <text:p>11.524696773</text:p>
              </table:table-cell>
              <table:table-cell office:value-type="float" office:value="18.940752">
                <text:p>18.9407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538094195">
                <text:p>11.538094195</text:p>
              </table:table-cell>
              <table:table-cell office:value-type="float" office:value="18.660307">
                <text:p>18.6603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551552653">
                <text:p>11.551552653</text:p>
              </table:table-cell>
              <table:table-cell office:value-type="float" office:value="18.57568">
                <text:p>18.575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565102664">
                <text:p>11.565102664</text:p>
              </table:table-cell>
              <table:table-cell office:value-type="float" office:value="18.45017">
                <text:p>18.450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578286459">
                <text:p>11.578286459</text:p>
              </table:table-cell>
              <table:table-cell office:value-type="float" office:value="18.962673">
                <text:p>18.9626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591668621">
                <text:p>11.591668621</text:p>
              </table:table-cell>
              <table:table-cell office:value-type="float" office:value="18.681585">
                <text:p>18.6815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605111819">
                <text:p>11.605111819</text:p>
              </table:table-cell>
              <table:table-cell office:value-type="float" office:value="18.596766">
                <text:p>18.5967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61866183">
                <text:p>11.61866183</text:p>
              </table:table-cell>
              <table:table-cell office:value-type="float" office:value="18.45017">
                <text:p>18.450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631830366">
                <text:p>11.631830366</text:p>
              </table:table-cell>
              <table:table-cell office:value-type="float" office:value="18.984646">
                <text:p>18.9846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645212528">
                <text:p>11.645212528</text:p>
              </table:table-cell>
              <table:table-cell office:value-type="float" office:value="18.681585">
                <text:p>18.6815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658655726">
                <text:p>11.658655726</text:p>
              </table:table-cell>
              <table:table-cell office:value-type="float" office:value="18.596766">
                <text:p>18.5967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672190479">
                <text:p>11.672190479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685374274">
                <text:p>11.685374274</text:p>
              </table:table-cell>
              <table:table-cell office:value-type="float" office:value="18.962673">
                <text:p>18.9626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698741177">
                <text:p>11.698741177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7121538575">
                <text:p>11.7121538575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7256733515">
                <text:p>11.7256733515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7388266285">
                <text:p>11.7388266285</text:p>
              </table:table-cell>
              <table:table-cell office:value-type="float" office:value="19.00667">
                <text:p>19.00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7521935315">
                <text:p>11.7521935315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765606212">
                <text:p>11.765606212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779110446">
                <text:p>11.779110446</text:p>
              </table:table-cell>
              <table:table-cell office:value-type="float" office:value="18.512712">
                <text:p>18.5127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792278982">
                <text:p>11.792278982</text:p>
              </table:table-cell>
              <table:table-cell office:value-type="float" office:value="18.984646">
                <text:p>18.9846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805615368">
                <text:p>11.805615368</text:p>
              </table:table-cell>
              <table:table-cell office:value-type="float" office:value="18.745708">
                <text:p>18.7457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819043307">
                <text:p>11.819043307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83257806">
                <text:p>11.83257806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845731337">
                <text:p>11.845731337</text:p>
              </table:table-cell>
              <table:table-cell office:value-type="float" office:value="19.00667">
                <text:p>19.006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859082981">
                <text:p>11.859082981</text:p>
              </table:table-cell>
              <table:table-cell office:value-type="float" office:value="18.724285">
                <text:p>18.7242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8724956615">
                <text:p>11.8724956615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8860304145">
                <text:p>11.8860304145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8991836915">
                <text:p>11.8991836915</text:p>
              </table:table-cell>
              <table:table-cell office:value-type="float" office:value="19.00667">
                <text:p>19.00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9125505945">
                <text:p>11.9125505945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9259785335">
                <text:p>11.9259785335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9394675085">
                <text:p>11.9394675085</text:p>
              </table:table-cell>
              <table:table-cell office:value-type="float" office:value="18.533653">
                <text:p>18.5336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9526207855">
                <text:p>11.9526207855</text:p>
              </table:table-cell>
              <table:table-cell office:value-type="float" office:value="19.00667">
                <text:p>19.00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9659266525">
                <text:p>11.9659266525</text:p>
              </table:table-cell>
              <table:table-cell office:value-type="float" office:value="18.788704">
                <text:p>18.7887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979339333">
                <text:p>11.979339333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992843567">
                <text:p>11.992843567</text:p>
              </table:table-cell>
              <table:table-cell office:value-type="float" office:value="18.512712">
                <text:p>18.5127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005981585">
                <text:p>12.005981585</text:p>
              </table:table-cell>
              <table:table-cell office:value-type="float" office:value="19.028746">
                <text:p>19.0287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019333229">
                <text:p>12.019333229</text:p>
              </table:table-cell>
              <table:table-cell office:value-type="float" office:value="18.724285">
                <text:p>18.7242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032730651">
                <text:p>12.032730651</text:p>
              </table:table-cell>
              <table:table-cell office:value-type="float" office:value="18.660307">
                <text:p>18.6603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046250145">
                <text:p>12.046250145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059388163">
                <text:p>12.059388163</text:p>
              </table:table-cell>
              <table:table-cell office:value-type="float" office:value="19.028746">
                <text:p>19.0287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072755066">
                <text:p>12.072755066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086137228">
                <text:p>12.086137228</text:p>
              </table:table-cell>
              <table:table-cell office:value-type="float" office:value="18.681585">
                <text:p>18.6815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099656722">
                <text:p>12.099656722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11279474">
                <text:p>12.11279474</text:p>
              </table:table-cell>
              <table:table-cell office:value-type="float" office:value="19.028746">
                <text:p>19.0287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126131126">
                <text:p>12.126131126</text:p>
              </table:table-cell>
              <table:table-cell office:value-type="float" office:value="18.745708">
                <text:p>18.7457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139528548">
                <text:p>12.139528548</text:p>
              </table:table-cell>
              <table:table-cell office:value-type="float" office:value="18.660307">
                <text:p>18.6603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153063301">
                <text:p>12.153063301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166216578">
                <text:p>12.166216578</text:p>
              </table:table-cell>
              <table:table-cell office:value-type="float" office:value="19.00667">
                <text:p>19.00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179583481">
                <text:p>12.179583481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19301142">
                <text:p>12.19301142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206530914">
                <text:p>12.206530914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219668932">
                <text:p>12.219668932</text:p>
              </table:table-cell>
              <table:table-cell office:value-type="float" office:value="19.028746">
                <text:p>19.0287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233020576">
                <text:p>12.233020576</text:p>
              </table:table-cell>
              <table:table-cell office:value-type="float" office:value="18.724285">
                <text:p>18.7242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2464332565">
                <text:p>12.2464332565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2599374905">
                <text:p>12.2599374905</text:p>
              </table:table-cell>
              <table:table-cell office:value-type="float" office:value="18.512712">
                <text:p>18.5127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2731060265">
                <text:p>12.2731060265</text:p>
              </table:table-cell>
              <table:table-cell office:value-type="float" office:value="18.984646">
                <text:p>18.9846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2864729295">
                <text:p>12.2864729295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2999008685">
                <text:p>12.2999008685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3134203625">
                <text:p>12.3134203625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3265736395">
                <text:p>12.3265736395</text:p>
              </table:table-cell>
              <table:table-cell office:value-type="float" office:value="19.00667">
                <text:p>19.00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3399252835">
                <text:p>12.3399252835</text:p>
              </table:table-cell>
              <table:table-cell office:value-type="float" office:value="18.724285">
                <text:p>18.7242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353337964">
                <text:p>12.353337964</text:p>
              </table:table-cell>
              <table:table-cell office:value-type="float" office:value="18.639078">
                <text:p>18.6390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.366872717">
                <text:p>12.366872717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.380010735">
                <text:p>12.380010735</text:p>
              </table:table-cell>
              <table:table-cell office:value-type="float" office:value="19.028746">
                <text:p>19.0287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.393392897">
                <text:p>12.393392897</text:p>
              </table:table-cell>
              <table:table-cell office:value-type="float" office:value="18.681585">
                <text:p>18.6815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406820836">
                <text:p>12.406820836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420370847">
                <text:p>12.420370847</text:p>
              </table:table-cell>
              <table:table-cell office:value-type="float" office:value="18.45017">
                <text:p>18.450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433508865">
                <text:p>12.433508865</text:p>
              </table:table-cell>
              <table:table-cell office:value-type="float" office:value="19.028746">
                <text:p>19.0287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.446906287">
                <text:p>12.446906287</text:p>
              </table:table-cell>
              <table:table-cell office:value-type="float" office:value="18.660307">
                <text:p>18.6603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.460364745">
                <text:p>12.460364745</text:p>
              </table:table-cell>
              <table:table-cell office:value-type="float" office:value="18.57568">
                <text:p>18.575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473930015">
                <text:p>12.473930015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.48711381">
                <text:p>12.48711381</text:p>
              </table:table-cell>
              <table:table-cell office:value-type="float" office:value="18.962673">
                <text:p>18.9626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.500495972">
                <text:p>12.500495972</text:p>
              </table:table-cell>
              <table:table-cell office:value-type="float" office:value="18.681585">
                <text:p>18.6815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51395443">
                <text:p>12.51395443</text:p>
              </table:table-cell>
              <table:table-cell office:value-type="float" office:value="18.57568">
                <text:p>18.575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5275197">
                <text:p>12.5275197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540718754">
                <text:p>12.540718754</text:p>
              </table:table-cell>
              <table:table-cell office:value-type="float" office:value="18.940752">
                <text:p>18.9407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554100916">
                <text:p>12.554100916</text:p>
              </table:table-cell>
              <table:table-cell office:value-type="float" office:value="18.681585">
                <text:p>18.6815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567574633">
                <text:p>12.567574633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581124644">
                <text:p>12.581124644</text:p>
              </table:table-cell>
              <table:table-cell office:value-type="float" office:value="18.45017">
                <text:p>18.450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594338957">
                <text:p>12.594338957</text:p>
              </table:table-cell>
              <table:table-cell office:value-type="float" office:value="18.918879">
                <text:p>18.9188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607736379">
                <text:p>12.607736379</text:p>
              </table:table-cell>
              <table:table-cell office:value-type="float" office:value="18.660307">
                <text:p>18.6603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621210096">
                <text:p>12.621210096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634775366">
                <text:p>12.634775366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64797442">
                <text:p>12.64797442</text:p>
              </table:table-cell>
              <table:table-cell office:value-type="float" office:value="18.940752">
                <text:p>18.9407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661402359">
                <text:p>12.661402359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674830298">
                <text:p>12.674830298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688410828">
                <text:p>12.688410828</text:p>
              </table:table-cell>
              <table:table-cell office:value-type="float" office:value="18.408709">
                <text:p>18.4087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701625141">
                <text:p>12.701625141</text:p>
              </table:table-cell>
              <table:table-cell office:value-type="float" office:value="18.918879">
                <text:p>18.9188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71505308">
                <text:p>12.71505308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728526797">
                <text:p>12.728526797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742107327">
                <text:p>12.742107327</text:p>
              </table:table-cell>
              <table:table-cell office:value-type="float" office:value="18.408709">
                <text:p>18.4087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755336899">
                <text:p>12.755336899</text:p>
              </table:table-cell>
              <table:table-cell office:value-type="float" office:value="18.897058">
                <text:p>18.8970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768780097">
                <text:p>12.768780097</text:p>
              </table:table-cell>
              <table:table-cell office:value-type="float" office:value="18.596766">
                <text:p>18.5967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782269072">
                <text:p>12.782269072</text:p>
              </table:table-cell>
              <table:table-cell office:value-type="float" office:value="18.533653">
                <text:p>18.5336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795864861">
                <text:p>12.795864861</text:p>
              </table:table-cell>
              <table:table-cell office:value-type="float" office:value="18.388048">
                <text:p>18.3880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809079174">
                <text:p>12.809079174</text:p>
              </table:table-cell>
              <table:table-cell office:value-type="float" office:value="18.918879">
                <text:p>18.9188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822537632">
                <text:p>12.822537632</text:p>
              </table:table-cell>
              <table:table-cell office:value-type="float" office:value="18.57568">
                <text:p>18.575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836026607">
                <text:p>12.836026607</text:p>
              </table:table-cell>
              <table:table-cell office:value-type="float" office:value="18.533653">
                <text:p>18.5336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849652913">
                <text:p>12.849652913</text:p>
              </table:table-cell>
              <table:table-cell office:value-type="float" office:value="18.346865">
                <text:p>18.3468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862897744">
                <text:p>12.862897744</text:p>
              </table:table-cell>
              <table:table-cell office:value-type="float" office:value="18.875288">
                <text:p>18.8752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876325683">
                <text:p>12.876325683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889829917">
                <text:p>12.889829917</text:p>
              </table:table-cell>
              <table:table-cell office:value-type="float" office:value="18.512712">
                <text:p>18.5127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9034409645">
                <text:p>12.9034409645</text:p>
              </table:table-cell>
              <table:table-cell office:value-type="float" office:value="18.367434">
                <text:p>18.3674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9166857955">
                <text:p>12.9166857955</text:p>
              </table:table-cell>
              <table:table-cell office:value-type="float" office:value="18.875288">
                <text:p>18.8752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9301289935">
                <text:p>12.9301289935</text:p>
              </table:table-cell>
              <table:table-cell office:value-type="float" office:value="18.596766">
                <text:p>18.5967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9436637465">
                <text:p>12.9436637465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9573205715">
                <text:p>12.9573205715</text:p>
              </table:table-cell>
              <table:table-cell office:value-type="float" office:value="18.305866">
                <text:p>18.3058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9705806615">
                <text:p>12.9705806615</text:p>
              </table:table-cell>
              <table:table-cell office:value-type="float" office:value="18.853567">
                <text:p>18.8535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9840696365">
                <text:p>12.9840696365</text:p>
              </table:table-cell>
              <table:table-cell office:value-type="float" office:value="18.533653">
                <text:p>18.53365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9976043895">
                <text:p>12.9976043895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.0112612145">
                <text:p>13.0112612145</text:p>
              </table:table-cell>
              <table:table-cell office:value-type="float" office:value="18.305866">
                <text:p>18.3058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.0245518225">
                <text:p>13.0245518225</text:p>
              </table:table-cell>
              <table:table-cell office:value-type="float" office:value="18.810274">
                <text:p>18.8102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.0380713165">
                <text:p>13.0380713165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0516518465">
                <text:p>13.0516518465</text:p>
              </table:table-cell>
              <table:table-cell office:value-type="float" office:value="18.408709">
                <text:p>18.4087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.0653239305">
                <text:p>13.0653239305</text:p>
              </table:table-cell>
              <table:table-cell office:value-type="float" office:value="18.285435">
                <text:p>18.2854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.0786145385">
                <text:p>13.0786145385</text:p>
              </table:table-cell>
              <table:table-cell office:value-type="float" office:value="18.810274">
                <text:p>18.8102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0921492915">
                <text:p>13.0921492915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.1057298215">
                <text:p>13.1057298215</text:p>
              </table:table-cell>
              <table:table-cell office:value-type="float" office:value="18.408709">
                <text:p>18.4087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1194324235">
                <text:p>13.1194324235</text:p>
              </table:table-cell>
              <table:table-cell office:value-type="float" office:value="18.244709">
                <text:p>18.2447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.1327688095">
                <text:p>13.1327688095</text:p>
              </table:table-cell>
              <table:table-cell office:value-type="float" office:value="18.745708">
                <text:p>18.7457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1463188205">
                <text:p>13.1463188205</text:p>
              </table:table-cell>
              <table:table-cell office:value-type="float" office:value="18.45017">
                <text:p>18.450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.159929868">
                <text:p>13.159929868</text:p>
              </table:table-cell>
              <table:table-cell office:value-type="float" office:value="18.367434">
                <text:p>18.3674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.173647729">
                <text:p>13.173647729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.187014632">
                <text:p>13.187014632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200595162">
                <text:p>13.200595162</text:p>
              </table:table-cell>
              <table:table-cell office:value-type="float" office:value="18.408709">
                <text:p>18.4087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214236728">
                <text:p>13.214236728</text:p>
              </table:table-cell>
              <table:table-cell office:value-type="float" office:value="18.326342">
                <text:p>18.3263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227969848">
                <text:p>13.227969848</text:p>
              </table:table-cell>
              <table:table-cell office:value-type="float" office:value="18.204166">
                <text:p>18.2041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241336751">
                <text:p>13.241336751</text:p>
              </table:table-cell>
              <table:table-cell office:value-type="float" office:value="18.702911">
                <text:p>18.7029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254917281">
                <text:p>13.254917281</text:p>
              </table:table-cell>
              <table:table-cell office:value-type="float" office:value="18.408709">
                <text:p>18.4087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268589365">
                <text:p>13.268589365</text:p>
              </table:table-cell>
              <table:table-cell office:value-type="float" office:value="18.285435">
                <text:p>18.2854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2823377435">
                <text:p>13.2823377435</text:p>
              </table:table-cell>
              <table:table-cell office:value-type="float" office:value="18.183962">
                <text:p>18.1839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2957351655">
                <text:p>13.2957351655</text:p>
              </table:table-cell>
              <table:table-cell office:value-type="float" office:value="18.660307">
                <text:p>18.6603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3093614715">
                <text:p>13.3093614715</text:p>
              </table:table-cell>
              <table:table-cell office:value-type="float" office:value="18.346865">
                <text:p>18.3468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3230182965">
                <text:p>13.3230182965</text:p>
              </table:table-cell>
              <table:table-cell office:value-type="float" office:value="18.305866">
                <text:p>18.3058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3368124525">
                <text:p>13.3368124525</text:p>
              </table:table-cell>
              <table:table-cell office:value-type="float" office:value="18.123617">
                <text:p>18.1236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3502403915">
                <text:p>13.3502403915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3638819575">
                <text:p>13.3638819575</text:p>
              </table:table-cell>
              <table:table-cell office:value-type="float" office:value="18.326342">
                <text:p>18.3263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3775998185">
                <text:p>13.3775998185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3914092335">
                <text:p>13.3914092335</text:p>
              </table:table-cell>
              <table:table-cell office:value-type="float" office:value="18.10359">
                <text:p>18.103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4048371725">
                <text:p>13.4048371725</text:p>
              </table:table-cell>
              <table:table-cell office:value-type="float" office:value="18.617897">
                <text:p>18.6178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4185092565">
                <text:p>13.4185092565</text:p>
              </table:table-cell>
              <table:table-cell office:value-type="float" office:value="18.285435">
                <text:p>18.2854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4322423765">
                <text:p>13.4322423765</text:p>
              </table:table-cell>
              <table:table-cell office:value-type="float" office:value="18.204166">
                <text:p>18.2041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4460823095">
                <text:p>13.4460823095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4595560265">
                <text:p>13.4595560265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4732281105">
                <text:p>13.4732281105</text:p>
              </table:table-cell>
              <table:table-cell office:value-type="float" office:value="18.285435">
                <text:p>18.2854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4869612305">
                <text:p>13.4869612305</text:p>
              </table:table-cell>
              <table:table-cell office:value-type="float" office:value="18.204166">
                <text:p>18.2041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5008164225">
                <text:p>13.5008164225</text:p>
              </table:table-cell>
              <table:table-cell office:value-type="float" office:value="18.043777">
                <text:p>18.0437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5142901395">
                <text:p>13.5142901395</text:p>
              </table:table-cell>
              <table:table-cell office:value-type="float" office:value="18.554642">
                <text:p>18.5546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5279774815">
                <text:p>13.5279774815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5417411195">
                <text:p>13.5417411195</text:p>
              </table:table-cell>
              <table:table-cell office:value-type="float" office:value="18.163801">
                <text:p>18.1638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5556115705">
                <text:p>13.5556115705</text:p>
              </table:table-cell>
              <table:table-cell office:value-type="float" office:value="18.023928">
                <text:p>18.0239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5691158045">
                <text:p>13.5691158045</text:p>
              </table:table-cell>
              <table:table-cell office:value-type="float" office:value="18.512712">
                <text:p>18.5127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5828031465">
                <text:p>13.5828031465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5965667845">
                <text:p>13.5965667845</text:p>
              </table:table-cell>
              <table:table-cell office:value-type="float" office:value="18.163801">
                <text:p>18.1638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6104524945">
                <text:p>13.610452494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6239719885">
                <text:p>13.6239719885</text:p>
              </table:table-cell>
              <table:table-cell office:value-type="float" office:value="18.491817">
                <text:p>18.4918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6377051085">
                <text:p>13.6377051085</text:p>
              </table:table-cell>
              <table:table-cell office:value-type="float" office:value="18.204166">
                <text:p>18.2041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6515145235">
                <text:p>13.6515145235</text:p>
              </table:table-cell>
              <table:table-cell office:value-type="float" office:value="18.10359">
                <text:p>18.103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6654002335">
                <text:p>13.665400233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6789349865">
                <text:p>13.6789349865</text:p>
              </table:table-cell>
              <table:table-cell office:value-type="float" office:value="18.47097">
                <text:p>18.470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6926986245">
                <text:p>13.6926986245</text:p>
              </table:table-cell>
              <table:table-cell office:value-type="float" office:value="18.163801">
                <text:p>18.1638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7065385575">
                <text:p>13.7065385575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720485304">
                <text:p>13.720485304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734050574">
                <text:p>13.734050574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747829471">
                <text:p>13.747829471</text:p>
              </table:table-cell>
              <table:table-cell office:value-type="float" office:value="18.143686">
                <text:p>18.1436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761669404">
                <text:p>13.761669404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775631409">
                <text:p>13.775631409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789227198">
                <text:p>13.789227198</text:p>
              </table:table-cell>
              <table:table-cell office:value-type="float" office:value="18.388048">
                <text:p>18.3880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803051872">
                <text:p>13.803051872</text:p>
              </table:table-cell>
              <table:table-cell office:value-type="float" office:value="18.083609">
                <text:p>18.0836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816922323">
                <text:p>13.816922323</text:p>
              </table:table-cell>
              <table:table-cell office:value-type="float" office:value="18.023928">
                <text:p>18.0239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830914846">
                <text:p>13.830914846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8445258935">
                <text:p>13.8445258935</text:p>
              </table:table-cell>
              <table:table-cell office:value-type="float" office:value="18.367434">
                <text:p>18.3674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8583505675">
                <text:p>13.8583505675</text:p>
              </table:table-cell>
              <table:table-cell office:value-type="float" office:value="18.083609">
                <text:p>18.0836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8721905005">
                <text:p>13.8721905005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.8862135415">
                <text:p>13.8862135415</text:p>
              </table:table-cell>
              <table:table-cell office:value-type="float" office:value="17.827803">
                <text:p>17.8278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.8998398475">
                <text:p>13.8998398475</text:p>
              </table:table-cell>
              <table:table-cell office:value-type="float" office:value="18.346865">
                <text:p>18.3468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.9136645215">
                <text:p>13.9136645215</text:p>
              </table:table-cell>
              <table:table-cell office:value-type="float" office:value="18.083609">
                <text:p>18.0836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.9275807495">
                <text:p>13.9275807495</text:p>
              </table:table-cell>
              <table:table-cell office:value-type="float" office:value="17.964638">
                <text:p>17.9646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.9416343085">
                <text:p>13.9416343085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.9552911335">
                <text:p>13.9552911335</text:p>
              </table:table-cell>
              <table:table-cell office:value-type="float" office:value="18.305866">
                <text:p>18.3058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.9691615845">
                <text:p>13.9691615845</text:p>
              </table:table-cell>
              <table:table-cell office:value-type="float" office:value="18.023928">
                <text:p>18.0239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.9830625535">
                <text:p>13.9830625535</text:p>
              </table:table-cell>
              <table:table-cell office:value-type="float" office:value="17.984358">
                <text:p>17.9843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.9971008535">
                <text:p>13.9971008535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0107881955">
                <text:p>14.0107881955</text:p>
              </table:table-cell>
              <table:table-cell office:value-type="float" office:value="18.26505">
                <text:p>18.265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0246739055">
                <text:p>14.024673905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0386359105">
                <text:p>14.0386359105</text:p>
              </table:table-cell>
              <table:table-cell office:value-type="float" office:value="17.905737">
                <text:p>17.9057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0527047295">
                <text:p>14.0527047295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0664073315">
                <text:p>14.0664073315</text:p>
              </table:table-cell>
              <table:table-cell office:value-type="float" office:value="18.244709">
                <text:p>18.2447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0803083005">
                <text:p>14.0803083005</text:p>
              </table:table-cell>
              <table:table-cell office:value-type="float" office:value="17.984358">
                <text:p>17.9843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0942855645">
                <text:p>14.0942855645</text:p>
              </table:table-cell>
              <table:table-cell office:value-type="float" office:value="17.88619">
                <text:p>17.886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1083849005">
                <text:p>14.1083849005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1220875025">
                <text:p>14.1220875025</text:p>
              </table:table-cell>
              <table:table-cell office:value-type="float" office:value="18.244709">
                <text:p>18.2447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136034249">
                <text:p>14.136034249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150026772">
                <text:p>14.150026772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164126108">
                <text:p>14.164126108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177859228">
                <text:p>14.177859228</text:p>
              </table:table-cell>
              <table:table-cell office:value-type="float" office:value="18.204166">
                <text:p>18.2041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1918059745">
                <text:p>14.1918059745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2058442745">
                <text:p>14.2058442745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219989388">
                <text:p>14.219989388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233707249">
                <text:p>14.233707249</text:p>
              </table:table-cell>
              <table:table-cell office:value-type="float" office:value="18.224415">
                <text:p>18.2244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247684513">
                <text:p>14.247684513</text:p>
              </table:table-cell>
              <table:table-cell office:value-type="float" office:value="17.88619">
                <text:p>17.886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261722813">
                <text:p>14.261722813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275852668">
                <text:p>14.275852668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289631565">
                <text:p>14.289631565</text:p>
              </table:table-cell>
              <table:table-cell office:value-type="float" office:value="18.143686">
                <text:p>18.1436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303624088">
                <text:p>14.303624088</text:p>
              </table:table-cell>
              <table:table-cell office:value-type="float" office:value="17.866684">
                <text:p>17.8666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317677647">
                <text:p>14.317677647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331853278">
                <text:p>14.331853278</text:p>
              </table:table-cell>
              <table:table-cell office:value-type="float" office:value="17.635899">
                <text:p>17.6358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345647434">
                <text:p>14.345647434</text:p>
              </table:table-cell>
              <table:table-cell office:value-type="float" office:value="18.123617">
                <text:p>18.1236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359670475">
                <text:p>14.359670475</text:p>
              </table:table-cell>
              <table:table-cell office:value-type="float" office:value="17.827803">
                <text:p>17.8278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373739294">
                <text:p>14.373739294</text:p>
              </table:table-cell>
              <table:table-cell office:value-type="float" office:value="17.769794">
                <text:p>17.7697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387930185">
                <text:p>14.387930185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401709082">
                <text:p>14.401709082</text:p>
              </table:table-cell>
              <table:table-cell office:value-type="float" office:value="18.143686">
                <text:p>18.1436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415747382">
                <text:p>14.415747382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429846718">
                <text:p>14.429846718</text:p>
              </table:table-cell>
              <table:table-cell office:value-type="float" office:value="17.73133">
                <text:p>17.731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444052868">
                <text:p>14.444052868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457877542">
                <text:p>14.457877542</text:p>
              </table:table-cell>
              <table:table-cell office:value-type="float" office:value="18.083609">
                <text:p>18.0836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471900583">
                <text:p>14.471900583</text:p>
              </table:table-cell>
              <table:table-cell office:value-type="float" office:value="17.827803">
                <text:p>17.8278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486015178">
                <text:p>14.486015178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500251845">
                <text:p>14.500251845</text:p>
              </table:table-cell>
              <table:table-cell office:value-type="float" office:value="17.56029">
                <text:p>17.560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514091778">
                <text:p>14.514091778</text:p>
              </table:table-cell>
              <table:table-cell office:value-type="float" office:value="18.063671">
                <text:p>18.0636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528130078">
                <text:p>14.528130078</text:p>
              </table:table-cell>
              <table:table-cell office:value-type="float" office:value="17.808424">
                <text:p>17.8084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5422751915">
                <text:p>14.5422751915</text:p>
              </table:table-cell>
              <table:table-cell office:value-type="float" office:value="17.673948">
                <text:p>17.6739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5564965995">
                <text:p>14.5564965995</text:p>
              </table:table-cell>
              <table:table-cell office:value-type="float" office:value="17.57913">
                <text:p>17.579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5703823095">
                <text:p>14.570382309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5844663865">
                <text:p>14.5844663865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.5986267585">
                <text:p>14.5986267585</text:p>
              </table:table-cell>
              <table:table-cell office:value-type="float" office:value="17.654903">
                <text:p>17.6549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.6128939445">
                <text:p>14.6128939445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6267796545">
                <text:p>14.6267796545</text:p>
              </table:table-cell>
              <table:table-cell office:value-type="float" office:value="18.00412">
                <text:p>18.004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.6408637315">
                <text:p>14.6408637315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.6550393625">
                <text:p>14.6550393625</text:p>
              </table:table-cell>
              <table:table-cell office:value-type="float" office:value="17.635899">
                <text:p>17.6358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.6693065485">
                <text:p>14.6693065485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.6832075175">
                <text:p>14.6832075175</text:p>
              </table:table-cell>
              <table:table-cell office:value-type="float" office:value="17.984358">
                <text:p>17.9843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.6973373725">
                <text:p>14.6973373725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.7115435225">
                <text:p>14.711543522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.7258107085">
                <text:p>14.7258107085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.739757455">
                <text:p>14.739757455</text:p>
              </table:table-cell>
              <table:table-cell office:value-type="float" office:value="17.925327">
                <text:p>17.9253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.75388731">
                <text:p>14.75388731</text:p>
              </table:table-cell>
              <table:table-cell office:value-type="float" office:value="17.693033">
                <text:p>17.6930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.768108718">
                <text:p>14.768108718</text:p>
              </table:table-cell>
              <table:table-cell office:value-type="float" office:value="17.57913">
                <text:p>17.579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.782421681">
                <text:p>14.782421681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.796398945">
                <text:p>14.796398945</text:p>
              </table:table-cell>
              <table:table-cell office:value-type="float" office:value="17.88619">
                <text:p>17.886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.810589836">
                <text:p>14.810589836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.824857022">
                <text:p>14.824857022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.839215761">
                <text:p>14.839215761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.853193025">
                <text:p>14.853193025</text:p>
              </table:table-cell>
              <table:table-cell office:value-type="float" office:value="17.88619">
                <text:p>17.886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.867399175">
                <text:p>14.86739917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.881666361">
                <text:p>14.881666361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.896070878">
                <text:p>14.896070878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.910078661">
                <text:p>14.910078661</text:p>
              </table:table-cell>
              <table:table-cell office:value-type="float" office:value="17.847223">
                <text:p>17.8472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.924315328">
                <text:p>14.924315328</text:p>
              </table:table-cell>
              <table:table-cell office:value-type="float" office:value="17.56029">
                <text:p>17.560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.938628291">
                <text:p>14.938628291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.953032808">
                <text:p>14.953032808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.967086367">
                <text:p>14.967086367</text:p>
              </table:table-cell>
              <table:table-cell office:value-type="float" office:value="17.78909">
                <text:p>17.789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.981353553">
                <text:p>14.981353553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.995666516">
                <text:p>14.995666516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010132069">
                <text:p>15.010132069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024216146">
                <text:p>15.024216146</text:p>
              </table:table-cell>
              <table:table-cell office:value-type="float" office:value="17.750542">
                <text:p>17.75054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0384985905">
                <text:p>15.038498590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0528725895">
                <text:p>15.0528725895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0673534015">
                <text:p>15.0673534015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0814679965">
                <text:p>15.0814679965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0958114775">
                <text:p>15.0958114775</text:p>
              </table:table-cell>
              <table:table-cell office:value-type="float" office:value="17.429522">
                <text:p>17.4295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1102159945">
                <text:p>15.1102159945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1247120655">
                <text:p>15.1247120655</text:p>
              </table:table-cell>
              <table:table-cell office:value-type="float" office:value="17.246054">
                <text:p>17.2460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1388266605">
                <text:p>15.1388266605</text:p>
              </table:table-cell>
              <table:table-cell office:value-type="float" office:value="17.712162">
                <text:p>17.7121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1531853995">
                <text:p>15.1531853995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1676356935">
                <text:p>15.1676356935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.1821775415">
                <text:p>15.1821775415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.1963379135">
                <text:p>15.1963379135</text:p>
              </table:table-cell>
              <table:table-cell office:value-type="float" office:value="17.654903">
                <text:p>17.6549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.2107271715">
                <text:p>15.2107271715</text:p>
              </table:table-cell>
              <table:table-cell office:value-type="float" office:value="17.374071">
                <text:p>17.3740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.2252079835">
                <text:p>15.2252079835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.2397956085">
                <text:p>15.2397956085</text:p>
              </table:table-cell>
              <table:table-cell office:value-type="float" office:value="17.137814">
                <text:p>17.1378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.2540017585">
                <text:p>15.254001758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2684215335">
                <text:p>15.2684215335</text:p>
              </table:table-cell>
              <table:table-cell office:value-type="float" office:value="17.337301">
                <text:p>17.3373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.2829328635">
                <text:p>15.2829328635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.2975510065">
                <text:p>15.2975510065</text:p>
              </table:table-cell>
              <table:table-cell office:value-type="float" office:value="17.102036">
                <text:p>17.1020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.3117571565">
                <text:p>15.3117571565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.3262074505">
                <text:p>15.3262074505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.3407492985">
                <text:p>15.3407492985</text:p>
              </table:table-cell>
              <table:table-cell office:value-type="float" office:value="17.191763">
                <text:p>17.1917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.3553827005">
                <text:p>15.3553827005</text:p>
              </table:table-cell>
              <table:table-cell office:value-type="float" office:value="17.084202">
                <text:p>17.0842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.3696346275">
                <text:p>15.3696346275</text:p>
              </table:table-cell>
              <table:table-cell office:value-type="float" office:value="17.541487">
                <text:p>17.5414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.3841154395">
                <text:p>15.3841154395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.3986878055">
                <text:p>15.3986878055</text:p>
              </table:table-cell>
              <table:table-cell office:value-type="float" office:value="17.15576">
                <text:p>17.155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.413366985">
                <text:p>15.413366985</text:p>
              </table:table-cell>
              <table:table-cell office:value-type="float" office:value="17.030924">
                <text:p>17.0309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.4276494295">
                <text:p>15.4276494295</text:p>
              </table:table-cell>
              <table:table-cell office:value-type="float" office:value="17.504005">
                <text:p>17.5040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.4421607595">
                <text:p>15.4421607595</text:p>
              </table:table-cell>
              <table:table-cell office:value-type="float" office:value="17.227919">
                <text:p>17.2279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.4567636435">
                <text:p>15.4567636435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.4715038595">
                <text:p>15.4715038595</text:p>
              </table:table-cell>
              <table:table-cell office:value-type="float" office:value="16.960402">
                <text:p>16.9604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.4858168225">
                <text:p>15.4858168225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.5003891885">
                <text:p>15.5003891885</text:p>
              </table:table-cell>
              <table:table-cell office:value-type="float" office:value="17.15576">
                <text:p>17.155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.5149920725">
                <text:p>15.5149920725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.5297475465">
                <text:p>15.5297475465</text:p>
              </table:table-cell>
              <table:table-cell office:value-type="float" office:value="16.942863">
                <text:p>16.9428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.5441215455">
                <text:p>15.5441215455</text:p>
              </table:table-cell>
              <table:table-cell office:value-type="float" office:value="17.392515">
                <text:p>17.3925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.5587244295">
                <text:p>15.5587244295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.5733730905">
                <text:p>15.5733730905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.5881285645">
                <text:p>15.5881285645</text:p>
              </table:table-cell>
              <table:table-cell office:value-type="float" office:value="16.942863">
                <text:p>16.9428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.6025330815">
                <text:p>15.6025330815</text:p>
              </table:table-cell>
              <table:table-cell office:value-type="float" office:value="17.355667">
                <text:p>17.3556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.6171512245">
                <text:p>15.6171512245</text:p>
              </table:table-cell>
              <table:table-cell office:value-type="float" office:value="17.102036">
                <text:p>17.1020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.631830404">
                <text:p>15.631830404</text:p>
              </table:table-cell>
              <table:table-cell office:value-type="float" office:value="17.030924">
                <text:p>17.0309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.6466469145">
                <text:p>15.6466469145</text:p>
              </table:table-cell>
              <table:table-cell office:value-type="float" office:value="16.87307">
                <text:p>16.873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.6610666895">
                <text:p>15.6610666895</text:p>
              </table:table-cell>
              <table:table-cell office:value-type="float" office:value="17.337301">
                <text:p>17.3373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.6757306095">
                <text:p>15.6757306095</text:p>
              </table:table-cell>
              <table:table-cell office:value-type="float" office:value="17.048647">
                <text:p>17.0486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.6904708255">
                <text:p>15.6904708255</text:p>
              </table:table-cell>
              <table:table-cell office:value-type="float" office:value="16.960402">
                <text:p>16.9604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.7053331135">
                <text:p>15.7053331135</text:p>
              </table:table-cell>
              <table:table-cell office:value-type="float" office:value="16.821098">
                <text:p>16.8210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.7197986665">
                <text:p>15.7197986665</text:p>
              </table:table-cell>
              <table:table-cell office:value-type="float" office:value="17.282436">
                <text:p>17.28243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.7345083635">
                <text:p>15.7345083635</text:p>
              </table:table-cell>
              <table:table-cell office:value-type="float" office:value="16.99559">
                <text:p>16.995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.7492943555">
                <text:p>15.7492943555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.7641719025">
                <text:p>15.7641719025</text:p>
              </table:table-cell>
              <table:table-cell office:value-type="float" office:value="16.803846">
                <text:p>16.8038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.7786527145">
                <text:p>15.7786527145</text:p>
              </table:table-cell>
              <table:table-cell office:value-type="float" office:value="17.264225">
                <text:p>17.2642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.7933776705">
                <text:p>15.7933776705</text:p>
              </table:table-cell>
              <table:table-cell office:value-type="float" office:value="16.97798">
                <text:p>16.977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.8082094395">
                <text:p>15.8082094395</text:p>
              </table:table-cell>
              <table:table-cell office:value-type="float" office:value="16.855711">
                <text:p>16.8557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.8231327635">
                <text:p>15.8231327635</text:p>
              </table:table-cell>
              <table:table-cell office:value-type="float" office:value="16.7523">
                <text:p>16.75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.8376898705">
                <text:p>15.8376898705</text:p>
              </table:table-cell>
              <table:table-cell office:value-type="float" office:value="17.173742">
                <text:p>17.1737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.8524758625">
                <text:p>15.8524758625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.8673076315">
                <text:p>15.8673076315</text:p>
              </table:table-cell>
              <table:table-cell office:value-type="float" office:value="16.855711">
                <text:p>16.8557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.8822614725">
                <text:p>15.8822614725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.8968338385">
                <text:p>15.8968338385</text:p>
              </table:table-cell>
              <table:table-cell office:value-type="float" office:value="17.15576">
                <text:p>17.155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.911650349">
                <text:p>15.911650349</text:p>
              </table:table-cell>
              <table:table-cell office:value-type="float" office:value="16.87307">
                <text:p>16.873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.926543154">
                <text:p>15.926543154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.941558032">
                <text:p>15.941558032</text:p>
              </table:table-cell>
              <table:table-cell office:value-type="float" office:value="16.650152">
                <text:p>16.6501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.956160916">
                <text:p>15.956160916</text:p>
              </table:table-cell>
              <table:table-cell office:value-type="float" office:value="17.119907">
                <text:p>17.1199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.971023204">
                <text:p>15.971023204</text:p>
              </table:table-cell>
              <table:table-cell office:value-type="float" office:value="16.821098">
                <text:p>16.8210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.985946528">
                <text:p>15.985946528</text:p>
              </table:table-cell>
              <table:table-cell office:value-type="float" office:value="16.7523">
                <text:p>16.752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001007183">
                <text:p>16.001007183</text:p>
              </table:table-cell>
              <table:table-cell office:value-type="float" office:value="16.599545">
                <text:p>16.5995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.015640585">
                <text:p>16.015640585</text:p>
              </table:table-cell>
              <table:table-cell office:value-type="float" office:value="17.084202">
                <text:p>17.0842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.03053339">
                <text:p>16.03053339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.045487231">
                <text:p>16.045487231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.060563145">
                <text:p>16.060563145</text:p>
              </table:table-cell>
              <table:table-cell office:value-type="float" office:value="16.582743">
                <text:p>16.5827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.075257583">
                <text:p>16.075257583</text:p>
              </table:table-cell>
              <table:table-cell office:value-type="float" office:value="17.013239">
                <text:p>17.0132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.090150388">
                <text:p>16.090150388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.105150007">
                <text:p>16.105150007</text:p>
              </table:table-cell>
              <table:table-cell office:value-type="float" office:value="16.667091">
                <text:p>16.6670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.120271698">
                <text:p>16.120271698</text:p>
              </table:table-cell>
              <table:table-cell office:value-type="float" office:value="16.532543">
                <text:p>16.5325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.134981395">
                <text:p>16.134981395</text:p>
              </table:table-cell>
              <table:table-cell office:value-type="float" office:value="16.99559">
                <text:p>16.995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.149919978">
                <text:p>16.149919978</text:p>
              </table:table-cell>
              <table:table-cell office:value-type="float" office:value="16.735188">
                <text:p>16.7351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.164950114">
                <text:p>16.164950114</text:p>
              </table:table-cell>
              <table:table-cell office:value-type="float" office:value="16.63325">
                <text:p>16.63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.1801023225">
                <text:p>16.1801023225</text:p>
              </table:table-cell>
              <table:table-cell office:value-type="float" office:value="16.499245">
                <text:p>16.49924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.1948577965">
                <text:p>16.1948577965</text:p>
              </table:table-cell>
              <table:table-cell office:value-type="float" office:value="16.942863">
                <text:p>16.9428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.2098421565">
                <text:p>16.2098421565</text:p>
              </table:table-cell>
              <table:table-cell office:value-type="float" office:value="16.684063">
                <text:p>16.6840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.2249028115">
                <text:p>16.2249028115</text:p>
              </table:table-cell>
              <table:table-cell office:value-type="float" office:value="16.599545">
                <text:p>16.5995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.2400702795">
                <text:p>16.2400702795</text:p>
              </table:table-cell>
              <table:table-cell office:value-type="float" office:value="16.482645">
                <text:p>16.4826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.2548410125">
                <text:p>16.2548410125</text:p>
              </table:table-cell>
              <table:table-cell office:value-type="float" office:value="16.925362">
                <text:p>16.9253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.2698558905">
                <text:p>16.2698558905</text:p>
              </table:table-cell>
              <table:table-cell office:value-type="float" office:value="16.650152">
                <text:p>16.6501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.2849318045">
                <text:p>16.2849318045</text:p>
              </table:table-cell>
              <table:table-cell office:value-type="float" office:value="16.582743">
                <text:p>16.5827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.3001297905">
                <text:p>16.3001297905</text:p>
              </table:table-cell>
              <table:table-cell office:value-type="float" office:value="16.449549">
                <text:p>16.4495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.3149157825">
                <text:p>16.3149157825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.3299459185">
                <text:p>16.3299459185</text:p>
              </table:table-cell>
              <table:table-cell office:value-type="float" office:value="16.63325">
                <text:p>16.633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.3450828685">
                <text:p>16.3450828685</text:p>
              </table:table-cell>
              <table:table-cell office:value-type="float" office:value="16.515877">
                <text:p>16.5158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.3603266315">
                <text:p>16.3603266315</text:p>
              </table:table-cell>
              <table:table-cell office:value-type="float" office:value="16.400148">
                <text:p>16.4001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.3751736595">
                <text:p>16.3751736595</text:p>
              </table:table-cell>
              <table:table-cell office:value-type="float" office:value="16.838387">
                <text:p>16.8383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.3902495735">
                <text:p>16.3902495735</text:p>
              </table:table-cell>
              <table:table-cell office:value-type="float" office:value="16.582743">
                <text:p>16.5827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.4054170415">
                <text:p>16.4054170415</text:p>
              </table:table-cell>
              <table:table-cell office:value-type="float" office:value="16.482645">
                <text:p>16.4826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.4207065815">
                <text:p>16.420706581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.4355993865">
                <text:p>16.4355993865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.4506905585">
                <text:p>16.4506905585</text:p>
              </table:table-cell>
              <table:table-cell office:value-type="float" office:value="16.565977">
                <text:p>16.5659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.465842767">
                <text:p>16.465842767</text:p>
              </table:table-cell>
              <table:table-cell office:value-type="float" office:value="16.499245">
                <text:p>16.4992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.481147566">
                <text:p>16.48114756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.496040371">
                <text:p>16.496040371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.511177321">
                <text:p>16.511177321</text:p>
              </table:table-cell>
              <table:table-cell office:value-type="float" office:value="16.515877">
                <text:p>16.5158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.526390566">
                <text:p>16.526390566</text:p>
              </table:table-cell>
              <table:table-cell office:value-type="float" office:value="16.433048">
                <text:p>16.4330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.541725883">
                <text:p>16.541725883</text:p>
              </table:table-cell>
              <table:table-cell office:value-type="float" office:value="16.302238">
                <text:p>16.3022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.556679724">
                <text:p>16.556679724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.571847192">
                <text:p>16.571847192</text:p>
              </table:table-cell>
              <table:table-cell office:value-type="float" office:value="16.482645">
                <text:p>16.4826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.587106214">
                <text:p>16.587106214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.6024567905">
                <text:p>16.6024567905</text:p>
              </table:table-cell>
              <table:table-cell office:value-type="float" office:value="16.286034">
                <text:p>16.2860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.6174258905">
                <text:p>16.6174258905</text:p>
              </table:table-cell>
              <table:table-cell office:value-type="float" office:value="16.70107">
                <text:p>16.701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.6326391355">
                <text:p>16.6326391355</text:p>
              </table:table-cell>
              <table:table-cell office:value-type="float" office:value="16.433048">
                <text:p>16.4330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.6479286755">
                <text:p>16.647928675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.6633402885">
                <text:p>16.6633402885</text:p>
              </table:table-cell>
              <table:table-cell office:value-type="float" office:value="16.221535">
                <text:p>16.2215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.6783246485">
                <text:p>16.6783246485</text:p>
              </table:table-cell>
              <table:table-cell office:value-type="float" office:value="16.684063">
                <text:p>16.6840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.6935531525">
                <text:p>16.6935531525</text:p>
              </table:table-cell>
              <table:table-cell office:value-type="float" office:value="16.416582">
                <text:p>16.4165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.7088426925">
                <text:p>16.708842692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.7242695635">
                <text:p>16.7242695635</text:p>
              </table:table-cell>
              <table:table-cell office:value-type="float" office:value="16.205488">
                <text:p>16.2054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.7392691825">
                <text:p>16.7392691825</text:p>
              </table:table-cell>
              <table:table-cell office:value-type="float" office:value="16.667091">
                <text:p>16.6670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.7544976865">
                <text:p>16.7544976865</text:p>
              </table:table-cell>
              <table:table-cell office:value-type="float" office:value="16.416582">
                <text:p>16.4165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.7698024855">
                <text:p>16.769802485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.7852293565">
                <text:p>16.7852293565</text:p>
              </table:table-cell>
              <table:table-cell office:value-type="float" office:value="16.205488">
                <text:p>16.2054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.8002594925">
                <text:p>16.8002594925</text:p>
              </table:table-cell>
              <table:table-cell office:value-type="float" office:value="16.63325">
                <text:p>16.633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.8155185145">
                <text:p>16.8155185145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.8308385725">
                <text:p>16.8308385725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.8462807025">
                <text:p>16.8462807025</text:p>
              </table:table-cell>
              <table:table-cell office:value-type="float" office:value="16.189476">
                <text:p>16.1894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.8613108385">
                <text:p>16.8613108385</text:p>
              </table:table-cell>
              <table:table-cell office:value-type="float" office:value="16.63325">
                <text:p>16.633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.8765851195">
                <text:p>16.8765851195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.8919204365">
                <text:p>16.8919204365</text:p>
              </table:table-cell>
              <table:table-cell office:value-type="float" office:value="16.302238">
                <text:p>16.3022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.9073778255">
                <text:p>16.9073778255</text:p>
              </table:table-cell>
              <table:table-cell office:value-type="float" office:value="16.173494">
                <text:p>16.1734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.9224384805">
                <text:p>16.9224384805</text:p>
              </table:table-cell>
              <table:table-cell office:value-type="float" office:value="16.599545">
                <text:p>16.5995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.9377127615">
                <text:p>16.9377127615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.9530785965">
                <text:p>16.9530785965</text:p>
              </table:table-cell>
              <table:table-cell office:value-type="float" office:value="16.269861">
                <text:p>16.2698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.9685359855">
                <text:p>16.9685359855</text:p>
              </table:table-cell>
              <table:table-cell office:value-type="float" office:value="16.173494">
                <text:p>16.1734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.9836118995">
                <text:p>16.9836118995</text:p>
              </table:table-cell>
              <table:table-cell office:value-type="float" office:value="16.582743">
                <text:p>16.5827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.9989166985">
                <text:p>16.998916698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.0142825335">
                <text:p>17.0142825335</text:p>
              </table:table-cell>
              <table:table-cell office:value-type="float" office:value="16.269861">
                <text:p>16.2698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.0297856995">
                <text:p>17.0297856995</text:p>
              </table:table-cell>
              <table:table-cell office:value-type="float" office:value="16.125738">
                <text:p>16.12573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.0448616135">
                <text:p>17.0448616135</text:p>
              </table:table-cell>
              <table:table-cell office:value-type="float" office:value="16.582743">
                <text:p>16.5827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.0601816715">
                <text:p>17.0601816715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.0755627655">
                <text:p>17.0755627655</text:p>
              </table:table-cell>
              <table:table-cell office:value-type="float" office:value="16.25372">
                <text:p>16.253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.0910811905">
                <text:p>17.0910811905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.1061418455">
                <text:p>17.1061418455</text:p>
              </table:table-cell>
              <table:table-cell office:value-type="float" office:value="16.599545">
                <text:p>16.5995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.1214619035">
                <text:p>17.1214619035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.1368277385">
                <text:p>17.1368277385</text:p>
              </table:table-cell>
              <table:table-cell office:value-type="float" office:value="16.269861">
                <text:p>16.2698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.1523156455">
                <text:p>17.1523156455</text:p>
              </table:table-cell>
              <table:table-cell office:value-type="float" office:value="16.141626">
                <text:p>16.14162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.1673915595">
                <text:p>17.1673915595</text:p>
              </table:table-cell>
              <table:table-cell office:value-type="float" office:value="16.582743">
                <text:p>16.58274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.1826963585">
                <text:p>17.182696358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.1980774525">
                <text:p>17.1980774525</text:p>
              </table:table-cell>
              <table:table-cell office:value-type="float" office:value="16.25372">
                <text:p>16.253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.2135806185">
                <text:p>17.2135806185</text:p>
              </table:table-cell>
              <table:table-cell office:value-type="float" office:value="16.125738">
                <text:p>16.1257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.2286412735">
                <text:p>17.2286412735</text:p>
              </table:table-cell>
              <table:table-cell office:value-type="float" office:value="16.599545">
                <text:p>16.5995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.2439002955">
                <text:p>17.2439002955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.259250872">
                <text:p>17.259250872</text:p>
              </table:table-cell>
              <table:table-cell office:value-type="float" office:value="16.286034">
                <text:p>16.2860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.274738779">
                <text:p>17.274738779</text:p>
              </table:table-cell>
              <table:table-cell office:value-type="float" office:value="16.141626">
                <text:p>16.1416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.289768915">
                <text:p>17.289768915</text:p>
              </table:table-cell>
              <table:table-cell office:value-type="float" office:value="16.63325">
                <text:p>16.633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.305043196">
                <text:p>17.305043196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.320378513">
                <text:p>17.320378513</text:p>
              </table:table-cell>
              <table:table-cell office:value-type="float" office:value="16.302238">
                <text:p>16.3022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.335805384">
                <text:p>17.335805384</text:p>
              </table:table-cell>
              <table:table-cell office:value-type="float" office:value="16.205488">
                <text:p>16.2054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.350820262">
                <text:p>17.350820262</text:p>
              </table:table-cell>
              <table:table-cell office:value-type="float" office:value="16.650152">
                <text:p>16.6501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.366064025">
                <text:p>17.366064025</text:p>
              </table:table-cell>
              <table:table-cell office:value-type="float" office:value="16.400148">
                <text:p>16.4001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.381384083">
                <text:p>17.381384083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.396795696">
                <text:p>17.396795696</text:p>
              </table:table-cell>
              <table:table-cell office:value-type="float" office:value="16.221535">
                <text:p>16.2215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.411780056">
                <text:p>17.411780056</text:p>
              </table:table-cell>
              <table:table-cell office:value-type="float" office:value="16.684063">
                <text:p>16.6840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.426978042">
                <text:p>17.426978042</text:p>
              </table:table-cell>
              <table:table-cell office:value-type="float" office:value="16.449549">
                <text:p>16.4495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.4422981">
                <text:p>17.442298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.457694453">
                <text:p>17.457694453</text:p>
              </table:table-cell>
              <table:table-cell office:value-type="float" office:value="16.237612">
                <text:p>16.2376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.472694072">
                <text:p>17.472694072</text:p>
              </table:table-cell>
              <table:table-cell office:value-type="float" office:value="16.667091">
                <text:p>16.6670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.487922576">
                <text:p>17.487922576</text:p>
              </table:table-cell>
              <table:table-cell office:value-type="float" office:value="16.416582">
                <text:p>16.41658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.503212116">
                <text:p>17.50321211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.518608469">
                <text:p>17.518608469</text:p>
              </table:table-cell>
              <table:table-cell office:value-type="float" office:value="16.237612">
                <text:p>16.2376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.533577569">
                <text:p>17.533577569</text:p>
              </table:table-cell>
              <table:table-cell office:value-type="float" office:value="16.70107">
                <text:p>16.701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.548775555">
                <text:p>17.548775555</text:p>
              </table:table-cell>
              <table:table-cell office:value-type="float" office:value="16.449549">
                <text:p>16.4495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.564065095">
                <text:p>17.56406509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.579461448">
                <text:p>17.579461448</text:p>
              </table:table-cell>
              <table:table-cell office:value-type="float" office:value="16.237612">
                <text:p>16.2376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.594445808">
                <text:p>17.594445808</text:p>
              </table:table-cell>
              <table:table-cell office:value-type="float" office:value="16.684063">
                <text:p>16.6840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.609643794">
                <text:p>17.609643794</text:p>
              </table:table-cell>
              <table:table-cell office:value-type="float" office:value="16.449549">
                <text:p>16.4495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.624902816">
                <text:p>17.624902816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.640299169">
                <text:p>17.640299169</text:p>
              </table:table-cell>
              <table:table-cell office:value-type="float" office:value="16.237612">
                <text:p>16.2376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.655237752">
                <text:p>17.655237752</text:p>
              </table:table-cell>
              <table:table-cell office:value-type="float" office:value="16.735188">
                <text:p>16.7351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.67040522">
                <text:p>17.67040522</text:p>
              </table:table-cell>
              <table:table-cell office:value-type="float" office:value="16.482645">
                <text:p>16.4826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.685679501">
                <text:p>17.6856795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.701060595">
                <text:p>17.701060595</text:p>
              </table:table-cell>
              <table:table-cell office:value-type="float" office:value="16.25372">
                <text:p>16.2537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.716014436">
                <text:p>17.716014436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.731197163">
                <text:p>17.731197163</text:p>
              </table:table-cell>
              <table:table-cell office:value-type="float" office:value="16.46608">
                <text:p>16.466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.746440926">
                <text:p>17.746440926</text:p>
              </table:table-cell>
              <table:table-cell office:value-type="float" office:value="16.400148">
                <text:p>16.4001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.76182202">
                <text:p>17.76182202</text:p>
              </table:table-cell>
              <table:table-cell office:value-type="float" office:value="16.25372">
                <text:p>16.253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.77679112">
                <text:p>17.77679112</text:p>
              </table:table-cell>
              <table:table-cell office:value-type="float" office:value="16.70107">
                <text:p>16.701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.791989106">
                <text:p>17.791989106</text:p>
              </table:table-cell>
              <table:table-cell office:value-type="float" office:value="16.449549">
                <text:p>16.4495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.807248128">
                <text:p>17.807248128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.822629222">
                <text:p>17.822629222</text:p>
              </table:table-cell>
              <table:table-cell office:value-type="float" office:value="16.25372">
                <text:p>16.253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.837583063">
                <text:p>17.837583063</text:p>
              </table:table-cell>
              <table:table-cell office:value-type="float" office:value="16.718111">
                <text:p>16.718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.8527352715">
                <text:p>17.8527352715</text:p>
              </table:table-cell>
              <table:table-cell office:value-type="float" office:value="16.499245">
                <text:p>16.49924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.8679790345">
                <text:p>17.8679790345</text:p>
              </table:table-cell>
              <table:table-cell office:value-type="float" office:value="16.400148">
                <text:p>16.4001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.8833143515">
                <text:p>17.8833143515</text:p>
              </table:table-cell>
              <table:table-cell office:value-type="float" office:value="16.302238">
                <text:p>16.3022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.8982376755">
                <text:p>17.8982376755</text:p>
              </table:table-cell>
              <table:table-cell office:value-type="float" office:value="16.7523">
                <text:p>16.75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.9133746255">
                <text:p>17.9133746255</text:p>
              </table:table-cell>
              <table:table-cell office:value-type="float" office:value="16.515877">
                <text:p>16.51587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.9285726115">
                <text:p>17.9285726115</text:p>
              </table:table-cell>
              <table:table-cell office:value-type="float" office:value="16.449549">
                <text:p>16.4495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.9439079285">
                <text:p>17.9439079285</text:p>
              </table:table-cell>
              <table:table-cell office:value-type="float" office:value="16.302238">
                <text:p>16.3022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.9588312525">
                <text:p>17.9588312525</text:p>
              </table:table-cell>
              <table:table-cell office:value-type="float" office:value="16.7523">
                <text:p>16.75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.9739529435">
                <text:p>17.9739529435</text:p>
              </table:table-cell>
              <table:table-cell office:value-type="float" office:value="16.532543">
                <text:p>16.5325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.9891509295">
                <text:p>17.9891509295</text:p>
              </table:table-cell>
              <table:table-cell office:value-type="float" office:value="16.449549">
                <text:p>16.4495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.0044404695">
                <text:p>18.004440469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.0193027575">
                <text:p>18.0193027575</text:p>
              </table:table-cell>
              <table:table-cell office:value-type="float" office:value="16.821098">
                <text:p>16.8210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.0343634125">
                <text:p>18.0343634125</text:p>
              </table:table-cell>
              <table:table-cell office:value-type="float" office:value="16.599545">
                <text:p>16.59954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8.0494851035">
                <text:p>18.0494851035</text:p>
              </table:table-cell>
              <table:table-cell office:value-type="float" office:value="16.532543">
                <text:p>16.5325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8.0647288665">
                <text:p>18.0647288665</text:p>
              </table:table-cell>
              <table:table-cell office:value-type="float" office:value="16.400148">
                <text:p>16.4001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.0795148585">
                <text:p>18.0795148585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.0945297365">
                <text:p>18.0945297365</text:p>
              </table:table-cell>
              <table:table-cell office:value-type="float" office:value="16.650152">
                <text:p>16.6501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.1095751325">
                <text:p>18.1095751325</text:p>
              </table:table-cell>
              <table:table-cell office:value-type="float" office:value="16.616379">
                <text:p>16.6163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.1247120825">
                <text:p>18.1247120825</text:p>
              </table:table-cell>
              <table:table-cell office:value-type="float" office:value="16.515877">
                <text:p>16.51587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.1393760025">
                <text:p>18.1393760025</text:p>
              </table:table-cell>
              <table:table-cell office:value-type="float" office:value="17.048647">
                <text:p>17.04864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8.1542688075">
                <text:p>18.1542688075</text:p>
              </table:table-cell>
              <table:table-cell office:value-type="float" office:value="16.786629">
                <text:p>16.78662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8.1692073905">
                <text:p>18.1692073905</text:p>
              </table:table-cell>
              <table:table-cell office:value-type="float" office:value="16.735188">
                <text:p>16.7351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.1842070095">
                <text:p>18.1842070095</text:p>
              </table:table-cell>
              <table:table-cell office:value-type="float" office:value="16.667091">
                <text:p>16.6670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8.1987946345">
                <text:p>18.1987946345</text:p>
              </table:table-cell>
              <table:table-cell office:value-type="float" office:value="17.137814">
                <text:p>17.1378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8.2135806265">
                <text:p>18.2135806265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8.2283666185">
                <text:p>18.2283666185</text:p>
              </table:table-cell>
              <table:table-cell office:value-type="float" office:value="16.907894">
                <text:p>16.90789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.2432289065">
                <text:p>18.2432289065</text:p>
              </table:table-cell>
              <table:table-cell office:value-type="float" office:value="16.821098">
                <text:p>16.8210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8.2576792005">
                <text:p>18.2576792005</text:p>
              </table:table-cell>
              <table:table-cell office:value-type="float" office:value="17.300686">
                <text:p>17.3006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.2723126025">
                <text:p>18.2723126025</text:p>
              </table:table-cell>
              <table:table-cell office:value-type="float" office:value="17.084202">
                <text:p>17.0842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.2870070405">
                <text:p>18.2870070405</text:p>
              </table:table-cell>
              <table:table-cell office:value-type="float" office:value="17.013239">
                <text:p>17.013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